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4D14F00028D9B991B3DC5.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Andale Mono', monospace"/>
    <style:font-face style:name="Georgia" svg:font-family="Georgia, serif"/>
    <style:font-face style:name="Monaco" svg:font-family="Monaco, Menlo, Consolas, 'Courier New', monospace"/>
    <style:font-face style:name="OpenSymbol" svg:font-family="OpenSymbol"/>
    <style:font-face style:name="PT Serif" svg:font-family="'PT Serif', Georgia, Times, 'Times New Roman', serif"/>
    <style:font-face style:name="Roboto" svg:font-family="Roboto, sans-serif"/>
    <style:font-face style:name="Tahoma1" svg:font-family="Tahoma"/>
    <style:font-face style:name="inherit" svg:font-family="inherit"/>
    <style:font-face style:name="monospace" svg:font-family="monospace"/>
    <style:font-face style:name="Courier New" svg:font-family="'Courier New'" style:font-family-generic="modern" style:font-pitch="fixed"/>
    <style:font-face style:name="MS PGothic" svg:font-family="'MS PGothic'"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Georgia1" svg:font-family="Georgia"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PMincho" svg:font-family="'MS P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903in" table:align="left"/>
    </style:style>
    <style:style style:name="Table1.A" style:family="table-column">
      <style:table-column-properties style:column-width="1.4535in"/>
    </style:style>
    <style:style style:name="Table1.B" style:family="table-column">
      <style:table-column-properties style:column-width="5.5368in"/>
    </style:style>
    <style:style style:name="Table1.A1" style:family="table-cell">
      <style:table-cell-properties style:vertical-align="middle" fo:padding="0.0194in" fo:border="none"/>
    </style:style>
    <style:style style:name="Table2" style:family="table">
      <style:table-properties style:width="6.9903in" table:align="left"/>
    </style:style>
    <style:style style:name="Table2.A" style:family="table-column">
      <style:table-column-properties style:column-width="3.0215in"/>
    </style:style>
    <style:style style:name="Table2.B" style:family="table-column">
      <style:table-column-properties style:column-width="3.9688in"/>
    </style:style>
    <style:style style:name="Table2.A1" style:family="table-cell">
      <style:table-cell-properties style:vertical-align="middle" fo:padding="0.0194in" fo:border="none"/>
    </style:style>
    <style:style style:name="Table3" style:family="table">
      <style:table-properties style:width="5.9021in" table:align="left"/>
    </style:style>
    <style:style style:name="Table3.A" style:family="table-column">
      <style:table-column-properties style:column-width="0.8431in"/>
    </style:style>
    <style:style style:name="Table3.B" style:family="table-column">
      <style:table-column-properties style:column-width="0.9549in"/>
    </style:style>
    <style:style style:name="Table3.C" style:family="table-column">
      <style:table-column-properties style:column-width="1.2146in"/>
    </style:style>
    <style:style style:name="Table3.D" style:family="table-column">
      <style:table-column-properties style:column-width="2.8896in"/>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eeeeee" fo:padding="0.0194in" fo:border="none">
        <style:background-image/>
      </style:table-cell-properties>
    </style:style>
    <style:style style:name="Table3.A2" style:family="table-cell">
      <style:table-cell-properties style:vertical-align="middle" fo:background-color="transparent" fo:padding="0.0194in" fo:border="none">
        <style:background-image/>
      </style:table-cell-properties>
    </style:style>
    <style:style style:name="P1" style:family="paragraph" style:parent-style-name="Standard">
      <style:text-properties style:font-name="Times New Roman" fo:font-size="13pt" style:font-size-asian="13pt" style:font-size-complex="13pt"/>
    </style:style>
    <style:style style:name="P2" style:family="paragraph" style:parent-style-name="Standard">
      <style:paragraph-properties fo:line-height="100%" style:text-autospace="none"/>
      <style:text-properties style:font-name="Times New Roman" fo:font-size="13pt" style:font-size-asian="13pt" style:font-size-complex="13pt"/>
    </style:style>
    <style:style style:name="P3" style:family="paragraph" style:parent-style-name="Standard">
      <style:paragraph-properties style:text-autospace="none"/>
      <style:text-properties style:font-name="Times New Roman" fo:font-size="13pt" style:font-size-asian="13pt" style:font-size-complex="13pt"/>
    </style:style>
    <style:style style:name="P4" style:family="paragraph" style:parent-style-name="Standard">
      <style:paragraph-properties style:text-autospace="none"/>
      <style:text-properties style:font-name="Times New Roman" fo:font-size="13pt" fo:language="en" fo:country="US" style:font-name-asian="Courier New" style:font-size-asian="13pt" style:font-name-complex="Courier New" style:font-size-complex="13pt"/>
    </style:style>
    <style:style style:name="P5" style:family="paragraph" style:parent-style-name="Standard">
      <style:paragraph-properties fo:line-height="100%" style:text-autospace="none"/>
      <style:text-properties style:font-name="Times New Roman" fo:font-size="13pt" fo:language="en" fo:country="US" style:font-name-asian="Courier New" style:font-size-asian="13pt" style:font-name-complex="Courier New" style:font-size-complex="13pt"/>
    </style:style>
    <style:style style:name="P6" style:family="paragraph" style:parent-style-name="Standard">
      <style:paragraph-properties style:text-autospace="none"/>
      <style:text-properties style:font-name="Times New Roman" fo:font-size="13pt" fo:language="en" fo:country="US" fo:font-weight="bold" style:font-name-asian="Courier New" style:font-size-asian="13pt" style:font-weight-asian="bold" style:font-name-complex="Courier New" style:font-size-complex="13pt" style:font-weight-complex="bold"/>
    </style:style>
    <style:style style:name="P7" style:family="paragraph" style:parent-style-name="Standard">
      <style:paragraph-properties style:text-autospace="none"/>
      <style:text-properties style:font-name="Times New Roman" fo:font-size="13pt"/>
    </style:style>
    <style:style style:name="P8" style:family="paragraph" style:parent-style-name="Standard">
      <style:paragraph-properties style:text-autospace="none"/>
      <style:text-properties style:font-name="Times New Roman" fo:font-size="13pt" fo:font-weight="bold" style:font-size-asian="13pt" style:font-weight-asian="bold" style:font-size-complex="13pt" style:font-weight-complex="bold"/>
    </style:style>
    <style:style style:name="P9" style:family="paragraph" style:parent-style-name="Standard">
      <style:paragraph-properties style:text-autospace="none"/>
      <style:text-properties style:font-name="Times New Roman" fo:font-size="13pt" fo:font-weight="bold" style:font-size-asian="13pt" style:font-size-complex="13pt"/>
    </style:style>
    <style:style style:name="P10" style:family="paragraph" style:parent-style-name="Standard">
      <style:paragraph-properties style:text-autospace="none"/>
      <style:text-properties style:font-name="Times New Roman" fo:font-size="13pt" fo:font-weight="bold"/>
    </style:style>
    <style:style style:name="P11" style:family="paragraph" style:parent-style-name="Standard">
      <style:paragraph-properties style:text-autospace="none"/>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style:text-autospace="none"/>
      <style:text-properties style:font-name="Times New Roman" fo:font-size="13pt" fo:font-weight="normal"/>
    </style:style>
    <style:style style:name="P13" style:family="paragraph" style:parent-style-name="Standard">
      <style:paragraph-properties style:text-autospace="none"/>
    </style:style>
    <style:style style:name="P14" style:family="paragraph" style:parent-style-name="Standard">
      <style:paragraph-properties style:text-autospace="none"/>
      <style:text-properties fo:font-variant="normal" fo:text-transform="none" fo:color="#222222" style:font-name="Times New Roman" fo:font-size="13pt" fo:letter-spacing="normal" fo:font-style="normal" fo:font-weight="normal" style:font-size-asian="13pt" style:font-size-complex="13pt"/>
    </style:style>
    <style:style style:name="P15" style:family="paragraph" style:parent-style-name="Standard">
      <style:paragraph-properties style:text-autospace="none"/>
      <style:text-properties fo:font-variant="normal" fo:text-transform="none" fo:color="#070707" style:font-name="Times New Roman" fo:font-size="13pt" fo:letter-spacing="normal" fo:font-style="normal" fo:font-weight="normal" style:font-size-asian="13pt" style:font-weight-asian="normal" style:font-size-complex="13pt" style:font-weight-complex="normal"/>
    </style:style>
    <style:style style:name="P16" style:family="paragraph" style:parent-style-name="Standard">
      <style:paragraph-properties style:text-autospace="none"/>
      <style:text-properties fo:font-variant="normal" fo:text-transform="none" fo:color="#070707" style:font-name="Times New Roman" fo:font-size="13pt" fo:letter-spacing="normal" fo:font-style="normal" fo:font-weight="bold" style:font-size-asian="13pt" style:font-weight-asian="bold" style:font-size-complex="13pt" style:font-weight-complex="bold"/>
    </style:style>
    <style:style style:name="P17" style:family="paragraph" style:parent-style-name="Standard">
      <style:paragraph-properties style:text-autospace="none"/>
      <style:text-properties fo:font-variant="normal" fo:text-transform="none" fo:color="#070707" style:font-name="Times New Roman" fo:font-size="13pt" fo:letter-spacing="normal" fo:font-weight="bold" style:font-size-asian="13pt" style:font-weight-asian="bold" style:font-size-complex="13pt" style:font-weight-complex="bold"/>
    </style:style>
    <style:style style:name="P18" style:family="paragraph" style:parent-style-name="Standard">
      <style:paragraph-properties style:text-autospace="none"/>
      <style:text-properties fo:font-variant="normal" fo:text-transform="none" fo:color="#070707" style:font-name="Times New Roman" fo:font-size="12pt" fo:letter-spacing="normal" fo:font-style="normal" fo:font-weight="bold" style:font-size-asian="12pt" style:font-weight-asian="bold" style:font-size-complex="12pt" style:font-weight-complex="bold"/>
    </style:style>
    <style:style style:name="P19" style:family="paragraph" style:parent-style-name="Standard">
      <style:paragraph-properties style:text-autospace="none"/>
      <style:text-properties fo:font-variant="normal" fo:text-transform="none" fo:color="#070707" style:font-name="Georgia" fo:font-size="13.5pt" fo:letter-spacing="normal" fo:font-style="normal" fo:font-weight="normal"/>
    </style:style>
    <style:style style:name="P20" style:family="paragraph" style:parent-style-name="Standard">
      <style:paragraph-properties style:text-autospace="none"/>
      <style:text-properties fo:font-variant="normal" fo:text-transform="none" fo:color="#ba2121" style:font-name="inherit" fo:font-size="10.5pt" fo:letter-spacing="normal" fo:font-style="normal" fo:font-weight="bold"/>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style:text-autospace="none"/>
      <style:text-properties fo:font-weight="bold" style:font-weight-asian="bold" style:font-weight-complex="bold"/>
    </style:style>
    <style:style style:name="P23" style:family="paragraph" style:parent-style-name="Standard">
      <style:paragraph-properties style:text-autospace="none"/>
      <style:text-properties fo:font-weight="normal" style:font-weight-asian="normal" style:font-weight-complex="normal"/>
    </style:style>
    <style:style style:name="P24" style:family="paragraph" style:parent-style-name="Standard">
      <style:text-properties fo:font-size="13pt" style:font-size-asian="13pt" style:font-size-complex="13pt"/>
    </style:style>
    <style:style style:name="P25" style:family="paragraph" style:parent-style-name="Standard">
      <style:paragraph-properties style:text-autospace="none"/>
      <style:text-properties fo:font-size="13pt" style:font-size-asian="13pt" style:font-size-complex="13pt"/>
    </style:style>
    <style:style style:name="P26" style:family="paragraph" style:parent-style-name="Standard">
      <style:paragraph-properties style:text-autospace="none"/>
      <style:text-properties fo:font-size="13pt" fo:font-weight="bold" style:font-size-asian="13pt" style:font-weight-asian="bold" style:font-size-complex="13pt" style:font-weight-complex="bold"/>
    </style:style>
    <style:style style:name="P27" style:family="paragraph" style:parent-style-name="Standard" style:master-page-name="">
      <style:paragraph-properties fo:margin-left="0in" fo:margin-right="0in" fo:text-indent="0in" style:auto-text-indent="false" style:page-number="auto"/>
      <style:text-properties style:font-name="Times New Roman" fo:font-size="13pt" fo:language="en" fo:country="US" style:font-name-asian="Courier New" style:font-size-asian="13pt" style:font-name-complex="Courier New" style:font-size-complex="13pt"/>
    </style:style>
    <style:style style:name="P28" style:family="paragraph" style:parent-style-name="Text_20_body">
      <style:paragraph-properties fo:margin-left="0in" fo:margin-right="0in" fo:margin-top="0in" fo:margin-bottom="0in" style:line-height-at-least="0.2811in" fo:widows="1" fo:text-indent="0in" style:auto-text-indent="false" fo:padding="0in" fo:border="none"/>
      <style:text-properties fo:font-variant="normal" fo:text-transform="none" fo:color="#222222" style:font-name="Times New Roman" fo:font-size="13pt" fo:letter-spacing="normal" fo:font-style="normal" fo:font-weight="normal" style:font-size-asian="13pt" style:font-size-complex="13pt"/>
    </style:style>
    <style:style style:name="P29" style:family="paragraph" style:parent-style-name="Text_20_body">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font-size="13pt" fo:letter-spacing="normal" fo:font-style="normal" fo:font-weight="normal" style:font-size-asian="13pt" style:font-weight-asian="bold" style:font-size-complex="13pt" style:font-weight-complex="bold"/>
    </style:style>
    <style:style style:name="P30" style:family="paragraph" style:parent-style-name="Text_20_body">
      <style:paragraph-properties fo:margin-left="0in" fo:margin-right="0in" fo:margin-top="0in" fo:margin-bottom="0in" style:line-height-at-least="0.2811in" fo:widows="1" fo:text-indent="0in" style:auto-text-indent="false" fo:padding="0in" fo:border="none"/>
      <style:text-properties fo:font-variant="normal" fo:text-transform="none" fo:color="#070707" style:font-name="Times New Roman" fo:font-size="13pt" fo:letter-spacing="normal" fo:font-style="normal" fo:font-weight="normal" style:font-size-asian="13pt" style:font-size-complex="13pt"/>
    </style:style>
    <style:style style:name="P31" style:family="paragraph" style:parent-style-name="Text_20_body">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font-size="13pt" fo:letter-spacing="normal" fo:font-style="normal" fo:font-weight="bold" style:font-size-asian="13pt" style:font-weight-asian="bold" style:font-size-complex="13pt" style:font-weight-complex="bold"/>
    </style:style>
    <style:style style:name="P32" style:family="paragraph" style:parent-style-name="Text_20_body">
      <style:paragraph-properties fo:margin-left="0in" fo:margin-right="0in" fo:margin-top="0in" fo:margin-bottom="0in" fo:widows="1" fo:text-indent="0in" style:auto-text-indent="false" fo:padding="0in" fo:border="none" style:text-autospace="none"/>
      <style:text-properties fo:font-variant="normal" fo:text-transform="none" fo:color="#000000" style:text-line-through-style="none" style:font-name="Times New Roman" fo:font-size="13pt" fo:letter-spacing="normal" fo:font-style="normal" style:text-underline-style="none" fo:font-weight="bold" style:text-blinking="false" style:font-size-asian="13pt" style:font-weight-asian="bold" style:font-size-complex="13pt" style:font-weight-complex="bold"/>
    </style:style>
    <style:style style:name="P33" style:family="paragraph" style:parent-style-name="Text_20_body">
      <style:paragraph-properties fo:margin-left="0in" fo:margin-right="0in" fo:margin-top="0in" fo:margin-bottom="0in" style:line-height-at-least="0.2811in" fo:widows="1" fo:text-indent="0in" style:auto-text-indent="false" fo:padding="0in" fo:border="none"/>
    </style:style>
    <style:style style:name="P34" style:family="paragraph" style:parent-style-name="Text_20_body">
      <style:paragraph-properties fo:margin-left="0in" fo:margin-right="0in" fo:margin-top="0in" fo:margin-bottom="0in" fo:widows="1" fo:text-indent="0in" style:auto-text-indent="false" fo:padding="0in" fo:border="none" style:text-autospace="none"/>
      <style:text-properties style:font-name="Times New Roman" fo:font-size="13pt" fo:font-weight="bold" style:font-size-asian="13pt" style:font-weight-asian="bold" style:font-size-complex="13pt" style:font-weight-complex="bold"/>
    </style:style>
    <style:style style:name="P35"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70707" style:font-name="Times New Roman" fo:font-size="13pt" fo:letter-spacing="normal" fo:font-style="normal" fo:font-weight="bold" style:font-size-asian="13pt" style:font-size-complex="13pt"/>
    </style:style>
    <style:style style:name="P36"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70707" style:font-name="Times New Roman" fo:font-size="13pt" fo:letter-spacing="normal" fo:font-style="normal" fo:font-weight="bold" style:font-size-asian="13pt" style:font-weight-asian="bold" style:font-size-complex="13pt" style:font-weight-complex="bold"/>
    </style:style>
    <style:style style:name="P37"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font-size="13pt" fo:letter-spacing="normal" fo:font-style="normal" fo:font-weight="bold" style:font-size-asian="13pt" style:font-weight-asian="bold" style:font-size-complex="13pt" style:font-weight-complex="bold"/>
    </style:style>
    <style:style style:name="P38"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70707" style:font-name="Times New Roman" fo:font-size="13pt" fo:letter-spacing="normal" fo:font-style="normal" fo:font-weight="normal" style:font-size-asian="13pt" style:font-size-complex="13pt"/>
    </style:style>
    <style:style style:name="P39"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font-size="13pt" fo:letter-spacing="normal" fo:font-style="normal" fo:font-weight="normal" style:font-size-asian="13pt" style:font-weight-asian="normal" style:font-size-complex="13pt" style:font-weight-complex="normal"/>
    </style:style>
    <style:style style:name="P40"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70707" style:font-name="Times New Roman" fo:font-size="13pt" fo:letter-spacing="normal" style:font-size-asian="13pt" style:font-size-complex="13pt"/>
    </style:style>
    <style:style style:name="P41"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70707" style:font-name="Times New Roman" fo:font-size="13pt" fo:letter-spacing="normal" fo:font-weight="bold" style:font-size-asian="13pt" style:font-weight-asian="bold" style:font-size-complex="13pt" style:font-weight-complex="bold"/>
    </style:style>
    <style:style style:name="P42"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font-size="13pt" fo:letter-spacing="normal" fo:font-weight="bold" style:font-size-asian="13pt" style:font-weight-asian="bold" style:font-size-complex="13pt" style:font-weight-complex="bold"/>
    </style:style>
    <style:style style:name="P43"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font-size="13pt" fo:letter-spacing="normal" fo:font-weight="normal" style:font-size-asian="13pt" style:font-weight-asian="normal" style:font-size-complex="13pt" style:font-weight-complex="normal"/>
    </style:style>
    <style:style style:name="P44"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letter-spacing="normal" fo:font-weight="normal" style:font-weight-asian="normal" style:font-weight-complex="normal"/>
    </style:style>
    <style:style style:name="P45"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letter-spacing="normal" fo:font-weight="bold" style:font-weight-asian="bold" style:font-weight-complex="bold"/>
    </style:style>
    <style:style style:name="P46"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70707" fo:letter-spacing="normal"/>
    </style:style>
    <style:style style:name="P47"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fo:letter-spacing="normal"/>
    </style:style>
    <style:style style:name="P48" style:family="paragraph" style:parent-style-name="Preformatted_20_Text">
      <style:paragraph-properties fo:margin-left="0in" fo:margin-right="0in" fo:margin-top="0in" fo:margin-bottom="0in" fo:line-height="100%" fo:widows="1" fo:text-indent="0in" style:auto-text-indent="false" fo:padding="0in" fo:border="none"/>
      <style:text-properties fo:font-variant="normal" fo:text-transform="none" fo:color="#070707" fo:letter-spacing="normal"/>
    </style:style>
    <style:style style:name="P49"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70707" style:font-name="monospace" fo:font-size="10.5pt" fo:letter-spacing="normal" fo:font-style="normal" fo:font-weight="bold"/>
    </style:style>
    <style:style style:name="P50"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monospace" fo:font-size="10.5pt" fo:letter-spacing="normal" fo:font-style="normal" fo:font-weight="bold"/>
    </style:style>
    <style:style style:name="P51"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monospace" fo:font-size="10.5pt" fo:letter-spacing="normal" fo:font-style="normal" fo:font-weight="bold" style:font-size-asian="13pt" style:font-weight-asian="bold" style:font-size-complex="13pt" style:font-weight-complex="bold"/>
    </style:style>
    <style:style style:name="P52"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monospace" fo:font-size="10.5pt" fo:letter-spacing="normal" fo:font-style="normal" fo:font-weight="bold" style:font-size-asian="13pt" style:font-weight-asian="normal" style:font-size-complex="13pt" style:font-weight-complex="normal"/>
    </style:style>
    <style:style style:name="P53" style:family="paragraph" style:parent-style-name="Preformatted_20_Text">
      <style:paragraph-properties fo:margin-left="0in" fo:margin-right="0in" fo:margin-top="0in" fo:margin-bottom="0in" style:line-height-at-least="0.2811in" fo:widows="1" fo:text-indent="0in" style:auto-text-indent="false" fo:padding="0in" fo:border="none"/>
      <style:text-properties fo:font-variant="normal" fo:text-transform="none" fo:color="#070707" style:font-name="monospace" fo:font-size="10.5pt" fo:letter-spacing="normal" fo:font-style="normal" fo:font-weight="bold"/>
    </style:style>
    <style:style style:name="P54"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monospace" fo:font-size="10.5pt" fo:letter-spacing="normal" fo:font-style="normal" fo:font-weight="bold" style:font-weight-asian="bold" style:font-weight-complex="bold"/>
    </style:style>
    <style:style style:name="P55"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monospace" fo:font-size="10.5pt" fo:letter-spacing="normal" fo:font-style="normal" fo:font-weight="bold" style:font-weight-asian="normal" style:font-weight-complex="normal"/>
    </style:style>
    <style:style style:name="P56"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70707" style:font-name="inherit" fo:font-size="10.5pt" fo:letter-spacing="normal" fo:font-style="normal" fo:font-weight="bold"/>
    </style:style>
    <style:style style:name="P57"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inherit" fo:font-size="10.5pt" fo:letter-spacing="normal" fo:font-style="normal" fo:font-weight="bold" style:font-size-asian="13pt" style:font-weight-asian="bold" style:font-size-complex="13pt" style:font-weight-complex="bold"/>
    </style:style>
    <style:style style:name="P58"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inherit" fo:font-size="13pt" fo:letter-spacing="normal" fo:font-style="normal" fo:font-weight="bold" style:font-size-asian="13pt" style:font-weight-asian="bold" style:font-size-complex="13pt" style:font-weight-complex="bold"/>
    </style:style>
    <style:style style:name="P59"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8000" style:font-name="inherit" fo:font-size="10.5pt" fo:letter-spacing="normal" fo:font-style="normal" fo:font-weight="bold"/>
    </style:style>
    <style:style style:name="P60"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08000" style:font-name="inherit" fo:font-size="10.5pt" fo:letter-spacing="normal" fo:font-style="normal" fo:font-weight="bold" style:font-size-asian="13pt" style:font-weight-asian="normal" style:font-size-complex="13pt" style:font-weight-complex="normal"/>
    </style:style>
    <style:style style:name="P61"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8000" style:font-name="Times New Roman" fo:font-size="13pt" fo:letter-spacing="normal" fo:font-style="normal" fo:font-weight="bold" style:font-size-asian="13pt" style:font-size-complex="13pt"/>
    </style:style>
    <style:style style:name="P62"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6400" style:font-name="Times New Roman" fo:font-size="13pt" fo:letter-spacing="normal" fo:font-style="normal" fo:font-weight="bold" style:font-size-asian="13pt" style:font-size-complex="13pt"/>
    </style:style>
    <style:style style:name="P63"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408080" style:font-name="Times New Roman" fo:font-size="13pt" fo:letter-spacing="normal" style:font-size-asian="13pt" style:font-size-complex="13pt"/>
    </style:style>
    <style:style style:name="P64"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ff" style:font-name="inherit" fo:font-size="10.5pt" fo:letter-spacing="normal" fo:font-style="normal" fo:font-weight="bold"/>
    </style:style>
    <style:style style:name="P65"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ba2121" style:font-name="inherit" fo:font-size="10.5pt" fo:letter-spacing="normal" fo:font-style="normal" fo:font-weight="bold"/>
    </style:style>
    <style:style style:name="P66"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bc7a00" style:font-name="inherit" fo:font-size="10.5pt" fo:letter-spacing="normal" fo:font-style="normal" fo:font-weight="bold" style:font-size-asian="13pt" style:font-weight-asian="bold" style:font-size-complex="13pt" style:font-weight-complex="bold"/>
    </style:style>
    <style:style style:name="P67" style:family="paragraph" style:parent-style-name="Preformatted_20_Text">
      <style:paragraph-properties fo:margin-left="0in" fo:margin-right="0in" fo:margin-top="0in" fo:margin-bottom="0in" fo:widows="1" fo:text-indent="0in" style:auto-text-indent="false" fo:padding="0in" fo:border="none" style:text-autospace="none"/>
      <style:text-properties style:font-name="Times New Roman" fo:font-weight="bold" style:font-weight-asian="bold" style:font-weight-complex="bold"/>
    </style:style>
    <style:style style:name="P68" style:family="paragraph" style:parent-style-name="Preformatted_20_Text">
      <style:paragraph-properties fo:margin-left="0in" fo:margin-right="0in" fo:margin-top="0in" fo:margin-bottom="0in" fo:widows="1" fo:text-indent="0in" style:auto-text-indent="false" fo:padding="0in" fo:border="none" style:text-autospace="none"/>
      <style:text-properties style:font-name="Times New Roman" fo:font-weight="normal" style:font-weight-asian="normal" style:font-weight-complex="normal"/>
    </style:style>
    <style:style style:name="P69" style:family="paragraph" style:parent-style-name="Preformatted_20_Text">
      <style:paragraph-properties fo:margin-left="0in" fo:margin-right="0in" fo:margin-top="0in" fo:margin-bottom="0in" fo:widows="1" fo:text-indent="0in" style:auto-text-indent="false" fo:padding="0in" fo:border="none" style:text-autospace="none"/>
    </style:style>
    <style:style style:name="P70" style:family="paragraph" style:parent-style-name="Table_20_Contents">
      <style:paragraph-properties fo:margin-left="0in" fo:margin-right="0in" fo:margin-top="0in" fo:margin-bottom="0in" fo:text-align="start" style:justify-single-word="false" fo:text-indent="0in" style:auto-text-indent="false" fo:padding="0in" fo:border="none"/>
    </style:style>
    <style:style style:name="P71" style:family="paragraph" style:parent-style-name="Heading_20_3">
      <style:paragraph-properties fo:margin-left="0in" fo:margin-right="0in" fo:margin-top="0in" fo:margin-bottom="0in" fo:widows="1" fo:text-indent="0in" style:auto-text-indent="false" fo:padding="0in" fo:border="none" style:text-autospace="none"/>
      <style:text-properties style:font-name="Times New Roman" fo:font-size="13pt" fo:font-weight="bold" style:font-size-asian="13pt" style:font-weight-asian="bold" style:font-size-complex="13pt" style:font-weight-complex="bold"/>
    </style:style>
    <style:style style:name="P72" style:family="paragraph" style:parent-style-name="Standard">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font-size="13pt" fo:letter-spacing="normal" fo:font-weight="bold" style:font-size-asian="13pt" style:font-weight-asian="bold" style:font-size-complex="13pt" style:font-weight-complex="bold"/>
    </style:style>
    <style:style style:name="P73" style:family="paragraph" style:parent-style-name="Standard">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font-size="13pt" fo:letter-spacing="normal" fo:font-style="normal" fo:font-weight="normal" style:font-size-asian="13pt" style:font-weight-asian="bold" style:font-size-complex="13pt" style:font-weight-complex="bold"/>
    </style:style>
    <style:style style:name="P74" style:family="paragraph" style:parent-style-name="Standard">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font-size="13pt" fo:letter-spacing="normal" fo:font-style="normal" fo:font-weight="normal" style:font-size-asian="13pt" style:font-weight-asian="normal" style:font-size-complex="13pt" style:font-weight-complex="normal"/>
    </style:style>
    <style:style style:name="P75" style:family="paragraph" style:parent-style-name="Standard">
      <style:paragraph-properties fo:margin-left="0in" fo:margin-right="0in" fo:margin-top="0in" fo:margin-bottom="0in" style:line-height-at-least="0.2811in" fo:widows="1" fo:text-indent="0in" style:auto-text-indent="false" fo:padding="0in" fo:border="none"/>
      <style:text-properties fo:font-variant="normal" fo:text-transform="none" fo:color="#070707" style:font-name="Times New Roman" fo:font-size="13pt" fo:letter-spacing="normal" fo:font-style="normal" fo:font-weight="normal" style:font-size-asian="13pt" style:font-size-complex="13pt"/>
    </style:style>
    <style:style style:name="P76" style:family="paragraph" style:parent-style-name="Standard">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font-size="13pt" fo:letter-spacing="normal" fo:font-style="normal" fo:font-weight="bold" style:font-size-asian="13pt" style:font-weight-asian="bold" style:font-size-complex="13pt" style:font-weight-complex="bold"/>
    </style:style>
    <style:style style:name="P77" style:family="paragraph" style:parent-style-name="Standard">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78" style:family="paragraph" style:parent-style-name="Standard">
      <style:paragraph-properties fo:margin-left="0in" fo:margin-right="0in" fo:margin-top="0in" fo:margin-bottom="0in" fo:widows="1" fo:text-indent="0in" style:auto-text-indent="false" fo:padding="0in" fo:border="none" style:text-autospace="none"/>
      <style:text-properties fo:font-variant="normal" fo:text-transform="none" fo:color="#070707" style:font-name="inherit" fo:font-size="10.5pt" fo:letter-spacing="normal" fo:font-style="normal" fo:font-weight="bold" style:font-size-asian="13pt" style:font-weight-asian="normal" style:font-size-complex="13pt" style:font-weight-complex="normal"/>
    </style:style>
    <style:style style:name="P79" style:family="paragraph" style:parent-style-name="Standard">
      <style:paragraph-properties fo:margin-left="0in" fo:margin-right="0in" fo:margin-top="0in" fo:margin-bottom="0in" style:line-height-at-least="0.2811in" fo:text-align="center" style:justify-single-word="false" fo:widows="1" fo:text-indent="0in" style:auto-text-indent="false" fo:padding="0in" fo:border="none"/>
      <style:text-properties fo:font-variant="normal" fo:text-transform="none" fo:color="#070707" fo:letter-spacing="normal"/>
    </style:style>
    <style:style style:name="P80" style:family="paragraph" style:parent-style-name="Standard">
      <style:paragraph-properties fo:margin-left="0in" fo:margin-right="0in" fo:margin-top="0in" fo:margin-bottom="0in" fo:widows="1" fo:text-indent="0in" style:auto-text-indent="false" fo:padding="0in" fo:border="none" style:text-autospace="none"/>
      <style:text-properties fo:font-variant="normal" fo:text-transform="none" fo:color="#070707" fo:letter-spacing="normal" fo:font-weight="bold" style:font-weight-asian="bold" style:font-weight-complex="bold"/>
    </style:style>
    <style:style style:name="P81" style:family="paragraph" style:parent-style-name="Standard">
      <style:paragraph-properties fo:margin-left="0in" fo:margin-right="0in" fo:margin-top="0in" fo:margin-bottom="0in" fo:widows="1" fo:text-indent="0in" style:auto-text-indent="false" fo:padding="0in" fo:border="none" style:text-autospace="none"/>
    </style:style>
    <style:style style:name="P82" style:family="paragraph" style:parent-style-name="Standard">
      <style:paragraph-properties fo:margin-left="0in" fo:margin-right="0in" fo:margin-top="0in" fo:margin-bottom="0in" fo:widows="1" fo:text-indent="0in" style:auto-text-indent="false" fo:padding="0in" fo:border="none" style:text-autospace="none"/>
      <style:text-properties style:font-name="Times New Roman" fo:font-size="13pt" fo:font-weight="normal" style:font-size-asian="13pt" style:font-weight-asian="normal" style:font-size-complex="13pt" style:font-weight-complex="normal"/>
    </style:style>
    <style:style style:name="P83" style:family="paragraph" style:parent-style-name="Standard">
      <style:paragraph-properties fo:margin-left="0in" fo:margin-right="0in" fo:margin-top="0in" fo:margin-bottom="0in" style:line-height-at-least="0.2811in" fo:text-align="center" style:justify-single-word="false" fo:widows="1" fo:text-indent="0in" style:auto-text-indent="false" fo:padding="0in" fo:border="none"/>
    </style:style>
    <style:style style:name="P84" style:family="paragraph" style:parent-style-name="Standard">
      <style:paragraph-properties fo:margin-left="0in" fo:margin-right="0in" fo:margin-top="0in" fo:margin-bottom="0in" fo:widows="1" fo:text-indent="0in" style:auto-text-indent="false" fo:padding="0in" fo:border="none" style:text-autospace="none"/>
      <style:text-properties fo:font-weight="bold" style:font-weight-asian="bold" style:font-weight-complex="bold"/>
    </style:style>
    <style:style style:name="P85" style:family="paragraph" style:parent-style-name="Table_20_Heading">
      <style:paragraph-properties fo:margin-left="0in" fo:margin-right="0in" fo:margin-top="0in" fo:margin-bottom="0in" fo:text-align="start" style:justify-single-word="false" fo:text-indent="0in" style:auto-text-indent="false" fo:padding-left="0.1043in" fo:padding-right="0.1043in" fo:padding-top="0.0937in" fo:padding-bottom="0.0937in" fo:border="0.0138in solid #cccccc"/>
      <style:text-properties fo:font-size="10.5pt" fo:font-weight="bold"/>
    </style:style>
    <style:style style:name="P86" style:family="paragraph" style:parent-style-name="Table_20_Contents">
      <style:paragraph-properties fo:margin-left="0in" fo:margin-right="0in" fo:margin-top="0in" fo:margin-bottom="0in" fo:text-align="start" style:justify-single-word="false" fo:text-indent="0in" style:auto-text-indent="false" fo:padding-left="0.1043in" fo:padding-right="0.1043in" fo:padding-top="0.0937in" fo:padding-bottom="0.0937in" fo:border="0.0008in solid #cccccc"/>
      <style:text-properties fo:font-size="10.5pt" fo:font-weight="normal"/>
    </style:style>
    <style:style style:name="P87" style:family="paragraph" style:parent-style-name="Standard">
      <style:paragraph-properties fo:margin-left="0in" fo:margin-right="0in" fo:margin-top="0in" fo:margin-bottom="0in" fo:widows="1" fo:text-indent="0in" style:auto-text-indent="false" fo:padding="0.0291in" fo:border-left="none" fo:border-right="none" fo:border-top="none" fo:border-bottom="0.0008in solid #000000" style:text-autospace="none" style:join-border="false"/>
      <style:text-properties fo:font-variant="normal" fo:text-transform="none" fo:color="#070707" style:font-name="Times New Roman" fo:font-size="13pt" fo:letter-spacing="normal" fo:font-style="normal" fo:font-weight="bold" style:font-size-asian="13pt" style:font-weight-asian="bold" style:font-size-complex="13pt" style:font-weight-complex="bold"/>
    </style:style>
    <style:style style:name="P88" style:family="paragraph" style:parent-style-name="Text_20_body">
      <style:paragraph-properties fo:margin-left="0in" fo:margin-right="0in" style:line-height-at-least="0.2811in" fo:widows="1" fo:text-indent="0in" style:auto-text-indent="false"/>
    </style:style>
    <style:style style:name="P89" style:family="paragraph" style:parent-style-name="Text_20_body">
      <style:paragraph-properties fo:margin-left="0in" fo:margin-right="0in" style:line-height-at-least="0.2811in" fo:widows="1" fo:text-indent="0in" style:auto-text-indent="false"/>
      <style:text-properties fo:font-variant="normal" fo:text-transform="none" fo:color="#070707" style:font-name="Georgia" fo:font-size="13.5pt" fo:letter-spacing="normal" fo:font-style="normal" fo:font-weight="normal"/>
    </style:style>
    <style:style style:name="P90" style:family="paragraph" style:parent-style-name="Text_20_body">
      <style:paragraph-properties fo:margin-left="0in" fo:margin-right="0in" style:line-height-at-least="0.2811in" fo:widows="1" fo:text-indent="0in" style:auto-text-indent="false"/>
      <style:text-properties fo:font-variant="normal" fo:text-transform="none" fo:color="#070707" style:font-name="Times New Roman" fo:font-size="13pt" fo:letter-spacing="normal" fo:font-style="normal" fo:font-weight="normal" style:font-size-asian="13pt" style:font-size-complex="13pt"/>
    </style:style>
    <style:style style:name="P91" style:family="paragraph" style:parent-style-name="Text_20_body">
      <style:paragraph-properties fo:margin-left="0in" fo:margin-right="0in" style:line-height-at-least="0.2811in" fo:widows="1" fo:text-indent="0in" style:auto-text-indent="false"/>
      <style:text-properties fo:font-variant="normal" fo:text-transform="none" fo:color="#070707" style:font-name="Times New Roman" fo:font-size="13pt" fo:letter-spacing="normal" fo:font-style="normal" fo:font-weight="normal"/>
    </style:style>
    <style:style style:name="P92" style:family="paragraph" style:parent-style-name="Text_20_body">
      <style:paragraph-properties fo:margin-left="0in" fo:margin-right="0in" style:line-height-at-least="0.2811in" fo:widows="1" fo:text-indent="0in" style:auto-text-indent="false"/>
      <style:text-properties fo:font-variant="normal" fo:text-transform="none" fo:color="#070707" fo:letter-spacing="normal"/>
    </style:style>
    <style:style style:name="P93" style:family="paragraph" style:parent-style-name="Preformatted_20_Text">
      <style:paragraph-properties fo:margin-left="0in" fo:margin-right="0in" fo:widows="1" fo:text-indent="0in" style:auto-text-indent="false"/>
      <style:text-properties fo:font-variant="normal" fo:text-transform="none" fo:color="#070707" style:font-name="Times New Roman" fo:font-size="13pt" fo:letter-spacing="normal" style:font-size-asian="13pt" style:font-size-complex="13pt"/>
    </style:style>
    <style:style style:name="P94" style:family="paragraph" style:parent-style-name="Preformatted_20_Text">
      <style:paragraph-properties fo:margin-left="0in" fo:margin-right="0in" fo:margin-top="0in" fo:margin-bottom="0.1965in" fo:widows="1" fo:text-indent="0in" style:auto-text-indent="false"/>
      <style:text-properties fo:font-variant="normal" fo:text-transform="none" fo:color="#070707" style:font-name="Times New Roman" fo:font-size="13pt" fo:letter-spacing="normal" style:font-size-asian="13pt" style:font-size-complex="13pt"/>
    </style:style>
    <style:style style:name="P95" style:family="paragraph" style:parent-style-name="Table_20_Contents">
      <style:paragraph-properties fo:margin-left="0in" fo:margin-right="0in" fo:text-align="start" style:justify-single-word="false" fo:text-indent="0in" style:auto-text-indent="false"/>
      <style:text-properties fo:font-weight="normal"/>
    </style:style>
    <style:style style:name="P96" style:family="paragraph" style:parent-style-name="Table_20_Contents">
      <style:paragraph-properties fo:margin-left="0in" fo:margin-right="0in" fo:text-align="start" style:justify-single-word="false" fo:text-indent="0in" style:auto-text-indent="false"/>
    </style:style>
    <style:style style:name="P97" style:family="paragraph" style:parent-style-name="Preformatted_20_Text">
      <style:paragraph-properties style:text-autospace="none"/>
      <style:text-properties fo:font-variant="normal" fo:text-transform="none" fo:color="#070707" style:font-name="Times New Roman" fo:font-size="13pt" fo:letter-spacing="normal" fo:font-style="normal" fo:font-weight="bold" style:font-size-asian="13pt" style:font-weight-asian="bold" style:font-size-complex="13pt" style:font-weight-complex="bold"/>
    </style:style>
    <style:style style:name="P98" style:family="paragraph" style:parent-style-name="Preformatted_20_Text">
      <style:paragraph-properties style:text-autospace="none"/>
      <style:text-properties fo:font-variant="normal" fo:text-transform="none" fo:color="#070707" style:font-name="Times New Roman" fo:font-size="13pt" fo:letter-spacing="normal" fo:font-style="normal" fo:font-weight="bold" style:font-size-asian="13pt" style:font-size-complex="13pt"/>
    </style:style>
    <style:style style:name="P99" style:family="paragraph" style:parent-style-name="Preformatted_20_Text">
      <style:paragraph-properties style:text-autospace="none"/>
      <style:text-properties fo:font-variant="normal" fo:text-transform="none" fo:color="#070707" style:font-name="Times New Roman" fo:font-size="13pt" fo:letter-spacing="normal" fo:font-style="normal" fo:font-weight="bold" style:font-size-asian="13pt" style:font-weight-asian="normal" style:font-size-complex="13pt" style:font-weight-complex="normal"/>
    </style:style>
    <style:style style:name="P100" style:family="paragraph" style:parent-style-name="Preformatted_20_Text">
      <style:paragraph-properties style:text-autospace="none"/>
      <style:text-properties fo:font-variant="normal" fo:text-transform="none" fo:color="#070707" style:font-name="Times New Roman" fo:font-size="13pt" fo:letter-spacing="normal" fo:font-style="normal" fo:font-weight="normal" style:font-size-asian="13pt" style:font-weight-asian="normal" style:font-size-complex="13pt" style:font-weight-complex="normal"/>
    </style:style>
    <style:style style:name="P101" style:family="paragraph" style:parent-style-name="Preformatted_20_Text">
      <style:paragraph-properties style:text-autospace="none"/>
      <style:text-properties fo:font-variant="normal" fo:text-transform="none" fo:color="#070707" style:font-name="Times New Roman" fo:font-size="13pt" fo:letter-spacing="normal" fo:font-weight="normal" style:font-size-asian="13pt" style:font-weight-asian="normal" style:font-size-complex="13pt" style:font-weight-complex="normal"/>
    </style:style>
    <style:style style:name="P102" style:family="paragraph" style:parent-style-name="Preformatted_20_Text">
      <style:paragraph-properties style:text-autospace="none"/>
      <style:text-properties fo:font-variant="normal" fo:text-transform="none" fo:color="#070707" style:font-name="Times New Roman" fo:font-size="13pt" fo:letter-spacing="normal" fo:font-weight="bold" style:font-size-asian="13pt" style:font-weight-asian="bold" style:font-size-complex="13pt" style:font-weight-complex="bold"/>
    </style:style>
    <style:style style:name="P103" style:family="paragraph" style:parent-style-name="Preformatted_20_Text">
      <style:paragraph-properties fo:widows="1"/>
      <style:text-properties fo:font-variant="normal" fo:text-transform="none" fo:color="#070707" style:font-name="Times New Roman" fo:font-size="13pt" fo:letter-spacing="normal" style:font-size-asian="13pt" style:font-size-complex="13pt"/>
    </style:style>
    <style:style style:name="P104" style:family="paragraph" style:parent-style-name="Preformatted_20_Text">
      <style:paragraph-properties style:text-autospace="none"/>
      <style:text-properties fo:font-variant="normal" fo:text-transform="none" fo:color="#070707" style:font-name="Times New Roman" fo:font-size="12pt" fo:letter-spacing="normal" fo:font-style="normal" fo:font-weight="bold" style:font-size-asian="12pt" style:font-weight-asian="bold" style:font-size-complex="12pt" style:font-weight-complex="bold"/>
    </style:style>
    <style:style style:name="P105" style:family="paragraph" style:parent-style-name="Preformatted_20_Text">
      <style:paragraph-properties style:text-autospace="none"/>
      <style:text-properties fo:font-variant="normal" fo:text-transform="none" fo:color="#070707" style:font-name="monospace" fo:font-size="10.5pt" fo:letter-spacing="normal" fo:font-style="normal" fo:font-weight="bold" style:font-size-asian="13pt" style:font-weight-asian="bold" style:font-size-complex="13pt" style:font-weight-complex="bold"/>
    </style:style>
    <style:style style:name="P106" style:family="paragraph" style:parent-style-name="Preformatted_20_Text">
      <style:paragraph-properties style:text-autospace="none"/>
      <style:text-properties fo:font-variant="normal" fo:text-transform="none" fo:color="#070707" style:font-name="monospace" fo:font-size="10.5pt" fo:letter-spacing="normal" fo:font-style="normal" fo:font-weight="bold" style:font-size-asian="13pt" style:font-weight-asian="normal" style:font-size-complex="13pt" style:font-weight-complex="normal"/>
    </style:style>
    <style:style style:name="P107" style:family="paragraph" style:parent-style-name="Preformatted_20_Text">
      <style:paragraph-properties style:text-autospace="none"/>
      <style:text-properties fo:font-variant="normal" fo:text-transform="none" fo:color="#070707" style:font-name="monospace" fo:font-size="10.5pt" fo:letter-spacing="normal" fo:font-style="normal" fo:font-weight="bold" style:font-size-asian="13pt" style:font-size-complex="13pt"/>
    </style:style>
    <style:style style:name="P108" style:family="paragraph" style:parent-style-name="Preformatted_20_Text">
      <style:paragraph-properties style:text-autospace="none"/>
      <style:text-properties fo:font-variant="normal" fo:text-transform="none" fo:color="#070707" style:font-name="monospace" fo:font-size="10.5pt" fo:letter-spacing="normal" fo:font-style="normal" fo:font-weight="bold" style:font-weight-asian="bold" style:font-weight-complex="bold"/>
    </style:style>
    <style:style style:name="P109" style:family="paragraph" style:parent-style-name="Preformatted_20_Text">
      <style:paragraph-properties style:text-autospace="none"/>
      <style:text-properties fo:font-variant="normal" fo:text-transform="none" fo:color="#408080" style:font-name="Times New Roman" fo:font-size="13pt" fo:letter-spacing="normal" fo:font-weight="bold" style:font-size-asian="13pt" style:font-weight-asian="bold" style:font-size-complex="13pt" style:font-weight-complex="bold"/>
    </style:style>
    <style:style style:name="P110" style:family="paragraph" style:parent-style-name="Preformatted_20_Text">
      <style:paragraph-properties style:text-autospace="none"/>
      <style:text-properties fo:font-variant="normal" fo:text-transform="none" fo:color="#bc7a00" style:font-name="Times New Roman" fo:font-size="13pt" fo:letter-spacing="normal" fo:font-style="normal" fo:font-weight="normal" style:font-size-asian="13pt" style:font-weight-asian="normal" style:font-size-complex="13pt" style:font-weight-complex="normal"/>
    </style:style>
    <style:style style:name="P111" style:family="paragraph" style:parent-style-name="Preformatted_20_Text">
      <style:paragraph-properties style:text-autospace="none"/>
      <style:text-properties fo:font-variant="normal" fo:text-transform="none" fo:color="#bc7a00" style:font-name="inherit" fo:font-size="10.5pt" fo:letter-spacing="normal" fo:font-style="normal" fo:font-weight="bold" style:font-size-asian="13pt" style:font-weight-asian="bold" style:font-size-complex="13pt" style:font-weight-complex="bold"/>
    </style:style>
    <style:style style:name="P112" style:family="paragraph" style:parent-style-name="Preformatted_20_Text">
      <style:paragraph-properties style:text-autospace="none"/>
      <style:text-properties fo:font-variant="normal" fo:text-transform="none" fo:color="#666666" style:font-name="inherit" fo:font-size="10.5pt" fo:letter-spacing="normal" fo:font-style="normal" fo:font-weight="bold" style:font-size-asian="13pt" style:font-weight-asian="bold" style:font-size-complex="13pt" style:font-weight-complex="bold"/>
    </style:style>
    <style:style style:name="P113" style:family="paragraph" style:parent-style-name="Preformatted_20_Text">
      <style:paragraph-properties style:text-autospace="none"/>
    </style:style>
    <style:style style:name="P114" style:family="paragraph" style:parent-style-name="Preformatted_20_Text">
      <style:paragraph-properties style:text-autospace="none"/>
      <style:text-properties style:font-name="Times New Roman" fo:font-size="13pt" fo:font-style="normal" fo:font-weight="normal" style:font-size-asian="13pt" style:font-weight-asian="normal" style:font-size-complex="13pt" style:font-weight-complex="normal"/>
    </style:style>
    <style:style style:name="P115" style:family="paragraph" style:parent-style-name="Table_20_Contents">
      <style:paragraph-properties fo:text-align="start" style:justify-single-word="false"/>
    </style:style>
    <style:style style:name="P116" style:family="paragraph" style:parent-style-name="Table_20_Contents">
      <style:paragraph-properties fo:text-align="start" style:justify-single-word="false"/>
      <style:text-properties fo:font-weight="normal"/>
    </style:style>
    <style:style style:name="P117" style:family="paragraph" style:parent-style-name="Preformatted_20_Text">
      <style:paragraph-properties fo:margin-top="0in" fo:margin-bottom="0in" fo:widows="1" fo:padding="0in" fo:border="none"/>
    </style:style>
    <style:style style:name="P118" style:family="paragraph" style:parent-style-name="Preformatted_20_Text">
      <style:paragraph-properties fo:margin-top="0in" fo:margin-bottom="0in" fo:widows="1" fo:padding="0in" fo:border="none"/>
      <style:text-properties style:font-name="Times New Roman" fo:font-size="13pt" style:font-size-asian="13pt" style:font-size-complex="13pt"/>
    </style:style>
    <style:style style:name="P119" style:family="paragraph" style:parent-style-name="Preformatted_20_Text">
      <style:paragraph-properties fo:margin-top="0in" fo:margin-bottom="0in" fo:widows="1" fo:padding="0in" fo:border="none"/>
      <style:text-properties style:font-name="Times New Roman" fo:font-size="13pt" fo:font-weight="bold" style:font-size-asian="13pt" style:font-weight-asian="bold" style:font-size-complex="13pt" style:font-weight-complex="bold"/>
    </style:style>
    <style:style style:name="P120" style:family="paragraph" style:parent-style-name="Preformatted_20_Text">
      <style:paragraph-properties fo:margin-top="0in" fo:margin-bottom="0in" fo:widows="1" fo:padding="0in" fo:border="none"/>
      <style:text-properties fo:font-variant="normal" fo:text-transform="none" fo:color="#070707" fo:letter-spacing="normal"/>
    </style:style>
    <style:style style:name="P121" style:family="paragraph" style:parent-style-name="Text_20_body">
      <style:paragraph-properties fo:margin-top="0in" fo:margin-bottom="0in" style:line-height-at-least="0.2811in" fo:widows="1"/>
    </style:style>
    <style:style style:name="P122" style:family="paragraph" style:parent-style-name="Standard">
      <style:paragraph-properties fo:margin-top="0in" fo:margin-bottom="0in" style:line-height-at-least="0.2in" fo:background-color="#eeeee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123" style:family="paragraph" style:parent-style-name="Standard">
      <style:paragraph-properties fo:margin-top="0in" fo:margin-bottom="0in" style:line-height-at-least="0.2in" fo:background-color="#eeeee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70707" style:font-name="Courier New1" fo:font-weight="bold" style:font-name-asian="Times New Roman1" style:font-weight-asian="bold" style:font-name-complex="Courier New2" style:font-weight-complex="bold"/>
    </style:style>
    <style:style style:name="P124" style:family="paragraph" style:parent-style-name="Standard">
      <style:paragraph-properties fo:margin-top="0in" fo:margin-bottom="0in" style:line-height-at-least="0.2in" fo:background-color="#eeeee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8000" style:font-name="inherit1" fo:font-weight="bold" style:font-name-asian="Times New Roman1" style:font-weight-asian="bold" style:font-name-complex="Courier New2" style:font-weight-complex="bold"/>
    </style:style>
    <style:style style:name="P125" style:family="paragraph" style:parent-style-name="Standard">
      <style:paragraph-properties fo:margin-top="0in" fo:margin-bottom="0in"/>
    </style:style>
    <style:style style:name="P126" style:family="paragraph" style:parent-style-name="Standard">
      <style:paragraph-properties fo:margin-top="0in" fo:margin-bottom="0in"/>
      <style:text-properties fo:color="#070707" fo:font-size="14pt" fo:font-weight="bold" style:font-name-asian="Times New Roman1" style:font-size-asian="14pt" style:font-weight-asian="bold" style:font-name-complex="Calibri1" style:font-size-complex="14pt" style:font-weight-complex="bold"/>
    </style:style>
    <style:style style:name="P127" style:family="paragraph" style:parent-style-name="Standard">
      <style:paragraph-properties fo:margin-top="0in" fo:margin-bottom="0in"/>
      <style:text-properties fo:color="#070707" fo:font-size="14pt" style:font-size-asian="14pt" style:font-name-complex="Calibri1" style:font-size-complex="14pt"/>
    </style:style>
    <style:style style:name="P128" style:family="paragraph" style:parent-style-name="Standard">
      <style:paragraph-properties fo:margin-top="0in" fo:margin-bottom="0in"/>
      <style:text-properties fo:color="#070707" style:font-name="Georgia1" fo:font-size="13.5pt" fo:font-weight="bold" style:font-size-asian="13.5pt" style:font-weight-asian="bold" style:font-size-complex="13.5pt"/>
    </style:style>
    <style:style style:name="P129" style:family="paragraph" style:parent-style-name="Standard">
      <style:paragraph-properties fo:margin-top="0in" fo:margin-bottom="0in"/>
      <style:text-properties fo:color="#070707" fo:font-size="13.5pt" style:font-size-asian="13.5pt" style:font-name-complex="Calibri1" style:font-size-complex="13.5pt"/>
    </style:style>
    <style:style style:name="P130" style:family="paragraph" style:parent-style-name="Standard">
      <style:paragraph-properties fo:margin-top="0in" fo:margin-bottom="0in"/>
      <style:text-properties fo:font-size="14pt" style:font-size-asian="14pt" style:font-size-complex="14pt"/>
    </style:style>
    <style:style style:name="P131" style:family="paragraph" style:parent-style-name="Standard">
      <style:paragraph-properties fo:margin-top="0in" fo:margin-bottom="0in"/>
      <style:text-properties fo:font-size="14pt" style:font-size-asian="14pt" style:font-name-complex="Calibri1" style:font-size-complex="14pt"/>
    </style:style>
    <style:style style:name="P132" style:family="paragraph" style:parent-style-name="Standard">
      <style:paragraph-properties fo:margin-top="0in" fo:margin-bottom="0in"/>
      <style:text-properties fo:font-size="14pt" fo:font-weight="bold" style:font-size-asian="14pt" style:font-weight-asian="bold" style:font-size-complex="14pt"/>
    </style:style>
    <style:style style:name="P133" style:family="paragraph" style:parent-style-name="Standard">
      <style:paragraph-properties fo:margin-top="0in" fo:margin-bottom="0in"/>
      <style:text-properties fo:font-size="14pt" fo:font-weight="bold" style:font-size-asian="14pt" style:font-weight-asian="bold" style:font-name-complex="Calibri1" style:font-size-complex="14pt"/>
    </style:style>
    <style:style style:name="P134" style:family="paragraph" style:parent-style-name="Standard">
      <style:paragraph-properties fo:margin-top="0in" fo:margin-bottom="0in" fo:padding-left="0in" fo:padding-right="0in" fo:padding-top="0in" fo:padding-bottom="0.0138in" fo:border-left="none" fo:border-right="none" fo:border-top="none" fo:border-bottom="0.0102in solid #00000a"/>
    </style:style>
    <style:style style:name="P135" style:family="paragraph" style:parent-style-name="Table_20_Contents">
      <style:paragraph-properties fo:margin-top="0in" fo:margin-bottom="0in" fo:text-align="start" style:justify-single-word="false" fo:padding-left="0.1043in" fo:padding-right="0.1043in" fo:padding-top="0.0937in" fo:padding-bottom="0.0937in" fo:border="0.0008in solid #cccccc"/>
      <style:text-properties fo:font-size="10.5pt" fo:font-weight="normal"/>
    </style:style>
    <style:style style:name="P136" style:family="paragraph" style:parent-style-name="Normal_20__28_Web_29_">
      <style:paragraph-properties fo:margin-top="0in" fo:margin-bottom="0in" style:line-height-at-least="0.2811in" fo:background-color="#f9f9f9">
        <style:background-image/>
      </style:paragraph-properties>
    </style:style>
    <style:style style:name="P137" style:family="paragraph" style:parent-style-name="Text_20_body">
      <style:paragraph-properties style:text-autospace="none"/>
      <style:text-properties style:font-name="Times New Roman" fo:font-size="13pt" fo:font-weight="bold" style:font-size-asian="13pt" style:font-weight-asian="bold" style:font-size-complex="13pt" style:font-weight-complex="bold"/>
    </style:style>
    <style:style style:name="P138" style:family="paragraph" style:parent-style-name="Text_20_body">
      <style:paragraph-properties style:text-autospace="none"/>
      <style:text-properties fo:font-variant="normal" fo:text-transform="none" fo:color="#070707" style:font-name="Times New Roman" fo:font-size="13pt" fo:letter-spacing="normal" fo:font-style="normal" fo:font-weight="normal" style:font-size-asian="13pt" style:font-weight-asian="normal" style:font-size-complex="13pt" style:font-weight-complex="normal"/>
    </style:style>
    <style:style style:name="P139" style:family="paragraph" style:parent-style-name="Text_20_body">
      <style:paragraph-properties style:line-height-at-least="0.2811in" fo:widows="1"/>
    </style:style>
    <style:style style:name="P140" style:family="paragraph" style:parent-style-name="Heading_20_4">
      <style:paragraph-properties style:text-autospace="none"/>
      <style:text-properties style:font-name="Times New Roman" fo:font-size="13pt" fo:font-weight="bold" style:font-size-asian="13pt" style:font-weight-asian="bold" style:font-size-complex="13pt" style:font-weight-complex="bold"/>
    </style:style>
    <style:style style:name="P141" style:family="paragraph" style:parent-style-name="Preformatted_20_Text">
      <style:paragraph-properties fo:margin-top="0in" fo:margin-bottom="0.1965in" fo:widows="1"/>
      <style:text-properties fo:font-variant="normal" fo:text-transform="none" fo:color="#070707" style:font-name="Times New Roman" fo:font-size="13pt" fo:letter-spacing="normal" style:font-size-asian="13pt" style:font-size-complex="13pt"/>
    </style:style>
    <style:style style:name="P142" style:family="paragraph" style:parent-style-name="Preformatted_20_Text">
      <style:paragraph-properties fo:margin-top="0in" fo:margin-bottom="0.1965in" style:line-height-at-least="0.2083in" fo:text-align="start" style:justify-single-word="false" fo:widows="1" fo:padding="0in" fo:border="none"/>
    </style:style>
    <style:style style:name="P143" style:family="paragraph" style:parent-style-name="Standard">
      <style:paragraph-properties fo:margin-left="-0.5in" fo:margin-right="0in" fo:margin-top="0in" fo:margin-bottom="0in" fo:text-indent="0.5in" style:auto-text-indent="false"/>
      <style:text-properties fo:font-size="14pt" fo:font-weight="bold" style:font-size-asian="14pt" style:font-weight-asian="bold" style:font-size-complex="14pt"/>
    </style:style>
    <style:style style:name="P144" style:family="paragraph" style:parent-style-name="Standard">
      <style:paragraph-properties fo:margin-left="-0.5in" fo:margin-right="0in" fo:margin-top="0in" fo:margin-bottom="0in" fo:text-indent="0.5in" style:auto-text-indent="false"/>
      <style:text-properties fo:font-size="14pt" style:font-size-asian="14pt" style:font-size-complex="14pt"/>
    </style:style>
    <style:style style:name="P145" style:family="paragraph" style:parent-style-name="Standard">
      <style:paragraph-properties fo:margin-left="-0.5in" fo:margin-right="0in" fo:text-indent="0.5in" style:auto-text-indent="false"/>
    </style:style>
    <style:style style:name="P146" style:family="paragraph" style:parent-style-name="Standard">
      <style:paragraph-properties fo:margin-top="0in" fo:margin-bottom="0.0835in"/>
    </style:style>
    <style:style style:name="P147" style:family="paragraph" style:parent-style-name="Standard">
      <style:paragraph-properties fo:margin-top="0in" fo:margin-bottom="0.0835in"/>
      <style:text-properties fo:font-size="14pt" style:font-size-asian="14pt" style:font-name-complex="Calibri1" style:font-size-complex="14pt"/>
    </style:style>
    <style:style style:name="P148" style:family="paragraph" style:parent-style-name="Standard">
      <style:paragraph-properties style:line-height-at-least="0.2in" fo:background-color="#eeeee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149" style:family="paragraph" style:parent-style-name="HTML_20_Preformatted">
      <style:paragraph-properties style:line-height-at-least="0.2in" fo:background-color="#eeeeee">
        <style:background-image/>
      </style:paragraph-properties>
    </style:style>
    <style:style style:name="P150" style:family="paragraph" style:parent-style-name="HTML_20_Preformatted">
      <style:paragraph-properties style:line-height-at-least="0.2in" fo:background-color="#eeeeee">
        <style:background-image/>
      </style:paragraph-properties>
      <style:text-properties fo:color="#070707" fo:font-size="11pt" fo:font-weight="bold" style:font-size-asian="11pt" style:font-weight-asian="bold" style:font-size-complex="11pt" style:font-weight-complex="bold"/>
    </style:style>
    <style:style style:name="P151" style:family="paragraph" style:parent-style-name="Standard">
      <style:paragraph-properties fo:margin-top="0.0693in" fo:margin-bottom="0.0693in" style:line-height-at-least="0.2811in" fo:background-color="#f9f9f9">
        <style:background-image/>
      </style:paragraph-properties>
      <style:text-properties fo:color="#070707" style:font-name="Georgia1" fo:font-size="13.5pt" style:font-name-asian="Times New Roman1" style:font-size-asian="13.5pt" style:font-name-complex="Times New Roman1" style:font-size-complex="13.5pt"/>
    </style:style>
    <style:style style:name="P152" style:family="paragraph" style:parent-style-name="Preformatted_20_Text">
      <style:paragraph-properties style:line-height-at-least="0.2083in" fo:text-align="start" style:justify-single-word="false" fo:widows="1" fo:padding="0in" fo:border="none"/>
    </style:style>
    <style:style style:name="P153" style:family="paragraph" style:parent-style-name="Standard" style:list-style-name="L1">
      <style:paragraph-properties style:text-autospace="none"/>
      <style:text-properties style:font-name="Times New Roman" fo:font-size="13pt" style:font-size-asian="13pt" style:font-size-complex="13pt"/>
    </style:style>
    <style:style style:name="P154" style:family="paragraph" style:parent-style-name="Standard" style:list-style-name="L2">
      <style:paragraph-properties style:text-autospace="none"/>
      <style:text-properties style:font-name="Times New Roman" fo:font-size="13pt" fo:font-weight="normal" style:font-size-asian="13pt" style:font-weight-asian="normal" style:font-size-complex="13pt" style:font-weight-complex="normal"/>
    </style:style>
    <style:style style:name="P155" style:family="paragraph" style:parent-style-name="Standard" style:master-page-name="Standard">
      <style:paragraph-properties fo:margin-left="-0.5in" fo:margin-right="0in" fo:margin-top="0in" fo:margin-bottom="0in" fo:text-indent="0.5in" style:auto-text-indent="false" style:page-number="auto"/>
      <style:text-properties fo:font-size="14pt" fo:font-weight="bold" style:font-size-asian="14pt" style:font-weight-asian="bold" style:font-size-complex="14pt"/>
    </style:style>
    <style:style style:name="P156" style:family="paragraph" style:parent-style-name="Preformatted_20_Text">
      <style:paragraph-properties fo:margin-left="0in" fo:margin-right="0in" fo:margin-top="0in" fo:margin-bottom="0in" fo:widows="1" fo:text-indent="0in" style:auto-text-indent="false" fo:padding="0in" fo:border="none" style:text-autospace="none"/>
      <style:text-properties fo:font-variant="normal" fo:text-transform="none" fo:color="#070707" style:font-name="Times New Roman" fo:font-size="13pt" fo:letter-spacing="normal" fo:font-style="normal" fo:font-weight="bold" style:font-size-asian="13pt" style:font-weight-asian="bold" style:font-size-complex="13pt" style:font-weight-complex="bold"/>
    </style:style>
    <style:style style:name="P157" style:family="paragraph" style:parent-style-name="Text_20_body" style:list-style-name="L3">
      <style:paragraph-properties fo:margin-top="0in" fo:margin-bottom="0in" fo:widows="1" fo:padding="0.0193in" fo:border="0.0008in solid #000000"/>
    </style:style>
    <style:style style:name="P158" style:family="paragraph" style:parent-style-name="Text_20_body" style:list-style-name="L3">
      <style:paragraph-properties fo:widows="1" fo:padding="0.0193in" fo:border="0.0008in solid #000000"/>
    </style:style>
    <style:style style:name="T1" style:family="text">
      <style:text-properties fo:language="en" fo:country="US" style:font-name-asian="Courier New" style:font-name-complex="Courier New"/>
    </style:style>
    <style:style style:name="T2" style:family="text">
      <style:text-properties fo:language="en" fo:country="US" fo:font-weight="bold" style:font-name-asian="Courier New" style:font-weight-asian="bold" style:font-name-complex="Courier New" style:font-weight-complex="bold"/>
    </style:style>
    <style:style style:name="T3" style:family="text">
      <style:text-properties fo:font-weight="bold" style:font-weight-asian="bold" style:font-weight-complex="bold"/>
    </style:style>
    <style:style style:name="T4" style:family="text">
      <style:text-properties fo:font-weight="bold" style:font-size-asian="13pt" style:font-weight-asian="bold" style:font-size-complex="13pt" style:font-weight-complex="bold"/>
    </style:style>
    <style:style style:name="T5" style:family="text">
      <style:text-properties fo:font-variant="normal" fo:text-transform="none" fo:color="#222222" style:font-name="PT Serif" fo:letter-spacing="normal" fo:font-style="normal" fo:font-weight="normal"/>
    </style:style>
    <style:style style:name="T6" style:family="text">
      <style:text-properties fo:font-variant="normal" fo:text-transform="none" fo:color="#222222" style:font-name="Times New Roman" fo:font-size="13pt" fo:letter-spacing="normal" fo:font-style="normal" fo:font-weight="normal" style:font-size-asian="13pt" style:font-size-complex="13pt"/>
    </style:style>
    <style:style style:name="T7" style:family="text">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T8" style:family="text">
      <style:text-properties fo:font-variant="normal" fo:text-transform="none" fo:color="#222222" style:font-name="Times New Roman" fo:letter-spacing="normal" fo:font-style="normal" fo:font-weight="normal" style:font-size-asian="13pt" style:font-size-complex="13pt"/>
    </style:style>
    <style:style style:name="T9" style:family="text">
      <style:text-properties fo:font-variant="normal" fo:text-transform="none" fo:color="#222222" fo:letter-spacing="normal" fo:font-style="normal" fo:font-weight="normal"/>
    </style:style>
    <style:style style:name="T10" style:family="text">
      <style:text-properties fo:font-variant="normal" fo:text-transform="none" fo:color="#070707" style:font-name="Times New Roman" fo:font-size="13pt" fo:letter-spacing="normal" fo:font-style="normal" fo:font-weight="normal" style:font-size-asian="13pt" style:font-weight-asian="normal" style:font-size-complex="13pt" style:font-weight-complex="normal"/>
    </style:style>
    <style:style style:name="T11" style:family="text">
      <style:text-properties fo:font-variant="normal" fo:text-transform="none" fo:color="#070707" style:font-name="Times New Roman" fo:font-size="13pt" fo:letter-spacing="normal" fo:font-style="normal" fo:font-weight="normal" style:font-size-asian="13pt" style:font-size-complex="13pt"/>
    </style:style>
    <style:style style:name="T12" style:family="text">
      <style:text-properties fo:font-variant="normal" fo:text-transform="none" fo:color="#070707" style:font-name="Times New Roman" fo:font-size="13pt" fo:letter-spacing="normal" fo:font-style="normal" fo:font-weight="normal" style:font-size-asian="13pt" style:font-weight-asian="bold" style:font-size-complex="13pt" style:font-weight-complex="bold"/>
    </style:style>
    <style:style style:name="T13" style:family="text">
      <style:text-properties fo:font-variant="normal" fo:text-transform="none" fo:color="#070707" style:font-name="Times New Roman" fo:font-size="13pt" fo:letter-spacing="normal" fo:font-style="normal" style:font-size-asian="13pt" style:font-size-complex="13pt"/>
    </style:style>
    <style:style style:name="T14" style:family="text">
      <style:text-properties fo:font-variant="normal" fo:text-transform="none" fo:color="#070707" style:font-name="Times New Roman" fo:font-size="13pt" fo:letter-spacing="normal" fo:font-style="normal" style:font-size-asian="13pt" style:font-weight-asian="bold" style:font-size-complex="13pt" style:font-weight-complex="bold"/>
    </style:style>
    <style:style style:name="T15" style:family="text">
      <style:text-properties fo:font-variant="normal" fo:text-transform="none" fo:color="#070707" style:font-name="Times New Roman" fo:font-size="13pt" fo:letter-spacing="normal" fo:font-style="normal" fo:font-weight="bold" style:font-size-asian="13pt" style:font-weight-asian="normal" style:font-size-complex="13pt" style:font-weight-complex="normal"/>
    </style:style>
    <style:style style:name="T16" style:family="text">
      <style:text-properties fo:font-variant="normal" fo:text-transform="none" fo:color="#070707" style:font-name="Times New Roman" fo:font-size="13pt" fo:letter-spacing="normal" fo:font-style="normal" fo:font-weight="bold" style:font-size-asian="13pt" style:font-weight-asian="bold" style:font-size-complex="13pt" style:font-weight-complex="bold"/>
    </style:style>
    <style:style style:name="T17" style:family="text">
      <style:text-properties fo:font-variant="normal" fo:text-transform="none" fo:color="#070707" style:font-name="Times New Roman" fo:font-size="13pt" fo:letter-spacing="normal" fo:font-style="normal" style:text-underline-style="solid" style:text-underline-width="auto" style:text-underline-color="font-color" style:font-size-asian="13pt" style:font-size-complex="13pt"/>
    </style:style>
    <style:style style:name="T18" style:family="text">
      <style:text-properties fo:font-variant="normal" fo:text-transform="none" fo:color="#070707" style:font-name="Times New Roman" fo:font-size="13pt" fo:letter-spacing="normal" fo:font-weight="normal" style:font-size-asian="13pt" style:font-weight-asian="normal" style:font-size-complex="13pt" style:font-weight-complex="normal"/>
    </style:style>
    <style:style style:name="T19" style:family="text">
      <style:text-properties fo:font-variant="normal" fo:text-transform="none" fo:color="#070707" style:font-name="Times New Roman" fo:font-size="13pt" fo:letter-spacing="normal" fo:font-weight="normal" style:font-size-asian="13pt" style:font-size-complex="13pt"/>
    </style:style>
    <style:style style:name="T20" style:family="text">
      <style:text-properties fo:font-variant="normal" fo:text-transform="none" fo:color="#070707" style:font-name="Times New Roman" fo:font-size="13pt" fo:letter-spacing="normal" fo:font-weight="normal" style:font-size-asian="13pt" style:font-weight-asian="bold" style:font-size-complex="13pt" style:font-weight-complex="bold"/>
    </style:style>
    <style:style style:name="T21" style:family="text">
      <style:text-properties fo:font-variant="normal" fo:text-transform="none" fo:color="#070707" style:font-name="Times New Roman" fo:font-size="13pt" fo:letter-spacing="normal" fo:font-weight="bold" style:font-size-asian="13pt" style:font-weight-asian="bold" style:font-size-complex="13pt" style:font-weight-complex="bold"/>
    </style:style>
    <style:style style:name="T22" style:family="text">
      <style:text-properties fo:font-variant="normal" fo:text-transform="none" fo:color="#070707" style:font-name="Times New Roman" fo:font-size="13pt" fo:letter-spacing="normal" style:font-size-asian="13pt" style:font-size-complex="13pt"/>
    </style:style>
    <style:style style:name="T23" style:family="text">
      <style:text-properties fo:font-variant="normal" fo:text-transform="none" fo:color="#070707" style:font-name="Times New Roman" fo:letter-spacing="normal"/>
    </style:style>
    <style:style style:name="T24" style:family="text">
      <style:text-properties fo:font-variant="normal" fo:text-transform="none" fo:color="#070707" style:font-name="Times New Roman" fo:letter-spacing="normal" fo:font-style="normal"/>
    </style:style>
    <style:style style:name="T25" style:family="text">
      <style:text-properties fo:font-variant="normal" fo:text-transform="none" fo:color="#070707" style:font-name="Times New Roman" fo:letter-spacing="normal" fo:font-style="normal" fo:font-weight="normal"/>
    </style:style>
    <style:style style:name="T26" style:family="text">
      <style:text-properties fo:font-variant="normal" fo:text-transform="none" fo:color="#070707" style:font-name="Times New Roman" fo:letter-spacing="normal" fo:font-style="normal" fo:font-weight="normal" style:font-weight-asian="normal" style:font-weight-complex="normal"/>
    </style:style>
    <style:style style:name="T27" style:family="text">
      <style:text-properties fo:font-variant="normal" fo:text-transform="none" fo:color="#070707" style:font-name="Times New Roman" fo:letter-spacing="normal" fo:font-weight="normal"/>
    </style:style>
    <style:style style:name="T28" style:family="text">
      <style:text-properties fo:font-variant="normal" fo:text-transform="none" fo:color="#070707" style:font-name="Georgia" fo:font-size="13.5pt" fo:letter-spacing="normal" fo:font-style="normal" fo:font-weight="normal"/>
    </style:style>
    <style:style style:name="T29" style:family="text">
      <style:text-properties fo:font-variant="normal" fo:text-transform="none" fo:color="#070707" style:font-name="Georgia" fo:font-size="13.5pt" fo:letter-spacing="normal" fo:font-style="normal" fo:font-weight="normal" style:font-size-asian="13pt" style:font-weight-asian="normal" style:font-size-complex="13pt" style:font-weight-complex="normal"/>
    </style:style>
    <style:style style:name="T30" style:family="text">
      <style:text-properties fo:font-variant="normal" fo:text-transform="none" fo:color="#070707" style:font-name="Georgia" fo:font-size="13.5pt" fo:letter-spacing="normal" fo:font-weight="bold" style:font-weight-asian="bold" style:font-weight-complex="bold"/>
    </style:style>
    <style:style style:name="T31" style:family="text">
      <style:text-properties fo:font-variant="normal" fo:text-transform="none" fo:color="#070707" fo:letter-spacing="normal" fo:font-style="normal"/>
    </style:style>
    <style:style style:name="T32" style:family="text">
      <style:text-properties fo:font-variant="normal" fo:text-transform="none" fo:color="#070707" fo:letter-spacing="normal" fo:font-style="normal" fo:font-weight="normal"/>
    </style:style>
    <style:style style:name="T33" style:family="text">
      <style:text-properties fo:font-variant="normal" fo:text-transform="none" fo:color="#070707" fo:letter-spacing="normal" fo:font-style="normal" fo:font-weight="normal" style:font-weight-asian="normal" style:font-weight-complex="normal"/>
    </style:style>
    <style:style style:name="T34" style:family="text">
      <style:text-properties fo:font-variant="normal" fo:text-transform="none" fo:color="#070707" fo:letter-spacing="normal" fo:font-style="normal" fo:font-weight="normal" style:font-size-asian="13pt" style:font-weight-asian="normal" style:font-size-complex="13pt" style:font-weight-complex="normal"/>
    </style:style>
    <style:style style:name="T35" style:family="text">
      <style:text-properties fo:font-variant="normal" fo:text-transform="none" fo:color="#070707" fo:letter-spacing="normal" fo:font-style="normal" fo:font-weight="bold" style:font-weight-asian="bold" style:font-weight-complex="bold"/>
    </style:style>
    <style:style style:name="T36" style:family="text">
      <style:text-properties fo:font-variant="normal" fo:text-transform="none" fo:color="#070707" fo:letter-spacing="normal" fo:font-style="normal" style:font-size-asian="13pt" style:font-weight-asian="normal" style:font-size-complex="13pt" style:font-weight-complex="normal"/>
    </style:style>
    <style:style style:name="T37" style:family="text">
      <style:text-properties fo:font-variant="normal" fo:text-transform="none" fo:color="#070707" fo:letter-spacing="normal" fo:font-weight="normal"/>
    </style:style>
    <style:style style:name="T38" style:family="text">
      <style:text-properties fo:font-variant="normal" fo:text-transform="none" fo:color="#070707" style:font-name="inherit" fo:font-size="10.5pt" fo:letter-spacing="normal" fo:font-style="normal"/>
    </style:style>
    <style:style style:name="T39" style:family="text">
      <style:text-properties fo:font-variant="normal" fo:text-transform="none" fo:color="#070707" style:font-name="inherit" fo:font-size="10.5pt" fo:letter-spacing="normal" fo:font-style="normal" fo:font-weight="bold"/>
    </style:style>
    <style:style style:name="T40" style:family="text">
      <style:text-properties fo:font-variant="normal" fo:text-transform="none" fo:color="#070707" style:font-name="inherit" fo:font-size="10.5pt" fo:letter-spacing="normal" fo:font-style="normal" fo:font-weight="bold" style:font-size-asian="13pt" style:font-weight-asian="normal" style:font-size-complex="13pt" style:font-weight-complex="normal"/>
    </style:style>
    <style:style style:name="T41" style:family="text">
      <style:text-properties fo:font-variant="normal" fo:text-transform="none" fo:color="#070707" style:font-name="inherit" fo:font-size="10.5pt" fo:letter-spacing="normal" fo:font-style="normal" fo:font-weight="bold" style:font-size-asian="13pt" style:font-weight-asian="bold" style:font-size-complex="13pt" style:font-weight-complex="bold"/>
    </style:style>
    <style:style style:name="T42" style:family="text">
      <style:text-properties fo:font-variant="normal" fo:text-transform="none" fo:color="#070707" style:font-name="inherit" fo:font-size="10.5pt" fo:letter-spacing="normal" fo:font-style="normal" fo:font-weight="bold" style:font-weight-asian="normal" style:font-weight-complex="normal"/>
    </style:style>
    <style:style style:name="T43" style:family="text">
      <style:text-properties fo:font-variant="normal" fo:text-transform="none" fo:color="#070707" style:font-name="inherit" fo:font-size="10.5pt" fo:letter-spacing="normal" fo:font-style="normal" fo:font-weight="normal" style:font-weight-asian="normal" style:font-weight-complex="normal"/>
    </style:style>
    <style:style style:name="T44" style:family="text">
      <style:text-properties fo:font-variant="normal" fo:text-transform="none" fo:color="#070707" style:font-name="inherit" fo:font-size="10.5pt" fo:letter-spacing="normal" fo:font-style="normal" style:text-underline-style="solid" style:text-underline-width="auto" style:text-underline-color="font-color" fo:font-weight="bold" style:font-weight-asian="bold" style:font-weight-complex="bold"/>
    </style:style>
    <style:style style:name="T45" style:family="text">
      <style:text-properties fo:font-variant="normal" fo:text-transform="none" fo:color="#070707" style:font-name="inherit" fo:font-size="13pt" fo:letter-spacing="normal" fo:font-style="normal" fo:font-weight="normal" style:font-size-asian="13pt" style:font-weight-asian="bold" style:font-size-complex="13pt" style:font-weight-complex="bold"/>
    </style:style>
    <style:style style:name="T46" style:family="text">
      <style:text-properties fo:font-variant="normal" fo:text-transform="none" fo:color="#070707" style:font-name="inherit" fo:font-size="13pt" fo:letter-spacing="normal" fo:font-style="normal" fo:font-weight="bold" style:font-size-asian="13pt" style:font-size-complex="13pt"/>
    </style:style>
    <style:style style:name="T47" style:family="text">
      <style:text-properties fo:font-variant="normal" fo:text-transform="none" fo:color="#070707" style:font-name="inherit" fo:font-size="13.5pt" fo:letter-spacing="normal" fo:font-style="italic" fo:font-weight="normal"/>
    </style:style>
    <style:style style:name="T48" style:family="text">
      <style:text-properties fo:font-variant="normal" fo:text-transform="none" fo:color="#070707" style:font-name="monospace" fo:font-size="10.5pt" fo:letter-spacing="normal" fo:font-style="normal" fo:font-weight="bold" style:font-weight-asian="normal" style:font-weight-complex="normal"/>
    </style:style>
    <style:style style:name="T49" style:family="text">
      <style:text-properties fo:font-variant="normal" fo:text-transform="none" fo:color="#070707" style:font-name="monospace" fo:font-size="10.5pt" fo:letter-spacing="normal" fo:font-style="normal" fo:font-weight="bold" style:font-size-asian="13pt" style:font-weight-asian="normal" style:font-size-complex="13pt" style:font-weight-complex="normal"/>
    </style:style>
    <style:style style:name="T50" style:family="text">
      <style:text-properties fo:font-variant="normal" fo:text-transform="none" fo:color="#070707" style:font-name="monospace" fo:font-size="10.5pt" fo:letter-spacing="normal" fo:font-style="normal" fo:font-weight="bold" style:font-size-asian="13pt" style:font-weight-asian="bold" style:font-size-complex="13pt" style:font-weight-complex="bold"/>
    </style:style>
    <style:style style:name="T51" style:family="text">
      <style:text-properties fo:font-variant="normal" fo:text-transform="none" fo:color="#070707" style:font-name="monospace" fo:font-size="13pt" fo:letter-spacing="normal" fo:font-style="normal" fo:font-weight="bold" style:font-size-asian="13pt" style:font-size-complex="13pt"/>
    </style:style>
    <style:style style:name="T52" style:family="text">
      <style:text-properties fo:font-variant="normal" fo:text-transform="none" fo:color="#070707" fo:font-size="14pt" fo:letter-spacing="normal" fo:font-style="normal" fo:font-weight="normal" style:font-size-asian="14pt" style:font-weight-asian="normal" style:font-size-complex="14pt" style:font-weight-complex="normal"/>
    </style:style>
    <style:style style:name="T53" style:family="text">
      <style:text-properties fo:font-variant="normal" fo:text-transform="none" fo:color="#070707" fo:font-size="14pt" fo:letter-spacing="normal" fo:font-weight="normal" style:font-size-asian="14pt" style:font-weight-asian="normal" style:font-size-complex="14pt" style:font-weight-complex="normal"/>
    </style:style>
    <style:style style:name="T54" style:family="text">
      <style:text-properties fo:font-variant="normal" fo:text-transform="none" fo:color="#070707" style:text-line-through-style="none" fo:letter-spacing="normal" fo:font-style="normal" style:text-underline-style="none" style:text-blinking="false"/>
    </style:style>
    <style:style style:name="T55" style:family="text">
      <style:text-properties fo:font-variant="normal" fo:text-transform="none" fo:color="#070707" style:text-line-through-style="none" fo:font-size="13.5pt" fo:letter-spacing="normal" fo:font-style="normal" style:text-underline-style="none" style:text-blinking="false"/>
    </style:style>
    <style:style style:name="T56" style:family="text">
      <style:text-properties fo:font-variant="normal" fo:text-transform="none" fo:color="#070707" style:text-line-through-style="none" fo:font-size="13.5pt" fo:letter-spacing="normal" style:text-underline-style="none" style:text-blinking="false"/>
    </style:style>
    <style:style style:name="T57" style:family="text">
      <style:text-properties fo:font-variant="normal" fo:text-transform="none" fo:color="#070707" fo:font-size="13pt" fo:letter-spacing="normal" fo:font-style="normal" fo:font-weight="normal" style:font-size-asian="13pt" style:font-weight-asian="normal" style:font-size-complex="13pt" style:font-weight-complex="normal"/>
    </style:style>
    <style:style style:name="T58" style:family="text">
      <style:text-properties fo:font-variant="normal" fo:text-transform="none" fo:color="#070707" fo:font-size="13pt" fo:letter-spacing="normal" fo:font-style="normal" style:font-size-asian="13pt" style:font-size-complex="13pt"/>
    </style:style>
    <style:style style:name="T59" style:family="text">
      <style:text-properties fo:font-variant="normal" fo:text-transform="none" fo:color="#070707" fo:font-size="13pt" fo:letter-spacing="normal" fo:font-style="normal" fo:font-weight="bold" style:font-size-asian="13pt" style:font-weight-asian="bold" style:font-size-complex="13pt" style:font-weight-complex="bold"/>
    </style:style>
    <style:style style:name="T60" style:family="text">
      <style:text-properties fo:font-variant="normal" fo:text-transform="none" fo:color="#002f72" style:font-name="Times New Roman" fo:font-size="13pt" fo:letter-spacing="normal" fo:font-style="normal" style:text-underline-style="solid" style:text-underline-width="auto" style:text-underline-color="font-color" fo:font-weight="normal" style:font-size-asian="13pt" style:font-weight-asian="normal" style:font-size-complex="13pt" style:font-weight-complex="normal"/>
    </style:style>
    <style:style style:name="T61" style:family="text">
      <style:text-properties fo:font-variant="normal" fo:text-transform="none" fo:color="#002f72" style:font-name="Times New Roman" fo:font-size="13pt" fo:letter-spacing="normal" fo:font-style="normal" style:text-underline-style="solid" style:text-underline-width="auto" style:text-underline-color="font-color" fo:font-weight="normal" style:font-size-asian="13pt" style:font-size-complex="13pt"/>
    </style:style>
    <style:style style:name="T62" style:family="text">
      <style:text-properties fo:font-variant="normal" fo:text-transform="none" fo:color="#002f72" style:font-name="Times New Roman" fo:font-size="13pt" fo:letter-spacing="normal" fo:font-style="normal" style:text-underline-style="solid" style:text-underline-width="auto" style:text-underline-color="font-color" style:font-size-asian="13pt" style:font-weight-asian="bold" style:font-size-complex="13pt" style:font-weight-complex="bold"/>
    </style:style>
    <style:style style:name="T63" style:family="text">
      <style:text-properties fo:font-variant="normal" fo:text-transform="none" fo:color="#002f72" style:font-name="Times New Roman" fo:font-size="13pt" fo:letter-spacing="normal" fo:font-style="normal" style:text-underline-style="solid" style:text-underline-width="auto" style:text-underline-color="font-color" style:font-size-asian="13pt" style:font-size-complex="13pt"/>
    </style:style>
    <style:style style:name="T64" style:family="text">
      <style:text-properties fo:font-variant="normal" fo:text-transform="none" fo:color="#002f72"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65" style:family="text">
      <style:text-properties fo:font-variant="normal" fo:text-transform="none" fo:color="#19177c" style:font-name="Times New Roman" fo:font-size="13pt" fo:letter-spacing="normal" fo:font-style="normal" fo:font-weight="normal" style:font-size-asian="13pt" style:font-weight-asian="normal" style:font-size-complex="13pt" style:font-weight-complex="normal"/>
    </style:style>
    <style:style style:name="T66" style:family="text">
      <style:text-properties fo:font-variant="normal" fo:text-transform="none" fo:color="#19177c" fo:letter-spacing="normal" fo:font-style="normal"/>
    </style:style>
    <style:style style:name="T67" style:family="text">
      <style:text-properties fo:font-variant="normal" fo:text-transform="none" fo:color="#19177c" style:font-name="inherit" fo:font-size="13pt" fo:letter-spacing="normal" fo:font-style="normal" fo:font-weight="normal" style:font-size-asian="13pt" style:font-weight-asian="bold" style:font-size-complex="13pt" style:font-weight-complex="bold"/>
    </style:style>
    <style:style style:name="T68" style:family="text">
      <style:text-properties fo:font-variant="normal" fo:text-transform="none" fo:color="#19177c" style:font-name="inherit" fo:font-size="13pt" fo:letter-spacing="normal" fo:font-style="normal" fo:font-weight="bold" style:font-size-asian="13pt" style:font-size-complex="13pt"/>
    </style:style>
    <style:style style:name="T69" style:family="text">
      <style:text-properties fo:font-variant="normal" fo:text-transform="none" fo:color="#19177c" style:font-name="inherit" fo:font-size="10.5pt" fo:letter-spacing="normal" fo:font-style="normal" fo:font-weight="bold" style:font-size-asian="13pt" style:font-weight-asian="normal" style:font-size-complex="13pt" style:font-weight-complex="normal"/>
    </style:style>
    <style:style style:name="T70" style:family="text">
      <style:text-properties fo:font-variant="normal" fo:text-transform="none" fo:color="#19177c" style:font-name="inherit" fo:font-size="10.5pt" fo:letter-spacing="normal" fo:font-style="normal" fo:font-weight="bold" style:font-size-asian="13pt" style:font-weight-asian="bold" style:font-size-complex="13pt" style:font-weight-complex="bold"/>
    </style:style>
    <style:style style:name="T71" style:family="text">
      <style:text-properties fo:font-variant="normal" fo:text-transform="none" fo:color="#666666" style:font-name="Times New Roman" fo:font-size="13pt" fo:letter-spacing="normal" fo:font-style="normal" fo:font-weight="normal" style:font-size-asian="13pt" style:font-weight-asian="normal" style:font-size-complex="13pt" style:font-weight-complex="normal"/>
    </style:style>
    <style:style style:name="T72" style:family="text">
      <style:text-properties fo:font-variant="normal" fo:text-transform="none" fo:color="#666666" fo:letter-spacing="normal" fo:font-style="normal"/>
    </style:style>
    <style:style style:name="T73" style:family="text">
      <style:text-properties fo:font-variant="normal" fo:text-transform="none" fo:color="#666666" style:font-name="inherit" fo:font-size="10.5pt" fo:letter-spacing="normal" fo:font-style="normal" fo:font-weight="bold" style:font-size-asian="13pt" style:font-weight-asian="normal" style:font-size-complex="13pt" style:font-weight-complex="normal"/>
    </style:style>
    <style:style style:name="T74" style:family="text">
      <style:text-properties fo:font-variant="normal" fo:text-transform="none" fo:color="#666666" style:font-name="inherit" fo:font-size="13pt" fo:letter-spacing="normal" fo:font-style="normal" fo:font-weight="normal" style:font-size-asian="13pt" style:font-weight-asian="bold" style:font-size-complex="13pt" style:font-weight-complex="bold"/>
    </style:style>
    <style:style style:name="T75" style:family="text">
      <style:text-properties fo:font-variant="normal" fo:text-transform="none" fo:color="#666666" style:font-name="inherit" fo:font-size="13pt" fo:letter-spacing="normal" fo:font-style="normal" fo:font-weight="bold" style:font-size-asian="13pt" style:font-size-complex="13pt"/>
    </style:style>
    <style:style style:name="T76" style:family="text">
      <style:text-properties fo:font-variant="normal" fo:text-transform="none" fo:color="#006400" style:font-name="Times New Roman" fo:letter-spacing="normal" fo:font-style="normal"/>
    </style:style>
    <style:style style:name="T77" style:family="text">
      <style:text-properties fo:font-variant="normal" fo:text-transform="none" fo:color="#006400" style:font-name="Times New Roman" fo:letter-spacing="normal" fo:font-style="normal" fo:font-weight="bold"/>
    </style:style>
    <style:style style:name="T78" style:family="text">
      <style:text-properties fo:font-variant="normal" fo:text-transform="none" fo:color="#006400" style:font-name="Times New Roman" fo:letter-spacing="normal" fo:font-style="normal" style:font-weight-asian="normal" style:font-weight-complex="normal"/>
    </style:style>
    <style:style style:name="T79" style:family="text">
      <style:text-properties fo:font-variant="normal" fo:text-transform="none" fo:color="#006400" style:font-name="Times New Roman" fo:font-size="13pt" fo:letter-spacing="normal" fo:font-style="normal" fo:font-weight="bold" style:font-size-asian="13pt" style:font-weight-asian="normal" style:font-size-complex="13pt" style:font-weight-complex="normal"/>
    </style:style>
    <style:style style:name="T80" style:family="text">
      <style:text-properties fo:font-variant="normal" fo:text-transform="none" fo:color="#006400" style:font-name="Times New Roman" fo:font-size="13pt" fo:letter-spacing="normal" fo:font-style="normal" fo:font-weight="bold" style:font-size-asian="13pt" style:font-size-complex="13pt"/>
    </style:style>
    <style:style style:name="T81" style:family="text">
      <style:text-properties fo:font-variant="normal" fo:text-transform="none" fo:color="#006400" style:font-name="Times New Roman" fo:font-size="13pt" fo:letter-spacing="normal" fo:font-style="normal" style:font-size-asian="13pt" style:font-weight-asian="normal" style:font-size-complex="13pt" style:font-weight-complex="normal"/>
    </style:style>
    <style:style style:name="T82" style:family="text">
      <style:text-properties fo:font-variant="normal" fo:text-transform="none" fo:color="#006400" style:font-name="Times New Roman" fo:font-size="13pt" fo:letter-spacing="normal" fo:font-style="normal" fo:font-weight="normal" style:font-size-asian="13pt" style:font-weight-asian="normal" style:font-size-complex="13pt" style:font-weight-complex="normal"/>
    </style:style>
    <style:style style:name="T83" style:family="text">
      <style:text-properties fo:font-variant="normal" fo:text-transform="none" fo:color="#006400" style:font-name="Times New Roman" fo:font-size="14pt" fo:letter-spacing="normal" fo:font-style="normal" style:font-size-asian="14pt" style:font-weight-asian="normal" style:font-size-complex="14pt" style:font-weight-complex="normal"/>
    </style:style>
    <style:style style:name="T84" style:family="text">
      <style:text-properties fo:font-variant="normal" fo:text-transform="none" fo:color="#006400" style:font-name="monospace" fo:font-size="12.75pt" fo:letter-spacing="normal" fo:font-style="normal" fo:font-weight="bold" style:font-weight-asian="normal" style:font-weight-complex="normal"/>
    </style:style>
    <style:style style:name="T85" style:family="text">
      <style:text-properties fo:font-variant="normal" fo:text-transform="none" fo:color="#006400" style:font-name="monospace" fo:font-size="12.75pt" fo:letter-spacing="normal" fo:font-style="normal" fo:font-weight="bold" style:font-size-asian="13pt" style:font-weight-asian="normal" style:font-size-complex="13pt" style:font-weight-complex="normal"/>
    </style:style>
    <style:style style:name="T86" style:family="text">
      <style:text-properties fo:font-variant="normal" fo:text-transform="none" fo:color="#006400" fo:font-size="12.75pt" fo:letter-spacing="normal" fo:font-style="normal" fo:font-weight="bold"/>
    </style:style>
    <style:style style:name="T87" style:family="text">
      <style:text-properties fo:font-variant="normal" fo:text-transform="none" fo:color="#006400" style:font-name="inherit" fo:font-size="10.5pt" fo:letter-spacing="normal" fo:font-style="italic" fo:font-weight="bold"/>
    </style:style>
    <style:style style:name="T88" style:family="text">
      <style:text-properties fo:font-variant="normal" fo:text-transform="none" fo:color="#008000" fo:letter-spacing="normal" fo:font-style="normal"/>
    </style:style>
    <style:style style:name="T89" style:family="text">
      <style:text-properties fo:font-variant="normal" fo:text-transform="none" fo:color="#008000" fo:letter-spacing="normal" fo:font-style="normal" fo:font-weight="normal" style:font-weight-asian="normal" style:font-weight-complex="normal"/>
    </style:style>
    <style:style style:name="T90" style:family="text">
      <style:text-properties fo:font-variant="normal" fo:text-transform="none" fo:color="#008000" style:font-name="inherit" fo:font-size="10.5pt" fo:letter-spacing="normal" fo:font-style="normal" fo:font-weight="bold" style:font-size-asian="13pt" style:font-weight-asian="normal" style:font-size-complex="13pt" style:font-weight-complex="normal"/>
    </style:style>
    <style:style style:name="T91" style:family="text">
      <style:text-properties fo:font-variant="normal" fo:text-transform="none" fo:color="#008000" style:font-name="inherit" fo:font-size="13pt" fo:letter-spacing="normal" fo:font-style="normal" fo:font-weight="bold" style:font-size-asian="13pt" style:font-size-complex="13pt"/>
    </style:style>
    <style:style style:name="T92" style:family="text">
      <style:text-properties fo:font-variant="normal" fo:text-transform="none" fo:color="#ba2121" style:font-name="inherit" fo:font-size="10.5pt" fo:letter-spacing="normal" fo:font-style="normal" fo:font-weight="bold"/>
    </style:style>
    <style:style style:name="T93" style:family="text">
      <style:text-properties fo:font-variant="normal" fo:text-transform="none" fo:color="#ba2121" style:font-name="inherit" fo:font-size="10.5pt" fo:letter-spacing="normal" fo:font-style="normal" fo:font-weight="bold" style:font-weight-asian="normal" style:font-weight-complex="normal"/>
    </style:style>
    <style:style style:name="T94" style:family="text">
      <style:text-properties fo:font-variant="normal" fo:text-transform="none" fo:color="#ba2121" style:font-name="inherit" fo:font-size="10.5pt" fo:letter-spacing="normal" fo:font-style="normal" fo:font-weight="bold" style:font-size-asian="13pt" style:font-weight-asian="normal" style:font-size-complex="13pt" style:font-weight-complex="normal"/>
    </style:style>
    <style:style style:name="T95" style:family="text">
      <style:text-properties fo:font-variant="normal" fo:text-transform="none" fo:color="#ba2121" fo:letter-spacing="normal" fo:font-style="normal"/>
    </style:style>
    <style:style style:name="T96" style:family="text">
      <style:text-properties fo:font-variant="normal" fo:text-transform="none" fo:color="#ba2121" fo:letter-spacing="normal" fo:font-style="normal" fo:font-weight="normal" style:font-weight-asian="normal" style:font-weight-complex="normal"/>
    </style:style>
    <style:style style:name="T97" style:family="text">
      <style:text-properties fo:font-variant="normal" fo:text-transform="none" fo:color="#ba2121" style:font-name="monospace" fo:font-size="10.5pt" fo:letter-spacing="normal" fo:font-style="normal" fo:font-weight="bold"/>
    </style:style>
    <style:style style:name="T98" style:family="text">
      <style:text-properties fo:font-variant="normal" fo:text-transform="none" fo:color="#000080" fo:letter-spacing="normal" fo:font-style="normal"/>
    </style:style>
    <style:style style:name="T99" style:family="text">
      <style:text-properties fo:font-variant="normal" fo:text-transform="none" fo:color="#bb6688" style:font-name="inherit" fo:font-size="10.5pt" fo:letter-spacing="normal" fo:font-style="normal" fo:font-weight="bold"/>
    </style:style>
    <style:style style:name="T100" style:family="text">
      <style:text-properties fo:font-variant="normal" fo:text-transform="none" fo:color="#000000" style:text-line-through-style="none" fo:letter-spacing="normal" fo:font-style="normal" style:text-underline-style="none" style:text-blinking="false"/>
    </style:style>
    <style:style style:name="T101" style:family="text">
      <style:text-properties fo:font-variant="normal" fo:text-transform="none" fo:color="#000000" style:text-line-through-style="none" style:font-name="Georgia" fo:letter-spacing="normal" fo:font-style="normal" style:text-underline-style="none" style:text-blinking="false"/>
    </style:style>
    <style:style style:name="T102" style:family="text">
      <style:text-properties fo:font-variant="normal" fo:text-transform="none" fo:color="#bc7a00" style:font-name="inherit" fo:font-size="13pt" fo:letter-spacing="normal" fo:font-style="normal" fo:font-weight="normal" style:font-size-asian="13pt" style:font-weight-asian="bold" style:font-size-complex="13pt" style:font-weight-complex="bold"/>
    </style:style>
    <style:style style:name="T103" style:family="text">
      <style:text-properties fo:font-variant="normal" fo:text-transform="none" fo:color="#bc7a00" style:font-name="inherit" fo:font-size="10.5pt" fo:letter-spacing="normal" fo:font-style="normal" fo:font-weight="bold" style:font-size-asian="13pt" style:font-weight-asian="bold" style:font-size-complex="13pt" style:font-weight-complex="bold"/>
    </style:style>
    <style:style style:name="T104" style:family="text">
      <style:text-properties fo:font-variant="normal" fo:text-transform="none" fo:color="#0000ff" style:font-name="inherit" fo:font-size="10.5pt" fo:letter-spacing="normal" fo:font-style="normal" fo:font-weight="bold" style:font-size-asian="13pt" style:font-weight-asian="normal" style:font-size-complex="13pt" style:font-weight-complex="normal"/>
    </style:style>
    <style:style style:name="T105" style:family="text">
      <style:text-properties fo:font-variant="normal" fo:text-transform="none" fo:color="#dd1144" style:font-name="Times New Roman" fo:font-size="13pt" fo:letter-spacing="normal" fo:font-style="normal" fo:font-weight="normal" style:font-size-asian="13pt" style:font-weight-asian="normal" style:font-size-complex="13pt" style:font-weight-complex="normal"/>
    </style:style>
    <style:style style:name="T106" style:family="text">
      <style:text-properties fo:font-variant="normal" fo:text-transform="none" fo:color="#333333" style:font-name="Times New Roman" fo:font-size="13pt" fo:letter-spacing="normal" fo:font-style="normal" fo:font-weight="normal" style:font-size-asian="13pt" style:font-weight-asian="normal" style:font-size-complex="13pt" style:font-weight-complex="normal"/>
    </style:style>
    <style:style style:name="T107" style:family="text">
      <style:text-properties fo:font-variant="normal" fo:text-transform="none" fo:color="#333333" style:font-name="Times New Roman" fo:font-size="13pt" fo:letter-spacing="normal" fo:font-style="normal" fo:font-weight="normal" fo:background-color="transparent" style:font-size-asian="13pt" style:font-size-complex="13pt"/>
    </style:style>
    <style:style style:name="T108" style:family="text">
      <style:text-properties fo:font-variant="normal" fo:text-transform="none" fo:color="#333333" style:font-name="Times New Roman" fo:font-size="13pt" fo:letter-spacing="normal" fo:font-style="normal" fo:font-weight="normal" fo:background-color="transparent" style:font-size-asian="13pt" style:font-weight-asian="normal" style:font-size-complex="13pt" style:font-weight-complex="normal"/>
    </style:style>
    <style:style style:name="T109" style:family="text">
      <style:text-properties fo:font-variant="normal" fo:text-transform="none" fo:color="#333333" style:font-name="Times New Roman" fo:font-size="13pt" fo:letter-spacing="normal" fo:font-style="normal" fo:font-weight="bold" fo:background-color="transparent" style:font-size-asian="13pt" style:font-weight-asian="bold" style:font-size-complex="13pt" style:font-weight-complex="bold"/>
    </style:style>
    <style:style style:name="T110" style:family="text">
      <style:text-properties fo:font-variant="normal" fo:text-transform="none" fo:color="#333333" style:font-name="Times New Roman" fo:font-size="13pt" fo:letter-spacing="normal" fo:background-color="transparent" style:font-size-asian="13pt" style:font-size-complex="13pt"/>
    </style:style>
    <style:style style:name="T111" style:family="text">
      <style:text-properties fo:font-variant="normal" fo:text-transform="none" fo:color="#333333" style:font-name="Consolas" fo:font-size="9pt" fo:letter-spacing="normal" fo:font-style="normal" fo:font-weight="normal" fo:background-color="transparent"/>
    </style:style>
    <style:style style:name="T112" style:family="text">
      <style:text-properties fo:font-variant="normal" fo:text-transform="none" fo:color="#ad770b" style:font-name="Times New Roman" fo:font-size="13pt" fo:letter-spacing="normal" fo:font-style="normal" fo:font-weight="normal" fo:background-color="#f7f6f3" style:font-size-asian="13pt" style:font-size-complex="13pt"/>
    </style:style>
    <style:style style:name="T113" style:family="text">
      <style:text-properties fo:font-variant="normal" fo:text-transform="none" style:font-name="Times New Roman" fo:font-size="13pt" fo:letter-spacing="normal" fo:font-style="normal" fo:font-weight="normal" style:font-size-asian="13pt" style:font-size-complex="13pt"/>
    </style:style>
    <style:style style:name="T114" style:family="text">
      <style:text-properties style:font-name="Times New Roman"/>
    </style:style>
    <style:style style:name="T115" style:family="text">
      <style:text-properties style:font-name="Times New Roman" fo:font-size="13pt" fo:language="en" fo:country="US" style:font-name-asian="Courier New" style:font-size-asian="13pt" style:font-name-complex="Courier New" style:font-size-complex="13pt"/>
    </style:style>
    <style:style style:name="T116" style:family="text">
      <style:text-properties style:font-name="Times New Roman" fo:font-size="13pt" fo:language="en" fo:country="US" fo:font-weight="bold" style:font-name-asian="Courier New" style:font-size-asian="13pt" style:font-weight-asian="bold" style:font-name-complex="Courier New" style:font-size-complex="13pt" style:font-weight-complex="bold"/>
    </style:style>
    <style:style style:name="T117" style:family="text">
      <style:text-properties style:font-name="Times New Roman" fo:font-size="13pt" style:font-size-asian="13pt" style:font-size-complex="13pt"/>
    </style:style>
    <style:style style:name="T118" style:family="text">
      <style:text-properties style:font-name="Times New Roman" fo:font-size="13pt" fo:font-weight="bold" style:font-size-asian="13pt" style:font-weight-asian="bold" style:font-size-complex="13pt" style:font-weight-complex="bold"/>
    </style:style>
    <style:style style:name="T119" style:family="text">
      <style:text-properties style:font-name="Times New Roman" fo:font-size="13pt" fo:font-weight="normal" style:font-size-asian="13pt" style:font-weight-asian="normal" style:font-size-complex="13pt" style:font-weight-complex="normal"/>
    </style:style>
    <style:style style:name="T120" style:family="text">
      <style:text-properties style:font-name="Times New Roman" fo:font-size="13pt" fo:font-weight="normal" style:font-size-asian="13pt" style:font-size-complex="13pt"/>
    </style:style>
    <style:style style:name="T121" style:family="text">
      <style:text-properties style:font-name="Times New Roman" fo:font-size="13pt" fo:font-style="normal" fo:font-weight="normal" style:font-size-asian="13pt" style:font-weight-asian="normal" style:font-size-complex="13pt" style:font-weight-complex="normal"/>
    </style:style>
    <style:style style:name="T122" style:family="text">
      <style:text-properties style:font-name="Times New Roman" fo:font-size="13pt" fo:font-style="normal" fo:font-weight="normal" style:font-size-asian="13pt" style:font-size-complex="13pt"/>
    </style:style>
    <style:style style:name="T123" style:family="text">
      <style:text-properties style:font-name="Times New Roman" fo:font-size="13pt" style:text-underline-style="solid" style:text-underline-width="auto" style:text-underline-color="font-color" style:font-size-asian="13pt" style:font-size-complex="13pt"/>
    </style:style>
    <style:style style:name="T124" style:family="text">
      <style:text-properties style:font-name="Times New Roman" fo:font-weight="normal" style:font-weight-asian="normal" style:font-weight-complex="normal"/>
    </style:style>
    <style:style style:name="T125" style:family="text">
      <style:text-properties style:font-name="Times New Roman" fo:font-style="normal" style:text-underline-style="solid" style:text-underline-width="auto" style:text-underline-color="font-color"/>
    </style:style>
    <style:style style:name="T126" style:family="text">
      <style:text-properties style:font-name="Times New Roman" fo:font-style="normal" style:text-underline-style="solid" style:text-underline-width="auto" style:text-underline-color="font-color" fo:font-weight="normal"/>
    </style:style>
    <style:style style:name="T127" style:family="text">
      <style:text-properties fo:font-weight="normal"/>
    </style:style>
    <style:style style:name="T128" style:family="text">
      <style:text-properties fo:font-weight="normal" style:font-weight-asian="normal" style:font-weight-complex="normal"/>
    </style:style>
    <style:style style:name="T129" style:family="text">
      <style:text-properties fo:color="#002f72" style:font-name="inherit" style:text-underline-style="solid" style:text-underline-width="auto" style:text-underline-color="font-color" fo:font-weight="normal"/>
    </style:style>
    <style:style style:name="T130" style:family="text">
      <style:text-properties fo:color="#002f72" style:text-underline-style="solid" style:text-underline-width="auto" style:text-underline-color="font-color" fo:font-weight="normal"/>
    </style:style>
    <style:style style:name="T131" style:family="text">
      <style:text-properties fo:color="#002f72" fo:font-style="normal" style:text-underline-style="solid" style:text-underline-width="auto" style:text-underline-color="font-color" fo:font-weight="normal"/>
    </style:style>
    <style:style style:name="T132" style:family="text">
      <style:text-properties fo:color="#002f72" fo:font-size="14pt" style:font-size-asian="14pt" style:font-name-complex="Calibri1" style:font-size-complex="14pt"/>
    </style:style>
    <style:style style:name="T133" style:family="text">
      <style:text-properties fo:color="#002f72" fo:font-size="14pt" style:text-underline-style="solid" style:text-underline-width="auto" style:text-underline-color="font-color" style:font-size-asian="14pt" style:font-name-complex="Calibri1" style:font-size-complex="14pt"/>
    </style:style>
    <style:style style:name="T134" style:family="text">
      <style:text-properties fo:color="#002f72" style:font-name="Times New Roman" fo:font-style="normal" style:text-underline-style="solid" style:text-underline-width="auto" style:text-underline-color="font-color" fo:font-weight="normal"/>
    </style:style>
    <style:style style:name="T135" style:family="text">
      <style:text-properties fo:color="#006400" fo:font-size="12.75pt" fo:font-weight="bold"/>
    </style:style>
    <style:style style:name="T136" style:family="text">
      <style:text-properties fo:color="#006400" style:font-name="Times New Roman" fo:font-size="13pt" style:font-size-asian="13pt" style:font-size-complex="13pt"/>
    </style:style>
    <style:style style:name="T137" style:family="text">
      <style:text-properties fo:color="#006400" style:font-name="Times New Roman" fo:font-style="normal"/>
    </style:style>
    <style:style style:name="T138" style:family="text">
      <style:text-properties fo:color="#006400" style:font-name="Times New Roman" fo:font-style="normal" style:font-weight-asian="normal" style:font-weight-complex="normal"/>
    </style:style>
    <style:style style:name="T139" style:family="text">
      <style:text-properties fo:color="#006400" style:font-name="Times New Roman" fo:font-style="normal" style:text-underline-style="solid" style:text-underline-width="auto" style:text-underline-color="font-color"/>
    </style:style>
    <style:style style:name="T140" style:family="text">
      <style:text-properties fo:color="#006400" style:font-name="Times New Roman" fo:font-weight="bold"/>
    </style:style>
    <style:style style:name="T141" style:family="text">
      <style:text-properties fo:color="#006400" style:font-name="Courier New1" fo:font-size="14pt" fo:font-weight="bold" style:font-size-asian="14pt" style:font-weight-asian="bold" style:font-name-complex="Courier New2" style:font-size-complex="14pt" style:font-weight-complex="bold"/>
    </style:style>
    <style:style style:name="T142" style:family="text">
      <style:text-properties fo:color="#006400" fo:font-size="13pt" fo:font-weight="bold" style:font-size-asian="13pt" style:font-weight-asian="bold" style:font-size-complex="13pt" style:font-weight-complex="bold"/>
    </style:style>
    <style:style style:name="T143" style:family="text">
      <style:text-properties fo:color="#006400" fo:font-size="13pt" fo:font-weight="bold" style:font-size-asian="13pt" style:font-weight-asian="bold" style:font-name-complex="Calibri1" style:font-size-complex="13pt" style:font-weight-complex="bold"/>
    </style:style>
    <style:style style:name="T144" style:family="text">
      <style:text-properties fo:color="#006400" style:font-name="Calibri" fo:font-size="14pt" fo:font-weight="bold" style:font-size-asian="14pt" style:font-weight-asian="bold" style:font-name-complex="Calibri1" style:font-size-complex="14pt" style:font-weight-complex="bold"/>
    </style:style>
    <style:style style:name="T145" style:family="text">
      <style:text-properties fo:color="#ba2121"/>
    </style:style>
    <style:style style:name="T146" style:family="text">
      <style:text-properties fo:color="#ba2121" style:font-name="inherit"/>
    </style:style>
    <style:style style:name="T147" style:family="text">
      <style:text-properties fo:color="#ba2121" style:font-name="inherit" fo:font-size="10.5pt" fo:font-style="normal"/>
    </style:style>
    <style:style style:name="T148" style:family="text">
      <style:text-properties fo:color="#ba2121" style:font-name="inherit" fo:font-size="10.5pt" fo:font-style="normal" fo:font-weight="bold"/>
    </style:style>
    <style:style style:name="T149" style:family="text">
      <style:text-properties fo:color="#ba2121" style:font-name="inherit" fo:font-size="10.5pt" fo:font-style="normal" fo:font-weight="bold" style:font-size-asian="13pt" style:font-size-complex="13pt"/>
    </style:style>
    <style:style style:name="T150" style:family="text">
      <style:text-properties fo:color="#ba2121" style:font-name="inherit" fo:font-size="10.5pt" fo:font-style="normal" style:font-weight-asian="normal" style:font-weight-complex="normal"/>
    </style:style>
    <style:style style:name="T151" style:family="text">
      <style:text-properties fo:color="#ba2121" style:font-name="inherit" fo:font-weight="normal"/>
    </style:style>
    <style:style style:name="T152" style:family="text">
      <style:text-properties fo:color="#ba2121" style:font-name="inherit" fo:font-weight="normal" style:font-weight-asian="normal" style:font-weight-complex="normal"/>
    </style:style>
    <style:style style:name="T153" style:family="text">
      <style:text-properties fo:color="#ba2121" style:font-name="inherit" fo:font-size="13pt" style:font-size-asian="13pt" style:font-size-complex="13pt"/>
    </style:style>
    <style:style style:name="T154" style:family="text">
      <style:text-properties fo:color="#ba2121" fo:font-style="normal"/>
    </style:style>
    <style:style style:name="T155" style:family="text">
      <style:text-properties fo:color="#ba2121" fo:font-style="normal" fo:font-weight="bold"/>
    </style:style>
    <style:style style:name="T156" style:family="text">
      <style:text-properties fo:color="#ba2121" fo:font-style="normal" style:font-weight-asian="normal" style:font-weight-complex="normal"/>
    </style:style>
    <style:style style:name="T157" style:family="text">
      <style:text-properties fo:color="#ba2121" fo:font-weight="normal" style:font-weight-asian="normal" style:font-weight-complex="normal"/>
    </style:style>
    <style:style style:name="T158" style:family="text">
      <style:text-properties fo:color="#ba2121" style:font-name="inherit1" fo:font-size="11pt" fo:font-weight="bold" style:font-size-asian="11pt" style:font-weight-asian="bold" style:font-size-complex="11pt" style:font-weight-complex="bold"/>
    </style:style>
    <style:style style:name="T159" style:family="text">
      <style:text-properties fo:color="#ba2121" style:font-name="inherit1" fo:font-weight="bold" style:font-name-asian="Times New Roman1" style:font-weight-asian="bold" style:font-name-complex="Courier New2" style:font-weight-complex="bold"/>
    </style:style>
    <style:style style:name="T160" style:family="text">
      <style:text-properties fo:color="#070707" fo:font-style="normal" fo:font-weight="normal" style:font-weight-asian="normal" style:font-weight-complex="normal"/>
    </style:style>
    <style:style style:name="T161" style:family="text">
      <style:text-properties fo:color="#070707" fo:font-style="italic" style:font-weight-asian="normal" style:font-weight-complex="normal"/>
    </style:style>
    <style:style style:name="T162" style:family="text">
      <style:text-properties fo:color="#070707" fo:font-size="14pt" fo:font-weight="bold" style:font-name-asian="Times New Roman1" style:font-size-asian="14pt" style:font-weight-asian="bold" style:font-name-complex="Calibri1" style:font-size-complex="14pt" style:font-weight-complex="bold"/>
    </style:style>
    <style:style style:name="T163" style:family="text">
      <style:text-properties fo:color="#070707" fo:font-size="14pt" fo:font-weight="bold" style:font-size-asian="14pt" style:font-weight-asian="bold" style:font-name-complex="Calibri1" style:font-size-complex="14pt"/>
    </style:style>
    <style:style style:name="T164" style:family="text">
      <style:text-properties fo:color="#070707" fo:font-size="14pt" style:font-size-asian="14pt" style:font-name-complex="Calibri1" style:font-size-complex="14pt"/>
    </style:style>
    <style:style style:name="T165" style:family="text">
      <style:text-properties fo:color="#070707" fo:font-size="11pt" fo:font-weight="bold" style:font-size-asian="11pt" style:font-weight-asian="bold" style:font-size-complex="11pt" style:font-weight-complex="bold"/>
    </style:style>
    <style:style style:name="T166" style:family="text">
      <style:text-properties fo:color="#070707" style:font-name="inherit1" fo:font-size="11pt" fo:font-weight="bold" style:font-size-asian="11pt" style:font-weight-asian="bold" style:font-size-complex="11pt" style:font-weight-complex="bold"/>
    </style:style>
    <style:style style:name="T167" style:family="text">
      <style:text-properties fo:color="#070707" style:font-name="inherit1" fo:font-weight="bold" style:font-weight-asian="bold" style:font-weight-complex="bold"/>
    </style:style>
    <style:style style:name="T168" style:family="text">
      <style:text-properties fo:color="#070707" style:font-name="inherit1" fo:font-weight="bold" style:font-name-asian="Times New Roman1" style:font-weight-asian="bold" style:font-name-complex="Courier New2" style:font-weight-complex="bold"/>
    </style:style>
    <style:style style:name="T169" style:family="text">
      <style:text-properties fo:color="#070707" fo:font-size="12pt" fo:font-weight="bold" style:font-size-asian="12pt" style:font-weight-asian="bold" style:font-name-complex="Calibri1" style:font-size-complex="12pt" style:font-weight-complex="bold"/>
    </style:style>
    <style:style style:name="T170" style:family="text">
      <style:text-properties fo:color="#070707" style:font-name="Georgia1" fo:font-size="13.5pt" style:font-size-asian="13.5pt" style:font-size-complex="13.5pt"/>
    </style:style>
    <style:style style:name="T171" style:family="text">
      <style:text-properties fo:color="#070707" style:font-name="Georgia1" fo:font-size="13.5pt" fo:font-weight="bold" style:font-size-asian="13.5pt" style:font-weight-asian="bold" style:font-size-complex="13.5pt"/>
    </style:style>
    <style:style style:name="T172" style:family="text">
      <style:text-properties fo:color="#070707" fo:font-weight="bold" style:font-weight-asian="bold" style:font-weight-complex="bold"/>
    </style:style>
    <style:style style:name="T173" style:family="text">
      <style:text-properties fo:color="#070707" style:font-name="Courier New1" fo:font-weight="bold" style:font-name-asian="Times New Roman1" style:font-weight-asian="bold" style:font-name-complex="Courier New2" style:font-weight-complex="bold"/>
    </style:style>
    <style:style style:name="T174" style:family="text">
      <style:text-properties fo:color="#070707" fo:font-size="13.5pt" style:font-size-asian="13.5pt" style:font-name-complex="Calibri1" style:font-size-complex="13.5pt"/>
    </style:style>
    <style:style style:name="T175" style:family="text">
      <style:text-properties fo:font-style="normal"/>
    </style:style>
    <style:style style:name="T176" style:family="text">
      <style:text-properties fo:font-style="normal" fo:font-weight="bold"/>
    </style:style>
    <style:style style:name="T177" style:family="text">
      <style:text-properties fo:font-style="normal" fo:font-weight="bold" style:font-weight-asian="bold" style:font-weight-complex="bold"/>
    </style:style>
    <style:style style:name="T178" style:family="text">
      <style:text-properties fo:font-style="normal" fo:font-weight="normal"/>
    </style:style>
    <style:style style:name="T179" style:family="text">
      <style:text-properties fo:font-style="normal" fo:font-weight="normal" style:font-weight-asian="normal" style:font-weight-complex="normal"/>
    </style:style>
    <style:style style:name="T180" style:family="text">
      <style:text-properties fo:font-style="normal" style:font-weight-asian="normal" style:font-weight-complex="normal"/>
    </style:style>
    <style:style style:name="T181" style:family="text">
      <style:text-properties fo:font-size="13pt" style:font-size-asian="13pt" style:font-size-complex="13pt"/>
    </style:style>
    <style:style style:name="T182" style:family="text">
      <style:text-properties fo:font-size="13pt" fo:font-weight="normal" style:font-size-asian="13pt" style:font-weight-asian="normal" style:font-size-complex="13pt" style:font-weight-complex="normal"/>
    </style:style>
    <style:style style:name="T183" style:family="text">
      <style:text-properties fo:font-size="13pt" fo:font-style="normal" style:font-size-asian="13pt" style:font-size-complex="13pt"/>
    </style:style>
    <style:style style:name="T184" style:family="text">
      <style:text-properties fo:font-size="13pt" fo:font-style="normal" fo:font-weight="normal" style:font-size-asian="13pt" style:font-weight-asian="normal" style:font-size-complex="13pt" style:font-weight-complex="normal"/>
    </style:style>
    <style:style style:name="T185" style:family="text">
      <style:text-properties style:font-name="monospace" fo:font-size="10.5pt" fo:font-style="normal"/>
    </style:style>
    <style:style style:name="T186" style:family="text">
      <style:text-properties style:font-name="monospace" fo:font-size="10.5pt" fo:font-style="normal" fo:font-weight="bold"/>
    </style:style>
    <style:style style:name="T187" style:family="text">
      <style:text-properties style:font-name="monospace" fo:font-size="10.5pt" fo:font-style="normal" fo:font-weight="bold" style:font-size-asian="13pt" style:font-weight-asian="normal" style:font-size-complex="13pt" style:font-weight-complex="normal"/>
    </style:style>
    <style:style style:name="T188" style:family="text">
      <style:text-properties style:font-name="monospace" fo:font-size="10.5pt" fo:font-style="normal" fo:font-weight="bold" style:font-size-asian="13pt" style:font-size-complex="13pt"/>
    </style:style>
    <style:style style:name="T189" style:family="text">
      <style:text-properties style:font-name="monospace" fo:font-size="10.5pt" fo:font-style="normal" style:font-weight-asian="normal" style:font-weight-complex="normal"/>
    </style:style>
    <style:style style:name="T190" style:family="text">
      <style:text-properties style:font-name="monospace" fo:font-size="10.5pt" fo:font-style="normal" style:font-size-asian="13pt" style:font-weight-asian="normal" style:font-size-complex="13pt" style:font-weight-complex="normal"/>
    </style:style>
    <style:style style:name="T191" style:family="text">
      <style:text-properties style:font-name="monospace" fo:font-size="14pt" fo:font-weight="bold" style:font-size-asian="14pt" style:font-size-complex="14pt"/>
    </style:style>
    <style:style style:name="T192" style:family="text">
      <style:text-properties style:font-name="inherit"/>
    </style:style>
    <style:style style:name="T193" style:family="text">
      <style:text-properties style:font-name="inherit" fo:font-size="10.5pt" fo:font-style="normal"/>
    </style:style>
    <style:style style:name="T194" style:family="text">
      <style:text-properties style:font-name="inherit" fo:font-size="10.5pt" fo:font-style="normal" fo:font-weight="bold"/>
    </style:style>
    <style:style style:name="T195" style:family="text">
      <style:text-properties style:font-name="inherit" fo:font-size="10.5pt" fo:font-style="normal" fo:font-weight="bold" style:font-size-asian="13pt" style:font-weight-asian="normal" style:font-size-complex="13pt" style:font-weight-complex="normal"/>
    </style:style>
    <style:style style:name="T196" style:family="text">
      <style:text-properties style:font-name="inherit" fo:font-size="10.5pt" fo:font-style="normal" fo:font-weight="bold" style:font-size-asian="13pt" style:font-size-complex="13pt"/>
    </style:style>
    <style:style style:name="T197" style:family="text">
      <style:text-properties style:font-name="inherit" fo:font-size="10.5pt" fo:font-style="normal" style:font-weight-asian="normal" style:font-weight-complex="normal"/>
    </style:style>
    <style:style style:name="T198" style:family="text">
      <style:text-properties style:font-name="inherit" fo:font-weight="normal" style:font-weight-asian="normal" style:font-weight-complex="normal"/>
    </style:style>
    <style:style style:name="T199" style:family="text">
      <style:text-properties style:font-name="inherit" fo:font-size="13pt" fo:font-weight="normal" style:font-size-asian="13pt" style:font-weight-asian="normal" style:font-size-complex="13pt" style:font-weight-complex="normal"/>
    </style:style>
    <style:style style:name="T200" style:family="text">
      <style:text-properties style:font-name="inherit" fo:font-size="13pt" style:font-size-asian="13pt" style:font-size-complex="13pt"/>
    </style:style>
    <style:style style:name="T201" style:family="text">
      <style:text-properties style:font-name="inherit" fo:font-size="14pt" fo:font-weight="bold" style:font-size-asian="14pt" style:font-size-complex="14pt"/>
    </style:style>
    <style:style style:name="T202" style:family="text">
      <style:text-properties style:font-name="inherit" fo:font-style="normal"/>
    </style:style>
    <style:style style:name="T203" style:family="text">
      <style:text-properties style:font-name="inherit" fo:font-style="normal" style:text-underline-style="solid" style:text-underline-width="auto" style:text-underline-color="font-color"/>
    </style:style>
    <style:style style:name="T204" style:family="text">
      <style:text-properties fo:color="#000080"/>
    </style:style>
    <style:style style:name="T205" style:family="text">
      <style:text-properties fo:color="#000080" style:font-weight-asian="normal" style:font-weight-complex="normal"/>
    </style:style>
    <style:style style:name="T206" style:family="text">
      <style:text-properties fo:color="#000080" fo:font-style="normal"/>
    </style:style>
    <style:style style:name="T207" style:family="text">
      <style:text-properties fo:color="#000080" style:font-name="Times New Roman" fo:font-size="13pt" style:font-size-asian="13pt" style:font-size-complex="13pt"/>
    </style:style>
    <style:style style:name="T208" style:family="text">
      <style:text-properties fo:color="#000080" style:font-name="inherit"/>
    </style:style>
    <style:style style:name="T209" style:family="text">
      <style:text-properties fo:color="#000080" style:font-name="inherit1" fo:font-weight="bold" style:font-name-asian="Times New Roman1" style:font-weight-asian="bold" style:font-name-complex="Courier New2" style:font-weight-complex="bold"/>
    </style:style>
    <style:style style:name="T210" style:family="text">
      <style:text-properties fo:color="#008000"/>
    </style:style>
    <style:style style:name="T211" style:family="text">
      <style:text-properties fo:color="#008000" style:font-name="inherit"/>
    </style:style>
    <style:style style:name="T212" style:family="text">
      <style:text-properties fo:color="#008000" style:font-name="inherit" style:font-weight-asian="normal" style:font-weight-complex="normal"/>
    </style:style>
    <style:style style:name="T213" style:family="text">
      <style:text-properties fo:color="#008000" style:font-name="inherit" fo:font-size="10.5pt" fo:font-style="normal"/>
    </style:style>
    <style:style style:name="T214" style:family="text">
      <style:text-properties fo:color="#008000" style:font-name="inherit" fo:font-size="10.5pt" fo:font-style="normal" fo:font-weight="bold"/>
    </style:style>
    <style:style style:name="T215" style:family="text">
      <style:text-properties fo:color="#008000" style:font-name="inherit" fo:font-size="10.5pt" fo:font-style="normal" fo:font-weight="bold" style:font-size-asian="13pt" style:font-weight-asian="normal" style:font-size-complex="13pt" style:font-weight-complex="normal"/>
    </style:style>
    <style:style style:name="T216" style:family="text">
      <style:text-properties fo:color="#008000" style:font-name="inherit" fo:font-size="10.5pt" fo:font-style="normal" fo:font-weight="bold" style:font-size-asian="13pt" style:font-size-complex="13pt"/>
    </style:style>
    <style:style style:name="T217" style:family="text">
      <style:text-properties fo:color="#008000" style:font-name="inherit" fo:font-size="10.5pt" fo:font-style="normal" style:font-size-asian="13pt" style:font-weight-asian="normal" style:font-size-complex="13pt" style:font-weight-complex="normal"/>
    </style:style>
    <style:style style:name="T218" style:family="text">
      <style:text-properties fo:color="#008000" style:font-name="inherit" fo:font-size="13pt" style:font-size-asian="13pt" style:font-weight-asian="normal" style:font-size-complex="13pt" style:font-weight-complex="normal"/>
    </style:style>
    <style:style style:name="T219" style:family="text">
      <style:text-properties fo:color="#008000" style:font-name="inherit" fo:font-size="13pt" style:font-size-asian="13pt" style:font-size-complex="13pt"/>
    </style:style>
    <style:style style:name="T220" style:family="text">
      <style:text-properties fo:color="#008000" style:font-weight-asian="normal" style:font-weight-complex="normal"/>
    </style:style>
    <style:style style:name="T221" style:family="text">
      <style:text-properties fo:color="#008000" fo:font-style="normal"/>
    </style:style>
    <style:style style:name="T222" style:family="text">
      <style:text-properties fo:color="#008000" fo:font-style="normal" fo:font-weight="bold"/>
    </style:style>
    <style:style style:name="T223" style:family="text">
      <style:text-properties fo:color="#008000" style:font-name="inherit1" fo:font-size="11pt" fo:font-weight="bold" style:font-size-asian="11pt" style:font-weight-asian="bold" style:font-size-complex="11pt" style:font-weight-complex="bold"/>
    </style:style>
    <style:style style:name="T224" style:family="text">
      <style:text-properties fo:color="#008000" style:font-name="inherit1" fo:font-weight="bold" style:font-name-asian="Times New Roman1" style:font-weight-asian="bold" style:font-name-complex="Courier New2" style:font-weight-complex="bold"/>
    </style:style>
    <style:style style:name="T225" style:family="text">
      <style:text-properties fo:color="#666666"/>
    </style:style>
    <style:style style:name="T226" style:family="text">
      <style:text-properties fo:color="#666666" style:font-name="inherit"/>
    </style:style>
    <style:style style:name="T227" style:family="text">
      <style:text-properties fo:color="#666666" style:font-name="inherit" fo:font-size="10.5pt" fo:font-style="normal"/>
    </style:style>
    <style:style style:name="T228" style:family="text">
      <style:text-properties fo:color="#666666" style:font-name="inherit" fo:font-size="10.5pt" fo:font-style="normal" fo:font-weight="bold"/>
    </style:style>
    <style:style style:name="T229" style:family="text">
      <style:text-properties fo:color="#666666" style:font-name="inherit" fo:font-size="10.5pt" fo:font-style="normal" fo:font-weight="bold" style:font-size-asian="13pt" style:font-weight-asian="normal" style:font-size-complex="13pt" style:font-weight-complex="normal"/>
    </style:style>
    <style:style style:name="T230" style:family="text">
      <style:text-properties fo:color="#666666" style:font-name="inherit" fo:font-weight="normal" style:font-weight-asian="normal" style:font-weight-complex="normal"/>
    </style:style>
    <style:style style:name="T231" style:family="text">
      <style:text-properties fo:color="#666666" style:font-name="inherit" fo:font-size="13pt" fo:font-weight="normal" style:font-size-asian="13pt" style:font-weight-asian="normal" style:font-size-complex="13pt" style:font-weight-complex="normal"/>
    </style:style>
    <style:style style:name="T232" style:family="text">
      <style:text-properties fo:color="#666666" style:font-name="inherit" fo:font-size="13pt" style:font-size-asian="13pt" style:font-size-complex="13pt"/>
    </style:style>
    <style:style style:name="T233" style:family="text">
      <style:text-properties fo:color="#666666" fo:font-style="normal"/>
    </style:style>
    <style:style style:name="T234" style:family="text">
      <style:text-properties fo:color="#666666" fo:font-style="normal" fo:font-weight="bold"/>
    </style:style>
    <style:style style:name="T235" style:family="text">
      <style:text-properties fo:color="#666666" style:font-name="Times New Roman" fo:font-size="13pt" style:font-size-asian="13pt" style:font-size-complex="13pt"/>
    </style:style>
    <style:style style:name="T236" style:family="text">
      <style:text-properties fo:color="#666666" fo:font-size="14pt" fo:font-weight="bold" style:font-name-asian="Times New Roman1" style:font-size-asian="14pt" style:font-weight-asian="bold" style:font-name-complex="Calibri1" style:font-size-complex="14pt" style:font-weight-complex="bold"/>
    </style:style>
    <style:style style:name="T237" style:family="text">
      <style:text-properties fo:color="#666666" style:font-name="inherit1" fo:font-size="11pt" fo:font-weight="bold" style:font-size-asian="11pt" style:font-weight-asian="bold" style:font-size-complex="11pt" style:font-weight-complex="bold"/>
    </style:style>
    <style:style style:name="T238" style:family="text">
      <style:text-properties fo:color="#666666" style:font-name="inherit1" fo:font-weight="bold" style:font-weight-asian="bold" style:font-weight-complex="bold"/>
    </style:style>
    <style:style style:name="T239" style:family="text">
      <style:text-properties fo:color="#666666" style:font-name="inherit1" fo:font-weight="bold" style:font-name-asian="Times New Roman1" style:font-weight-asian="bold" style:font-name-complex="Courier New2" style:font-weight-complex="bold"/>
    </style:style>
    <style:style style:name="T240" style:family="text">
      <style:text-properties fo:color="#666666" fo:font-size="12pt" fo:font-weight="bold" style:font-size-asian="12pt" style:font-weight-asian="bold" style:font-name-complex="Calibri1" style:font-size-complex="12pt" style:font-weight-complex="bold"/>
    </style:style>
    <style:style style:name="T241" style:family="text">
      <style:text-properties fo:color="#996633" fo:font-style="normal" fo:font-weight="bold"/>
    </style:style>
    <style:style style:name="T242" style:family="text">
      <style:text-properties fo:color="#bc7a00" style:font-name="inherit"/>
    </style:style>
    <style:style style:name="T243" style:family="text">
      <style:text-properties fo:color="#bc7a00" style:font-name="inherit" fo:font-size="10.5pt" fo:font-style="normal"/>
    </style:style>
    <style:style style:name="T244" style:family="text">
      <style:text-properties fo:color="#bc7a00" style:font-name="inherit" fo:font-size="10.5pt" fo:font-style="normal" fo:font-weight="bold"/>
    </style:style>
    <style:style style:name="T245" style:family="text">
      <style:text-properties fo:color="#bc7a00" style:font-name="inherit" fo:font-size="10.5pt" fo:font-style="normal" fo:font-weight="bold" style:font-size-asian="13pt" style:font-size-complex="13pt"/>
    </style:style>
    <style:style style:name="T246" style:family="text">
      <style:text-properties fo:color="#bc7a00" style:font-name="inherit" fo:font-size="13pt" fo:font-weight="normal" style:font-size-asian="13pt" style:font-weight-asian="normal" style:font-size-complex="13pt" style:font-weight-complex="normal"/>
    </style:style>
    <style:style style:name="T247" style:family="text">
      <style:text-properties fo:color="#bc7a00" style:font-name="inherit" fo:font-size="13pt" style:font-size-asian="13pt" style:font-size-complex="13pt"/>
    </style:style>
    <style:style style:name="T248" style:family="text">
      <style:text-properties fo:color="#bc7a00" fo:font-weight="normal" style:font-weight-asian="normal" style:font-weight-complex="normal"/>
    </style:style>
    <style:style style:name="T249" style:family="text">
      <style:text-properties fo:color="#bc7a00" fo:font-style="normal" fo:font-weight="bold"/>
    </style:style>
    <style:style style:name="T250" style:family="text">
      <style:text-properties fo:color="#19177c"/>
    </style:style>
    <style:style style:name="T251" style:family="text">
      <style:text-properties fo:color="#19177c" style:font-name="inherit"/>
    </style:style>
    <style:style style:name="T252" style:family="text">
      <style:text-properties fo:color="#19177c" style:font-name="inherit" fo:font-size="10.5pt" fo:font-style="normal"/>
    </style:style>
    <style:style style:name="T253" style:family="text">
      <style:text-properties fo:color="#19177c" style:font-name="inherit" fo:font-size="10.5pt" fo:font-style="normal" fo:font-weight="bold"/>
    </style:style>
    <style:style style:name="T254" style:family="text">
      <style:text-properties fo:color="#19177c" style:font-name="inherit" fo:font-size="10.5pt" fo:font-style="normal" fo:font-weight="bold" style:font-size-asian="13pt" style:font-weight-asian="normal" style:font-size-complex="13pt" style:font-weight-complex="normal"/>
    </style:style>
    <style:style style:name="T255" style:family="text">
      <style:text-properties fo:color="#19177c" style:font-name="inherit" fo:font-size="10.5pt" fo:font-style="normal" fo:font-weight="bold" style:font-size-asian="13pt" style:font-size-complex="13pt"/>
    </style:style>
    <style:style style:name="T256" style:family="text">
      <style:text-properties fo:color="#19177c" style:font-name="inherit" fo:font-size="10.5pt" fo:font-style="normal" style:font-weight-asian="normal" style:font-weight-complex="normal"/>
    </style:style>
    <style:style style:name="T257" style:family="text">
      <style:text-properties fo:color="#19177c" style:font-name="inherit" fo:font-weight="normal" style:font-weight-asian="normal" style:font-weight-complex="normal"/>
    </style:style>
    <style:style style:name="T258" style:family="text">
      <style:text-properties fo:color="#19177c" style:font-name="inherit" fo:font-size="14pt" fo:font-weight="bold" style:font-size-asian="14pt" style:font-size-complex="14pt"/>
    </style:style>
    <style:style style:name="T259" style:family="text">
      <style:text-properties fo:color="#19177c" style:font-name="inherit" fo:font-size="13pt" fo:font-weight="normal" style:font-size-asian="13pt" style:font-weight-asian="normal" style:font-size-complex="13pt" style:font-weight-complex="normal"/>
    </style:style>
    <style:style style:name="T260" style:family="text">
      <style:text-properties fo:color="#19177c" style:font-name="inherit" fo:font-size="13pt" style:font-size-asian="13pt" style:font-size-complex="13pt"/>
    </style:style>
    <style:style style:name="T261" style:family="text">
      <style:text-properties fo:color="#19177c" fo:font-weight="normal" style:font-weight-asian="normal" style:font-weight-complex="normal"/>
    </style:style>
    <style:style style:name="T262" style:family="text">
      <style:text-properties fo:color="#19177c" fo:font-style="normal" fo:font-weight="bold"/>
    </style:style>
    <style:style style:name="T263" style:family="text">
      <style:text-properties fo:color="#19177c" fo:font-size="14pt" fo:font-weight="bold" style:font-name-asian="Times New Roman1" style:font-size-asian="14pt" style:font-weight-asian="bold" style:font-name-complex="Calibri1" style:font-size-complex="14pt" style:font-weight-complex="bold"/>
    </style:style>
    <style:style style:name="T264" style:family="text">
      <style:text-properties fo:color="#19177c" style:font-name="inherit1" fo:font-size="11pt" fo:font-weight="bold" style:font-size-asian="11pt" style:font-weight-asian="bold" style:font-size-complex="11pt" style:font-weight-complex="bold"/>
    </style:style>
    <style:style style:name="T265" style:family="text">
      <style:text-properties fo:color="#19177c" style:font-name="inherit1" fo:font-weight="bold" style:font-weight-asian="bold" style:font-weight-complex="bold"/>
    </style:style>
    <style:style style:name="T266" style:family="text">
      <style:text-properties fo:color="#19177c" style:font-name="inherit1" fo:font-weight="bold" style:font-name-asian="Times New Roman1" style:font-weight-asian="bold" style:font-name-complex="Courier New2" style:font-weight-complex="bold"/>
    </style:style>
    <style:style style:name="T267" style:family="text">
      <style:text-properties fo:color="#0000ff"/>
    </style:style>
    <style:style style:name="T268" style:family="text">
      <style:text-properties fo:color="#0000ff" style:font-name="inherit"/>
    </style:style>
    <style:style style:name="T269" style:family="text">
      <style:text-properties fo:color="#0000ff" style:font-name="inherit" style:font-weight-asian="normal" style:font-weight-complex="normal"/>
    </style:style>
    <style:style style:name="T270" style:family="text">
      <style:text-properties fo:color="#0000ff" style:font-name="inherit" fo:font-size="10.5pt" fo:font-style="normal" fo:font-weight="bold"/>
    </style:style>
    <style:style style:name="T271" style:family="text">
      <style:text-properties fo:color="#0000ff" style:font-name="inherit" fo:font-size="10.5pt" fo:font-style="normal" fo:font-weight="bold" style:font-size-asian="13pt" style:font-weight-asian="normal" style:font-size-complex="13pt" style:font-weight-complex="normal"/>
    </style:style>
    <style:style style:name="T272" style:family="text">
      <style:text-properties fo:color="#0000ff" style:font-name="inherit" fo:font-size="10.5pt" fo:font-style="normal" fo:font-weight="bold" style:font-size-asian="13pt" style:font-size-complex="13pt"/>
    </style:style>
    <style:style style:name="T273" style:family="text">
      <style:text-properties fo:color="#0000ff" style:font-name="inherit" fo:font-size="10.5pt" fo:font-style="normal" style:font-size-asian="13pt" style:font-weight-asian="normal" style:font-size-complex="13pt" style:font-weight-complex="normal"/>
    </style:style>
    <style:style style:name="T274" style:family="text">
      <style:text-properties fo:color="#0000ff" style:font-name="inherit" fo:font-size="13pt" style:font-size-asian="13pt" style:font-weight-asian="normal" style:font-size-complex="13pt" style:font-weight-complex="normal"/>
    </style:style>
    <style:style style:name="T275" style:family="text">
      <style:text-properties fo:color="#0000ff" style:font-name="inherit" fo:font-size="13pt" style:font-size-asian="13pt" style:font-size-complex="13pt"/>
    </style:style>
    <style:style style:name="T276" style:family="text">
      <style:text-properties fo:color="#0000ff" style:font-weight-asian="normal" style:font-weight-complex="normal"/>
    </style:style>
    <style:style style:name="T277" style:family="text">
      <style:text-properties fo:color="#0000ff" fo:font-style="normal"/>
    </style:style>
    <style:style style:name="T278" style:family="text">
      <style:text-properties fo:color="#0000ff" fo:font-style="normal" fo:font-weight="bold"/>
    </style:style>
    <style:style style:name="T279" style:family="text">
      <style:text-properties fo:color="#0000ff" style:font-name="inherit1" fo:font-size="11pt" fo:font-weight="bold" style:font-size-asian="11pt" style:font-weight-asian="bold" style:font-size-complex="11pt" style:font-weight-complex="bold"/>
    </style:style>
    <style:style style:name="T280" style:family="text">
      <style:text-properties fo:color="#0000ff" style:font-name="inherit1" fo:font-weight="bold" style:font-name-asian="Times New Roman1" style:font-weight-asian="bold" style:font-name-complex="Courier New2" style:font-weight-complex="bold"/>
    </style:style>
    <style:style style:name="T281" style:family="text">
      <style:text-properties fo:font-style="italic" fo:font-weight="bold"/>
    </style:style>
    <style:style style:name="T282" style:family="text">
      <style:text-properties fo:color="#408080" style:font-name="inherit" fo:font-size="10.5pt" fo:font-style="italic"/>
    </style:style>
    <style:style style:name="T283" style:family="text">
      <style:text-properties fo:color="#408080" style:font-name="inherit" fo:font-size="10.5pt" fo:font-style="italic" fo:font-weight="bold"/>
    </style:style>
    <style:style style:name="T284" style:family="text">
      <style:text-properties fo:color="#408080" fo:font-style="italic"/>
    </style:style>
    <style:style style:name="T285" style:family="text">
      <style:text-properties fo:color="#408080" fo:font-style="italic" fo:font-weight="bold"/>
    </style:style>
    <style:style style:name="T286" style:family="text">
      <style:text-properties fo:color="#408080" style:font-name="inherit1" fo:font-size="11pt" fo:font-style="italic" fo:font-weight="bold" style:font-size-asian="11pt" style:font-style-asian="italic" style:font-weight-asian="bold" style:font-size-complex="11pt" style:font-style-complex="italic" style:font-weight-complex="bold"/>
    </style:style>
    <style:style style:name="T287" style:family="text">
      <style:text-properties fo:color="#408080" style:font-name="inherit1" fo:font-style="italic" fo:font-weight="bold" style:font-name-asian="Times New Roman1" style:font-style-asian="italic" style:font-weight-asian="bold" style:font-name-complex="Courier New2" style:font-style-complex="italic" style:font-weight-complex="bold"/>
    </style:style>
    <style:style style:name="T288" style:family="text">
      <style:text-properties fo:color="#bb6688"/>
    </style:style>
    <style:style style:name="T289" style:family="text">
      <style:text-properties fo:color="#bb6688" fo:font-style="normal" fo:font-weight="bold"/>
    </style:style>
    <style:style style:name="T290" style:family="text">
      <style:text-properties fo:color="#bb6688" style:font-name="inherit"/>
    </style:style>
    <style:style style:name="T291" style:family="text">
      <style:text-properties fo:color="#bb6688" style:font-name="inherit" fo:font-size="10.5pt" fo:font-style="normal" fo:font-weight="bold"/>
    </style:style>
    <style:style style:name="T292" style:family="text">
      <style:text-properties fo:color="#880000"/>
    </style:style>
    <style:style style:name="T293" style:family="text">
      <style:text-properties fo:color="#880000" style:font-name="inherit"/>
    </style:style>
    <style:style style:name="T294" style:family="text">
      <style:text-properties fo:color="#880000" style:font-name="inherit" fo:font-size="10.5pt" fo:font-style="normal"/>
    </style:style>
    <style:style style:name="T295" style:family="text">
      <style:text-properties fo:color="#880000" style:font-name="inherit" fo:font-size="10.5pt" fo:font-style="normal" fo:font-weight="bold"/>
    </style:style>
    <style:style style:name="T296" style:family="text">
      <style:text-properties fo:color="#880000" style:font-name="inherit" fo:font-size="10.5pt" fo:font-style="normal" fo:font-weight="bold" style:font-size-asian="13pt" style:font-weight-asian="normal" style:font-size-complex="13pt" style:font-weight-complex="normal"/>
    </style:style>
    <style:style style:name="T297" style:family="text">
      <style:text-properties fo:color="#880000" style:font-name="inherit" fo:font-weight="normal" style:font-weight-asian="normal" style:font-weight-complex="normal"/>
    </style:style>
    <style:style style:name="T298" style:family="text">
      <style:text-properties fo:color="#880000" style:font-name="inherit" fo:font-size="13pt" fo:font-weight="normal" style:font-size-asian="13pt" style:font-weight-asian="normal" style:font-size-complex="13pt" style:font-weight-complex="normal"/>
    </style:style>
    <style:style style:name="T299" style:family="text">
      <style:text-properties fo:color="#880000" style:font-name="inherit" fo:font-size="13pt" style:font-size-asian="13pt" style:font-size-complex="13pt"/>
    </style:style>
    <style:style style:name="T300" style:family="text">
      <style:text-properties fo:color="#880000" style:font-name="inherit1" fo:font-size="11pt" fo:font-weight="bold" style:font-size-asian="11pt" style:font-weight-asian="bold" style:font-size-complex="11pt" style:font-weight-complex="bold"/>
    </style:style>
    <style:style style:name="T301" style:family="text">
      <style:text-properties fo:color="#880000" style:font-name="inherit1" fo:font-weight="bold" style:font-name-asian="Times New Roman1" style:font-weight-asian="bold" style:font-name-complex="Courier New2" style:font-weight-complex="bold"/>
    </style:style>
    <style:style style:name="T302" style:family="text">
      <style:text-properties fo:color="#7d9029" style:font-name="inherit"/>
    </style:style>
    <style:style style:name="T303" style:family="text">
      <style:text-properties fo:color="#7d9029" style:font-name="inherit" fo:font-size="10.5pt" fo:font-style="normal" fo:font-weight="bold"/>
    </style:style>
    <style:style style:name="T304" style:family="text">
      <style:text-properties fo:color="#7d9029" style:font-name="inherit" fo:font-weight="normal"/>
    </style:style>
    <style:style style:name="T305" style:family="text">
      <style:text-properties fo:color="#7d9029" fo:font-style="normal" fo:font-weight="bold"/>
    </style:style>
    <style:style style:name="T306" style:family="text">
      <style:text-properties fo:color="#b00040" style:font-name="inherit" fo:font-size="10.5pt" fo:font-style="normal" fo:font-weight="bold"/>
    </style:style>
    <style:style style:name="T307" style:family="text">
      <style:text-properties style:font-size-asian="13pt" style:font-size-complex="13pt"/>
    </style:style>
    <style:style style:name="T308" style:family="text">
      <style:text-properties fo:font-size="14pt" fo:font-weight="bold" style:font-size-asian="14pt" style:font-weight-asian="bold" style:font-size-complex="14pt"/>
    </style:style>
    <style:style style:name="T309" style:family="text">
      <style:text-properties fo:font-size="14pt" fo:font-weight="bold" style:font-size-asian="14pt" style:font-weight-asian="bold" style:font-name-complex="Calibri1" style:font-size-complex="14pt"/>
    </style:style>
    <style:style style:name="T310" style:family="text">
      <style:text-properties fo:font-size="14pt" style:font-size-asian="14pt" style:font-size-complex="14pt"/>
    </style:style>
    <style:style style:name="T311" style:family="text">
      <style:text-properties fo:font-size="14pt" style:font-size-asian="14pt" style:font-name-complex="Calibri1" style:font-size-complex="14pt"/>
    </style:style>
    <style:style style:name="T312" style:family="text">
      <style:text-properties fo:color="#333333" fo:font-style="normal"/>
    </style:style>
    <style:style style:name="T313" style:family="text">
      <style:text-properties fo:color="#333333" style:font-name="Times New Roman" fo:font-weight="normal" fo:background-color="transparent" style:font-weight-asian="normal" style:font-weight-complex="normal"/>
    </style:style>
    <style:style style:name="T314" style:family="text">
      <style:text-properties fo:color="#333333" style:font-name="Times New Roman" fo:font-size="13pt" fo:font-weight="normal" fo:background-color="transparent" style:font-size-asian="13pt" style:font-weight-asian="normal" style:font-size-complex="13pt" style:font-weight-complex="normal"/>
    </style:style>
    <style:style style:name="T315" style:family="text">
      <style:text-properties fo:color="#333333" style:font-name="Times New Roman" fo:font-size="13pt" fo:font-weight="bold" fo:background-color="transparent" style:font-size-asian="13pt" style:font-weight-asian="bold" style:font-size-complex="13pt" style:font-weight-complex="bold"/>
    </style:style>
    <style:style style:name="T316" style:family="text">
      <style:text-properties fo:color="#333333" style:font-name="Times New Roman" fo:background-color="transparent"/>
    </style:style>
    <style:style style:name="T317" style:family="text">
      <style:text-properties fo:color="#333333" style:font-name="Times New Roman" fo:font-weight="bold" fo:background-color="transparent" style:font-weight-asian="bold" style:font-weight-complex="bold"/>
    </style:style>
    <style:style style:name="T318" style:family="text">
      <style:text-properties fo:color="#dd1144" style:font-name="Monaco" fo:font-size="9pt"/>
    </style:style>
    <style:style style:name="T319" style:family="text">
      <style:text-properties fo:color="#dd1144" style:font-name="Times New Roman" fo:font-weight="normal" fo:background-color="transparent" style:font-weight-asian="normal" style:font-weight-complex="normal"/>
    </style:style>
    <style:style style:name="T320" style:family="text">
      <style:text-properties fo:color="#ad770b" style:font-name="Times New Roman" fo:font-weight="normal" fo:background-color="#f7f6f3" style:font-weight-asian="normal" style:font-weight-complex="normal"/>
    </style:style>
    <style:style style:name="T321" style:family="text">
      <style:text-properties fo:color="#424242" style:font-name="Roboto" fo:font-size="9pt" fo:font-weight="normal" fo:background-color="transparent"/>
    </style:style>
    <style:style style:name="T322" style:family="text">
      <style:text-properties fo:color="#424242" style:font-name="inherit" fo:font-size="9pt" fo:font-weight="normal" fo:background-color="transparen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from-top" style:horizontal-pos="center" style:horizontal-rel="paragraph" fo:padding="0in" fo:border="0.0138in solid #ffffff"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padding="0in" fo:border="0.0008in solid #666666"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7">Ruby on Rails, or simply Rails, is a web application framework written in Ruby</text:p>
      <text:p text:style-name="P4"/>
      <text:p text:style-name="P4"><text:span text:style-name="T3">Ruby : </text:span>A High Level Programming Language</text:p>
      <text:p text:style-name="P4"><text:s text:c="7"/>Interpreted like Perl, Python, Tcl/TK.</text:p>
      <text:p text:style-name="P4"><text:s text:c="7"/>Object-Oriented Like Java, C#.</text:p>
      <text:p text:style-name="P4"><text:s text:c="7"/>Originated in Japan and Rapidly Gaining people's awareness in US and Europe.</text:p>
      <text:p text:style-name="P4"/>
      <text:p text:style-name="P6">Embedded Ruby(erb) <text:s/>:</text:p>
      <text:p text:style-name="P4"><text:tab/>Ruby provides you with a program called ERb (Embedded Ruby) ERb allows you to put Ruby code inside an HTML file. Erb reads along tne document and then at a certain point when it recognizes the ruby code, executes it.</text:p>
      <text:p text:style-name="P4"/>
      <text:p text:style-name="P4"/>
      <text:p text:style-name="P6">What is Rails : </text:p>
      <text:p text:style-name="P4">An extremely productive web-application framework.</text:p>
      <text:p text:style-name="P4">Written in Ruby by David Heinemeier Hansson.</text:p>
      <text:p text:style-name="P4">You can develop a web application at least ten times faster with Rails than you could with a typical Java framework.</text:p>
      <text:p text:style-name="P4">An open source Ruby framework for developing database-backed web applications.</text:p>
      <text:p text:style-name="P4">Your code and database schema are the configuration!</text:p>
      <text:p text:style-name="P4">No compilation phase required.</text:p>
      <text:p text:style-name="P4"/>
      <text:p text:style-name="P4">Rails usually follows MVC architecture:</text:p>
      <text:p text:style-name="P6">MVC(Model View Controller):</text:p>
      <text:p text:style-name="P4"/>
      <text:p text:style-name="P4"><text:s/></text:p>
      <text:p text:style-name="P5"><draw:frame draw:style-name="fr1" draw:name="graphics1" text:anchor-type="as-char" svg:width="4.698in" svg:height="2.4898in" draw:z-index="0"><draw:image xlink:href="Pictures/200000070004D14F00028D9B991B3DC5.wmf" xlink:type="simple" xlink:show="embed" xlink:actuate="onLoad"/></draw:frame></text:p>
      <text:p text:style-name="P2"><text:span text:style-name="T2">Model –</text:span><text:span text:style-name="T1"> Model represents business logic and data. It contains the properties and application logic. It communicates with the database, i.e., retrieves data and stores data in the database. It can be LINQ to SQL or Entity Framework.</text:span></text:p>
      <text:p text:style-name="P5"><text:span text:style-name="T3">View –</text:span> View represents the presentation layer of the application. It is responsible for providing the User Interface (UI) to the user. Basically, it is a set of web pages (ASPX) or User Controls. There is no input logic or processing of user actions, these are managed inside the controller. This separation makes the application more testable.</text:p>
      <text:p text:style-name="P5"><text:span text:style-name="T3">Controller – </text:span>HTTP requests are routed to individual controllers and then the controller calls the <text:soft-page-break/>model and selects a View for displaying the results. The controller acts as a coordinator between the Model and the View.</text:p>
      <text:p text:style-name="P4"/>
      <text:p text:style-name="P4"/>
      <text:p text:style-name="P6">Advantages of Rails : </text:p>
      <text:p text:style-name="P4">Metaprogramming : Other frameworks use extensive code generation from scratch. Metaprogramming techniques use programs to write programs. Ruby is one of the best languages for metaprogramming, and Rails uses this capability well</text:p>
      <text:p text:style-name="P4"/>
      <text:p text:style-name="P4"><text:span text:style-name="T3">Active Record : </text:span>Rails introduces the Active Record framework, which saves objects to the database. The Rails version of Active Record discovers the columns in a database schema and automatically attaches them to your domain objects using metaprogramming</text:p>
      <text:p text:style-name="P4"/>
      <text:p text:style-name="P4"><text:span text:style-name="T3">Scaffolding: </text:span>You often create temporary code in the early stages of development to help get an application up quickly and see how major components work together. Rails automatically creates much of the scaffolding you'll need.</text:p>
      <text:p text:style-name="P4"/>
      <text:p text:style-name="P4"><text:span text:style-name="T3">Built-in testing:</text:span> Rails creates simple automated tests you can then extend. Rails also provides supporting code called harnesses and fixtures that make test cases easier to write and run.</text:p>
      <text:p text:style-name="P4"/>
      <text:p text:style-name="P4"><text:span text:style-name="T3">Three environments:</text:span> Rails gives you three default environments: development, testing, and production. Each behaves slightly differently, making your entire software development cycle easier. For example, Rails creates a fresh copy of the Test database for each test run.</text:p>
      <text:p text:style-name="P4"/>
      <text:p text:style-name="P6">Important concepts to build up rails applicaton:</text:p>
      <text:p text:style-name="P6">Gem :</text:p>
      <text:p text:style-name="P4">Gem is a package which can be utilized in ROR application by installing the gem with the cmd given below.</text:p>
      <text:p text:style-name="P4">cmd : gem install 'gem name'</text:p>
      <text:p text:style-name="P4">after installing the gem we have to run bundle install.So that we can use the functionalities of that gem.</text:p>
      <text:p text:style-name="P4">in order to uninstall the gem we should use the comd given below.</text:p>
      <text:p text:style-name="P4">cmd : gem uninstall gemname.</text:p>
      <text:p text:style-name="P4"/>
      <text:p text:style-name="P4"><text:span text:style-name="T3">Routes :</text:span> routes.rb is the important file in the application where we can <text:s/>mention the communication between the view and controller . These can be simply called as url's with communication type like get, post and patch , contoller name and action name.</text:p>
      <text:p text:style-name="P4">Ex: get controller name/action name . </text:p>
      <text:p text:style-name="P4"/>
      <text:p text:style-name="P4"><text:span text:style-name="T3">Helper : </text:span>for every application we will have hepler class the methods written in that helper class can be used through out the application. </text:p>
      <text:p text:style-name="P4">Ex: we can save the login user id in helper class so that we can use that id through out the application. <text:s/></text:p>
      <text:p text:style-name="P4"><text:s/></text:p>
      <text:p text:style-name="P4"><text:span text:style-name="T3">Assets :</text:span> is a folder in the application which consists of the stylesheet, scripts, images folders.</text:p>
      <text:p text:style-name="P4">This is the place where we can import some external sources which can be used in the application.</text:p>
      <text:p text:style-name="P4">Ex: in style sheet we can import the boot strap files by writing the @import bootstrap; and <text:soft-page-break/>@import bootstrap sprockets; code in stylesheet.scss file.(this thing should be added after installing the bootstrap gem).</text:p>
      <text:p text:style-name="P4"/>
      <text:p text:style-name="P4"/>
      <text:p text:style-name="P6">Active Record : </text:p>
      <text:p text:style-name="P4">Active Record is the M in MVC - the model - which is the layer of the system responsible for representing business data and logic. Active Record facilitates the creation and use of business objects whose data requires persistent storage to a database. It is an implementation of the Active Record pattern which itself is a description of an Object Relational Mapping system</text:p>
      <text:p text:style-name="P4"/>
      <text:p text:style-name="P4">Object-Relational Mapping, commonly referred to as its abbreviation ORM, is a technique that connects the rich objects of an application to tables in a relational database management system. Using ORM, the properties and relationships of the objects in an application can be easily stored and retrieved from a database without writing SQL statements directly and with less overall database access code</text:p>
      <text:p text:style-name="P4"/>
      <text:p text:style-name="P6">Active Record as an ORM Framework :</text:p>
      <text:p text:style-name="P4"/>
      <text:p text:style-name="P4">Represent models and their data.</text:p>
      <text:p text:style-name="P4">Represent associations between these models.</text:p>
      <text:p text:style-name="P4">Represent inheritance hierarchies through related models.</text:p>
      <text:p text:style-name="P4">Validate models before they get persisted to the database.</text:p>
      <text:p text:style-name="P4">Perform database operations in an object-oriented fashion</text:p>
      <text:p text:style-name="P4"/>
      <text:p text:style-name="P4"/>
      <text:p text:style-name="P6">Naming Conventions :</text:p>
      <text:p text:style-name="P4">By default, Active Record uses some naming conventions to find out how the mapping between models and database tables should be created. </text:p>
      <text:p text:style-name="P4">Rails will pluralize your class names to find the respective database table</text:p>
      <text:p text:style-name="P4">Database Table - Plural with underscores separating words (e.g., book_clubs).</text:p>
      <text:p text:style-name="P4">Model Class - Singular with the first letter of each word capitalized (e.g., BookClub).</text:p>
      <text:p text:style-name="P4">Example :</text:p>
      <text:p text:style-name="P4"/>
      <text:p text:style-name="P4"><text:s text:c="5"/>Model / Class <text:s text:c="2"/>Table / Schema</text:p>
      <text:p text:style-name="P4"><text:tab/>Article<text:tab/><text:tab/>articles</text:p>
      <text:p text:style-name="P4"><text:tab/>LineItem<text:tab/>line_items</text:p>
      <text:p text:style-name="P4"><text:tab/>Deer<text:tab/><text:tab/>deers</text:p>
      <text:p text:style-name="P4"><text:tab/>Mouse<text:tab/><text:tab/>mice</text:p>
      <text:p text:style-name="P4"><text:tab/>Person<text:tab/><text:tab/>people</text:p>
      <text:p text:style-name="P4"/>
      <text:p text:style-name="P6">Schema Conventions :</text:p>
      <text:p text:style-name="P4"/>
      <text:p text:style-name="P4">Active Record uses naming conventions for the columns in database tables, depending on the purpose of these columns.</text:p>
      <text:p text:style-name="P4"/>
      <text:p text:style-name="P4">Foreign keys - These fields should be named following the pattern singularized_table_name_id (e.g., item_id, order_id). These are the fields that Active Record will look for when you create associations between your models.</text:p>
      <text:p text:style-name="P4"><text:soft-page-break/></text:p>
      <text:p text:style-name="P4">Primary keys - By default, Active Record will use an integer column named id as the table's primary key. When using Active Record Migrations to create your tables, this column will be automatically created.</text:p>
      <text:p text:style-name="P4"/>
      <text:p text:style-name="P4">Some optional column names that will add additional features to Active Record instances</text:p>
      <text:p text:style-name="P4"/>
      <text:p text:style-name="P4">created_at - Automatically gets set to the current date and time when the record is first created.</text:p>
      <text:p text:style-name="P4">updated_at - Automatically gets set to the current date and time whenever the record is updated.</text:p>
      <text:p text:style-name="P4"/>
      <text:p text:style-name="P4"/>
      <text:p text:style-name="P6">Creating Active Record Models <text:s/>:</text:p>
      <text:p text:style-name="P4">To create Active Record models, You need to do make your model subclass to the ActiveRecord::Base</text:p>
      <text:p text:style-name="P4">Your model will be like below</text:p>
      <text:p text:style-name="P4"><text:tab/>class Product &lt; ActiveRecord::Base</text:p>
      <text:p text:style-name="P4"><text:tab/>end</text:p>
      <text:p text:style-name="P4">Rails command to create model : rails g model &lt;modelname&gt; &lt;field_name&gt;:&lt;fieldtype&gt;...</text:p>
      <text:p text:style-name="P4"/>
      <text:p text:style-name="P4">However Rails provides default conventions, Youy can ovverride your model names if you need to follow a different naming convention</text:p>
      <text:p text:style-name="P4">Following is example :</text:p>
      <text:p text:style-name="P4"><text:tab/>class Product &lt; ActiveRecord::Base</text:p>
      <text:p text:style-name="P4"><text:s text:c="2"/><text:tab/>self.table_name = "my_products"</text:p>
      <text:p text:style-name="P4"><text:tab/>end</text:p>
      <text:p text:style-name="P4"/>
      <text:p text:style-name="P4">If you do so, you will have to define manually the class name that is hosting the fixtures (my_products.yml) using the set_fixture_class method in your test definition:</text:p>
      <text:p text:style-name="P4"><text:tab/>class ProductTest &lt; ActiveSupport::TestCase</text:p>
      <text:p text:style-name="P4"><text:s text:c="2"/><text:tab/>set_fixture_class my_products: Product</text:p>
      <text:p text:style-name="P4"><text:s text:c="2"/><text:tab/>fixtures :my_products</text:p>
      <text:p text:style-name="P4"><text:s text:c="2"/><text:tab/>...</text:p>
      <text:p text:style-name="P4"><text:tab/>end</text:p>
      <text:p text:style-name="P4"/>
      <text:p text:style-name="P4"/>
      <text:p text:style-name="P6">CRUD operations :</text:p>
      <text:p text:style-name="P4">CRUD is an acronym for the four verbs we use to operate on data: Create, Read, Update and Delete. Active Record automatically creates methods to allow an application to read and manipulate data stored within its tables.</text:p>
      <text:p text:style-name="P4"/>
      <text:p text:style-name="P6">Create :</text:p>
      <text:p text:style-name="P4">Active Record objects can be created from a hash, a block or have their attributes manually set after creation. The new method will return a new object while create will return the object and save it to the database.</text:p>
      <text:p text:style-name="P4">Ex: user = User.create(name: "David", occupation: "Code Artist")</text:p>
      <text:p text:style-name="P4"/>
      <text:p text:style-name="P4">Using the new method, an object can be instantiated without being saved:</text:p>
      <text:p text:style-name="P4"/>
      <text:p text:style-name="P4"><text:soft-page-break/>user = User.new</text:p>
      <text:p text:style-name="P4">user.name = "David"</text:p>
      <text:p text:style-name="P4">user.occupation = "Code Artist"</text:p>
      <text:p text:style-name="P4"/>
      <text:p text:style-name="P4">A call to user.save will commit the record to the database.</text:p>
      <text:p text:style-name="P4"/>
      <text:p text:style-name="P6">Read :</text:p>
      <text:p text:style-name="P4">Active Record provides a rich API for accessing data within a database. Below are a few examples of different data access methods provided by Active Record.</text:p>
      <text:p text:style-name="P4">Ex:</text:p>
      <text:p text:style-name="P4"># return a collection with all users</text:p>
      <text:p text:style-name="P4">users = User.all</text:p>
      <text:p text:style-name="P4"># return the first user</text:p>
      <text:p text:style-name="P4">user = User.first</text:p>
      <text:p text:style-name="P4"># return the first user named David</text:p>
      <text:p text:style-name="P4">david = User.find_by(name: 'David')</text:p>
      <text:p text:style-name="P4"># find all users named David who are Code Artists and sort by created_at in reverse chronological order</text:p>
      <text:p text:style-name="P4">users = User.where(name: 'David', occupation: 'Code Artist').order('created_at DESC')</text:p>
      <text:p text:style-name="P4"/>
      <text:p text:style-name="P4"><text:span text:style-name="T3">Insert :</text:span> a record can be inserted into the DB by using create and save methods.</text:p>
      <text:p text:style-name="P4">Ex:</text:p>
      <text:p text:style-name="P4">@user = User.create(params[user]);</text:p>
      <text:p text:style-name="P4">@user.save </text:p>
      <text:p text:style-name="P4"/>
      <text:p text:style-name="P6">Update :</text:p>
      <text:p text:style-name="P4">Once an Active Record object has been retrieved, its attributes can be modified and it can be saved to the database.</text:p>
      <text:p text:style-name="P4">Ex:</text:p>
      <text:p text:style-name="P4">user = User.find_by(name: 'David')</text:p>
      <text:p text:style-name="P4">user.name = 'Dave'</text:p>
      <text:p text:style-name="P4">user.save</text:p>
      <text:p text:style-name="P4"/>
      <text:p text:style-name="P4">A shorthand for this is to use a hash mapping attribute names to the desired value, like so:</text:p>
      <text:p text:style-name="P4">user = User.find_by(name: 'David')</text:p>
      <text:p text:style-name="P4">user.update(name: 'Dave')</text:p>
      <text:p text:style-name="P4"/>
      <text:p text:style-name="P4">updating several attributes at once</text:p>
      <text:p text:style-name="P4">User.update_all "max_login_attempts = 3, must_change_password = 'true'"</text:p>
      <text:p text:style-name="P4"/>
      <text:p text:style-name="P6">Delete:</text:p>
      <text:p text:style-name="P4">Likewise, once retrieved an Active Record object can be destroyed which removes it from the database</text:p>
      <text:p text:style-name="P4">user = User.find_by(name: 'David')</text:p>
      <text:p text:style-name="P4">user.destroy</text:p>
      <text:p text:style-name="P4"/>
      <text:p text:style-name="P4"/>
      <text:p text:style-name="P6"/>
      <text:p text:style-name="P6"><text:soft-page-break/>Active record validations:</text:p>
      <text:p text:style-name="P4">Validations are used to ensure that only valid data is saved into your database. For example, it may be important to your application to ensure that every user provides a valid email address and mailing address. Model-level validations are the best way to ensure that only valid data is saved into your database</text:p>
      <text:p text:style-name="P4"/>
      <text:p text:style-name="P4"/>
      <text:p text:style-name="P4">Ex:</text:p>
      <text:p text:style-name="P4">validates :name, presence: true, length: { maximum: 50 }</text:p>
      <text:p text:style-name="P4">VALID_EMAIL_REGEX = /\A[\w+\-.]+@[a-z\d\-.]+\.[a-z]+\z/i</text:p>
      <text:p text:style-name="P4">validates :emailid, presence: true, length: { maximum: 255 },</text:p>
      <text:p text:style-name="P4"><text:s text:c="20"/>format: { with: VALID_EMAIL_REGEX },</text:p>
      <text:p text:style-name="P4"><text:s text:c="20"/>uniqueness: { case_sensitive: false }</text:p>
      <text:p text:style-name="P4"><text:s text:c="2"/><text:tab/></text:p>
      <text:p text:style-name="P4">validates :password, length: { minimum: 6 }</text:p>
      <text:p text:style-name="P4"/>
      <text:p text:style-name="P4">in the above example presence, length, format, uniqueness all these are validation helpers which are predefined , and these will provide validation rules.</text:p>
      <text:p text:style-name="P4"/>
      <text:p text:style-name="P4">There are some types of validations they are common validations, strict validations, conditional validations and custom validations.</text:p>
      <text:p text:style-name="P4"/>
      <text:p text:style-name="P4"/>
      <text:p text:style-name="P6">Rails Modules :</text:p>
      <text:p text:style-name="P4">There are few modules in rails which are responsible for the creation and execution of the application.</text:p>
      <text:p text:style-name="P4"/>
      <text:p text:style-name="P4"><text:span text:style-name="T3">Action mailers :</text:span> this module is responsible for processing email services. It processes incoming mails and it can create new simple text or complex mails.</text:p>
      <text:p text:style-name="P4"/>
      <text:p text:style-name="P13"><text:span text:style-name="T116">Action pack : </text:span><text:span text:style-name="T115">This module provides control and views in the MVC pattern. </text:span><text:span text:style-name="T6">These modules capture the user requests made by the browser and map these requests to actions. These actions are defined in the controllers layer and later the actions render a view that is displayed in the browser. Action Pack is divided in 3 sub-modules, which are: Action Dispatch, Action Controller, and Action View.</text:span><text:span text:style-name="T117"> </text:span></text:p>
      <text:p text:style-name="P3"/>
      <text:p text:style-name="P13"><text:span text:style-name="T118">Action dispatch : </text:span><text:span text:style-name="T117">this module is responsible for routing the request to the appropriate controller action a</text:span><text:span text:style-name="T6">nd does advanced processing around HTTP, such as handling cookies, sessions, request methods. </text:span></text:p>
      <text:p text:style-name="P14"/>
      <text:p text:style-name="P13"><text:span text:style-name="T7">Action Controller :</text:span><text:span text:style-name="T6"> after the action dispatch has processed the request it makes the routing to its corresponding controller. This module provides a base controller from which all the other controllers can inherit. Action Controller contains actions to controls model and view. This module makes data available as needed, controls views rendering and redirection. Additionally, it manages the user sessions, application flow, caching features, helper modules and implement filters for the pre, during and post processing hooks. </text:span></text:p>
      <text:p text:style-name="P4"><text:tab/><text:tab/></text:p>
      <text:p text:style-name="P13"><text:span text:style-name="T116">Action View :</text:span><text:span text:style-name="T7">i</text:span><text:span text:style-name="T6">t is call by the Action Controller. It renders the presentation of the web page </text:span><text:soft-page-break/><text:span text:style-name="T6">requested. Action View provides master layouts, templates lookups and view helpers that assist the generation of the HTML, feeds and other presentation formats. There are three templates schemas in Rails, which are rhtml, rxml, and rjs. The rhtml format generates HTML views to the users with ERB (embedded ruby code in HTML). The rxml is used to construct XML documents using Ruby, and rjs allow creating dynamic JavaScript code in Ruby useful to implement AJAX functionality.</text:span><text:span text:style-name="T117"> </text:span></text:p>
      <text:p text:style-name="P4"/>
      <text:p text:style-name="P3"><text:span text:style-name="T3">Active Module :</text:span> this is the interface between the action pack and active record modules. This active module can be used outside the rails for object relational mapping.</text:p>
      <text:p text:style-name="P3"/>
      <text:p text:style-name="P7"><text:span text:style-name="T4">Active Record : </text:span><text:span text:style-name="T8">Active record is an architectural pattern used to manage data in relational databases through objects. In Ruby on Rails the Active Record module provides object-relational mapping to classes. This module builds the Model layer that connects the database tables with its representation in ruby classes. Rails provide tools to implement the CRUD functionality with zero-configuration. CRUD allows creating, reading, updating and deleting records from the database through ruby objects. An object represents each row in a database tables. Additionally, it also provides advance search capabilities and the ability to create relationships or associations between models. Active Records relies heavily on conventions on how the classes should be named, the tables in the database, the foreign keys and primary keys. However, the database mapping can be accomplished using configuration, but it is highly encouraged to follow the rails convention, such as active record modules.</text:span></text:p>
      <text:p text:style-name="P28">This modules is used to create model classes, which contains the business logic, handle validations and relationships, automatically maps to a table and encapsulates data access, provides getters and setters, callbacks and also supports several databases.</text:p>
      <text:p text:style-name="P3"><text:s/></text:p>
      <text:p text:style-name="P8">Active Resources :</text:p>
      <text:p text:style-name="P3"><text:span text:style-name="T5">Active Resource module is used for managing the connection between RESTful web services and business objects. It follows the same principle of Active Record that is to reduce the amount of code needed to map resources. Active Resources maps model classes to remote REST resources in the same way that Active Record maps model classes to database tables. Active Resource leverages the HTTP protocol and adds code conventions to make it easy to infer complex structures and relations. Active Record also provides proxy capabilities between an Active Resource (client) and a RESTful service. This is accomplished implementing an object-relational mapping for REST web services. When a request to a remote resource is made, a REST XML is generated and transmitted, and then the result is parsed into a ruby object.</text:span> </text:p>
      <text:p text:style-name="P8"/>
      <text:p text:style-name="P8">REST Ful architecture :</text:p>
      <text:p text:style-name="P3"><text:span text:style-name="T9">REST stands for Representational State Transfer. REST is an alternative to web services, such as SOAP and WSDL. It relies in the HTTP protocol for all the CRUD operations: create, read, update and delete. RESTful web services are appropriated when the web services are completely stateless, limited bandwidth (it’s very useful for mobile devices since it doesn’t the the overhead of other protocols like SOAP), when the data is not generated dynamically so it could be cached to improve performance and when there is a mutual understanding between the service producer and the consumer.</text:span> </text:p>
      <text:p text:style-name="P3"/>
      <text:p text:style-name="P3"/>
      <text:p text:style-name="P3"><text:soft-page-break/>ROR component and connector view :</text:p>
      <text:p text:style-name="P3"><draw:frame draw:style-name="fr2" draw:name="graphics2" text:anchor-type="as-char" svg:y="-4.2252in" svg:width="6.8583in" svg:height="4.5402in" draw:z-index="1"><draw:image xlink:href="http://adrianmejia.com/images/dynamic_view.png" xlink:type="simple" xlink:show="embed" xlink:actuate="onLoad"/></draw:frame> </text:p>
      <text:p text:style-name="P3"/>
      <text:p text:style-name="P3"/>
      <text:p text:style-name="P3">Action Mailer is a gem which is responsible for processing emails and for creating small and complex emails.</text:p>
      <text:p text:style-name="P3">Steps for sending a mail.</text:p>
      <text:list xml:id="list2077119670795283828" text:style-name="L1">
        <text:list-item>
          <text:p text:style-name="P153">create a mailer in your application by using cmd: rails generate mailer mailername.</text:p>
        </text:list-item>
        <text:list-item>
          <text:p text:style-name="P153">create a method(def) for sending a mail. </text:p>
        </text:list-item>
        <text:list-item>
          <text:p text:style-name="P153">Create a template (view) with the name of the method which was created.</text:p>
        </text:list-item>
        <text:list-item>
          <text:p text:style-name="P153">Add a block of code inside the config/development.rb</text:p>
        </text:list-item>
      </text:list>
      <text:p text:style-name="P3"><text:s text:c="2"/>config.action_mailer.delivery_method = :smtp</text:p>
      <text:p text:style-name="P3"># SMTP settings for gmail</text:p>
      <text:p text:style-name="P3">config.action_mailer.smtp_settings = {</text:p>
      <text:p text:style-name="P3"><text:s/>:address <text:s text:c="13"/>=&gt; "smtp.gmail.com",</text:p>
      <text:p text:style-name="P3"><text:s/>:port <text:s text:c="16"/>=&gt; 587,</text:p>
      <text:p text:style-name="P3"><text:s/>:user_name <text:s text:c="11"/>=&gt; gmail_username,</text:p>
      <text:p text:style-name="P3"><text:s/>:password <text:s text:c="12"/>=&gt; gmail_password,</text:p>
      <text:p text:style-name="P3"><text:s/>:authentication <text:s text:c="6"/>=&gt; "plain",</text:p>
      <text:p text:style-name="P3">:enable_starttls_auto =&gt; true</text:p>
      <text:p text:style-name="P3">}</text:p>
      <text:p text:style-name="P3">and set config.assets.raise_runtime_errors <text:s/>to true.</text:p>
      <text:p text:style-name="P3"/>
      <text:p text:style-name="P3"/>
      <text:p text:style-name="P3"/>
      <text:p text:style-name="P3"/>
      <text:p text:style-name="P3"/>
      <text:p text:style-name="P3"><text:soft-page-break/></text:p>
      <text:p text:style-name="P3">Scaffolding : <text:s/>scaffolding is quicker , easier and more seductive. Scaffolding creates the application with the basic functionalities like create, update and delete. This is the auto generated code created when we use the command <text:span text:style-name="T3">rails generate scaffolding name.</text:span></text:p>
      <text:p text:style-name="P8"/>
      <text:p text:style-name="P13"><text:span text:style-name="T118">Rails: </text:span><text:span text:style-name="T119">rails is an 100% opensource which s free to use or download. Rails effectively creates a domain specific language for creating the web applications. </text:span><text:span text:style-name="T10">As a result, many common web programming tasks—such as generating HTML, making data models, and routing URLs—are easy with Rails. </text:span><text:span text:style-name="T119">The underlying language for creating the ROR application is ruby.</text:span></text:p>
      <text:p text:style-name="P11">Rails is the first frame work to implement the REST architecture style for structuring the web application. </text:p>
      <text:p text:style-name="P8"/>
      <text:p text:style-name="P13"><text:span text:style-name="T118">Note :</text:span><text:span text:style-name="T119"> </text:span><text:span text:style-name="T10">the most dramatic example is the merger of Rails and Merb, a rival Ruby web framework, so that Rails now benefits from Merb’s modular design, stable </text:span><text:a xlink:type="simple" xlink:href="http://en.wikipedia.org/wiki/Application_programming_interface" office:target-frame-name="_blank" xlink:show="new" text:style-name="Internet_20_link" text:visited-style-name="Visited_20_Internet_20_Link"><text:span text:style-name="T60">API</text:span></text:a><text:span text:style-name="T10">, and improved performance</text:span><text:span text:style-name="T119"> .</text:span></text:p>
      <text:p text:style-name="P13"><text:span text:style-name="T18"> </text:span><text:span text:style-name="T10">The results include hundreds of open-source </text:span><text:a xlink:type="simple" xlink:href="http://contributors.rubyonrails.org/" office:target-frame-name="_blank" xlink:show="new" text:style-name="Internet_20_link" text:visited-style-name="Visited_20_Internet_20_Link"><text:span text:style-name="T60">contributors</text:span></text:a><text:span text:style-name="T10">, well-attended </text:span><text:a xlink:type="simple" xlink:href="http://railsconf.com/" office:target-frame-name="_blank" xlink:show="new" text:style-name="Internet_20_link" text:visited-style-name="Visited_20_Internet_20_Link"><text:span text:style-name="T60">conferences</text:span></text:a><text:span text:style-name="T10">, a huge number of </text:span><text:a xlink:type="simple" xlink:href="https://rubygems.org/" office:target-frame-name="_blank" xlink:show="new" text:style-name="Internet_20_link" text:visited-style-name="Visited_20_Internet_20_Link"><text:span text:style-name="T60">gems</text:span></text:a><text:span text:style-name="T18"> </text:span><text:span text:style-name="T10">(self-contained solutions to specific problems such as pagination and image upload)</text:span><text:span text:style-name="T119"> </text:span></text:p>
      <text:p text:style-name="P11"/>
      <text:p text:style-name="P11">Rails having a test driven development (TDD) concept which is used to create the test code for testing the code.</text:p>
      <text:p text:style-name="P11"/>
      <text:p text:style-name="P13"><text:span text:style-name="T118">Note</text:span><text:span text:style-name="T119">: </text:span><text:span text:style-name="T18"> </text:span><text:span text:style-name="T10">majority of Rails programmers use Firefox, Safari, or Chrome when developing.</text:span><text:span text:style-name="T18"> </text:span><text:span text:style-name="T10">All three browsers include a built-in “Inspect element” feature available by right- (or control-)clicking on any part of the page.</text:span><text:span text:style-name="T119"> </text:span></text:p>
      <text:p text:style-name="P11"/>
      <text:p text:style-name="P11">Installing rails: we can get the package of rails , ruby , sqllite and git. </text:p>
      <text:p text:style-name="P13"><text:span text:style-name="T119">To install rails use </text:span><text:span text:style-name="T118">gem instal rails.</text:span></text:p>
      <text:p text:style-name="P23"><text:span text:style-name="T117">To get the current versions of the ruby or rails use command </text:span><text:span text:style-name="T118">ruby -v and rails -v</text:span></text:p>
      <text:p text:style-name="P8"/>
      <text:p text:style-name="P23"><text:span text:style-name="T118">RVM (ruby version manager): </text:span><text:span text:style-name="T117">in order to manage the version of the ruby we have to download RVM. </text:span></text:p>
      <text:p text:style-name="P11">RVM contains the list of ruby versions in your system and we can use the ruby version which you want. Rvm contains the gem sets (we can create gem sets) these gem sets are compatible with the ruby versions.</text:p>
      <text:p text:style-name="P11"/>
      <text:p text:style-name="P23"><text:span text:style-name="T118">Note </text:span><text:span text:style-name="T117">: rails is an gem in the ruby which is installed after the installation of ruby. By using command </text:span><text:span text:style-name="T118">gem install rails</text:span><text:span text:style-name="T117">. For installing specific verson of gem </text:span><text:span text:style-name="T118">gem install rails --version 4.009</text:span></text:p>
      <text:p text:style-name="P8"/>
      <text:p text:style-name="P23"><text:span text:style-name="T118">Creating new application: </text:span><text:span text:style-name="T117">for creating new application use command </text:span></text:p>
      <text:p text:style-name="P23"><text:span text:style-name="T118">cmd: rails new application name </text:span><text:span text:style-name="T117">this command creates the skeleton of the rails application in your desired directory. Running rails new automatically runs the bundle install after the creation of the application skeleton.</text:span></text:p>
      <text:p text:style-name="P11"/>
      <text:p text:style-name="P8">About the files and folders created automatically in the application :</text:p>
      <text:p text:style-name="P11"/>
      <text:p text:style-name="P23"><text:span text:style-name="T118">ASSETS </text:span><text:span text:style-name="T117">: app/assets directory is the part of the asset pipeline which is used to store images, </text:span><text:soft-page-break/><text:span text:style-name="T117">styles and javascript.</text:span></text:p>
      <text:p text:style-name="P11"/>
      <text:p text:style-name="P11"/>
      <table:table table:name="Table1" table:style-name="Table1">
        <table:table-column table:style-name="Table1.A"/>
        <table:table-column table:style-name="Table1.B"/>
        <table:table-row>
          <table:table-cell table:style-name="Table1.A1" office:value-type="string">
            <text:p text:style-name="P115"><text:span text:style-name="Strong_20_Emphasis"><text:span text:style-name="T127">File/Directory</text:span></text:span></text:p>
          </table:table-cell>
          <table:table-cell table:style-name="Table1.A1" office:value-type="string">
            <text:p text:style-name="P115"><text:span text:style-name="Strong_20_Emphasis"><text:span text:style-name="T127">Purpose</text:span></text:span></text:p>
          </table:table-cell>
        </table:table-row>
        <table:table-row>
          <table:table-cell table:style-name="Table1.A1" office:value-type="string">
            <text:p text:style-name="P115"><text:span text:style-name="Source_20_Text"><text:span text:style-name="T135">app/</text:span></text:span></text:p>
          </table:table-cell>
          <table:table-cell table:style-name="Table1.A1" office:value-type="string">
            <text:p text:style-name="P116">Core application (app) code, including models, views, controllers, and helpers</text:p>
          </table:table-cell>
        </table:table-row>
        <table:table-row>
          <table:table-cell table:style-name="Table1.A1" office:value-type="string">
            <text:p text:style-name="P115"><text:span text:style-name="Source_20_Text"><text:span text:style-name="T135">app/assets</text:span></text:span></text:p>
          </table:table-cell>
          <table:table-cell table:style-name="Table1.A1" office:value-type="string">
            <text:p text:style-name="P116">Applications assets such as cascading style sheets (CSS), JavaScript files, and images</text:p>
          </table:table-cell>
        </table:table-row>
        <table:table-row>
          <table:table-cell table:style-name="Table1.A1" office:value-type="string">
            <text:p text:style-name="P115"><text:span text:style-name="Source_20_Text"><text:span text:style-name="T135">bin/</text:span></text:span></text:p>
          </table:table-cell>
          <table:table-cell table:style-name="Table1.A1" office:value-type="string">
            <text:p text:style-name="P116">Binary executable files</text:p>
          </table:table-cell>
        </table:table-row>
        <table:table-row>
          <table:table-cell table:style-name="Table1.A1" office:value-type="string">
            <text:p text:style-name="P115"><text:span text:style-name="Source_20_Text"><text:span text:style-name="T135">config/</text:span></text:span></text:p>
          </table:table-cell>
          <table:table-cell table:style-name="Table1.A1" office:value-type="string">
            <text:p text:style-name="P116">Application configuration</text:p>
          </table:table-cell>
        </table:table-row>
        <table:table-row>
          <table:table-cell table:style-name="Table1.A1" office:value-type="string">
            <text:p text:style-name="P115"><text:span text:style-name="Source_20_Text"><text:span text:style-name="T135">db/</text:span></text:span></text:p>
          </table:table-cell>
          <table:table-cell table:style-name="Table1.A1" office:value-type="string">
            <text:p text:style-name="P116">Database files</text:p>
          </table:table-cell>
        </table:table-row>
        <table:table-row>
          <table:table-cell table:style-name="Table1.A1" office:value-type="string">
            <text:p text:style-name="P115"><text:span text:style-name="Source_20_Text"><text:span text:style-name="T135">doc/</text:span></text:span></text:p>
          </table:table-cell>
          <table:table-cell table:style-name="Table1.A1" office:value-type="string">
            <text:p text:style-name="P116">Documentation for the application</text:p>
          </table:table-cell>
        </table:table-row>
        <table:table-row>
          <table:table-cell table:style-name="Table1.A1" office:value-type="string">
            <text:p text:style-name="P115"><text:span text:style-name="Source_20_Text"><text:span text:style-name="T135">lib/</text:span></text:span></text:p>
          </table:table-cell>
          <table:table-cell table:style-name="Table1.A1" office:value-type="string">
            <text:p text:style-name="P116">Library modules</text:p>
          </table:table-cell>
        </table:table-row>
        <table:table-row>
          <table:table-cell table:style-name="Table1.A1" office:value-type="string">
            <text:p text:style-name="P115"><text:span text:style-name="Source_20_Text"><text:span text:style-name="T135">lib/assets</text:span></text:span></text:p>
          </table:table-cell>
          <table:table-cell table:style-name="Table1.A1" office:value-type="string">
            <text:p text:style-name="P116">Library assets such as cascading style sheets (CSS), JavaScript files, and images</text:p>
          </table:table-cell>
        </table:table-row>
        <table:table-row>
          <table:table-cell table:style-name="Table1.A1" office:value-type="string">
            <text:p text:style-name="P115"><text:span text:style-name="Source_20_Text"><text:span text:style-name="T135">log/</text:span></text:span></text:p>
          </table:table-cell>
          <table:table-cell table:style-name="Table1.A1" office:value-type="string">
            <text:p text:style-name="P116">Application log files</text:p>
          </table:table-cell>
        </table:table-row>
        <table:table-row>
          <table:table-cell table:style-name="Table1.A1" office:value-type="string">
            <text:p text:style-name="P115"><text:span text:style-name="Source_20_Text"><text:span text:style-name="T135">public/</text:span></text:span></text:p>
          </table:table-cell>
          <table:table-cell table:style-name="Table1.A1" office:value-type="string">
            <text:p text:style-name="P116">Data accessible to the public (e.g., web browsers), such as error pages</text:p>
          </table:table-cell>
        </table:table-row>
        <table:table-row>
          <table:table-cell table:style-name="Table1.A1" office:value-type="string">
            <text:p text:style-name="P115"><text:span text:style-name="Source_20_Text"><text:span text:style-name="T135">bin/rails</text:span></text:span></text:p>
          </table:table-cell>
          <table:table-cell table:style-name="Table1.A1" office:value-type="string">
            <text:p text:style-name="P116">A program for generating code, opening console sessions, or starting a local server</text:p>
          </table:table-cell>
        </table:table-row>
        <table:table-row>
          <table:table-cell table:style-name="Table1.A1" office:value-type="string">
            <text:p text:style-name="P115"><text:span text:style-name="Source_20_Text"><text:span text:style-name="T135">test/</text:span></text:span></text:p>
          </table:table-cell>
          <table:table-cell table:style-name="Table1.A1" office:value-type="string">
            <text:p text:style-name="P70"><text:span text:style-name="T127">Application tests (made obsolete by the </text:span><text:span text:style-name="Source_20_Text"><text:span text:style-name="T135">spec/</text:span></text:span><text:span text:style-name="T127"> directory in </text:span><text:a xlink:type="simple" xlink:href="http://rails-4-0.railstutorial.org/book/static_pages#sec-static_pages" text:style-name="Internet_20_link" text:visited-style-name="Visited_20_Internet_20_Link"><text:span text:style-name="T130">Section </text:span></text:a><text:a xlink:type="simple" xlink:href="http://rails-4-0.railstutorial.org/book/static_pages#sec-static_pages" text:style-name="Internet_20_link" text:visited-style-name="Visited_20_Internet_20_Link"><text:span text:style-name="T129">3.1</text:span></text:a><text:span text:style-name="T127">)</text:span></text:p>
          </table:table-cell>
        </table:table-row>
        <table:table-row>
          <table:table-cell table:style-name="Table1.A1" office:value-type="string">
            <text:p text:style-name="P115"><text:span text:style-name="Source_20_Text"><text:span text:style-name="T135">tmp/</text:span></text:span></text:p>
          </table:table-cell>
          <table:table-cell table:style-name="Table1.A1" office:value-type="string">
            <text:p text:style-name="P116">Temporary files</text:p>
          </table:table-cell>
        </table:table-row>
        <table:table-row>
          <table:table-cell table:style-name="Table1.A1" office:value-type="string">
            <text:p text:style-name="P115"><text:span text:style-name="Source_20_Text"><text:span text:style-name="T135">vendor/</text:span></text:span></text:p>
          </table:table-cell>
          <table:table-cell table:style-name="Table1.A1" office:value-type="string">
            <text:p text:style-name="P116">Third-party code such as plugins and gems</text:p>
          </table:table-cell>
        </table:table-row>
        <table:table-row>
          <table:table-cell table:style-name="Table1.A1" office:value-type="string">
            <text:p text:style-name="P115"><text:span text:style-name="Source_20_Text"><text:span text:style-name="T135">vendor/assets</text:span></text:span></text:p>
          </table:table-cell>
          <table:table-cell table:style-name="Table1.A1" office:value-type="string">
            <text:p text:style-name="P116">Third-party assets such as cascading style sheets (CSS), JavaScript files, and images</text:p>
          </table:table-cell>
        </table:table-row>
        <table:table-row>
          <table:table-cell table:style-name="Table1.A1" office:value-type="string">
            <text:p text:style-name="P115"><text:span text:style-name="Source_20_Text"><text:span text:style-name="T135">README.rdoc</text:span></text:span></text:p>
          </table:table-cell>
          <table:table-cell table:style-name="Table1.A1" office:value-type="string">
            <text:p text:style-name="P116">A brief description of the application</text:p>
          </table:table-cell>
        </table:table-row>
        <table:table-row>
          <table:table-cell table:style-name="Table1.A1" office:value-type="string">
            <text:p text:style-name="P115"><text:span text:style-name="Source_20_Text"><text:span text:style-name="T135">Rakefile</text:span></text:span></text:p>
          </table:table-cell>
          <table:table-cell table:style-name="Table1.A1" office:value-type="string">
            <text:p text:style-name="P115"><text:span text:style-name="T127">Utility tasks available via the </text:span><text:span text:style-name="Source_20_Text"><text:span text:style-name="T135">rake</text:span></text:span><text:span text:style-name="T127"> command</text:span></text:p>
          </table:table-cell>
        </table:table-row>
        <table:table-row>
          <table:table-cell table:style-name="Table1.A1" office:value-type="string">
            <text:p text:style-name="P115"><text:span text:style-name="Source_20_Text"><text:span text:style-name="T135">Gemfile</text:span></text:span></text:p>
          </table:table-cell>
          <table:table-cell table:style-name="Table1.A1" office:value-type="string">
            <text:p text:style-name="P116">Gem requirements for this app</text:p>
          </table:table-cell>
        </table:table-row>
        <table:table-row>
          <table:table-cell table:style-name="Table1.A1" office:value-type="string">
            <text:p text:style-name="P115"><text:span text:style-name="Source_20_Text"><text:span text:style-name="T135">Gemfile.lock</text:span></text:span></text:p>
          </table:table-cell>
          <table:table-cell table:style-name="Table1.A1" office:value-type="string">
            <text:p text:style-name="P116">A list of gems used to ensure that all copies of the app use the same gem versions</text:p>
          </table:table-cell>
        </table:table-row>
        <table:table-row>
          <table:table-cell table:style-name="Table1.A1" office:value-type="string">
            <text:p text:style-name="P115"><text:span text:style-name="Source_20_Text"><text:span text:style-name="T135">config.ru</text:span></text:span></text:p>
          </table:table-cell>
          <table:table-cell table:style-name="Table1.A1" office:value-type="string">
            <text:p text:style-name="P115"><text:span text:style-name="T127">A configuration file for </text:span><text:a xlink:type="simple" xlink:href="http://rack.github.io/" office:target-frame-name="_blank" xlink:show="new" text:style-name="Internet_20_link" text:visited-style-name="Visited_20_Internet_20_Link"><text:span text:style-name="T130">Rack middleware</text:span></text:a></text:p>
          </table:table-cell>
        </table:table-row>
        <table:table-row>
          <table:table-cell table:style-name="Table1.A1" office:value-type="string">
            <text:p text:style-name="P115"><text:span text:style-name="Source_20_Text"><text:span text:style-name="T135">.gitignore</text:span></text:span></text:p>
          </table:table-cell>
          <table:table-cell table:style-name="Table1.A1" office:value-type="string">
            <text:p text:style-name="P116">Patterns for files that should be ignored by Git</text:p>
          </table:table-cell>
        </table:table-row>
      </table:table>
      <text:p text:style-name="P11"/>
      <text:p text:style-name="P11"/>
      <text:p text:style-name="P23"><text:span text:style-name="T118"><text:s/>Bundle install:</text:span><text:span text:style-name="T117"> after creating the application we have to run the command </text:span></text:p>
      <text:p text:style-name="P22"><text:span text:style-name="T117">cmd: bundle install </text:span><text:span text:style-name="T119">for including the gems in the application.</text:span></text:p>
      <text:p text:style-name="P22"><text:span text:style-name="T117">Note </text:span><text:span text:style-name="T119">: unless you mention the gem version bundle install will install the latest gems.</text:span></text:p>
      <text:p text:style-name="P11"/>
      <text:p text:style-name="P23"><text:span text:style-name="T118">Rails server </text:span><text:span text:style-name="T117">: to start the rails server use command </text:span><text:span text:style-name="T118">rails server or rails s </text:span><text:span text:style-name="T117">and the default web server is webrick.</text:span></text:p>
      <text:p text:style-name="P11"/>
      <text:p text:style-name="P22"><text:span text:style-name="T117">Version control with git :</text:span><text:span text:style-name="T119"> we are using git online repository for version controlling.</text:span></text:p>
      <text:p text:style-name="P11">By using git commands we can perform several tasks in git version control.</text:p>
      <text:p text:style-name="P11">Below commands are executed after the installation of git. And these are system setups that means these are once per computer.</text:p>
      <text:p text:style-name="P97">git config --global user.name <text:span text:style-name="T145">"Your Name"</text:span></text:p>
      <text:p text:style-name="P35">git config --global user.email your.email@example.com</text:p>
      <text:p text:style-name="P11"/>
      <text:p text:style-name="P22"><text:span text:style-name="T119">We can create the local repository by using the </text:span><text:span text:style-name="T117">cmd : git init repository name.</text:span></text:p>
      <text:p text:style-name="P23"><text:soft-page-break/><text:span text:style-name="T117">For adding the files into repository we should use </text:span><text:span text:style-name="T118">cmd : git add filename.</text:span></text:p>
      <text:p text:style-name="P11">After modifying the file if you want to commit the changes <text:s/>use </text:p>
      <text:p text:style-name="P22"><text:span text:style-name="T117">cmd:git commit -m "comments" </text:span><text:span text:style-name="T119">the -m flag allows you to write the message for the commit.</text:span></text:p>
      <text:p text:style-name="P11"/>
      <text:p text:style-name="P23"><text:span text:style-name="T118">Git ignore </text:span><text:span text:style-name="T117">: rails application consists git ignore file which consists of the file name which are to be ignored at the time of tracking the files which are modified.</text:span></text:p>
      <text:p text:style-name="P11"/>
      <text:p text:style-name="P8">Git Commands :</text:p>
      <text:p text:style-name="Standard">1. <text:s/>create directory</text:p>
      <text:p text:style-name="Standard"/>
      <text:p text:style-name="Standard">2. <text:s/>git init <text:tab/><text:tab/><text:tab/><text:tab/><text:tab/>: initializing the repository locally</text:p>
      <text:p text:style-name="Standard"/>
      <text:p text:style-name="Standard">3. <text:s/>git add "filename.ext" <text:tab/><text:tab/><text:tab/>: adds the file to branch you are in</text:p>
      <text:p text:style-name="Standard"/>
      <text:p text:style-name="Standard">4. <text:s/>git commit -m "comment" <text:tab/><text:tab/>: commits the file with in that branch</text:p>
      <text:p text:style-name="Standard"/>
      <text:p text:style-name="Standard">5. <text:s/>git commit -a -m "comment" <text:tab/><text:tab/>: commits all the files which are ready to commit(-a = all &amp; -m= message)</text:p>
      <text:p text:style-name="Standard"/>
      <text:p text:style-name="P21">Creating new branches <text:s/>:</text:p>
      <text:p text:style-name="Standard"/>
      <text:p text:style-name="Standard">1. <text:s/>git branch <text:tab/><text:tab/><text:tab/><text:tab/><text:tab/>: gives the list of the branches</text:p>
      <text:p text:style-name="Standard"/>
      <text:p text:style-name="Standard">2. <text:s/>git branch BranchName <text:tab/><text:tab/><text:tab/>: creates a branch with specified name</text:p>
      <text:p text:style-name="Standard"/>
      <text:p text:style-name="Standard">3. <text:s/>git checkout branchname <text:tab/><text:tab/><text:tab/>: used to move to a particular branch.</text:p>
      <text:p text:style-name="Standard"/>
      <text:p text:style-name="Standard">4. <text:s/>git status <text:tab/><text:tab/><text:tab/><text:tab/><text:tab/>: gives the files that are there to commit</text:p>
      <text:p text:style-name="Standard"/>
      <text:p text:style-name="Standard">5. <text:s/>git ls-files <text:tab/><text:tab/><text:tab/><text:tab/><text:tab/>: gives the list of files present in a branch</text:p>
      <text:p text:style-name="Standard"/>
      <text:p text:style-name="Standard">6. <text:s/>git branch -d branchname <text:tab/><text:tab/><text:tab/>: to delete the branch.</text:p>
      <text:p text:style-name="Standard"/>
      <text:p text:style-name="P21">7. <text:s/><text:span text:style-name="T128">git branch -D branch name<text:tab/><text:tab/>: deletes the branch even it is not merged.</text:span></text:p>
      <text:p text:style-name="P21"/>
      <text:p text:style-name="P21">Creating Connections to remote repository <text:s/>:</text:p>
      <text:p text:style-name="Standard"/>
      <text:p text:style-name="Standard">1. <text:s/>git remote add origin url of online repository <text:tab/>: add remote path to the origin </text:p>
      <text:p text:style-name="Standard"/>
      <text:p text:style-name="P21">Getting updated version from remote repository and pushing the local code to remote <text:s/>:</text:p>
      <text:p text:style-name="Standard"/>
      <text:p text:style-name="Standard">1. git pull -u origin master <text:tab/><text:tab/><text:tab/>: gets the update version of the remote repositories master <text:tab/><text:tab/><text:tab/><text:tab/><text:tab/><text:tab/><text:tab/>branch</text:p>
      <text:p text:style-name="Standard"/>
      <text:p text:style-name="Standard">2. git push -u origin master <text:tab/><text:tab/><text:tab/>: pushes the new version to remote repositories master <text:tab/><text:tab/><text:tab/><text:tab/><text:tab/><text:tab/><text:tab/>branch</text:p>
      <text:p text:style-name="Standard"/>
      <text:p text:style-name="Standard">3. git remote remove origin <text:tab/><text:tab/><text:tab/>: removes the origin which is added</text:p>
      <text:p text:style-name="Standard"/>
      <text:p text:style-name="Standard"/>
      <text:p text:style-name="Standard">Merging from one branch data into another branch in local <text:s/>:</text:p>
      <text:p text:style-name="Standard"/>
      <text:list xml:id="list2536960007462204522" text:style-name="L2">
        <text:list-item>
          <text:p text:style-name="P154"><text:soft-page-break/>git merge branchName <text:tab/><text:tab/>: To merge branch, from where we have to get the latest files.</text:p>
        </text:list-item>
        <text:list-item>
          <text:p text:style-name="P154"/>
        </text:list-item>
      </text:list>
      <text:p text:style-name="P11"/>
      <text:p text:style-name="P11"/>
      <text:p text:style-name="P23"><text:span text:style-name="T118">Scaffolding : </text:span><text:span text:style-name="T117">at the time of scaffolding the model is also created .</text:span></text:p>
      <text:p text:style-name="P11">Eg: rails generate scaffolding user name:string email:string <text:s/>in this it will create a model with name user and filelds as name and email.</text:p>
      <text:p text:style-name="P11"/>
      <text:p text:style-name="P22"><text:span text:style-name="T117">Migrate : <text:s/></text:span><text:span text:style-name="T119">inorder to migrate the model to database(to update the database with the data model) we hae to run cmd: rake db migrate the the table schema is created in schema file presented in db directory.</text:span></text:p>
      <text:p text:style-name="P11"/>
      <text:p text:style-name="P23"><text:span text:style-name="T118">Rake</text:span><text:span text:style-name="T117"> : rake is an tool used to perform tasks related to DB , test .</text:span></text:p>
      <text:p text:style-name="P11"/>
      <text:p text:style-name="P23"><text:span text:style-name="T118">@varaible :</text:span><text:span text:style-name="T117"> variables declared with sign @ are called as instance variables hich are available in views.</text:span></text:p>
      <text:p text:style-name="P11"/>
      <text:p text:style-name="P22"><text:span text:style-name="T117">Model validations :</text:span><text:span text:style-name="T119"> these validations are given at the model level.</text:span></text:p>
      <text:p text:style-name="P13"><text:span text:style-name="T119">Eg: </text:span><text:span text:style-name="T10">validates </text:span><text:span text:style-name="T65">:content</text:span><text:span text:style-name="T10">, </text:span><text:span text:style-name="T65">length</text:span><text:span text:style-name="T10">: { </text:span><text:span text:style-name="T65">maximum</text:span><text:span text:style-name="T10">: </text:span><text:span text:style-name="T71">140</text:span><text:span text:style-name="T10"> } <text:s/>// this will validate the length of the data of the content field should be below 140. If the given data is more than 140 characters then Rails renders </text:span><text:span text:style-name="Emphasis"><text:span text:style-name="T18">error messages</text:span></text:span><text:span text:style-name="T10"> indicating that the micropost’s content is too long . </text:span></text:p>
      <text:p text:style-name="P15"/>
      <text:p text:style-name="P22"><text:span text:style-name="T13">Has-many : </text:span><text:span text:style-name="T10"><text:s/>in rails we can form associations(relation ship) between two models by editing the models</text:span></text:p>
      <text:p text:style-name="P22"><text:span text:style-name="T10">eg: we are having user and micropost’s models (one user will have several microposts) this association betwee these models can be achieved by adding </text:span><text:span text:style-name="T13">has-many :microposts in user model and adding belongs-to :user in micropost model.</text:span></text:p>
      <text:p text:style-name="P11"/>
      <text:p text:style-name="P11">Eg: first-user = User.first();</text:p>
      <text:p text:style-name="P11">first-user.microposts</text:p>
      <text:p text:style-name="P11"><text:span text:style-name="T24">Here we have accessed the user’s microposts using the code </text:span><text:span text:style-name="Source_20_Text"><text:span text:style-name="T77">first_user.microposts</text:span></text:span><text:span text:style-name="T24">: with this code, Active Record automatically returns all the microposts with </text:span><text:span text:style-name="Source_20_Text"><text:span text:style-name="T77">user_id</text:span></text:span><text:span text:style-name="T23"> </text:span><text:span text:style-name="T24">equal to the id of </text:span><text:span text:style-name="Source_20_Text"><text:span text:style-name="T77">first_user</text:span></text:span><text:span text:style-name="T23"> </text:span><text:span text:style-name="T114"> </text:span></text:p>
      <text:p text:style-name="P11"/>
      <text:p text:style-name="P13"><text:span text:style-name="T118">Inheritance : <text:s/></text:span><text:span text:style-name="T119">inheritance is the concept from the oops which inherits the behavior and properties from the class . Model class inherits the </text:span><text:span text:style-name="T84">ActiveRecord::Base</text:span><text:span text:style-name="T124"> </text:span><text:span text:style-name="T119">.</text:span></text:p>
      <text:p text:style-name="P13"><text:span text:style-name="T119">Class User &lt; <text:s/></text:span><text:span text:style-name="T85">ActiveRecord::Base</text:span><text:span text:style-name="T119"> <text:s text:c="2"/>(&lt; is for inheritance).</text:span></text:p>
      <text:p text:style-name="P11"/>
      <text:p text:style-name="P13"><text:span text:style-name="T10">inheriting from </text:span><text:span text:style-name="Source_20_Text"><text:span text:style-name="T79">ActiveRecord::Base</text:span></text:span><text:span text:style-name="T18"> </text:span><text:span text:style-name="T10">that our model objects gain the ability to communicate with the database, treat the database columns as Ruby attributes, and so on.</text:span><text:span text:style-name="T119"> </text:span></text:p>
      <text:p text:style-name="P11"/>
      <text:p text:style-name="P11">User controller inherits the application controller and application controller inherits the action controller:: base which is the base class from the rails library action pack</text:p>
      <text:p text:style-name="P11"/>
      <text:p text:style-name="P11"/>
      <text:p text:style-name="P13"><text:soft-page-break/><text:span text:style-name="T119"><draw:frame draw:style-name="fr3" draw:name="graphics3" text:anchor-type="as-char" svg:width="5.0327in" svg:height="2.8764in" draw:z-index="2"><draw:image xlink:href="https://softcover.s3.amazonaws.com/636/ruby_on_rails_tutorial/images/figures/demo_controller_inheritance.png" xlink:type="simple" xlink:show="embed" xlink:actuate="onLoad"/></draw:frame></text:span><text:span text:style-name="T119"> </text:span></text:p>
      <text:p text:style-name="P11"/>
      <text:p text:style-name="P13"><text:span text:style-name="T18"> </text:span><text:span text:style-name="T10">by inheriting ultimately from </text:span><text:span text:style-name="Source_20_Text"><text:span text:style-name="T79">ActionController::Base</text:span></text:span><text:span text:style-name="T18"> </text:span><text:span text:style-name="T10">both the Users and Microposts controllers gain a large amount of functionality, such as the ability to manipulate model objects, filter inbound HTTP requests, and render views as HTML</text:span><text:span text:style-name="T119"> </text:span></text:p>
      <text:p text:style-name="P11"/>
      <text:p text:style-name="P113"><text:span text:style-name="T18"><text:s/></text:span><text:span text:style-name="T15">rails new sample_app –skip-test-unit </text:span><text:span text:style-name="T10">this cmd tells to not to create the test directory associated with the default </text:span><text:span text:style-name="Source_20_Text"><text:span text:style-name="T79">Test::Unit</text:span></text:span><text:span text:style-name="T10"> framework.</text:span><text:span text:style-name="T121"> And we will test with rspec for this we have to add gem rpec version compatibel with rails.</text:span></text:p>
      <text:p text:style-name="P114"/>
      <text:p text:style-name="P114">To deploy the rails app to production we will use heroku</text:p>
      <text:p text:style-name="P98"><text:span text:style-name="T205">$</text:span><text:span text:style-name="T128"> heroku create</text:span></text:p>
      <text:p text:style-name="P35"><text:span text:style-name="T204">$</text:span> git push heroku master</text:p>
      <text:p text:style-name="P35"><text:span text:style-name="T204">$</text:span> heroku run rake db:migrate</text:p>
      <text:p text:style-name="P114"/>
      <text:p text:style-name="P98"><text:span text:style-name="T205">#</text:span><text:span text:style-name="T128"> This should only be used </text:span><text:span text:style-name="T220">if</text:span><text:span text:style-name="T128"> your Heroku deploy fails without it.</text:span></text:p>
      <text:p text:style-name="P35"><text:span text:style-name="T204">$</text:span> rake assets:precompile</text:p>
      <text:p text:style-name="P35"><text:span text:style-name="T204">$</text:span> git add .</text:p>
      <text:p text:style-name="P35"><text:span text:style-name="T204">$</text:span> git commit -m <text:span text:style-name="T145">"Add precompiled assets for Heroku"</text:span></text:p>
      <text:p text:style-name="P35"><text:span text:style-name="T204">$</text:span> git push heroku master</text:p>
      <text:p text:style-name="P114"/>
      <text:p text:style-name="P13"><text:span text:style-name="T118">Controller :</text:span><text:span text:style-name="T119"> is a container of group of actions which are responsible for some functionality.</text:span></text:p>
      <text:p text:style-name="P13"><text:span text:style-name="T119">To generate a controller we will run </text:span><text:span text:style-name="T118">cmd : rails generate controller static pages home help </text:span></text:p>
      <text:p text:style-name="P11">this command will generate controller with actions home and help and inturn creates views for actions home and help (in views home.html.erb and help.html.erb).</text:p>
      <text:p text:style-name="P99">rails generate controller StaticPages home help --no-test-framework</text:p>
      <text:p text:style-name="P23"><text:span text:style-name="T117">this will supress the generation of the default rspec tests. Here we are mentioning controller name in </text:span><text:span text:style-name="T118">cammel case </text:span><text:span text:style-name="T117">and the controller is created in </text:span><text:span text:style-name="T118">snake case</text:span><text:span text:style-name="T117"> as </text:span><text:span text:style-name="T118">static-pages-controller.rb</text:span></text:p>
      <text:p text:style-name="P23"><text:span text:style-name="T14">Rails generator converts CamelCase to snake case using the </text:span><text:a xlink:type="simple" xlink:href="http://api.rubyonrails.org/classes/ActiveSupport/Inflector.html#method-i-underscore" office:target-frame-name="_blank" xlink:show="new" text:style-name="Internet_20_link" text:visited-style-name="Visited_20_Internet_20_Link"><text:span text:style-name="T62">underscore</text:span></text:a><text:span text:style-name="T21"> </text:span><text:span text:style-name="T14">method</text:span><text:span text:style-name="T118"> </text:span></text:p>
      <text:p text:style-name="P8"/>
      <text:p text:style-name="P23"><text:span text:style-name="T118">Undo : </text:span><text:span text:style-name="T117">we can undo the process of creating the controller or model by using </text:span></text:p>
      <text:p text:style-name="P8">cmd : rails destroy controller controller name</text:p>
      <text:p text:style-name="P8">rails destroy model model name</text:p>
      <text:p text:style-name="P8"/>
      <text:p text:style-name="P23"><text:span text:style-name="T117">to undo the migration run cmd rake </text:span><text:a xlink:type="simple" xlink:href="db:rollback" text:style-name="Internet_20_link" text:visited-style-name="Visited_20_Internet_20_Link"><text:span text:style-name="T118">db:rollback</text:span></text:a><text:span text:style-name="T118"> </text:span><text:span text:style-name="T117">this will rollback the migration one step</text:span></text:p>
      <text:p text:style-name="P23"><text:soft-page-break/><text:span text:style-name="T117">to undo the migration to starting run </text:span><text:span text:style-name="T118">cmd : rake </text:span><text:a xlink:type="simple" xlink:href="db:migrate" text:style-name="Internet_20_link" text:visited-style-name="Visited_20_Internet_20_Link"><text:span text:style-name="T118">db:migrate</text:span></text:a><text:span text:style-name="T118"> VERSION=0</text:span></text:p>
      <text:p text:style-name="P8"/>
      <text:p text:style-name="P22"><text:span text:style-name="T117">routing :</text:span><text:span text:style-name="T119"> <text:s/>above we have generated controller for staticpages with actions home and help . Rails automatically creates the routing for these actions .</text:span></text:p>
      <text:p text:style-name="P22"><text:span text:style-name="T117">Get "controllername/actionname".</text:span><text:span text:style-name="T119"> <text:s/>Get "static-pages/home" </text:span></text:p>
      <text:p text:style-name="P11"/>
      <text:p text:style-name="P8">HTTP OPERATIONS: </text:p>
      <text:p text:style-name="P22"><text:span text:style-name="T117">GET:</text:span><text:span text:style-name="T119"> <text:s/>get opeartion is used to get the web page it is simple (eg: to get home page)</text:span></text:p>
      <text:p text:style-name="P22"><text:span text:style-name="T117">POST:</text:span><text:span text:style-name="T119"> post is used to submit the fom data and insert it in database.</text:span></text:p>
      <text:p text:style-name="P22"><text:span text:style-name="T117">PATCH: </text:span><text:span text:style-name="T119">patch is used to update the date in database.</text:span></text:p>
      <text:p text:style-name="P22"><text:span text:style-name="T117">DELETE : </text:span><text:span text:style-name="T119">delete is used to delete the data from database.</text:span></text:p>
      <text:p text:style-name="P11"/>
      <text:p text:style-name="P8">Test Driven Development :</text:p>
      <text:p text:style-name="P22"><text:span text:style-name="T11">In test-driven development, we first write a </text:span><text:span text:style-name="Emphasis"><text:span text:style-name="T19">failing</text:span></text:span><text:span text:style-name="T22"> </text:span><text:span text:style-name="T11">test, represented in many testing tools by the color red.</text:span><text:span text:style-name="T22"> </text:span><text:span text:style-name="T11">We then implement code to get the test to pass, represented by the color green.</text:span><text:span text:style-name="T117"> </text:span></text:p>
      <text:p text:style-name="P8"/>
      <text:p text:style-name="P22"><text:span text:style-name="T117">Here </text:span><text:span text:style-name="T119">we are using Rspec gem for testing. To generate the integration test.</text:span></text:p>
      <text:p text:style-name="P97">rails generate integration_test static_pages.</text:p>
      <text:p text:style-name="P108"><text:span text:style-name="T120">This creates the </text:span><text:span text:style-name="Source_20_Text"><text:span text:style-name="T136">static_pages_spec.rb</text:span></text:span><text:span text:style-name="T117"> </text:span><text:span text:style-name="T120">in the </text:span><text:span text:style-name="Source_20_Text"><text:span text:style-name="T136">spec/requests</text:span></text:span><text:span text:style-name="T117"> </text:span><text:span text:style-name="T120">directory.</text:span><text:span text:style-name="T117"> </text:span><text:span text:style-name="T120">As with most generated code, the result is not pretty, so let’s open </text:span><text:span text:style-name="Source_20_Text"><text:span text:style-name="T136">static_pages_spec.rb</text:span></text:span><text:span text:style-name="T117"> </text:span><text:span text:style-name="T120">with a text editor and replace it with the contents</text:span><text:span text:style-name="T117"> </text:span></text:p>
      <text:p text:style-name="P9"><text:span text:style-name="T128"><text:s/></text:span><text:span text:style-name="T89">require</text:span><text:span text:style-name="T33"> </text:span><text:span text:style-name="T96">'spec_helper'</text:span></text:p>
      <text:p text:style-name="P118"/>
      <text:p text:style-name="P35">describe <text:span text:style-name="T145">"Static pages"</text:span> <text:span text:style-name="T210">do</text:span></text:p>
      <text:p text:style-name="P118"/>
      <text:p text:style-name="P40"><text:s text:c="2"/><text:span text:style-name="T176">describe</text:span><text:span text:style-name="T176"> </text:span><text:span text:style-name="T155">"Home page"</text:span><text:span text:style-name="T176"> </text:span><text:span text:style-name="T222">do</text:span></text:p>
      <text:p text:style-name="P118"/>
      <text:p text:style-name="P40"><text:s text:c="4"/><text:span text:style-name="T176">it</text:span><text:span text:style-name="T176"> </text:span><text:span text:style-name="T155">"should have the content 'Sample App'"</text:span><text:span text:style-name="T176"> </text:span><text:span text:style-name="T222">do</text:span></text:p>
      <text:p text:style-name="P40"><text:s text:c="6"/><text:span text:style-name="T176">visit</text:span><text:span text:style-name="T176"> </text:span><text:span text:style-name="T155">'/static_pages/home'</text:span></text:p>
      <text:p text:style-name="P40"><text:s text:c="6"/><text:span text:style-name="T176">expect(page)</text:span><text:span text:style-name="T234">.</text:span><text:span text:style-name="T176">to</text:span><text:span text:style-name="T176"> </text:span><text:span text:style-name="T176">have_content(</text:span><text:span text:style-name="T155">'Sample App'</text:span><text:span text:style-name="T176">)</text:span></text:p>
      <text:p text:style-name="P40"><text:s text:c="4"/><text:span text:style-name="T222">end</text:span></text:p>
      <text:p text:style-name="P35"><text:span text:style-name="T210"><text:s text:c="4"/>it </text:span><text:span text:style-name="T145">"should have the title 'Home'"</text:span><text:span text:style-name="T210"> do</text:span></text:p>
      <text:p text:style-name="P40"><text:s text:c="6"/><text:span text:style-name="T176">visit </text:span><text:span text:style-name="T155">'/static_pages/home' <text:s text:c="22"/>// </text:span><text:span text:style-name="T241">this is for testing the title of the home page</text:span></text:p>
      <text:p text:style-name="P40"><text:s text:c="6"/><text:span text:style-name="T176">expect(page)</text:span><text:span text:style-name="T234">.</text:span><text:span text:style-name="T176">to</text:span><text:span text:style-name="T176"> </text:span><text:span text:style-name="T176">have_title(</text:span><text:span text:style-name="T155">"Ruby on Rails Tutorial Sample App | Home"</text:span><text:span text:style-name="T176">)</text:span></text:p>
      <text:p text:style-name="P40"><text:s text:c="4"/><text:span text:style-name="T222">end</text:span></text:p>
      <text:p text:style-name="P61"/>
      <text:p text:style-name="P40"><text:s text:c="2"/><text:span text:style-name="T222">end</text:span></text:p>
      <text:p text:style-name="P41"><text:span text:style-name="T221"><text:s text:c="2"/></text:span><text:span text:style-name="T221">describe</text:span><text:span text:style-name="T221"> </text:span><text:span text:style-name="T154">"Help page"</text:span><text:span text:style-name="T221"> </text:span><text:span text:style-name="T221">do</text:span></text:p>
      <text:p text:style-name="P119"/>
      <text:p text:style-name="P41"><text:s text:c="4"/><text:span text:style-name="T175">it</text:span><text:span text:style-name="T175"> </text:span><text:span text:style-name="T154">"should have the content 'Help'"</text:span><text:span text:style-name="T175"> </text:span><text:span text:style-name="T221">do</text:span></text:p>
      <text:p text:style-name="P41"><text:s text:c="6"/><text:span text:style-name="T175">visit</text:span><text:span text:style-name="T175"> </text:span><text:span text:style-name="T154">'/static_pages/help'</text:span></text:p>
      <text:p text:style-name="P41"><text:s text:c="6"/><text:span text:style-name="T175">expect(page)</text:span><text:span text:style-name="T233">.</text:span><text:span text:style-name="T175">to</text:span><text:span text:style-name="T175"> </text:span><text:span text:style-name="T175">have_content(</text:span><text:span text:style-name="T154">'Help'</text:span><text:span text:style-name="T175">)</text:span></text:p>
      <text:p text:style-name="P41"><text:s text:c="4"/><text:span text:style-name="T221">end</text:span></text:p>
      <text:p text:style-name="P41"><text:s text:c="2"/><text:span text:style-name="T221">end</text:span></text:p>
      <text:p text:style-name="P61"/>
      <text:p text:style-name="P61">end</text:p>
      <text:p text:style-name="P11"><text:s/>above test is the code for integration test. This tells that home page must contain text sample app other wise test will be failure.</text:p>
      <text:p text:style-name="P11"><text:soft-page-break/></text:p>
      <text:p text:style-name="P11">To execute the integration test run the below command.</text:p>
      <text:p text:style-name="P8">Cmd: <text:span text:style-name="T98"><text:s text:c="2"/></text:span><text:span text:style-name="T31">bundle </text:span><text:span text:style-name="T88">exec </text:span><text:span text:style-name="T31">rspec spec/requests/static_pages_spec.rb</text:span></text:p>
      <text:p text:style-name="P16"/>
      <text:p text:style-name="P11"><text:span text:style-name="T35">Note : </text:span><text:span text:style-name="T31">if we write the test for the about page in rspec without having the route , action, template and execute the test then it will give output as</text:span></text:p>
      <text:p text:style-name="P104">No route matches [GET] "/static_pages/about"</text:p>
      <text:p text:style-name="P104">The action 'about' could not be found for StaticPagesController</text:p>
      <text:p text:style-name="P104">Missing template static_pages/about</text:p>
      <text:p text:style-name="P104"/>
      <text:p text:style-name="P22"><text:span text:style-name="T117">Note : </text:span><text:span text:style-name="T119">to make the execution of the rpsec and rake automatically use RVM and bundler magic.</text:span></text:p>
      <text:p text:style-name="P11"/>
      <text:p text:style-name="P8">Automated test with guard :</text:p>
      <text:p text:style-name="P23"><text:span text:style-name="T13">how to use </text:span><text:a xlink:type="simple" xlink:href="https://github.com/guard/guard" office:target-frame-name="_blank" xlink:show="new" text:style-name="Internet_20_link" text:visited-style-name="Visited_20_Internet_20_Link"><text:span text:style-name="T63">Guard</text:span></text:a><text:span text:style-name="T22"> </text:span><text:span text:style-name="T13">to automate the running of the tests.</text:span><text:span text:style-name="T22"> </text:span><text:span text:style-name="T13">Guard monitors changes in the filesystem so that, for example, when we change the </text:span><text:span text:style-name="Source_20_Text"><text:span text:style-name="T80">static_pages_spec.rb</text:span></text:span><text:span text:style-name="T22"> </text:span><text:span text:style-name="T13">file only those tests get run.</text:span><text:span text:style-name="T22"> </text:span><text:span text:style-name="T13">Even better, we can configure Guard so that when, say, the </text:span><text:span text:style-name="Source_20_Text"><text:span text:style-name="T80">home.html.erb</text:span></text:span><text:span text:style-name="T22"> </text:span><text:span text:style-name="T13">file is modified, the</text:span><text:span text:style-name="Source_20_Text"><text:span text:style-name="T80">static_pages_spec.rb</text:span></text:span><text:span text:style-name="T22"> </text:span><text:span text:style-name="T13">automatically runs.</text:span><text:span text:style-name="T117"> </text:span></text:p>
      <text:p text:style-name="P11"/>
      <text:p text:style-name="P23"><text:span text:style-name="T117">For using guard we have to add </text:span><text:span text:style-name="T118">gem guard-rspec and</text:span><text:span text:style-name="T117"> to make the guard woking run cmd:</text:span></text:p>
      <text:p text:style-name="P8">bundle exec guard init rspec.</text:p>
      <text:p text:style-name="P11"/>
      <text:p text:style-name="P11"/>
      <text:p text:style-name="P18"><text:span text:style-name="T182">To start the guard use </text:span><text:span text:style-name="T181">bundle exec guard</text:span></text:p>
      <text:p text:style-name="P104"/>
      <text:p text:style-name="P97">Embedded ruby <text:span text:style-name="T128">: erb is the concept used to embed the ruby code inside the view.</text:span></text:p>
      <text:p text:style-name="P100">This can be achieved by using the tags(&lt;% <text:s/>%&gt;,&lt;%= <text:s/>%&gt;).</text:p>
      <text:p text:style-name="P100">&lt;% %&gt; :this is used to execute the code inside this tags.</text:p>
      <text:p text:style-name="P100">&lt;%= <text:s/>%&gt; : this executes the code inside the tags and inserts te result into template.</text:p>
      <text:p text:style-name="P100"/>
      <text:p text:style-name="P97">Layout file: <text:s/><text:span text:style-name="T128">in order to have the common part in views like &lt;head&gt; and &lt;!Doctype html&gt; execpt body we can write the common part in application.html.erb which is the layout file. </text:span></text:p>
      <text:p text:style-name="P16"/>
      <text:p text:style-name="P110">&lt;!DOCTYPE html&gt;</text:p>
      <text:p text:style-name="P59">&lt;html&gt;</text:p>
      <text:p text:style-name="P59">&lt;head&gt;</text:p>
      <text:p text:style-name="P46"><text:s text:c="2"/><text:span text:style-name="T214">&lt;title&gt;</text:span><text:span text:style-name="T186">Ruby on Rails Tutorial Sample App | </text:span><text:span text:style-name="T244">&lt;%=</text:span><text:span text:style-name="T186"> </text:span><text:span text:style-name="T214">yield</text:span><text:span text:style-name="T194">(</text:span><text:span text:style-name="T253">:title</text:span><text:span text:style-name="T194">)</text:span><text:span text:style-name="T186"> </text:span><text:span text:style-name="T244">%&gt;</text:span><text:span text:style-name="T214">&lt;/title&gt;</text:span></text:p>
      <text:p text:style-name="P46"><text:s text:c="2"/><text:span text:style-name="T244">&lt;%=</text:span><text:span text:style-name="T186"> </text:span><text:span text:style-name="T194">stylesheet_link_tag</text:span><text:span text:style-name="T186"> <text:s text:c="3"/></text:span><text:span text:style-name="T148">"application"</text:span><text:span text:style-name="T194">,</text:span><text:span text:style-name="T186"> </text:span><text:span text:style-name="T253">media</text:span><text:span text:style-name="T194">:</text:span><text:span text:style-name="T186"> </text:span><text:span text:style-name="T148">"all"</text:span><text:span text:style-name="T194">,</text:span></text:p>
      <text:p text:style-name="P46"><text:s text:c="44"/><text:span text:style-name="T148">"data-turbolinks-track"</text:span><text:span text:style-name="T186"> </text:span><text:span text:style-name="T228">=&gt;</text:span><text:span text:style-name="T186"> </text:span><text:span text:style-name="T214">true</text:span><text:span text:style-name="T186"> </text:span><text:span text:style-name="T244">%&gt;</text:span></text:p>
      <text:p text:style-name="P46"><text:s text:c="2"/><text:span text:style-name="T244">&lt;%=</text:span><text:span text:style-name="T186"> </text:span><text:span text:style-name="T194">javascript_include_tag</text:span><text:span text:style-name="T186"> </text:span><text:span text:style-name="T148">"application"</text:span><text:span text:style-name="T194">,</text:span><text:span text:style-name="T186"> </text:span><text:span text:style-name="T148">"data-turbolinks-track"</text:span><text:span text:style-name="T186"> </text:span><text:span text:style-name="T228">=&gt;</text:span><text:span text:style-name="T186"> </text:span><text:span text:style-name="T214">true</text:span><text:span text:style-name="T186"> </text:span><text:span text:style-name="T244">%&gt;</text:span></text:p>
      <text:p text:style-name="P46"><text:s text:c="2"/><text:span text:style-name="T244">&lt;%=</text:span><text:span text:style-name="T186"> </text:span><text:span text:style-name="T194">csrf_meta_tags</text:span><text:span text:style-name="T186"> </text:span><text:span text:style-name="T244">%&gt;</text:span></text:p>
      <text:p text:style-name="P59">&lt;/head&gt;</text:p>
      <text:p text:style-name="P59">&lt;body&gt;</text:p>
      <text:p text:style-name="P117"/>
      <text:p text:style-name="P49"><text:span text:style-name="T242">&lt;%=</text:span> <text:span text:style-name="T211">yield</text:span> <text:span text:style-name="T242">%&gt;</text:span></text:p>
      <text:p text:style-name="P117"/>
      <text:p text:style-name="P59">&lt;/body&gt;</text:p>
      <text:p text:style-name="P59">&lt;/html&gt;</text:p>
      <text:p text:style-name="P59"/>
      <text:p text:style-name="P37">&lt;%= yield %&gt;<text:span text:style-name="T128"> : this code is responsible for inserting the content of each page into layout</text:span></text:p>
      <text:p text:style-name="P22"><text:span text:style-name="T10">example, visiting the page /static_pages/home converts the contents of</text:span><text:span text:style-name="Source_20_Text"><text:span text:style-name="T81">home.html.erb</text:span></text:span><text:span text:style-name="T18"> </text:span><text:span text:style-name="T10">to HTML </text:span><text:soft-page-break/><text:span text:style-name="T10">and then inserts it in place of &lt;%= yield %&gt;</text:span><text:span text:style-name="T29">.</text:span><text:span text:style-name="T119"> </text:span></text:p>
      <text:p text:style-name="P11"/>
      <text:p text:style-name="P97"><text:span text:style-name="T248">&lt;%=</text:span><text:span text:style-name="T128"> </text:span><text:span text:style-name="T128">stylesheet_link_tag</text:span><text:span text:style-name="T128"> </text:span><text:span text:style-name="T157">"application"</text:span><text:span text:style-name="T128">,</text:span><text:span text:style-name="T128"> </text:span><text:span text:style-name="T261">media</text:span><text:span text:style-name="T128">:</text:span><text:span text:style-name="T128"> </text:span><text:span text:style-name="T157">"all"</text:span><text:span text:style-name="T128">,</text:span></text:p>
      <text:p text:style-name="P40"><text:s text:c="39"/><text:span text:style-name="T155">"data-turbolinks-track"</text:span><text:span text:style-name="T176"> </text:span><text:span text:style-name="T234">=&gt;</text:span><text:span text:style-name="T176"> </text:span><text:span text:style-name="T222">true</text:span><text:span text:style-name="T176"> </text:span><text:span text:style-name="T249">%&gt;</text:span></text:p>
      <text:p text:style-name="P11"/>
      <text:p text:style-name="P22"><text:span text:style-name="T119">the above code in application.html.erb states that <text:s/></text:span><text:span text:style-name="T10">stylesheet_link_tag is an rails function which is used to include the application.css to all the media files(such as computer and printer)</text:span></text:p>
      <text:p text:style-name="P15"/>
      <text:p text:style-name="P97">provide(<text:span text:style-name="T250">:title</text:span>, <text:span text:style-name="T145">'Home'</text:span>) <text:span text:style-name="T128"><text:s/>: is an helper function which is used to set the title for the each page dynamically.</text:span></text:p>
      <text:p text:style-name="P15"/>
      <text:p text:style-name="P97"><text:span text:style-name="T220">module</text:span><text:span text:style-name="T128"> </text:span><text:span text:style-name="T276">ApplicationHelper</text:span></text:p>
      <text:p text:style-name="P118"/>
      <text:p text:style-name="P40"><text:s text:c="2"/><text:span text:style-name="T285"># Returns the full title on a per-page basis.</text:span></text:p>
      <text:p text:style-name="P40"><text:s text:c="2"/><text:span text:style-name="T222">def</text:span><text:span text:style-name="T176"> </text:span><text:span text:style-name="T278">full_title</text:span><text:span text:style-name="T176">(page_title)</text:span></text:p>
      <text:p text:style-name="P40"><text:s text:c="4"/><text:span text:style-name="T176">base_title</text:span><text:span text:style-name="T176"> </text:span><text:span text:style-name="T234">=</text:span><text:span text:style-name="T176"> </text:span><text:span text:style-name="T155">"Ruby on Rails Tutorial Sample App"</text:span></text:p>
      <text:p text:style-name="P40"><text:s text:c="4"/><text:span text:style-name="T222">if</text:span><text:span text:style-name="T176"> </text:span><text:span text:style-name="T176">page_title</text:span><text:span text:style-name="T234">.</text:span><text:span text:style-name="T176">empty?</text:span></text:p>
      <text:p text:style-name="P40"><text:s text:c="6"/><text:span text:style-name="T176">base_title</text:span></text:p>
      <text:p text:style-name="P40"><text:s text:c="4"/><text:span text:style-name="T222">else</text:span></text:p>
      <text:p text:style-name="P40"><text:s text:c="6"/><text:span text:style-name="T155">"</text:span><text:span text:style-name="T289">#{</text:span><text:span text:style-name="T176">base_title</text:span><text:span text:style-name="T289">}</text:span><text:span text:style-name="T155"> </text:span><text:span text:style-name="T155">| </text:span><text:span text:style-name="T289">#{</text:span><text:span text:style-name="T176">page_title</text:span><text:span text:style-name="T289">}</text:span><text:span text:style-name="T155">"</text:span></text:p>
      <text:p text:style-name="P40"><text:s text:c="4"/><text:span text:style-name="T222">end</text:span></text:p>
      <text:p text:style-name="P40"><text:s text:c="2"/><text:span text:style-name="T222">end</text:span></text:p>
      <text:p text:style-name="P61">end</text:p>
      <text:p text:style-name="P15"><text:s text:c="2"/>this is the helper function which is written in helpers applicationhelper this function gives returns the base title if the page title is empty or else it will concat the base title and page title with vertical bar in between them.</text:p>
      <text:p text:style-name="P15"/>
      <text:p text:style-name="P16">Rails console:</text:p>
      <text:p text:style-name="P8"><text:span text:style-name="T31"> </text:span><text:span text:style-name="T32">the console starts in a </text:span><text:span text:style-name="Emphasis"><text:span text:style-name="T37">development environment</text:span></text:span><text:span text:style-name="T32">, which is one of three separate environments defined by Rails (the others are </text:span><text:span text:style-name="Emphasis"><text:span text:style-name="T37">test</text:span></text:span><text:span text:style-name="T31"> </text:span><text:span text:style-name="T32">and </text:span><text:span text:style-name="Emphasis"><text:span text:style-name="T37">production</text:span></text:span><text:span text:style-name="T32">)</text:span><text:span text:style-name="T31"> .</text:span></text:p>
      <text:p text:style-name="P15">This command opens the console for writing the ruby code.</text:p>
      <text:p text:style-name="P15"/>
      <text:p text:style-name="P11"><text:span text:style-name="T35">Comments : </text:span><text:span text:style-name="T31">ruby comments start with the hash # sign</text:span></text:p>
      <text:p text:style-name="P15"/>
      <text:p text:style-name="P15">string interpolation syntax:</text:p>
      <text:p text:style-name="P15">first_name = hari;</text:p>
      <text:p text:style-name="P12"><text:span text:style-name="T40">"</text:span><text:span text:style-name="T99">#{</text:span><text:span text:style-name="T39">first_name</text:span><text:span text:style-name="T99">}</text:span><text:span text:style-name="T97"> </text:span><text:span text:style-name="T92">Hartl" <text:s/>or first_name +' '+ appana</text:span></text:p>
      <text:p text:style-name="P20"/>
      <text:p text:style-name="P11"><text:span text:style-name="T39"><text:s/>print :</text:span><text:span text:style-name="T38"> </text:span><text:span text:style-name="T31">to print the a string use </text:span><text:span text:style-name="T35">puts "foo" or print"foo"</text:span></text:p>
      <text:p text:style-name="P16"/>
      <text:p text:style-name="P11"><text:span text:style-name="T35">Note : </text:span><text:span text:style-name="T31">every thing in ruby is object even nil is also an object.</text:span></text:p>
      <text:p text:style-name="P15"/>
      <text:p text:style-name="P15">Methods: in ruby methods are created as def .</text:p>
      <text:p text:style-name="P15">Eg:</text:p>
      <text:p text:style-name="P101"><text:span text:style-name="T206"><text:s/></text:span><text:span text:style-name="T222">def</text:span><text:span text:style-name="T176"> </text:span><text:span text:style-name="T278">string_message</text:span><text:span text:style-name="T176">(string)</text:span></text:p>
      <text:p text:style-name="P35"><text:span text:style-name="T204">&gt;&gt; </text:span><text:s text:c="2"/><text:span text:style-name="T210">if</text:span> string<text:span text:style-name="T225">.</text:span>empty?</text:p>
      <text:p text:style-name="P35"><text:span text:style-name="T204">&gt;&gt; </text:span><text:s text:c="4"/><text:span text:style-name="T145">"It's an empty string!"</text:span></text:p>
      <text:p text:style-name="P35"><text:span text:style-name="T204">&gt;&gt; </text:span><text:s text:c="2"/><text:span text:style-name="T210">else</text:span></text:p>
      <text:p text:style-name="P35"><text:soft-page-break/><text:span text:style-name="T204">&gt;&gt; </text:span><text:s text:c="4"/><text:span text:style-name="T145">"The string is nonempty."</text:span></text:p>
      <text:p text:style-name="P35"><text:span text:style-name="T204">&gt;&gt; </text:span><text:s text:c="2"/><text:span text:style-name="T210">end</text:span></text:p>
      <text:p text:style-name="P35"><text:span text:style-name="T204">&gt;&gt; </text:span><text:span text:style-name="T210">end</text:span></text:p>
      <text:p text:style-name="P15"/>
      <text:p text:style-name="P8"><text:span text:style-name="T31">arrays : </text:span><text:span text:style-name="T33">to store multiple elements of same type.</text:span></text:p>
      <text:p text:style-name="P102"><text:span text:style-name="T204"><text:s/></text:span><text:span text:style-name="T193">A</text:span><text:span text:style-name="T185"> </text:span><text:span text:style-name="T227">=</text:span><text:span text:style-name="T185"> </text:span><text:span text:style-name="T227">[42</text:span><text:span text:style-name="T193">,</text:span><text:span text:style-name="T185"> </text:span><text:span text:style-name="T227">8</text:span><text:span text:style-name="T193">,</text:span><text:span text:style-name="T185"> </text:span><text:span text:style-name="T227">17]</text:span></text:p>
      <text:p text:style-name="P112"/>
      <text:p text:style-name="P15">to join the elements in an array use join function.</text:p>
      <text:p text:style-name="P15"/>
      <text:p text:style-name="P17"><text:span text:style-name="T175">Ranges : </text:span><text:span text:style-name="T179">thes are used to make an array from particular ranges.</text:span></text:p>
      <text:p text:style-name="P15">A= (0..9).to_a</text:p>
      <text:p text:style-name="P8"/>
      <text:p text:style-name="P8">Blocks :<text:span text:style-name="T128"> both arrays and ranges accepts the blocks </text:span></text:p>
      <text:p text:style-name="P11">eg:</text:p>
      <text:p text:style-name="P99">(<text:span text:style-name="T225">1.</text:span>.<text:span text:style-name="T225">5</text:span>)<text:span text:style-name="T225">.</text:span>each { <text:span text:style-name="T225">|</text:span>i<text:span text:style-name="T225">|</text:span> <text:span text:style-name="T210">puts</text:span> <text:span text:style-name="T225">2</text:span> <text:span text:style-name="T225">*</text:span> i }</text:p>
      <text:p text:style-name="P15">the code return in curly braces is the block and |i| is the block variable.</text:p>
      <text:p text:style-name="P15">(1..5).each do |i| <text:s/>curly braces is one way to represent the block</text:p>
      <text:p text:style-name="P15"/>
      <text:p text:style-name="P11"><text:span text:style-name="T35">Hashes and symbols </text:span><text:span text:style-name="T31">: hashes are like arrays which stores the values in key value pair form .</text:span></text:p>
      <text:p text:style-name="P101"><text:span text:style-name="T206"><text:s/></text:span><text:span text:style-name="T176">user</text:span><text:span text:style-name="T176"> </text:span><text:span text:style-name="T234">=</text:span><text:span text:style-name="T176"> </text:span><text:span text:style-name="T176">{}</text:span><text:span text:style-name="T176"> <text:s text:c="25"/></text:span><text:span text:style-name="T285"># {} is an empty hash.</text:span></text:p>
      <text:p text:style-name="P62">=&gt; {}</text:p>
      <text:p text:style-name="P35"><text:span text:style-name="T204">&gt;&gt; </text:span>user<text:span text:style-name="T225">[</text:span><text:span text:style-name="T145">"first_name"</text:span><text:span text:style-name="T225">]</text:span> <text:span text:style-name="T225">=</text:span> <text:span text:style-name="T145">"Michael"</text:span> <text:s text:c="4"/><text:span text:style-name="T284"># Key "first_name", value "Michael"</text:span></text:p>
      <text:p text:style-name="P62">=&gt; "Michael"</text:p>
      <text:p text:style-name="P35"><text:span text:style-name="T204">&gt;&gt; </text:span>user<text:span text:style-name="T225">[</text:span><text:span text:style-name="T145">"last_name"</text:span><text:span text:style-name="T225">]</text:span> <text:span text:style-name="T225">=</text:span> <text:span text:style-name="T145">"Hartl"</text:span> <text:s text:c="7"/><text:span text:style-name="T284"># Key "last_name", value "Hartl"</text:span></text:p>
      <text:p text:style-name="P62">=&gt; "Hartl"</text:p>
      <text:p text:style-name="P35"><text:span text:style-name="T204">&gt;&gt; </text:span>user<text:span text:style-name="T225">[</text:span><text:span text:style-name="T145">"first_name"</text:span><text:span text:style-name="T225">]</text:span> <text:s text:c="16"/><text:span text:style-name="T284"># Element access is like arrays.</text:span></text:p>
      <text:p text:style-name="P62">=&gt; "Michael"</text:p>
      <text:p text:style-name="P35"><text:span text:style-name="T204">&gt;&gt; </text:span>user <text:s text:c="30"/><text:span text:style-name="T284"># A literal representation of the hash</text:span></text:p>
      <text:p text:style-name="P62">=&gt; {"last_name"=&gt;"Hartl", "first_name"=&gt;"Michael"}</text:p>
      <text:p text:style-name="P15"/>
      <text:p text:style-name="P11"><text:span text:style-name="T31">Hashes are indicated with curly braces containing key-value pairs; a pair of braces with no key-value pairs—i.e., </text:span><text:span text:style-name="Source_20_Text"><text:span text:style-name="T77">{}</text:span></text:span><text:span text:style-name="T31">—is an empty hash. </text:span></text:p>
      <text:p text:style-name="P15"/>
      <text:p text:style-name="P138">Symbols are a special Ruby data type shared with very few other languages, so they may seem weird at first, but Rails uses them a lot, so you’ll get used to them fast.</text:p>
      <text:p text:style-name="P88"><text:span text:style-name="T11">In terms of symbols as hash keys, we can define a </text:span><text:span text:style-name="Source_20_Text"><text:span text:style-name="T80">user</text:span></text:span><text:span text:style-name="T11"> hash as follows:</text:span></text:p>
      <text:p text:style-name="P99">user <text:span text:style-name="T225">=</text:span> { <text:span text:style-name="T250">:name</text:span> <text:span text:style-name="T225">=&gt;</text:span> <text:span text:style-name="T145">"Michael Hartl"</text:span>, <text:span text:style-name="T250">:email</text:span> <text:span text:style-name="T225">=&gt;</text:span> <text:span text:style-name="T145">"michael@example.com"</text:span> }</text:p>
      <text:p text:style-name="P62">=&gt; {:name=&gt;"Michael Hartl", :email=&gt;"michael@example.com"}</text:p>
      <text:p text:style-name="P35"><text:span text:style-name="T204">&gt;&gt; </text:span>user<text:span text:style-name="T225">[</text:span><text:span text:style-name="T250">:name</text:span><text:span text:style-name="T225">]</text:span> <text:s text:c="13"/><text:span text:style-name="T284"># Access the value corresponding to :name.</text:span></text:p>
      <text:p text:style-name="P62">=&gt; "Michael Hartl"</text:p>
      <text:p text:style-name="P35"><text:span text:style-name="T204">&gt;&gt; </text:span>user<text:span text:style-name="T225">[</text:span><text:span text:style-name="T250">:password</text:span><text:span text:style-name="T225">]</text:span> <text:s text:c="9"/><text:span text:style-name="T284"># Access the value of an undefined key.</text:span></text:p>
      <text:p text:style-name="P62">=&gt; nil</text:p>
      <text:p text:style-name="P15"><text:s text:c="2"/>here :name is the symbol.</text:p>
      <text:p text:style-name="P15"/>
      <text:p text:style-name="P99">h1 <text:span text:style-name="T225">=</text:span> { <text:span text:style-name="T250">:name</text:span> <text:span text:style-name="T225">=&gt;</text:span> <text:span text:style-name="T145">"Michael Hartl"</text:span>, <text:span text:style-name="T250">:email</text:span> <text:span text:style-name="T225">=&gt;</text:span> <text:span text:style-name="T145">"michael@example.com"</text:span> }</text:p>
      <text:p text:style-name="P62">=&gt; {:name=&gt;"Michael Hartl", :email=&gt;"michael@example.com"}</text:p>
      <text:p text:style-name="P35"><text:span text:style-name="T204">&gt;&gt; </text:span>h2 <text:span text:style-name="T225">=</text:span> { <text:span text:style-name="T210">name</text:span>: <text:span text:style-name="T145">"Michael Hartl"</text:span>, <text:span text:style-name="T250">email</text:span>: <text:span text:style-name="T145">"michael@example.com"</text:span> }</text:p>
      <text:p text:style-name="P62"><text:soft-page-break/>=&gt; {:name=&gt;"Michael Hartl", :email=&gt;"michael@example.com"}</text:p>
      <text:p text:style-name="P35"><text:span text:style-name="T204">&gt;&gt; </text:span>h1 <text:span text:style-name="T225">==</text:span> h2</text:p>
      <text:p text:style-name="P62">=&gt; true</text:p>
      <text:p text:style-name="P15"/>
      <text:p text:style-name="P16">Nested hashes :</text:p>
      <text:p text:style-name="P99">params <text:span text:style-name="T225">=</text:span> {} <text:s text:c="7"/><text:span text:style-name="T284"># Define a hash called 'params' (short for 'parameters').</text:span></text:p>
      <text:p text:style-name="P62">=&gt; {}</text:p>
      <text:p text:style-name="P35"><text:span text:style-name="T204">&gt;&gt; </text:span>params<text:span text:style-name="T225">[</text:span><text:span text:style-name="T250">:user</text:span><text:span text:style-name="T225">]</text:span> <text:span text:style-name="T225">=</text:span> { <text:span text:style-name="T210">name</text:span>: <text:span text:style-name="T145">"Michael Hartl"</text:span>, <text:span text:style-name="T250">email</text:span>: <text:span text:style-name="T145">"mhartl@example.com"</text:span> }</text:p>
      <text:p text:style-name="P62">=&gt; {:name=&gt;"Michael Hartl", :email=&gt;"mhartl@example.com"}</text:p>
      <text:p text:style-name="P35"><text:span text:style-name="T204">&gt;&gt; </text:span>params</text:p>
      <text:p text:style-name="P62">=&gt; {:user=&gt;{:name=&gt;"Michael Hartl", :email=&gt;"mhartl@example.com"}}</text:p>
      <text:p text:style-name="P35"><text:span text:style-name="T204">&gt;&gt; </text:span><text:s/>params<text:span text:style-name="T225">[</text:span><text:span text:style-name="T250">:user</text:span><text:span text:style-name="T225">][</text:span><text:span text:style-name="T250">:email</text:span><text:span text:style-name="T225">]</text:span></text:p>
      <text:p text:style-name="P62">=&gt; "mhartl@example.com"</text:p>
      <text:p text:style-name="P15"/>
      <text:p text:style-name="P16">Flash with block : </text:p>
      <text:p text:style-name="P9"><text:span text:style-name="T31">flash</text:span><text:span text:style-name="T31"> </text:span><text:span text:style-name="T72">=</text:span><text:span text:style-name="T31"> </text:span><text:span text:style-name="T31">{</text:span><text:span text:style-name="T31"> </text:span><text:span text:style-name="T66">success</text:span><text:span text:style-name="T31">:</text:span><text:span text:style-name="T31"> </text:span><text:span text:style-name="T95">"It worked!"</text:span><text:span text:style-name="T31">,</text:span><text:span text:style-name="T31"> </text:span><text:span text:style-name="T66">error</text:span><text:span text:style-name="T31">:</text:span><text:span text:style-name="T31"> </text:span><text:span text:style-name="T95">"It failed."</text:span><text:span text:style-name="T31"> </text:span><text:span text:style-name="T31">}</text:span></text:p>
      <text:p text:style-name="P62">=&gt; {:success=&gt;"It worked!", :error=&gt;"It failed."}</text:p>
      <text:p text:style-name="P35"><text:span text:style-name="T204">&gt;&gt; </text:span>flash<text:span text:style-name="T225">.</text:span>each <text:span text:style-name="T210">do</text:span> <text:span text:style-name="T225">|</text:span>key, value<text:span text:style-name="T225">|</text:span></text:p>
      <text:p text:style-name="P35"><text:span text:style-name="T204">?&gt; </text:span><text:s text:c="2"/><text:span text:style-name="T210">puts</text:span> <text:span text:style-name="T145">"Key </text:span><text:span text:style-name="T288">#{</text:span>key<text:span text:style-name="T225">.</text:span>inspect<text:span text:style-name="T288">}</text:span><text:span text:style-name="T145"> </text:span><text:span text:style-name="T145">has value </text:span><text:span text:style-name="T288">#{</text:span>value<text:span text:style-name="T225">.</text:span>inspect<text:span text:style-name="T288">}</text:span><text:span text:style-name="T145">"</text:span></text:p>
      <text:p text:style-name="P35"><text:span text:style-name="T204">&gt;&gt; </text:span><text:span text:style-name="T210">end</text:span></text:p>
      <text:p text:style-name="P16"/>
      <text:p text:style-name="P16"/>
      <text:p text:style-name="P8"><text:span text:style-name="T31">constructors : </text:span><text:span text:style-name="T33">constructors are the methods with name as class name and doesn't return any value.</text:span></text:p>
      <text:p text:style-name="P97"><text:span text:style-name="T204">&gt;&gt; </text:span>s <text:span text:style-name="T225">=</text:span> <text:span text:style-name="T145">"foobar"</text:span> <text:s text:c="6"/><text:span text:style-name="T284"># A literal constructor for strings using double quotes</text:span></text:p>
      <text:p text:style-name="P62">=&gt; "foobar"</text:p>
      <text:p text:style-name="P35"><text:span text:style-name="T204">&gt;&gt; </text:span>s<text:span text:style-name="T225">.</text:span>class</text:p>
      <text:p text:style-name="P62">=&gt; String</text:p>
      <text:p text:style-name="P16"/>
      <text:p text:style-name="P102"><text:span text:style-name="T206"><text:s/></text:span><text:span text:style-name="T193">s</text:span><text:span text:style-name="T185"> </text:span><text:span text:style-name="T227">=</text:span><text:span text:style-name="T185"> </text:span><text:span text:style-name="T213">String</text:span><text:span text:style-name="T227">.</text:span><text:span text:style-name="T193">new(</text:span><text:span text:style-name="T147">"foobar"</text:span><text:span text:style-name="T193">)</text:span><text:span text:style-name="T185"> <text:s text:c="2"/></text:span><text:span text:style-name="T282"># A named constructor for a string</text:span></text:p>
      <text:p text:style-name="P16"/>
      <text:p text:style-name="P15">to find the super class use superclass method </text:p>
      <text:p text:style-name="P15">eg:</text:p>
      <text:p text:style-name="P15">s = "hi"</text:p>
      <text:p text:style-name="P15">s.class.superclass</text:p>
      <text:p text:style-name="P11"><text:span text:style-name="T31">returns the superclass of the string class that is</text:span><text:span text:style-name="T35"> "object"</text:span><text:span text:style-name="T31"> class</text:span></text:p>
      <text:p text:style-name="P15">s.class.superclass.superclass </text:p>
      <text:p text:style-name="P11"><text:span text:style-name="T31">returns the superclass of the object class i.e the </text:span><text:span text:style-name="T35">Baseobject </text:span><text:span text:style-name="T31">class and baseobject has no super class.</text:span></text:p>
      <text:p text:style-name="P15"/>
      <text:p text:style-name="P11"><text:soft-page-break/><text:span text:style-name="T31"><draw:frame draw:style-name="fr4" draw:name="graphics4" text:anchor-type="as-char" svg:width="2in" svg:height="1.8583in" draw:z-index="3"><draw:image xlink:href="https://softcover.s3.amazonaws.com/636/ruby_on_rails_tutorial/images/figures/string_inheritance_ruby_1_9.png" xlink:type="simple" xlink:show="embed" xlink:actuate="onLoad"/></draw:frame></text:span><text:span text:style-name="T31"> </text:span></text:p>
      <text:p text:style-name="P15"/>
      <text:p text:style-name="P16">Creating class with palindrome method in ruby :</text:p>
      <text:p text:style-name="P102"><text:span text:style-name="T206"><text:s/></text:span><text:span text:style-name="T221">class</text:span><text:span text:style-name="T175"> </text:span><text:span text:style-name="T277">Word</text:span></text:p>
      <text:p text:style-name="P35"><text:span text:style-name="T204">&gt;&gt; </text:span><text:s text:c="2"/><text:span text:style-name="T210">def</text:span> <text:span text:style-name="T267">palindrome?</text:span>(string)</text:p>
      <text:p text:style-name="P35"><text:span text:style-name="T204">&gt;&gt; </text:span><text:s text:c="4"/>string <text:span text:style-name="T225">==</text:span> string<text:span text:style-name="T225">.</text:span>reverse</text:p>
      <text:p text:style-name="P35"><text:span text:style-name="T204">&gt;&gt; </text:span><text:s text:c="2"/><text:span text:style-name="T210">end</text:span></text:p>
      <text:p text:style-name="P35"><text:span text:style-name="T204">&gt;&gt; </text:span><text:span text:style-name="T210">end</text:span></text:p>
      <text:p text:style-name="P16">here word is the class and palindrome is method</text:p>
      <text:p text:style-name="P102"><text:span text:style-name="T206"><text:s/></text:span><text:span text:style-name="T221">class</text:span><text:span text:style-name="T175"> </text:span><text:span text:style-name="T277">Word</text:span><text:span text:style-name="T175"> </text:span><text:span text:style-name="T233">&lt;</text:span><text:span text:style-name="T175"> </text:span><text:span text:style-name="T221">String</text:span><text:span text:style-name="T175"> <text:s text:c="12"/></text:span><text:span text:style-name="T284"># Word inherits from String.</text:span></text:p>
      <text:p text:style-name="P35"><text:span text:style-name="T204">&gt;&gt; </text:span><text:s text:c="2"/><text:span text:style-name="T284"># Returns true if the string is its own reverse.</text:span></text:p>
      <text:p text:style-name="P35"><text:span text:style-name="T204">&gt;&gt; </text:span><text:s text:c="2"/><text:span text:style-name="T210">def</text:span> <text:span text:style-name="T267">palindrome?</text:span></text:p>
      <text:p text:style-name="P35"><text:span text:style-name="T204">&gt;&gt; </text:span><text:s text:c="4"/><text:span text:style-name="T210">self</text:span> <text:span text:style-name="T225">==</text:span> <text:span text:style-name="T210">self</text:span><text:span text:style-name="T225">.</text:span>reverse <text:s text:c="7"/><text:span text:style-name="T284"># self is the string itself.</text:span></text:p>
      <text:p text:style-name="P35"><text:span text:style-name="T204">&gt;&gt; </text:span><text:s text:c="2"/><text:span text:style-name="T210">end</text:span></text:p>
      <text:p text:style-name="P35"><text:span text:style-name="T204">&gt;&gt; </text:span><text:span text:style-name="T210">end</text:span></text:p>
      <text:p text:style-name="P61"/>
      <text:p text:style-name="P97">s <text:span text:style-name="T225">=</text:span> <text:span text:style-name="T292">Word</text:span><text:span text:style-name="T225">.</text:span>new(<text:span text:style-name="T145">"level"</text:span>) <text:s text:c="3"/><text:span text:style-name="T284"># Make a new Word, initialized with "level".</text:span></text:p>
      <text:p text:style-name="P62">=&gt; "level"</text:p>
      <text:p text:style-name="P49"><text:span text:style-name="T207">&gt;&gt; </text:span><text:span text:style-name="T117">s</text:span><text:span text:style-name="T235">.</text:span><text:span text:style-name="T117">palindrome? </text:span><text:s/></text:p>
      <text:p text:style-name="P16"/>
      <text:p text:style-name="P16">We can modify the predefined classes by using new methods in it.</text:p>
      <text:p text:style-name="P15">Eg :</text:p>
      <text:p text:style-name="P15"/>
      <text:p text:style-name="P99"><text:span text:style-name="T204">&gt; </text:span><text:span text:style-name="T210">class</text:span> <text:span text:style-name="T267">String</text:span></text:p>
      <text:p text:style-name="P35"><text:span text:style-name="T204">&gt;&gt; </text:span><text:s text:c="2"/><text:span text:style-name="T284"># Returns true if the string is its own reverse.</text:span></text:p>
      <text:p text:style-name="P35"><text:span text:style-name="T204">&gt;&gt; </text:span><text:s text:c="2"/><text:span text:style-name="T210">def</text:span> <text:span text:style-name="T267">palindrome?</text:span></text:p>
      <text:p text:style-name="P35"><text:span text:style-name="T204">&gt;&gt; </text:span><text:s text:c="4"/><text:span text:style-name="T210">self</text:span> <text:span text:style-name="T225">==</text:span> <text:span text:style-name="T210">self</text:span><text:span text:style-name="T225">.</text:span>reverse</text:p>
      <text:p text:style-name="P35"><text:span text:style-name="T204">&gt;&gt; </text:span><text:s text:c="2"/><text:span text:style-name="T210">end</text:span></text:p>
      <text:p text:style-name="P35"><text:span text:style-name="T204">&gt;&gt; </text:span><text:span text:style-name="T210">end</text:span></text:p>
      <text:p text:style-name="P62">=&gt; nil</text:p>
      <text:p text:style-name="P35"><text:span text:style-name="T204">&gt;&gt; </text:span><text:span text:style-name="T145">"deified"</text:span><text:span text:style-name="T225">.</text:span>palindrome?</text:p>
      <text:p text:style-name="P62">=&gt; true</text:p>
      <text:p text:style-name="P15"/>
      <text:p text:style-name="P15"/>
      <text:p text:style-name="P15"/>
      <text:p text:style-name="P15"/>
      <text:p text:style-name="P15"/>
      <text:p text:style-name="P15"/>
      <text:p text:style-name="P15"/>
      <text:p text:style-name="P15"/>
      <text:p text:style-name="P15"><text:soft-page-break/>Tree structure of classes in application controller</text:p>
      <text:p text:style-name="P11"><text:span text:style-name="T31"><draw:frame draw:style-name="fr4" draw:name="graphics5" text:anchor-type="as-char" svg:width="2.052in" svg:height="5.3854in" draw:z-index="4"><draw:image xlink:href="https://softcover.s3.amazonaws.com/636/ruby_on_rails_tutorial/images/figures/static_pages_controller_inheritance.png" xlink:type="simple" xlink:show="embed" xlink:actuate="onLoad"/></draw:frame></text:span><text:span text:style-name="T31"> </text:span></text:p>
      <text:p text:style-name="P15"/>
      <text:p text:style-name="P15"/>
      <text:p text:style-name="P11"><text:span text:style-name="T35">partial :</text:span><text:span text:style-name="T31"> partials are the reusable ui components which can be used in multiple views.</text:span></text:p>
      <text:p text:style-name="P15">Eg: we have an form which is used in new and edit views . So this form is created as seperate template and used in new and edit views by using render </text:p>
      <text:p text:style-name="P15">eg:</text:p>
      <text:p text:style-name="P15">in new html.erb </text:p>
      <text:p text:style-name="P15">&lt;%= render 'form' %&gt;</text:p>
      <text:p text:style-name="P15"/>
      <text:p text:style-name="P12"><text:span text:style-name="T36">eg: </text:span><text:span text:style-name="T39">&lt;!DOCTYPE html&gt;</text:span></text:p>
      <text:p text:style-name="P61">&lt;html&gt;</text:p>
      <text:p text:style-name="P40"><text:s text:c="2"/><text:span text:style-name="T222">&lt;head&gt;</text:span></text:p>
      <text:p text:style-name="P40"><text:s text:c="4"/><text:span text:style-name="T222">&lt;title&gt;</text:span><text:span text:style-name="T249">&lt;%=</text:span><text:span text:style-name="T176"> </text:span><text:span text:style-name="T176">full_title(</text:span><text:span text:style-name="T222">yield</text:span><text:span text:style-name="T176">(</text:span><text:span text:style-name="T262">:title</text:span><text:span text:style-name="T176">))</text:span><text:span text:style-name="T176"> </text:span><text:span text:style-name="T249">%&gt;</text:span><text:span text:style-name="T222">&lt;/title&gt;</text:span></text:p>
      <text:p text:style-name="P40"><text:s text:c="4"/><text:span text:style-name="T249">&lt;%=</text:span><text:span text:style-name="T176"> </text:span><text:span text:style-name="T176">stylesheet_link_tag</text:span><text:span text:style-name="T176"> </text:span><text:span text:style-name="T155">"application"</text:span><text:span text:style-name="T176">,</text:span><text:span text:style-name="T176"> </text:span><text:span text:style-name="T262">media</text:span><text:span text:style-name="T176">:</text:span><text:span text:style-name="T176"> </text:span><text:span text:style-name="T155">"all"</text:span><text:span text:style-name="T176">,</text:span></text:p>
      <text:p text:style-name="P40"><text:s text:c="43"/><text:span text:style-name="T155">"data-turbolinks-track"</text:span><text:span text:style-name="T176"> </text:span><text:span text:style-name="T234">=&gt;</text:span><text:span text:style-name="T176"> </text:span><text:span text:style-name="T222">true</text:span><text:span text:style-name="T176"> </text:span><text:span text:style-name="T249">%&gt;</text:span></text:p>
      <text:p text:style-name="P40"><text:s text:c="4"/><text:span text:style-name="T249">&lt;%=</text:span><text:span text:style-name="T176"> </text:span><text:span text:style-name="T176">javascript_include_tag</text:span><text:span text:style-name="T176"> </text:span><text:span text:style-name="T155">"application"</text:span><text:span text:style-name="T176">,</text:span><text:span text:style-name="T176"> </text:span><text:span text:style-name="T155">"data-turbolinks-track"</text:span><text:span text:style-name="T176"> </text:span><text:span text:style-name="T234">=&gt;</text:span><text:span text:style-name="T176"> </text:span><text:span text:style-name="T222">true</text:span><text:span text:style-name="T176"> </text:span><text:span text:style-name="T249">%&gt;</text:span></text:p>
      <text:p text:style-name="P40"><text:s text:c="4"/><text:span text:style-name="T249">&lt;%=</text:span><text:span text:style-name="T176"> </text:span><text:span text:style-name="T176">csrf_meta_tags</text:span><text:span text:style-name="T176"> </text:span><text:span text:style-name="T249">%&gt;</text:span></text:p>
      <text:p text:style-name="P40"><text:s text:c="4"/><text:span text:style-name="T249">&lt;%=</text:span><text:span text:style-name="T176"> </text:span><text:span text:style-name="T176">render</text:span><text:span text:style-name="T176"> </text:span><text:span text:style-name="T155">'layouts/shim'</text:span><text:span text:style-name="T176"> </text:span><text:span text:style-name="T249">%&gt;</text:span></text:p>
      <text:p text:style-name="P40"><text:s text:c="2"/><text:span text:style-name="T222">&lt;/head&gt;</text:span></text:p>
      <text:p text:style-name="P40"><text:s text:c="2"/><text:span text:style-name="T222">&lt;body&gt;</text:span></text:p>
      <text:p text:style-name="P40"><text:s text:c="4"/><text:span text:style-name="T249">&lt;%=</text:span><text:span text:style-name="T176"> render </text:span><text:span text:style-name="T155">'layouts/header'</text:span><text:span text:style-name="T176"> </text:span><text:span text:style-name="T249">%&gt; <text:s text:c="4"/>// partials for header</text:span></text:p>
      <text:p text:style-name="P40"><text:soft-page-break/><text:s text:c="4"/><text:span text:style-name="T222">&lt;div</text:span><text:span text:style-name="T176"> </text:span><text:span text:style-name="T305">class=</text:span><text:span text:style-name="T155">"container"</text:span><text:span text:style-name="T222">&gt;</text:span></text:p>
      <text:p text:style-name="P40"><text:s text:c="6"/><text:span text:style-name="T249">&lt;%=</text:span><text:span text:style-name="T176"> </text:span><text:span text:style-name="T222">yield</text:span><text:span text:style-name="T176"> </text:span><text:span text:style-name="T249">%&gt;</text:span></text:p>
      <text:p text:style-name="P40"><text:s text:c="6"/><text:span text:style-name="T249">&lt;%=</text:span><text:span text:style-name="T176"> render </text:span><text:span text:style-name="T155">'layouts/footer'</text:span><text:span text:style-name="T176"> </text:span><text:span text:style-name="T249">%&gt; <text:s text:c="2"/>// partials for footer</text:span></text:p>
      <text:p text:style-name="P40"><text:s text:c="4"/><text:span text:style-name="T222">&lt;/div&gt;</text:span></text:p>
      <text:p text:style-name="P40"><text:s text:c="2"/><text:span text:style-name="T222">&lt;/body&gt;</text:span></text:p>
      <text:p text:style-name="P61">&lt;/html&gt;</text:p>
      <text:p text:style-name="P15"/>
      <text:p text:style-name="P15"/>
      <text:p text:style-name="P11"><text:span text:style-name="T35">Bootstrap :</text:span><text:span text:style-name="T31"> we can add the boot strap in rails by using the gem </text:span><text:span text:style-name="T35">bootstrap-sass . Boot strap</text:span><text:span text:style-name="T31"> is the frame work gievn by twitter.</text:span></text:p>
      <text:p text:style-name="P15"/>
      <text:p text:style-name="P11"><text:span text:style-name="T35">To include the boot strap css </text:span><text:span text:style-name="T31">in application we have to create a customm css file in app/assets/stylesheets path this is asset pipeline the css files in this are available in application.</text:span></text:p>
      <text:p text:style-name="P15">Write @import bootstrap in custom css file presented inside asstes stylesheets.</text:p>
      <text:p text:style-name="P16">@import bootstrap this will include the css of boot strap. </text:p>
      <text:p text:style-name="P16"/>
      <text:p text:style-name="P16">Asset pipeline:</text:p>
      <text:p text:style-name="P8"><text:span text:style-name="T32">The asset pipeline involves lots of changes under Rails’ hood, but from the perspective of a typical Rails developer there are three principal features to understand: asset directories, manifest files, and preprocessor engines</text:span><text:span text:style-name="T31"> </text:span></text:p>
      <text:p text:style-name="P16">asset directories :</text:p>
      <text:p text:style-name="P15">public/stylesheets</text:p>
      <text:p text:style-name="P15">publc/images</text:p>
      <text:p text:style-name="P15">public/javascripts</text:p>
      <text:p text:style-name="P15"/>
      <text:p text:style-name="P137"><text:span text:style-name="Source_20_Text"><text:span text:style-name="T78">app/assets</text:span></text:span><text:span text:style-name="T33">: assets specific to the present application</text:span></text:p>
      <text:p text:style-name="P121"><text:span text:style-name="Source_20_Text"><text:span text:style-name="T80">lib/assets</text:span></text:span><text:span text:style-name="T11">: assets for libraries written by your dev team</text:span></text:p>
      <text:p text:style-name="P139"><text:span text:style-name="Source_20_Text"><text:span text:style-name="T80">vendor/assets</text:span></text:span><text:span text:style-name="T11">: assets from third-party vendors</text:span></text:p>
      <text:p text:style-name="P15"/>
      <text:p text:style-name="P13"><text:span text:style-name="T16">appliaction.cs: </text:span><text:span text:style-name="T44">*= require_tree </text:span><text:span text:style-name="T43">. </text:span><text:span text:style-name="T10">ensures that all CSS files in the </text:span><text:span text:style-name="Source_20_Text"><text:span text:style-name="T79">app/assets/stylesheets</text:span></text:span><text:span text:style-name="T10"> directory (including the tree subdirectories) are included into the application CSS.  </text:span></text:p>
      <text:p text:style-name="P109"><text:span text:style-name="T160"><text:s/></text:span><text:span text:style-name="T161">*= require_self</text:span></text:p>
      <text:p text:style-name="P63"><text:s/><text:span text:style-name="T281">*= require_tree .</text:span></text:p>
      <text:p text:style-name="P15">These are the sprockets which are responsible for including the files and subdirectories. in application.css</text:p>
      <text:p text:style-name="P15"/>
      <text:h text:style-name="P140" text:outline-level="4"><text:a xlink:type="simple" xlink:href="http://rails-4-0.railstutorial.org/book/filling_in_the_layout#uid376" text:style-name="Internet_20_link" text:visited-style-name="Visited_20_Internet_20_Link"><text:span text:style-name="T100">Preprocessor engines</text:span></text:a><text:span text:style-name="T100">:</text:span></text:h>
      <text:p text:style-name="P33"><text:span text:style-name="T1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span><text:span text:style-name="Source_20_Text"><text:span text:style-name="T80">.scss</text:span></text:span><text:span text:style-name="T11"> for Sass, </text:span><text:span text:style-name="Source_20_Text"><text:span text:style-name="T80">.coffee</text:span></text:span><text:span text:style-name="T11"> for CoffeeScript, and </text:span><text:span text:style-name="Source_20_Text"><text:span text:style-name="T80">.erb</text:span></text:span><text:span text:style-name="T11"> for embedded Ruby (ERb). We first covered ERb in </text:span><text:a xlink:type="simple" xlink:href="http://rails-4-0.railstutorial.org/book/static_pages#sec-embedded_ruby" text:style-name="Internet_20_link" text:visited-style-name="Visited_20_Internet_20_Link"><text:span text:style-name="T61">Section 3.3.3</text:span></text:a><text:span text:style-name="T11">, and cover Sass in</text:span><text:a xlink:type="simple" xlink:href="http://rails-4-0.railstutorial.org/book/filling_in_the_layout#sec-sass" text:style-name="Internet_20_link" text:visited-style-name="Visited_20_Internet_20_Link"><text:span text:style-name="T61">Section 5.2.2</text:span></text:a><text:span text:style-name="T11">. We won’t be </text:span><text:soft-page-break/><text:span text:style-name="T11">needing CoffeeScript in this tutorial, but it’s an elegant little language that compiles to JavaScript.</text:span></text:p>
      <text:p text:style-name="P15"/>
      <text:p text:style-name="P16">SASS (Syntatically awsome style sheet) :</text:p>
      <text:p text:style-name="P8"><text:span text:style-name="T52"> </text:span><text:span text:style-name="T52">Sass supports a format called SCSS (indicated with a </text:span><text:span text:style-name="Source_20_Text"><text:span text:style-name="T83">.scss</text:span></text:span><text:span text:style-name="T52">filename extension), which is a strict superset of CSS itself; that is, SCSS only </text:span><text:span text:style-name="Emphasis"><text:span text:style-name="T53">adds</text:span></text:span><text:span text:style-name="T52"> features to CSS, rather than defining an entirely new syntax.</text:span><text:bookmark text:name="_cha-5_footnote-ref-9"/><text:a xlink:type="simple" xlink:href="http://rails-4-0.railstutorial.org/book/filling_in_the_layout#cha-5_footnote-9" text:style-name="Internet_20_link" text:visited-style-name="Visited_20_Internet_20_Link"><text:span text:style-name="T64">9</text:span></text:a><text:span text:style-name="T52"> This means that every valid CSS file is also a valid SCSS file, which is convenient for projects with existing style rules. In our case, we used SCSS from the start in order to take advantage of Bootstrap. Since the Rails asset pipeline automatically uses Sass to process files with the </text:span><text:span text:style-name="Source_20_Text"><text:span text:style-name="T83">.scss</text:span></text:span><text:span text:style-name="T52"> extension, the</text:span><text:span text:style-name="Source_20_Text"><text:span text:style-name="T83">custom.css.scss</text:span></text:span><text:span text:style-name="T52"> file will be run through the Sass preprocessor before being packaged up for delivery to the browser. </text:span></text:p>
      <text:p text:style-name="P8"><text:span text:style-name="T31">In normal css:</text:span><text:span text:style-name="T33"><text:line-break/></text:span></text:p>
      <text:p text:style-name="P105"><text:span text:style-name="T269">.center</text:span><text:span text:style-name="T128"> </text:span><text:span text:style-name="T198">{</text:span></text:p>
      <text:p text:style-name="P46"><text:s text:c="2"/><text:span text:style-name="T303">text-align</text:span><text:span text:style-name="T228">:</text:span><text:span text:style-name="T186"> </text:span><text:span text:style-name="T295">center</text:span><text:span text:style-name="T194">;</text:span></text:p>
      <text:p text:style-name="P56">}</text:p>
      <text:p text:style-name="P117"/>
      <text:p text:style-name="P49"><text:span text:style-name="T268">.center</text:span> <text:span text:style-name="T211">h1</text:span> <text:span text:style-name="T192">{</text:span></text:p>
      <text:p text:style-name="P46"><text:s text:c="2"/><text:span text:style-name="T303">margin-bottom</text:span><text:span text:style-name="T228">:</text:span><text:span text:style-name="T186"> </text:span><text:span text:style-name="T228">10</text:span><text:span text:style-name="T306">px</text:span><text:span text:style-name="T194">;</text:span></text:p>
      <text:p text:style-name="P56">}</text:p>
      <text:p text:style-name="P15"/>
      <text:p text:style-name="P16">in sass:</text:p>
      <text:p text:style-name="P105"><text:span text:style-name="T269">.center</text:span><text:span text:style-name="T128"> </text:span><text:span text:style-name="T198">{</text:span></text:p>
      <text:p text:style-name="P46"><text:s text:c="2"/><text:span text:style-name="T303">text-align</text:span><text:span text:style-name="T228">:</text:span><text:span text:style-name="T186"> </text:span><text:span text:style-name="T295">center</text:span><text:span text:style-name="T194">;</text:span></text:p>
      <text:p text:style-name="P46"><text:s text:c="2"/><text:span text:style-name="T214">h1</text:span><text:span text:style-name="T186"> </text:span><text:span text:style-name="T194">{</text:span></text:p>
      <text:p text:style-name="P46"><text:s text:c="4"/><text:span text:style-name="T303">margin-bottom</text:span><text:span text:style-name="T228">:</text:span><text:span text:style-name="T186"> </text:span><text:span text:style-name="T228">10</text:span><text:span text:style-name="T306">px</text:span><text:span text:style-name="T194">;</text:span></text:p>
      <text:p text:style-name="P46"><text:s text:c="2"/><text:span text:style-name="T194">}</text:span></text:p>
      <text:p text:style-name="P56">}</text:p>
      <text:p text:style-name="P15"/>
      <text:p text:style-name="P15">sass has variables in the below example to avoid the duplication color color value is stored in variable light gray and used in css</text:p>
      <text:p text:style-name="P105"><text:span text:style-name="T257">$lightGray</text:span><text:span text:style-name="T230">:</text:span><text:span text:style-name="T128"> </text:span><text:span text:style-name="T230">#999</text:span><text:span text:style-name="T198">;</text:span></text:p>
      <text:p text:style-name="P64"/>
      <text:p text:style-name="P49"><text:span text:style-name="T211">h2</text:span> <text:span text:style-name="T192">{</text:span></text:p>
      <text:p text:style-name="P46"><text:s text:c="2"/></text:p>
      <text:p text:style-name="P46"><text:s text:c="2"/><text:span text:style-name="T303">color</text:span><text:span text:style-name="T228">:</text:span><text:span text:style-name="T186"> </text:span><text:span text:style-name="T253">$lightGray</text:span><text:span text:style-name="T194">;</text:span></text:p>
      <text:p text:style-name="P56">}</text:p>
      <text:p text:style-name="P64"/>
      <text:p text:style-name="P49"><text:span text:style-name="T211">footer</text:span> <text:span text:style-name="T192">{</text:span></text:p>
      <text:p text:style-name="P46"><text:s text:c="2"/></text:p>
      <text:p text:style-name="P46"><text:s text:c="2"/><text:span text:style-name="T303">color</text:span><text:span text:style-name="T228">:</text:span><text:span text:style-name="T186"> </text:span><text:span text:style-name="T253">$lightGray</text:span><text:span text:style-name="T194">;</text:span></text:p>
      <text:p text:style-name="P56">}</text:p>
      <text:p text:style-name="P15"/>
      <text:p text:style-name="P15">Note : to comment the erb code in views use # after the %</text:p>
      <text:p text:style-name="P15">eg:</text:p>
      <text:p text:style-name="P10"><text:span text:style-name="T34">&lt;%# = </text:span><text:span text:style-name="T43">link_to "Contact", '#'</text:span></text:p>
      <text:p text:style-name="P15"><text:s text:c="3"/>%&gt;</text:p>
      <text:p text:style-name="P15"/>
      <text:p text:style-name="P15"><text:soft-page-break/><text:s/></text:p>
      <text:p text:style-name="P8"><text:span text:style-name="T31">Named routes : </text:span><text:span text:style-name="T33">to create the named routes use the following syntax in routes.rb file to create routes.</text:span></text:p>
      <text:p text:style-name="P15">Eg:</text:p>
      <text:p text:style-name="P15">get static-pages/help</text:p>
      <text:p text:style-name="P15">should be replaced as</text:p>
      <text:p text:style-name="P102"><text:span text:style-name="T179"><text:s/></text:span><text:span text:style-name="T197">match</text:span><text:span text:style-name="T189"> </text:span><text:span text:style-name="T150">'/help'</text:span><text:span text:style-name="T197">,</text:span><text:span text:style-name="T189"> <text:s text:c="3"/></text:span><text:span text:style-name="T256">to</text:span><text:span text:style-name="T197">:</text:span><text:span text:style-name="T189"> </text:span><text:span text:style-name="T150">'static_pages#help'</text:span><text:span text:style-name="T197">,</text:span><text:span text:style-name="T189"> <text:s text:c="3"/></text:span><text:span text:style-name="T256">via</text:span><text:span text:style-name="T197">:</text:span><text:span text:style-name="T189"> </text:span><text:span text:style-name="T150">'get'</text:span></text:p>
      <text:p text:style-name="P102"><text:span text:style-name="T179">matches a </text:span><text:span text:style-name="T179">GET</text:span><text:span text:style-name="T180"> </text:span><text:span text:style-name="T179">request for </text:span><text:span text:style-name="Source_20_Text"><text:span text:style-name="T138">’/about’</text:span></text:span><text:span text:style-name="T180"> </text:span><text:span text:style-name="T179">and routes it to the </text:span><text:span text:style-name="Source_20_Text"><text:span text:style-name="T138">about</text:span></text:span><text:span text:style-name="T180"> </text:span><text:span text:style-name="T179">action in the StaticPages controller.</text:span><text:span text:style-name="T180"> </text:span><text:span text:style-name="T156"> </text:span></text:p>
      <text:p text:style-name="P15">and this path can be used as</text:p>
      <text:p text:style-name="P16">&lt;%= link_to help, help_path %&gt;</text:p>
      <text:p text:style-name="P13"><text:span text:style-name="T16">mapping for root route : </text:span><text:span text:style-name="T33"><text:s text:c="2"/></text:span><text:span text:style-name="T42">root</text:span><text:span text:style-name="T48"> <text:s/></text:span><text:span text:style-name="T93">'static_pages#home'</text:span></text:p>
      <text:p text:style-name="P15">-------------------------------------------------------------------------------------------------------</text:p>
      <text:p text:style-name="P16">Rspec features :</text:p>
      <text:p text:style-name="P105"><text:span text:style-name="T198">describe</text:span><text:span text:style-name="T128"> </text:span><text:span text:style-name="T152">"Home page"</text:span><text:span text:style-name="T128"> </text:span><text:span text:style-name="T212">do</text:span></text:p>
      <text:p text:style-name="P117"/>
      <text:p text:style-name="P46"><text:s text:c="2"/><text:span text:style-name="T194">it</text:span><text:span text:style-name="T186"> </text:span><text:span text:style-name="T148">"should have the content 'Sample App'"</text:span><text:span text:style-name="T186"> </text:span><text:span text:style-name="T214">do</text:span></text:p>
      <text:p text:style-name="P46"><text:s text:c="4"/><text:span text:style-name="T194">visit</text:span><text:span text:style-name="T186"> </text:span><text:span text:style-name="T194">root_path</text:span></text:p>
      <text:p text:style-name="P46"><text:s text:c="4"/><text:span text:style-name="T194">expect(page)</text:span><text:span text:style-name="T228">.</text:span><text:span text:style-name="T194">to</text:span><text:span text:style-name="T186"> </text:span><text:span text:style-name="T194">have_content(</text:span><text:span text:style-name="T148">'Sample App'</text:span><text:span text:style-name="T194">)</text:span></text:p>
      <text:p text:style-name="P46"><text:s text:c="2"/><text:span text:style-name="T214">end</text:span></text:p>
      <text:p text:style-name="P117"/>
      <text:p text:style-name="P46"><text:s text:c="2"/><text:span text:style-name="T194">it</text:span><text:span text:style-name="T186"> </text:span><text:span text:style-name="T148">"should have the base title"</text:span><text:span text:style-name="T186"> </text:span><text:span text:style-name="T214">do</text:span></text:p>
      <text:p text:style-name="P46"><text:s text:c="4"/><text:span text:style-name="T194">visit</text:span><text:span text:style-name="T186"> </text:span><text:span text:style-name="T194">root_path</text:span></text:p>
      <text:p text:style-name="P46"><text:s text:c="4"/><text:span text:style-name="T194">expect(page)</text:span><text:span text:style-name="T228">.</text:span><text:span text:style-name="T194">to</text:span><text:span text:style-name="T186"> </text:span><text:span text:style-name="T194">have_title(</text:span><text:span text:style-name="T148">"Ruby on Rails Tutorial Sample App"</text:span><text:span text:style-name="T194">)</text:span></text:p>
      <text:p text:style-name="P46"><text:s text:c="2"/><text:span text:style-name="T214">end</text:span></text:p>
      <text:p text:style-name="P117"/>
      <text:p text:style-name="P46"><text:s text:c="2"/><text:span text:style-name="T194">it</text:span><text:span text:style-name="T186"> </text:span><text:span text:style-name="T148">"should not have a custom page title"</text:span><text:span text:style-name="T186"> </text:span><text:span text:style-name="T214">do</text:span></text:p>
      <text:p text:style-name="P46"><text:s text:c="4"/><text:span text:style-name="T194">visit</text:span><text:span text:style-name="T186"> </text:span><text:span text:style-name="T194">root_path</text:span></text:p>
      <text:p text:style-name="P46"><text:s text:c="4"/><text:span text:style-name="T194">expect(page)</text:span><text:span text:style-name="T228">.</text:span><text:span text:style-name="T194">not_to</text:span><text:span text:style-name="T186"> </text:span><text:span text:style-name="T194">have_title(</text:span><text:span text:style-name="T148">'| Home'</text:span><text:span text:style-name="T194">)</text:span></text:p>
      <text:p text:style-name="P46"><text:s text:c="2"/><text:span text:style-name="T214">end</text:span></text:p>
      <text:p text:style-name="P59">end</text:p>
      <text:p text:style-name="P15"><text:s/>in above example visit root_path is the common so to avoid this duplicatio use </text:p>
      <text:p text:style-name="P97"><text:span text:style-name="T128">before</text:span><text:span text:style-name="T128"> </text:span><text:span text:style-name="T128">{</text:span><text:span text:style-name="T128"> </text:span><text:span text:style-name="T128">visit</text:span><text:span text:style-name="T128"> </text:span><text:span text:style-name="T128">root_path</text:span><text:span text:style-name="T128"> </text:span><text:span text:style-name="T128">}</text:span></text:p>
      <text:p text:style-name="P15">after describe home page </text:p>
      <text:p text:style-name="P15"/>
      <text:p text:style-name="P8"><text:span text:style-name="T31">Datamodel :t</text:span><text:span text:style-name="T33">o get the object for the model user using new </text:span></text:p>
      <text:p text:style-name="P15">@user = User.new // this will create the object with nil attributes.</text:p>
      <text:p text:style-name="P15"/>
      <text:p text:style-name="P16">Testing the validations:</text:p>
      <text:p text:style-name="P106"><text:span text:style-name="T192">describe</text:span> <text:span text:style-name="T293">User</text:span> <text:span text:style-name="T211">do</text:span></text:p>
      <text:p text:style-name="P117"/>
      <text:p text:style-name="P46"><text:s text:c="2"/><text:span text:style-name="T194">before</text:span><text:span text:style-name="T186"> </text:span><text:span text:style-name="T194">{</text:span><text:span text:style-name="T186"> </text:span><text:span text:style-name="T253">@user</text:span><text:span text:style-name="T186"> </text:span><text:span text:style-name="T228">=</text:span><text:span text:style-name="T186"> </text:span><text:span text:style-name="T295">User</text:span><text:span text:style-name="T228">.</text:span><text:span text:style-name="T194">new(</text:span><text:span text:style-name="T214">name</text:span><text:span text:style-name="T194">:</text:span><text:span text:style-name="T186"> </text:span><text:span text:style-name="T148">"Example User"</text:span><text:span text:style-name="T194">,</text:span><text:span text:style-name="T186"> </text:span><text:span text:style-name="T253">email</text:span><text:span text:style-name="T194">:</text:span><text:span text:style-name="T186"> </text:span><text:span text:style-name="T148">"user@example.com"</text:span><text:span text:style-name="T194">)</text:span><text:span text:style-name="T186"> </text:span><text:span text:style-name="T194">}</text:span></text:p>
      <text:p text:style-name="P117"/>
      <text:p text:style-name="P46"><text:s text:c="2"/><text:span text:style-name="T194">subject</text:span><text:span text:style-name="T186"> </text:span><text:span text:style-name="T194">{</text:span><text:span text:style-name="T186"> </text:span><text:span text:style-name="T253">@user</text:span><text:span text:style-name="T186"> </text:span><text:span text:style-name="T194">}</text:span></text:p>
      <text:p text:style-name="P117"/>
      <text:p text:style-name="P46"><text:s text:c="2"/><text:span text:style-name="T194">it</text:span><text:span text:style-name="T186"> </text:span><text:span text:style-name="T194">{</text:span><text:span text:style-name="T186"> </text:span><text:span text:style-name="T194">should</text:span><text:span text:style-name="T186"> </text:span><text:span text:style-name="T194">respond_to(</text:span><text:span text:style-name="T253">:name</text:span><text:span text:style-name="T194">)</text:span><text:span text:style-name="T186"> </text:span><text:span text:style-name="T194">}</text:span></text:p>
      <text:p text:style-name="P46"><text:s text:c="2"/><text:span text:style-name="T194">it</text:span><text:span text:style-name="T186"> </text:span><text:span text:style-name="T194">{</text:span><text:span text:style-name="T186"> </text:span><text:span text:style-name="T194">should</text:span><text:span text:style-name="T186"> </text:span><text:span text:style-name="T194">respond_to(</text:span><text:span text:style-name="T253">:email</text:span><text:span text:style-name="T194">)</text:span><text:span text:style-name="T186"> </text:span><text:span text:style-name="T194">}</text:span></text:p>
      <text:p text:style-name="P59">end</text:p>
      <text:p text:style-name="P15"/>
      <text:p text:style-name="P15">above is used for testing the availability of name and email attributes.</text:p>
      <text:p text:style-name="P15"><text:soft-page-break/><text:span text:style-name="T114">The </text:span><text:span text:style-name="Source_20_Text"><text:span text:style-name="T140">respond_to</text:span></text:span><text:span text:style-name="T114"> methods implicitly use the Ruby method </text:span><text:span text:style-name="Source_20_Text"><text:span text:style-name="T140">respond_to?</text:span></text:span><text:span text:style-name="T114">, which accepts a symbol and returns </text:span><text:span text:style-name="Source_20_Text"><text:span text:style-name="T140">true</text:span></text:span><text:span text:style-name="T114"> if the object responds to the given method or attribute and </text:span><text:span text:style-name="Source_20_Text"><text:span text:style-name="T140">false</text:span></text:span><text:span text:style-name="T114"> .</text:span></text:p>
      <text:p text:style-name="P15"/>
      <text:p text:style-name="P16"><text:span text:style-name="T114">Model level validation: </text:span><text:span text:style-name="T124">is to validate the model attributes before saving it in the data base.</text:span></text:p>
      <text:p text:style-name="P15">By using validates mthod with the arguments presence:true.</text:p>
      <text:p text:style-name="P15">Eg:</text:p>
      <text:p text:style-name="P105"><text:span text:style-name="T212">class</text:span><text:span text:style-name="T124"> </text:span><text:span text:style-name="T269">User</text:span><text:span text:style-name="T124"> </text:span><text:span text:style-name="T230">&lt;</text:span><text:span text:style-name="T124"> </text:span><text:span text:style-name="T297">ActiveRecord</text:span><text:span text:style-name="T230">::</text:span><text:span text:style-name="T297">Base</text:span></text:p>
      <text:p text:style-name="P46"><text:s text:c="2"/><text:span text:style-name="T194">validates</text:span><text:span text:style-name="T186"> </text:span><text:span text:style-name="T253">:name</text:span><text:span text:style-name="T194">,</text:span><text:span text:style-name="T186"> </text:span><text:span text:style-name="T253">presence</text:span><text:span text:style-name="T194">:</text:span><text:span text:style-name="T186"> </text:span><text:span text:style-name="T214">true, <text:s/></text:span><text:span text:style-name="T253">length</text:span><text:span text:style-name="T214">: { </text:span><text:span text:style-name="T253">maximum</text:span><text:span text:style-name="T214">: </text:span><text:span text:style-name="T228">50</text:span><text:span text:style-name="T214"> }</text:span></text:p>
      <text:p text:style-name="P59"><text:tab/><text:tab/><text:tab/><text:tab/><text:tab/><text:tab/><text:tab/><text:tab/><text:tab/>// <text:s/>this validation is for the presense of name and length of the name .</text:p>
      <text:p text:style-name="P49"><text:span text:style-name="T293">VALID_EMAIL_REGEX</text:span><text:span text:style-name="T211"> </text:span><text:span text:style-name="T226">=</text:span><text:span text:style-name="T211"> </text:span><text:span text:style-name="T290">/\A[\w+\-.]+@[a-z\d\-.]+\.[a-z]+\z/i</text:span></text:p>
      <text:p text:style-name="P46"><text:s text:c="2"/><text:span text:style-name="T194">validates</text:span><text:span text:style-name="T186"> </text:span><text:span text:style-name="T253">:email</text:span><text:span text:style-name="T194">,</text:span><text:span text:style-name="T186"> </text:span><text:span text:style-name="T253">presence</text:span><text:span text:style-name="T194">:</text:span><text:span text:style-name="T186"> </text:span><text:span text:style-name="T214">true</text:span><text:span text:style-name="T194">,</text:span><text:span text:style-name="T186"> </text:span><text:span text:style-name="T214">format</text:span><text:span text:style-name="T194">:</text:span><text:span text:style-name="T186"> </text:span><text:span text:style-name="T194">{</text:span><text:span text:style-name="T186"> </text:span><text:span text:style-name="T253">with</text:span><text:span text:style-name="T194">:</text:span><text:span text:style-name="T186"> </text:span><text:span text:style-name="T295">VALID_EMAIL_REGEX</text:span><text:span text:style-name="T186"> </text:span><text:span text:style-name="T194">}</text:span></text:p>
      <text:p text:style-name="P56">// here we are creating valid email regex and we are applying that format of the email validation</text:p>
      <text:p text:style-name="P59"/>
      <text:p text:style-name="P59">end</text:p>
      <text:p text:style-name="P15"><text:s/></text:p>
      <text:p text:style-name="P13"><text:span text:style-name="T10">Note : </text:span><text:span text:style-name="T23"> </text:span><text:span text:style-name="Source_20_Text"><text:span text:style-name="T86">%w[]</text:span></text:span><text:span text:style-name="T114"> </text:span><text:span text:style-name="T10"><text:s/>is used to create arrays of strings.</text:span></text:p>
      <text:p text:style-name="P15"/>
      <text:p text:style-name="P15">To validate the uniqueness of email we have to use validate attribute uniqueness</text:p>
      <text:p text:style-name="P15">eg: uniqueness: true</text:p>
      <text:p text:style-name="P15"/>
      <text:p text:style-name="P15">uniqueness is having the attribute casesensitive which is responsible for checking the email uniqueness considering the case </text:p>
      <text:p text:style-name="P15"/>
      <text:p text:style-name="P15">Note : to add index to existing model and migrate it using the cmd given below.</text:p>
      <text:p text:style-name="P97">rails generate migration add_index_to_users_email</text:p>
      <text:p text:style-name="P97"/>
      <text:p text:style-name="P108"><text:span text:style-name="T117">after this migrate the changes to db using </text:span><text:span text:style-name="T123">rake db: migrate.</text:span></text:p>
      <text:p text:style-name="P15"><text:s/></text:p>
      <text:p text:style-name="P22"><text:span text:style-name="T13">Note : <text:s/></text:span><text:span text:style-name="T10">before you insert the email into db make it down case and save. By using the before_save </text:span><text:span text:style-name="T17">call backs</text:span><text:span text:style-name="T10">.</text:span></text:p>
      <text:p text:style-name="P16">before_save {self.email = email.downcase}</text:p>
      <text:p text:style-name="P15"/>
      <text:p text:style-name="P16">Authenticate users :</text:p>
      <text:p text:style-name="P15">we can authenticate the users by saving there passwords in database by encoding it to hash format by this we can achieve the security in the db.</text:p>
      <text:p text:style-name="P13"><text:span text:style-name="T10">Much of the secure password machinery will be implemented using a single Rails method called </text:span><text:span text:style-name="Source_20_Text"><text:span text:style-name="T79">has_secure_password</text:span></text:span><text:span text:style-name="T10"> </text:span></text:p>
      <text:p text:style-name="P24"><text:span text:style-name="T3">Authentication(salt) : </text:span>has_secure_password is the main thing which encrypts the pass word.</text:p>
      <text:p text:style-name="P24">steps to use has_secure_password:</text:p>
      <text:p text:style-name="P24">1.install gem bcrypt-ruby in your application</text:p>
      <text:p text:style-name="P24">gem install 'bcrypt-ruby' or edit the gem file with gem 'bcrypt-ruby', '~&gt; 3.1.5'</text:p>
      <text:p text:style-name="P24">2.run bundle install</text:p>
      <text:p text:style-name="P24">3.add a column with name password_digest</text:p>
      <text:p text:style-name="P25">4.add has_secure_password in model.</text:p>
      <text:p text:style-name="P25"/>
      <text:p text:style-name="P26">Note for password and password confirmation :</text:p>
      <text:p text:style-name="P26"><text:span text:style-name="T25">The method is to add </text:span><text:span text:style-name="Source_20_Text"><text:span text:style-name="T76">password</text:span></text:span><text:span text:style-name="T23"> </text:span><text:span text:style-name="T25">and </text:span><text:span text:style-name="Source_20_Text"><text:span text:style-name="T76">password_confirmation</text:span></text:span><text:span text:style-name="T23"> </text:span><text:span text:style-name="T25">attributes to the User model, and then require that the two attributes match before the record is saved to the database.</text:span><text:span text:style-name="T23"> </text:span><text:span text:style-name="T25">Unlike the </text:span><text:soft-page-break/><text:span text:style-name="T25">other attributes we’ve seen so far, the password attributes will be</text:span><text:span text:style-name="Emphasis"><text:span text:style-name="T27">virtual</text:span></text:span><text:span text:style-name="T23">—</text:span><text:span text:style-name="T25">they will only exist temporarily in memory, and will not be persisted to the database.</text:span><text:span text:style-name="T23"> </text:span> </text:p>
      <text:p text:style-name="P26">These vitrual attributes password and password_confirmation are added by has_secured_password</text:p>
      <text:p text:style-name="P26"/>
      <text:p text:style-name="P26">Authentication system :<text:span text:style-name="T128"> for authentication we have to get the user based on the email:id </text:span></text:p>
      <text:p text:style-name="P26">@user = User.find_by(email:"<text:a xlink:type="simple" xlink:href="mailto:foo@f.com" text:style-name="Internet_20_link" text:visited-style-name="Visited_20_Internet_20_Link">foo@f.com</text:a>");</text:p>
      <text:p text:style-name="P26">user = @user .authenticate(password)</text:p>
      <text:p text:style-name="P26"><text:span text:style-name="T26">If the given password matches the user’s password, it should return the user; otherwise, it should return </text:span><text:span text:style-name="Source_20_Text"><text:span text:style-name="T78">false</text:span></text:span><text:span text:style-name="T26">.</text:span><text:span text:style-name="T124"> </text:span></text:p>
      <text:p text:style-name="P105"><text:span text:style-name="T192">validates</text:span> <text:span text:style-name="T251">:password</text:span><text:span text:style-name="T192">,</text:span> <text:span text:style-name="T251">length</text:span><text:span text:style-name="T192">:</text:span> <text:span text:style-name="T192">{</text:span> <text:span text:style-name="T251">minimum</text:span><text:span text:style-name="T192">:</text:span> <text:span text:style-name="T226">6</text:span> <text:span text:style-name="T192">}</text:span></text:p>
      <text:p text:style-name="P8">for validating the password</text:p>
      <text:p text:style-name="P13"><text:span text:style-name="T118">Note : </text:span><text:span text:style-name="T11">As long as there is a </text:span><text:span text:style-name="Source_20_Text"><text:span text:style-name="T80">password_digest</text:span></text:span><text:span text:style-name="T22"> </text:span><text:span text:style-name="T11">column in the database, adding this has_secured_password to our model gives us a secure way to create and authenticate new users</text:span><text:span text:style-name="T28">.</text:span></text:p>
      <text:p text:style-name="P19"/>
      <text:p text:style-name="P19"/>
      <text:p text:style-name="P3"><text:span text:style-name="T32">Create user</text:span> :</text:p>
      <text:p text:style-name="P107"><text:span text:style-name="T293">User</text:span><text:span text:style-name="T226">.</text:span><text:span text:style-name="T192">create(</text:span><text:span text:style-name="T211">name</text:span><text:span text:style-name="T192">:</text:span> <text:span text:style-name="T146">"Michael Hartl"</text:span><text:span text:style-name="T192">,</text:span> <text:span text:style-name="T251">email</text:span><text:span text:style-name="T192">:</text:span> <text:span text:style-name="T146">"mhartl@example.com"</text:span><text:span text:style-name="T192">,</text:span></text:p>
      <text:p text:style-name="P49"><text:span text:style-name="T208">?&gt; </text:span><text:s text:c="12"/><text:span text:style-name="T251">password</text:span><text:span text:style-name="T192">:</text:span> <text:span text:style-name="T146">"foobar"</text:span><text:span text:style-name="T192">,</text:span> <text:span text:style-name="T251">password_confirmation</text:span><text:span text:style-name="T192">:</text:span> <text:span text:style-name="T146">"foobar"</text:span><text:span text:style-name="T192">)</text:span></text:p>
      <text:p text:style-name="P3">this is used to create the user in data base after creating we have to use save method.</text:p>
      <text:p text:style-name="P8">@user = User.create(reg_params)</text:p>
      <text:p text:style-name="P8"><text:tab/><text:tab/> @user.save</text:p>
      <text:p text:style-name="P8"/>
      <text:p text:style-name="P8">Debug and rails environments:</text:p>
      <text:p text:style-name="P111">&lt;!DOCTYPE html&gt;</text:p>
      <text:p text:style-name="P59">&lt;html&gt;</text:p>
      <text:p text:style-name="P120"><text:s text:c="2"/><text:span text:style-name="T186">.</text:span></text:p>
      <text:p text:style-name="P120"><text:s text:c="2"/><text:span text:style-name="T186">.</text:span></text:p>
      <text:p text:style-name="P120"><text:s text:c="2"/><text:span text:style-name="T186">.</text:span></text:p>
      <text:p text:style-name="P46"><text:s text:c="2"/><text:span text:style-name="T214">&lt;body&gt;</text:span></text:p>
      <text:p text:style-name="P46"><text:s text:c="4"/><text:span text:style-name="T244">&lt;%=</text:span><text:span text:style-name="T186"> </text:span><text:span text:style-name="T194">render</text:span><text:span text:style-name="T186"> </text:span><text:span text:style-name="T148">'layouts/header'</text:span><text:span text:style-name="T186"> </text:span><text:span text:style-name="T244">%&gt;</text:span></text:p>
      <text:p text:style-name="P46"><text:s text:c="4"/><text:span text:style-name="T214">&lt;div</text:span><text:span text:style-name="T186"> </text:span><text:span text:style-name="T303">class=</text:span><text:span text:style-name="T148">"container"</text:span><text:span text:style-name="T214">&gt;</text:span></text:p>
      <text:p text:style-name="P46"><text:s text:c="6"/><text:span text:style-name="T244">&lt;%=</text:span><text:span text:style-name="T186"> </text:span><text:span text:style-name="T214">yield</text:span><text:span text:style-name="T186"> </text:span><text:span text:style-name="T244">%&gt;</text:span></text:p>
      <text:p text:style-name="P46"><text:s text:c="6"/><text:span text:style-name="T244">&lt;%=</text:span><text:span text:style-name="T186"> </text:span><text:span text:style-name="T194">render</text:span><text:span text:style-name="T186"> </text:span><text:span text:style-name="T148">'layouts/footer'</text:span><text:span text:style-name="T186"> </text:span><text:span text:style-name="T244">%&gt;</text:span></text:p>
      <text:p text:style-name="P46"><text:s text:c="6"/><text:span text:style-name="T244">&lt;%=</text:span><text:span text:style-name="T186"> </text:span><text:span text:style-name="T194">debug(params)</text:span><text:span text:style-name="T186"> </text:span><text:span text:style-name="T214">if</text:span><text:span text:style-name="T186"> </text:span><text:span text:style-name="T295">Rails</text:span><text:span text:style-name="T228">.</text:span><text:span text:style-name="T194">env</text:span><text:span text:style-name="T228">.</text:span><text:span text:style-name="T194">development?</text:span><text:span text:style-name="T186"> </text:span><text:span text:style-name="T244">%&gt;</text:span></text:p>
      <text:p text:style-name="P46"><text:s text:c="4"/><text:span text:style-name="T214">&lt;/div&gt;</text:span></text:p>
      <text:p text:style-name="P46"><text:s text:c="2"/><text:span text:style-name="T214">&lt;/body&gt;</text:span></text:p>
      <text:p text:style-name="P59">&lt;/html&gt;</text:p>
      <text:p text:style-name="P59"/>
      <text:p text:style-name="P38">The debug output gives potentially useful information about the page being rendered</text:p>
      <text:p text:style-name="P38">eg:</text:p>
      <text:p text:style-name="P38">the out put in debug block is :</text:p>
      <text:p text:style-name="P36">controller: static_pages</text:p>
      <text:p text:style-name="P36">action: home</text:p>
      <text:p text:style-name="P36"/>
      <text:p text:style-name="P38">we dont want to display the debug information in production and testing so we have mentioned </text:p>
      <text:p text:style-name="P8"/>
      <text:p text:style-name="P42"><text:span text:style-name="T213">if</text:span><text:span text:style-name="T185"> </text:span><text:span text:style-name="T294">Rails</text:span><text:span text:style-name="T227">.</text:span><text:span text:style-name="T193">env</text:span><text:span text:style-name="T227">.</text:span><text:span text:style-name="T193">development?</text:span></text:p>
      <text:p text:style-name="P57"/>
      <text:p text:style-name="P57"/>
      <text:p text:style-name="P42"><text:soft-page-break/><text:span text:style-name="T202">Note : for preparing the test database after creating the model and migrating it run the command given </text:span><text:span text:style-name="T203">cmd: bundle exec rake test:prepare</text:span></text:p>
      <text:p text:style-name="P42"><text:span text:style-name="T126">run this Rake task after a migration is a common source of confusion.</text:span><text:span text:style-name="T125"> </text:span><text:span text:style-name="T126">In addition, sometimes the test database gets corrupted and needs to be reset.</text:span><text:span text:style-name="T125"> </text:span><text:span text:style-name="T126">If your test suite is mysteriously breaking, be sure to try running </text:span><text:span text:style-name="Source_20_Text"><text:span text:style-name="T139">rake test:prepare</text:span></text:span><text:span text:style-name="T125"> </text:span><text:span text:style-name="T126">to see if that fixes the problem.)</text:span><text:span text:style-name="T125"> </text:span><text:span text:style-name="T126">Note that by default the test database gets </text:span><text:a xlink:type="simple" xlink:href="http://en.wikipedia.org/wiki/Rollback_(data_management)" office:target-frame-name="_blank" xlink:show="new" text:style-name="Internet_20_link" text:visited-style-name="Visited_20_Internet_20_Link"><text:span text:style-name="T134">rolled back</text:span></text:a><text:span text:style-name="T125"> </text:span><text:span text:style-name="T126">at the end of each test, so each run of the tests starts with a fresh database.</text:span><text:span text:style-name="T125"> <text:s/></text:span></text:p>
      <text:p text:style-name="P42"><text:span text:style-name="T125">For maigrating the model into text db run cmd: rake </text:span><text:a xlink:type="simple" xlink:href="db:migrate" text:style-name="Internet_20_link" text:visited-style-name="Visited_20_Internet_20_Link"><text:span text:style-name="T125">db:migrate</text:span></text:a><text:span text:style-name="T125"> RAILS_ENV = test </text:span></text:p>
      <text:p text:style-name="P57"/>
      <text:p text:style-name="P57"/>
      <text:p text:style-name="P37">Rails Environments :</text:p>
      <text:p text:style-name="P42"><text:span text:style-name="T179">There are three environments in rails they are</text:span><text:span text:style-name="T175"> Testing,Production,Development by default environment is development</text:span></text:p>
      <text:p text:style-name="P42"><text:span text:style-name="T179">we can check it in rails console by</text:span><text:span text:style-name="T175"> cmd Rails.env </text:span></text:p>
      <text:p text:style-name="P37"/>
      <text:p text:style-name="P42"><text:span text:style-name="T175">Note : </text:span><text:span text:style-name="T179">we can run the rails server in production environment in default it will run in development environment.</text:span></text:p>
      <text:p text:style-name="P37">Rails server --environment production</text:p>
      <text:p text:style-name="P37"/>
      <text:p text:style-name="P29">If your app is running in production, it won’t work without a production database, which we can create by running rake db:migrate in production:</text:p>
      <text:p text:style-name="P94"><text:s/><text:span text:style-name="T178">$ </text:span><text:span text:style-name="T177">bundle exec rake db:migrate RAILS_ENV=production</text:span></text:p>
      <text:p text:style-name="P37">Note :</text:p>
      <text:p text:style-name="P29">if you have deployed your sample app to Heroku, you can see its environment using the heroku command, which provides its own (remote) console:</text:p>
      <text:p text:style-name="P93"><text:s text:c="2"/><text:span text:style-name="T178">$ heroku run console</text:span></text:p>
      <text:p text:style-name="P103"><text:s text:c="2"/><text:span text:style-name="T178">Ruby console for yourapp.herokuapp.com</text:span></text:p>
      <text:p text:style-name="P103"><text:s text:c="2"/><text:span text:style-name="T178">&gt;&gt; Rails.env</text:span></text:p>
      <text:p text:style-name="P103"><text:s text:c="2"/><text:span text:style-name="T178">=&gt; "production"</text:span></text:p>
      <text:p text:style-name="P103"><text:s text:c="2"/><text:span text:style-name="T178">&gt;&gt; Rails.env.production?</text:span></text:p>
      <text:p text:style-name="P141"><text:s text:c="2"/><text:span text:style-name="T178">=&gt; true</text:span></text:p>
      <text:p text:style-name="P90">Naturally, since<text:span text:style-name="T3"> Heroku</text:span> is a platform for production sites, it runs each application in a production environment.</text:p>
      <text:p text:style-name="P90"/>
      <text:p text:style-name="P90">Rest : here users model is the resource and we can perform CRUD operations using http operations get, post, patch, delete. </text:p>
      <text:p text:style-name="P91"><text:span text:style-name="T307">To make the user as resource add a line in routes .rb i.e </text:span><text:span text:style-name="T201">resources</text:span><text:span text:style-name="T191"> </text:span><text:span text:style-name="T258">:users </text:span></text:p>
      <text:p text:style-name="P92"><text:span text:style-name="T122">eg:</text:span> <text:span text:style-name="T194">resources</text:span><text:span text:style-name="T186"> </text:span><text:span text:style-name="T253">:users</text:span></text:p>
      <text:p text:style-name="P46"><text:s text:c="2"/><text:span text:style-name="T194">root</text:span><text:span text:style-name="T186"> <text:s/></text:span><text:span text:style-name="T148">'static_pages#home'</text:span></text:p>
      <text:p text:style-name="P48"><text:s text:c="2"/><text:span text:style-name="T194">match</text:span><text:span text:style-name="T186"> </text:span><text:span text:style-name="T148">'/signup'</text:span><text:span text:style-name="T194">,</text:span><text:span text:style-name="T186"> <text:s/></text:span><text:span text:style-name="T253">to</text:span><text:span text:style-name="T194">:</text:span><text:span text:style-name="T186"> </text:span><text:span text:style-name="T148">'users#new'</text:span><text:span text:style-name="T194">,</text:span><text:span text:style-name="T186"> <text:s text:c="11"/></text:span><text:span text:style-name="T253">via</text:span><text:span text:style-name="T194">:</text:span><text:span text:style-name="T186"> </text:span><text:span text:style-name="T148">'get'</text:span></text:p>
      <text:p text:style-name="P90"/>
      <text:p text:style-name="P37"><text:soft-page-break/>Gravatar:</text:p>
      <text:p text:style-name="P72"><text:span text:style-name="T178">We’ll start by adding a “globally recognized avatar”, or </text:span><text:a xlink:type="simple" xlink:href="http://gravatar.com/" office:target-frame-name="_blank" xlink:show="new" text:style-name="Internet_20_link" text:visited-style-name="Visited_20_Internet_20_Link"><text:span text:style-name="T131">Gravatar</text:span></text:a><text:span text:style-name="T178">, to the user profile.</text:span><text:bookmark text:name="_cha-7_footnote-ref-6"/><text:a xlink:type="simple" xlink:href="http://rails-4-0.railstutorial.org/book/sign_up#cha-7_footnote-6" text:style-name="Internet_20_link" text:visited-style-name="Visited_20_Internet_20_Link"><text:span text:style-name="T131">6</text:span></text:a><text:span text:style-name="T178">Originally created by Tom Preston-Werner (cofounder of </text:span><text:a xlink:type="simple" xlink:href="http://github.com/" office:target-frame-name="_blank" xlink:show="new" text:style-name="Internet_20_link" text:visited-style-name="Visited_20_Internet_20_Link"><text:span text:style-name="T131">GitHub</text:span></text:a><text:span text:style-name="T178">) and later acquired and scaled by </text:span><text:a xlink:type="simple" xlink:href="http://automattic.com/" office:target-frame-name="_blank" xlink:show="new" text:style-name="Internet_20_link" text:visited-style-name="Visited_20_Internet_20_Link"><text:span text:style-name="T131">Automattic</text:span></text:a><text:span text:style-name="T175"> </text:span><text:span text:style-name="T178">(the makers of </text:span><text:a xlink:type="simple" xlink:href="http://wordpress.com/" office:target-frame-name="_blank" xlink:show="new" text:style-name="Internet_20_link" text:visited-style-name="Visited_20_Internet_20_Link"><text:span text:style-name="T131">WordPress</text:span></text:a><text:span text:style-name="T178">), Gravatar is a free service that allows users to upload images and associate them with email addresses they control.</text:span><text:span text:style-name="T175"> </text:span><text:span text:style-name="T178">Gravatars are a convenient way to include user profile images without going through the trouble of managing image upload, cropping, and storage; all we need to do is construct the proper Gravatar image URL using the user’s email address and the corresponding Gravatar image will automatically appear.</text:span><text:span text:style-name="T175"> </text:span></text:p>
      <text:p text:style-name="P37"/>
      <text:p text:style-name="P42"><text:span text:style-name="T178">define a </text:span><text:span text:style-name="Source_20_Text"><text:span text:style-name="T137">gravatar_for</text:span></text:span><text:span text:style-name="T175"> </text:span><text:span text:style-name="T178">helper function to return a Gravatar image for a given user, </text:span><text:span text:style-name="T175"> </text:span></text:p>
      <text:p text:style-name="P42"><text:s text:c="2"/><text:span text:style-name="T243">&lt;%=</text:span><text:span text:style-name="T185"> </text:span><text:span text:style-name="T193">gravatar_for</text:span><text:span text:style-name="T185"> </text:span><text:span text:style-name="T252">@user</text:span><text:span text:style-name="T185"> </text:span><text:span text:style-name="T243">%&gt;</text:span></text:p>
      <text:p text:style-name="P42">the method in the helper is class is available to the parts in the application like controller and view.</text:p>
      <text:p text:style-name="P51"><text:span text:style-name="T211">module</text:span> <text:span text:style-name="T268">UsersHelper</text:span></text:p>
      <text:p text:style-name="P117"/>
      <text:p text:style-name="P46"><text:s text:c="2"/><text:span text:style-name="T283"># Returns the Gravatar (http://gravatar.com/) for the given user.</text:span></text:p>
      <text:p text:style-name="P46"><text:s text:c="2"/><text:span text:style-name="T214">def</text:span><text:span text:style-name="T186"> </text:span><text:span text:style-name="T270">gravatar_for</text:span><text:span text:style-name="T194">(user)</text:span></text:p>
      <text:p text:style-name="P46"><text:s text:c="4"/><text:span text:style-name="T194">gravatar_id</text:span><text:span text:style-name="T186"> </text:span><text:span text:style-name="T228">=</text:span><text:span text:style-name="T186"> </text:span><text:span text:style-name="T295">Digest</text:span><text:span text:style-name="T228">::</text:span><text:span text:style-name="T295">MD5</text:span><text:span text:style-name="T228">::</text:span><text:span text:style-name="T194">hexdigest(user</text:span><text:span text:style-name="T228">.</text:span><text:span text:style-name="T194">email</text:span><text:span text:style-name="T228">.</text:span><text:span text:style-name="T194">downcase)</text:span></text:p>
      <text:p text:style-name="P46"><text:s text:c="4"/><text:span text:style-name="T194">gravatar_url</text:span><text:span text:style-name="T186"> </text:span><text:span text:style-name="T228">=</text:span><text:span text:style-name="T186"> </text:span><text:span text:style-name="T148">"https://secure.gravatar.com/avatar/</text:span><text:span text:style-name="T291">#{</text:span><text:span text:style-name="T194">gravatar_id</text:span><text:span text:style-name="T291">}</text:span><text:span text:style-name="T148">"</text:span></text:p>
      <text:p text:style-name="P46"><text:s text:c="4"/><text:span text:style-name="T194">image_tag(gravatar_url,</text:span><text:span text:style-name="T186"> </text:span><text:span text:style-name="T253">alt</text:span><text:span text:style-name="T194">:</text:span><text:span text:style-name="T186"> </text:span><text:span text:style-name="T194">user</text:span><text:span text:style-name="T228">.</text:span><text:span text:style-name="T194">name,</text:span><text:span text:style-name="T186"> </text:span><text:span text:style-name="T253">class</text:span><text:span text:style-name="T194">:</text:span><text:span text:style-name="T186"> </text:span><text:span text:style-name="T148">"gravatar"</text:span><text:span text:style-name="T194">)</text:span></text:p>
      <text:p text:style-name="P46"><text:s text:c="2"/><text:span text:style-name="T214">end</text:span></text:p>
      <text:p text:style-name="P59">end</text:p>
      <text:p text:style-name="P42"/>
      <text:p text:style-name="P42">Test using rspec and capybara:</text:p>
      <text:p text:style-name="P51"><text:span text:style-name="T192">visit</text:span> <text:span text:style-name="T192">signup_path</text:span></text:p>
      <text:p text:style-name="P49"><text:span text:style-name="T192">fill_in</text:span> <text:span text:style-name="T146">"Name"</text:span><text:span text:style-name="T192">,</text:span> <text:s text:c="8"/><text:span text:style-name="T251">with</text:span><text:span text:style-name="T192">:</text:span> <text:span text:style-name="T146">"Example User"</text:span></text:p>
      <text:p text:style-name="P49"><text:span text:style-name="T192">fill_in</text:span> <text:span text:style-name="T146">"Email"</text:span><text:span text:style-name="T192">,</text:span> <text:s text:c="7"/><text:span text:style-name="T251">with</text:span><text:span text:style-name="T192">:</text:span> <text:span text:style-name="T146">"user@example.com"</text:span></text:p>
      <text:p text:style-name="P49"><text:span text:style-name="T192">fill_in</text:span> <text:span text:style-name="T146">"Password"</text:span><text:span text:style-name="T192">,</text:span> <text:s text:c="4"/><text:span text:style-name="T251">with</text:span><text:span text:style-name="T192">:</text:span> <text:span text:style-name="T146">"foobar"</text:span></text:p>
      <text:p text:style-name="P49"><text:span text:style-name="T192">fill_in</text:span> <text:span text:style-name="T146">"Confirmation"</text:span><text:span text:style-name="T192">,</text:span> <text:span text:style-name="T251">with</text:span><text:span text:style-name="T192">:</text:span> <text:span text:style-name="T146">"foobar"</text:span></text:p>
      <text:p text:style-name="P49"><text:span text:style-name="T192">click_button</text:span> <text:span text:style-name="T146">"Create my account"</text:span></text:p>
      <text:p text:style-name="P65"/>
      <text:p text:style-name="P65">this test code will vist the signup page and fill the fields with given data and click the button create my account.</text:p>
      <text:p text:style-name="P42"/>
      <text:p text:style-name="P42"/>
      <text:p text:style-name="P72"><text:span text:style-name="T175">Using Form_for helper method</text:span><text:span text:style-name="T178">:</text:span></text:p>
      <text:p text:style-name="P51"><text:span text:style-name="T211">&lt;div</text:span><text:span text:style-name="T127"> </text:span><text:span text:style-name="T304">class=</text:span><text:span text:style-name="T151">"span6 offset3"</text:span><text:span text:style-name="T211">&gt;</text:span></text:p>
      <text:p text:style-name="P46"><text:s text:c="4"/><text:span text:style-name="T244">&lt;%=</text:span><text:span text:style-name="T186"> </text:span><text:span text:style-name="T194">form_for(</text:span><text:span text:style-name="T253">@user</text:span><text:span text:style-name="T194">)</text:span><text:span text:style-name="T186"> </text:span><text:span text:style-name="T214">do</text:span><text:span text:style-name="T186"> </text:span><text:span text:style-name="T228">|</text:span><text:span text:style-name="T194">f</text:span><text:span text:style-name="T228">|</text:span><text:span text:style-name="T186"> </text:span><text:span text:style-name="T244">%&gt;</text:span></text:p>
      <text:p text:style-name="P117"/>
      <text:p text:style-name="P46"><text:s text:c="6"/><text:span text:style-name="T244">&lt;%=</text:span><text:span text:style-name="T186"> </text:span><text:span text:style-name="T194">f</text:span><text:span text:style-name="T228">.</text:span><text:span text:style-name="T194">label</text:span><text:span text:style-name="T186"> </text:span><text:span text:style-name="T253">:name</text:span><text:span text:style-name="T186"> </text:span><text:span text:style-name="T244">%&gt;</text:span></text:p>
      <text:p text:style-name="P46"><text:s text:c="6"/><text:span text:style-name="T244">&lt;%=</text:span><text:span text:style-name="T186"> </text:span><text:span text:style-name="T194">f</text:span><text:span text:style-name="T228">.</text:span><text:span text:style-name="T194">text_field</text:span><text:span text:style-name="T186"> </text:span><text:span text:style-name="T253">:name</text:span><text:span text:style-name="T186"> </text:span><text:span text:style-name="T244">%&gt;</text:span></text:p>
      <text:p text:style-name="P117"/>
      <text:p text:style-name="P46"><text:s text:c="6"/><text:span text:style-name="T244">&lt;%=</text:span><text:span text:style-name="T186"> </text:span><text:span text:style-name="T194">f</text:span><text:span text:style-name="T228">.</text:span><text:span text:style-name="T194">label</text:span><text:span text:style-name="T186"> </text:span><text:span text:style-name="T253">:email</text:span><text:span text:style-name="T186"> </text:span><text:span text:style-name="T244">%&gt;</text:span></text:p>
      <text:p text:style-name="P46"><text:s text:c="6"/><text:span text:style-name="T244">&lt;%=</text:span><text:span text:style-name="T186"> </text:span><text:span text:style-name="T194">f</text:span><text:span text:style-name="T228">.</text:span><text:span text:style-name="T194">text_field</text:span><text:span text:style-name="T186"> </text:span><text:span text:style-name="T253">:email</text:span><text:span text:style-name="T186"> </text:span><text:span text:style-name="T244">%&gt;</text:span></text:p>
      <text:p text:style-name="P117"/>
      <text:p text:style-name="P46"><text:s text:c="6"/><text:span text:style-name="T244">&lt;%=</text:span><text:span text:style-name="T186"> </text:span><text:span text:style-name="T194">f</text:span><text:span text:style-name="T228">.</text:span><text:span text:style-name="T194">label</text:span><text:span text:style-name="T186"> </text:span><text:span text:style-name="T253">:password</text:span><text:span text:style-name="T186"> </text:span><text:span text:style-name="T244">%&gt;</text:span></text:p>
      <text:p text:style-name="P46"><text:s text:c="6"/><text:span text:style-name="T244">&lt;%=</text:span><text:span text:style-name="T186"> </text:span><text:span text:style-name="T194">f</text:span><text:span text:style-name="T228">.</text:span><text:span text:style-name="T194">password_field</text:span><text:span text:style-name="T186"> </text:span><text:span text:style-name="T253">:password</text:span><text:span text:style-name="T186"> </text:span><text:span text:style-name="T244">%&gt;</text:span></text:p>
      <text:p text:style-name="P117"/>
      <text:p text:style-name="P46"><text:s text:c="6"/><text:span text:style-name="T244">&lt;%=</text:span><text:span text:style-name="T186"> </text:span><text:span text:style-name="T194">f</text:span><text:span text:style-name="T228">.</text:span><text:span text:style-name="T194">label</text:span><text:span text:style-name="T186"> </text:span><text:span text:style-name="T253">:password_confirmation</text:span><text:span text:style-name="T194">,</text:span><text:span text:style-name="T186"> </text:span><text:span text:style-name="T148">"Confirmation"</text:span><text:span text:style-name="T186"> </text:span><text:span text:style-name="T244">%&gt;</text:span></text:p>
      <text:p text:style-name="P46"><text:s text:c="6"/><text:span text:style-name="T244">&lt;%=</text:span><text:span text:style-name="T186"> </text:span><text:span text:style-name="T194">f</text:span><text:span text:style-name="T228">.</text:span><text:span text:style-name="T194">password_field</text:span><text:span text:style-name="T186"> </text:span><text:span text:style-name="T253">:password_confirmation</text:span><text:span text:style-name="T186"> </text:span><text:span text:style-name="T244">%&gt;</text:span></text:p>
      <text:p text:style-name="P117"/>
      <text:p text:style-name="P46"><text:soft-page-break/><text:s text:c="6"/><text:span text:style-name="T244">&lt;%=</text:span><text:span text:style-name="T186"> </text:span><text:span text:style-name="T194">f</text:span><text:span text:style-name="T228">.</text:span><text:span text:style-name="T194">submit</text:span><text:span text:style-name="T186"> </text:span><text:span text:style-name="T148">"Create my account"</text:span><text:span text:style-name="T194">,</text:span><text:span text:style-name="T186"> </text:span><text:span text:style-name="T253">class</text:span><text:span text:style-name="T194">:</text:span><text:span text:style-name="T186"> </text:span><text:span text:style-name="T148">"btn btn-large btn-primary"</text:span><text:span text:style-name="T186"> </text:span><text:span text:style-name="T244">%&gt;</text:span></text:p>
      <text:p text:style-name="P46"><text:s text:c="4"/><text:span text:style-name="T244">&lt;%</text:span><text:span text:style-name="T186"> </text:span><text:span text:style-name="T214">end</text:span><text:span text:style-name="T186"> </text:span><text:span text:style-name="T244">%&gt;</text:span></text:p>
      <text:p text:style-name="P46"><text:s text:c="2"/><text:span text:style-name="T214">&lt;/div&gt;</text:span></text:p>
      <text:p text:style-name="P73">this form_for hepler method accepts the active record object which is an instance varible i.e @user = User.new</text:p>
      <text:p text:style-name="P73">this f.label internally creates the html element label with the name attribute .</text:p>
      <text:p text:style-name="P73"/>
      <text:p text:style-name="P73">The rendered html code of the form_for is given below</text:p>
      <text:p text:style-name="P73"/>
      <text:p text:style-name="P73"/>
      <text:p text:style-name="P51"><text:span text:style-name="T211">&lt;form</text:span><text:span text:style-name="T127"> </text:span><text:span text:style-name="T304">accept-charset=</text:span><text:span text:style-name="T151">"UTF-8"</text:span><text:span text:style-name="T127"> </text:span><text:span text:style-name="T304">action=</text:span><text:span text:style-name="T151">"/users"</text:span><text:span text:style-name="T127"> </text:span><text:span text:style-name="T304">class=</text:span><text:span text:style-name="T151">"new_user"</text:span></text:p>
      <text:p text:style-name="P46"><text:s text:c="6"/><text:span text:style-name="T303">id=</text:span><text:span text:style-name="T148">"new_user"</text:span><text:span text:style-name="T186"> </text:span><text:span text:style-name="T303">method=</text:span><text:span text:style-name="T148">"post"</text:span><text:span text:style-name="T214">&gt;</text:span></text:p>
      <text:p text:style-name="P117"/>
      <text:p text:style-name="P46"><text:s text:c="2"/><text:span text:style-name="T214">&lt;label</text:span><text:span text:style-name="T186"> </text:span><text:span text:style-name="T303">for=</text:span><text:span text:style-name="T148">"user_name"</text:span><text:span text:style-name="T214">&gt;</text:span><text:span text:style-name="T186">Name</text:span><text:span text:style-name="T214">&lt;/label&gt;</text:span></text:p>
      <text:p text:style-name="P46"><text:s text:c="2"/><text:span text:style-name="T214">&lt;input</text:span><text:span text:style-name="T186"> </text:span><text:span text:style-name="T303">id=</text:span><text:span text:style-name="T148">"user_name"</text:span><text:span text:style-name="T186"> </text:span><text:span text:style-name="T303">name=</text:span><text:span text:style-name="T148">"user[name]"</text:span><text:span text:style-name="T186"> </text:span><text:span text:style-name="T303">type=</text:span><text:span text:style-name="T148">"text"</text:span><text:span text:style-name="T186"> </text:span><text:span text:style-name="T214">/&gt;</text:span></text:p>
      <text:p text:style-name="P117"/>
      <text:p text:style-name="P46"><text:s text:c="2"/><text:span text:style-name="T214">&lt;label</text:span><text:span text:style-name="T186"> </text:span><text:span text:style-name="T303">for=</text:span><text:span text:style-name="T148">"user_email"</text:span><text:span text:style-name="T214">&gt;</text:span><text:span text:style-name="T186">Email</text:span><text:span text:style-name="T214">&lt;/label&gt;</text:span></text:p>
      <text:p text:style-name="P46"><text:s text:c="2"/><text:span text:style-name="T214">&lt;input</text:span><text:span text:style-name="T186"> </text:span><text:span text:style-name="T303">id=</text:span><text:span text:style-name="T148">"user_email"</text:span><text:span text:style-name="T186"> </text:span><text:span text:style-name="T303">name=</text:span><text:span text:style-name="T148">"user[email]"</text:span><text:span text:style-name="T186"> </text:span><text:span text:style-name="T303">type=</text:span><text:span text:style-name="T148">"text"</text:span><text:span text:style-name="T186"> </text:span><text:span text:style-name="T214">/&gt;</text:span></text:p>
      <text:p text:style-name="P117"/>
      <text:p text:style-name="P46"><text:s text:c="2"/><text:span text:style-name="T214">&lt;label</text:span><text:span text:style-name="T186"> </text:span><text:span text:style-name="T303">for=</text:span><text:span text:style-name="T148">"user_password"</text:span><text:span text:style-name="T214">&gt;</text:span><text:span text:style-name="T186">Password</text:span><text:span text:style-name="T214">&lt;/label&gt;</text:span></text:p>
      <text:p text:style-name="P46"><text:s text:c="2"/><text:span text:style-name="T214">&lt;input</text:span><text:span text:style-name="T186"> </text:span><text:span text:style-name="T303">id=</text:span><text:span text:style-name="T148">"user_password"</text:span><text:span text:style-name="T186"> </text:span><text:span text:style-name="T303">name=</text:span><text:span text:style-name="T148">"user[password]"</text:span></text:p>
      <text:p text:style-name="P46"><text:s text:c="9"/><text:span text:style-name="T303">type=</text:span><text:span text:style-name="T148">"password"</text:span><text:span text:style-name="T186"> </text:span><text:span text:style-name="T214">/&gt;</text:span></text:p>
      <text:p text:style-name="P117"/>
      <text:p text:style-name="P46"><text:s text:c="2"/><text:span text:style-name="T214">&lt;label</text:span><text:span text:style-name="T186"> </text:span><text:span text:style-name="T303">for=</text:span><text:span text:style-name="T148">"user_password_confirmation"</text:span><text:span text:style-name="T214">&gt;</text:span><text:span text:style-name="T186">Confirmation</text:span><text:span text:style-name="T214">&lt;/label&gt;</text:span></text:p>
      <text:p text:style-name="P46"><text:s text:c="2"/><text:span text:style-name="T214">&lt;input</text:span><text:span text:style-name="T186"> </text:span><text:span text:style-name="T303">id=</text:span><text:span text:style-name="T148">"user_password_confirmation"</text:span></text:p>
      <text:p text:style-name="P46"><text:s text:c="9"/><text:span text:style-name="T303">name=</text:span><text:span text:style-name="T148">"user[password_confirmation]"</text:span><text:span text:style-name="T186"> </text:span><text:span text:style-name="T303">type=</text:span><text:span text:style-name="T148">"password"</text:span><text:span text:style-name="T186"> </text:span><text:span text:style-name="T214">/&gt;</text:span></text:p>
      <text:p text:style-name="P117"/>
      <text:p text:style-name="P46"><text:s text:c="2"/><text:span text:style-name="T214">&lt;input</text:span><text:span text:style-name="T186"> </text:span><text:span text:style-name="T303">class=</text:span><text:span text:style-name="T148">"btn btn-large btn-primary"</text:span><text:span text:style-name="T186"> </text:span><text:span text:style-name="T303">name=</text:span><text:span text:style-name="T148">"commit"</text:span><text:span text:style-name="T186"> </text:span><text:span text:style-name="T303">type=</text:span><text:span text:style-name="T148">"submit"</text:span></text:p>
      <text:p text:style-name="P46"><text:s text:c="9"/><text:span text:style-name="T303">value=</text:span><text:span text:style-name="T148">"Create my account"</text:span><text:span text:style-name="T186"> </text:span><text:span text:style-name="T214">/&gt;</text:span></text:p>
      <text:p text:style-name="P59">&lt;/form&gt;</text:p>
      <text:p text:style-name="P73"/>
      <text:p text:style-name="P81"><text:span text:style-name="T12">here in this we have missed </text:span><text:span text:style-name="Emphasis"><text:span text:style-name="T30">authenticity token</text:span></text:span><text:span text:style-name="T178"> </text:span><text:span text:style-name="T12">which is generated by Rails automatically includes to thwart a particular kind of attack called a </text:span><text:span text:style-name="Emphasis"><text:span text:style-name="T20">cross-site request forgery</text:span></text:span><text:span text:style-name="T12"> (CSRF) </text:span></text:p>
      <text:p text:style-name="P73"/>
      <text:p text:style-name="P81"><text:span text:style-name="T102">&lt;%=</text:span><text:span text:style-name="T12"> </text:span><text:span text:style-name="T45">f</text:span><text:span text:style-name="T74">.</text:span><text:span text:style-name="T45">label</text:span><text:span text:style-name="T12"> </text:span><text:span text:style-name="T67">:name</text:span><text:span text:style-name="T12"> </text:span><text:span text:style-name="T102">%&gt;</text:span></text:p>
      <text:p text:style-name="P53"><text:span text:style-name="T242">&lt;%=</text:span> <text:span text:style-name="T192">f</text:span><text:span text:style-name="T226">.</text:span><text:span text:style-name="T192">text_field</text:span> <text:span text:style-name="T251">:name</text:span> <text:span text:style-name="T242">%&gt;</text:span></text:p>
      <text:p text:style-name="P89">produces the HTML</text:p>
      <text:p text:style-name="P53"><text:span text:style-name="T211">&lt;label</text:span> <text:span text:style-name="T302">for=</text:span><text:span text:style-name="T146">"user_name"</text:span><text:span text:style-name="T211">&gt;</text:span>Name<text:span text:style-name="T211">&lt;/label&gt;</text:span></text:p>
      <text:p text:style-name="P53"><text:span text:style-name="T211">&lt;input</text:span> <text:span text:style-name="T302">id=</text:span><text:span text:style-name="T146">"user_name"</text:span> <text:span text:style-name="T302">name=</text:span><text:span text:style-name="T146">"user[name]"</text:span> <text:span text:style-name="T302">type=</text:span><text:span text:style-name="T146">"text"</text:span> <text:span text:style-name="T211">/&gt;</text:span></text:p>
      <text:p text:style-name="P81"/>
      <text:p text:style-name="P81"><text:span text:style-name="T16">Note </text:span><text:span text:style-name="T12">:@user = User.create(params[:user])</text:span><text:span text:style-name="T10"> it arranges to pass to </text:span><text:span text:style-name="Source_20_Text"><text:span text:style-name="T82">User.create</text:span></text:span><text:span text:style-name="T10"> </text:span><text:span text:style-name="Emphasis"><text:span text:style-name="T18">all</text:span></text:span><text:span text:style-name="T10"> data submitted by a user. In particular, suppose that, in addition to the current attributes, the User model included an </text:span><text:span text:style-name="Source_20_Text"><text:span text:style-name="T82">admin</text:span></text:span><text:span text:style-name="T10">attribute used to identify administrative users of the site. (We will implement just such an attribute in </text:span><text:a xlink:type="simple" xlink:href="http://rails-4-0.railstutorial.org/book/updating_and_deleting_users#sec-administrative_users" text:style-name="Internet_20_link" text:visited-style-name="Visited_20_Internet_20_Link"><text:span text:style-name="T60">Section 9.4.1</text:span></text:a><text:span text:style-name="T10">.) The way to set such an attribute to </text:span><text:span text:style-name="Source_20_Text"><text:span text:style-name="T82">true</text:span></text:span><text:span text:style-name="T10"> is to pass the value</text:span><text:span text:style-name="Source_20_Text"><text:span text:style-name="T82">admin=’1’</text:span></text:span><text:span text:style-name="T10"> as part of </text:span><text:span text:style-name="Source_20_Text"><text:span text:style-name="T82">params[:user]</text:span></text:span><text:span text:style-name="T10">, a task that is easy to accomplish using a command-line HTTP client such as curl. The result would be that, by passing in the entire </text:span><text:span text:style-name="Source_20_Text"><text:span text:style-name="T82">params</text:span></text:span><text:span text:style-name="T10"> hash to</text:span><text:span text:style-name="Source_20_Text"><text:span text:style-name="T82">User.new</text:span></text:span><text:span text:style-name="T10">, we would allow any user of the site to gain administrative access by including</text:span><text:span text:style-name="Source_20_Text"><text:span text:style-name="T82">admin=’1’</text:span></text:span><text:span text:style-name="T10"> in the web request. </text:span></text:p>
      <text:p text:style-name="P74"><text:soft-page-break/></text:p>
      <text:p text:style-name="P74">To get secured from these prarams[:user] we are defining user_params method which will return the attributes which are required for vreating the user</text:p>
      <text:p text:style-name="P81"><text:span text:style-name="T10">eg: <text:s text:c="2"/></text:span><text:span text:style-name="T90">private</text:span></text:p>
      <text:p text:style-name="P74"/>
      <text:p text:style-name="P81"><text:span text:style-name="T90">def</text:span><text:span text:style-name="T49"> </text:span><text:span text:style-name="T104">user_params</text:span></text:p>
      <text:p text:style-name="P46"><text:s text:c="6"/><text:span text:style-name="T194">params</text:span><text:span text:style-name="T228">.</text:span><text:span text:style-name="T194">require(</text:span><text:span text:style-name="T253">:user</text:span><text:span text:style-name="T194">)</text:span><text:span text:style-name="T228">.</text:span><text:span text:style-name="T194">permit(</text:span><text:span text:style-name="T253">:name</text:span><text:span text:style-name="T194">,</text:span><text:span text:style-name="T186"> </text:span><text:span text:style-name="T253">:email</text:span><text:span text:style-name="T194">,</text:span><text:span text:style-name="T186"> </text:span><text:span text:style-name="T253">:password</text:span><text:span text:style-name="T194">,</text:span></text:p>
      <text:p text:style-name="P46"><text:s text:c="35"/><text:span text:style-name="T253">:password_confirmation</text:span><text:span text:style-name="T194">)</text:span></text:p>
      <text:p text:style-name="P46"><text:s text:c="4"/><text:span text:style-name="T214">end</text:span></text:p>
      <text:p text:style-name="P74">this will permits the attributes :name,:email,:password and :password_confirmation.</text:p>
      <text:p text:style-name="P81"><text:span text:style-name="T10">Since </text:span><text:span text:style-name="Source_20_Text"><text:span text:style-name="T79">user_params</text:span></text:span><text:span text:style-name="T10"> will only be used internally by the Users controller and need not be exposed to external users via the web, we’ll make it </text:span><text:span text:style-name="Emphasis"><text:span text:style-name="T18">private</text:span></text:span><text:span text:style-name="T10"> using Ruby’s </text:span><text:span text:style-name="Source_20_Text"><text:span text:style-name="T79">private</text:span></text:span><text:span text:style-name="T10"> keyword,  </text:span></text:p>
      <text:p text:style-name="P74"/>
      <text:p text:style-name="P74">if any errors occured in creation of the user show the errors using partial for the error messages </text:p>
      <text:p text:style-name="P50"><text:span text:style-name="T218">&lt;h1&gt;</text:span><text:span text:style-name="T119">Sign up</text:span><text:span text:style-name="T218">&lt;/h1&gt;</text:span></text:p>
      <text:p text:style-name="P117"/>
      <text:p text:style-name="P49"><text:span text:style-name="T211">&lt;div</text:span> <text:span text:style-name="T302">class=</text:span><text:span text:style-name="T146">"row"</text:span><text:span text:style-name="T211">&gt;</text:span></text:p>
      <text:p text:style-name="P46"><text:s text:c="2"/><text:span text:style-name="T214">&lt;div</text:span><text:span text:style-name="T186"> </text:span><text:span text:style-name="T303">class=</text:span><text:span text:style-name="T148">"span6 offset3"</text:span><text:span text:style-name="T214">&gt;</text:span></text:p>
      <text:p text:style-name="P46"><text:s text:c="4"/><text:span text:style-name="T244">&lt;%=</text:span><text:span text:style-name="T186"> </text:span><text:span text:style-name="T194">form_for(</text:span><text:span text:style-name="T253">@user</text:span><text:span text:style-name="T194">)</text:span><text:span text:style-name="T186"> </text:span><text:span text:style-name="T214">do</text:span><text:span text:style-name="T186"> </text:span><text:span text:style-name="T228">|</text:span><text:span text:style-name="T194">f</text:span><text:span text:style-name="T228">|</text:span><text:span text:style-name="T186"> </text:span><text:span text:style-name="T244">%&gt;</text:span></text:p>
      <text:p text:style-name="P46"><text:s text:c="6"/><text:span text:style-name="T244">&lt;%=</text:span><text:span text:style-name="T186"> </text:span><text:span text:style-name="T194">render</text:span><text:span text:style-name="T186"> </text:span><text:span text:style-name="T148">'shared/error_messages'</text:span><text:span text:style-name="T186"> </text:span><text:span text:style-name="T244">%&gt;</text:span></text:p>
      <text:p text:style-name="P120"><text:s text:c="6"/><text:span text:style-name="T186">.</text:span></text:p>
      <text:p text:style-name="P120"><text:s text:c="6"/><text:span text:style-name="T186">.</text:span></text:p>
      <text:p text:style-name="P120"><text:s text:c="6"/><text:span text:style-name="T186">.</text:span></text:p>
      <text:p text:style-name="P46"><text:s text:c="4"/><text:span text:style-name="T244">&lt;%</text:span><text:span text:style-name="T186"> </text:span><text:span text:style-name="T214">end</text:span><text:span text:style-name="T186"> </text:span><text:span text:style-name="T244">%&gt;</text:span></text:p>
      <text:p text:style-name="P46"><text:s text:c="2"/><text:span text:style-name="T214">&lt;/div&gt;</text:span></text:p>
      <text:p text:style-name="P74"><text:s/>here shared error _messages is the partial created in shared directory in side the views.</text:p>
      <text:p text:style-name="P50"><text:span text:style-name="T246">&lt;%</text:span><text:span text:style-name="T119"> </text:span><text:span text:style-name="T218">if</text:span><text:span text:style-name="T119"> </text:span><text:span text:style-name="T259">@user</text:span><text:span text:style-name="T231">.</text:span><text:span text:style-name="T199">errors</text:span><text:span text:style-name="T231">.</text:span><text:span text:style-name="T199">any?</text:span><text:span text:style-name="T119"> </text:span><text:span text:style-name="T246">%&gt;</text:span></text:p>
      <text:p text:style-name="P46"><text:s text:c="2"/><text:span text:style-name="T214">&lt;div</text:span><text:span text:style-name="T186"> </text:span><text:span text:style-name="T303">id=</text:span><text:span text:style-name="T148">"error_explanation"</text:span><text:span text:style-name="T214">&gt;</text:span></text:p>
      <text:p text:style-name="P46"><text:s text:c="4"/><text:span text:style-name="T214">&lt;div</text:span><text:span text:style-name="T186"> </text:span><text:span text:style-name="T303">class=</text:span><text:span text:style-name="T148">"alert alert-error"</text:span><text:span text:style-name="T214">&gt;</text:span></text:p>
      <text:p text:style-name="P46"><text:s text:c="6"/><text:span text:style-name="T186">The form contains </text:span><text:span text:style-name="T244">&lt;%=</text:span><text:span text:style-name="T186"> </text:span><text:span text:style-name="T194">pluralize(</text:span><text:span text:style-name="T253">@user</text:span><text:span text:style-name="T228">.</text:span><text:span text:style-name="T194">errors</text:span><text:span text:style-name="T228">.</text:span><text:span text:style-name="T194">count,</text:span><text:span text:style-name="T186"> </text:span><text:span text:style-name="T148">"error"</text:span><text:span text:style-name="T194">)</text:span><text:span text:style-name="T186"> </text:span><text:span text:style-name="T244">%&gt;</text:span><text:span text:style-name="T186">.</text:span></text:p>
      <text:p text:style-name="P46"><text:s text:c="4"/><text:span text:style-name="T214">&lt;/div&gt;</text:span></text:p>
      <text:p text:style-name="P46"><text:s text:c="4"/><text:span text:style-name="T214">&lt;ul&gt;</text:span></text:p>
      <text:p text:style-name="P46"><text:s text:c="4"/><text:span text:style-name="T244">&lt;%</text:span><text:span text:style-name="T186"> </text:span><text:span text:style-name="T253">@user</text:span><text:span text:style-name="T228">.</text:span><text:span text:style-name="T194">errors</text:span><text:span text:style-name="T228">.</text:span><text:span text:style-name="T194">full_messages</text:span><text:span text:style-name="T228">.</text:span><text:span text:style-name="T194">each</text:span><text:span text:style-name="T186"> </text:span><text:span text:style-name="T214">do</text:span><text:span text:style-name="T186"> </text:span><text:span text:style-name="T228">|</text:span><text:span text:style-name="T194">msg</text:span><text:span text:style-name="T228">|</text:span><text:span text:style-name="T186"> </text:span><text:span text:style-name="T244">%&gt;</text:span></text:p>
      <text:p text:style-name="P46"><text:s text:c="6"/><text:span text:style-name="T214">&lt;li&gt;</text:span><text:span text:style-name="T186">* </text:span><text:span text:style-name="T244">&lt;%=</text:span><text:span text:style-name="T186"> </text:span><text:span text:style-name="T194">msg</text:span><text:span text:style-name="T186"> </text:span><text:span text:style-name="T244">%&gt;</text:span><text:span text:style-name="T214">&lt;/li&gt;</text:span></text:p>
      <text:p text:style-name="P46"><text:s text:c="4"/><text:span text:style-name="T244">&lt;%</text:span><text:span text:style-name="T186"> </text:span><text:span text:style-name="T214">end</text:span><text:span text:style-name="T186"> </text:span><text:span text:style-name="T244">%&gt;</text:span></text:p>
      <text:p text:style-name="P46"><text:s text:c="4"/><text:span text:style-name="T214">&lt;/ul&gt;</text:span></text:p>
      <text:p text:style-name="P46"><text:s text:c="2"/><text:span text:style-name="T214">&lt;/div&gt;</text:span></text:p>
      <text:p text:style-name="P49"><text:span text:style-name="T242">&lt;%</text:span> <text:span text:style-name="T211">end</text:span> <text:span text:style-name="T242">%&gt;</text:span></text:p>
      <text:p text:style-name="P81"><text:span text:style-name="T10">code inside the <text:s/></text:span><text:span text:style-name="T40">pluralize(</text:span><text:span text:style-name="T69">@user</text:span><text:span text:style-name="T73">.</text:span><text:span text:style-name="T40">errors</text:span><text:span text:style-name="T73">.</text:span><text:span text:style-name="T40">count,</text:span><text:span text:style-name="T49"> </text:span><text:span text:style-name="T94">"error"</text:span><text:span text:style-name="T40">) this is used to pluralize the error based on the count of the errors eg: 0 errors, 1 error, 2 errors.</text:span></text:p>
      <text:p text:style-name="P78"/>
      <text:p text:style-name="P76">The Flash:</text:p>
      <text:p text:style-name="P74">flash is used to show the messages which will disappaer in page reload or moving to the next page.</text:p>
      <text:p text:style-name="P82"><text:span text:style-name="T31">Eg:</text:span><text:span text:style-name="T35">in controller:</text:span></text:p>
      <text:p text:style-name="P76">flash[:changepassword] = 'Your Password has changed successfully' </text:p>
      <text:p text:style-name="P76">in view :</text:p>
      <text:p text:style-name="P76">&lt;% if flash[:changepassword] %&gt;</text:p>
      <text:p text:style-name="P76">&lt;h4&gt;&lt;font color="blue"&gt;&lt;%= flash[:changepassword] %&gt;&lt;/font&gt; &lt;h4&gt;</text:p>
      <text:p text:style-name="P76"><text:s text:c="2"/>&lt;% end %&gt;</text:p>
      <text:p text:style-name="P76"><text:soft-page-break/></text:p>
      <text:h text:style-name="P71" text:outline-level="3"><text:a xlink:type="simple" xlink:href="http://rails-4-0.railstutorial.org/book/sign_up#sec-deploying_to_production_with_ssl" text:style-name="Internet_20_link" text:visited-style-name="Visited_20_Internet_20_Link"><text:span text:style-name="T101">Deploying to production with SSL</text:span></text:a><text:span text:style-name="T101"> :</text:span></text:h>
      <text:p text:style-name="P32"/>
      <text:p text:style-name="P34"><text:span text:style-name="T55">Configuring a production site to use SSL is painful and error-prone, and among other things it involves purchasing an </text:span><text:span text:style-name="Emphasis"><text:span text:style-name="T56">SSL certificate</text:span></text:span><text:span text:style-name="T55">for your domain.</text:span><text:span text:style-name="T54"> </text:span><text:span text:style-name="T55">Luckily, for an application running on a Heroku domain (such as the sample application), we can piggyback on Heroku’s SSL certificate, a feature that is included automatically as part of the Heroku platform.</text:span><text:span text:style-name="T100"> </text:span></text:p>
      <text:p text:style-name="P76"/>
      <text:p text:style-name="P76"/>
      <text:p text:style-name="P76">https:// in place of the usual http://. The extra ‘s’ is an indication that SSL is working. </text:p>
      <text:p text:style-name="P76"/>
      <text:p text:style-name="P81"><text:span text:style-name="T16">Sessions :</text:span><text:span text:style-name="T11">A </text:span><text:a xlink:type="simple" xlink:href="http://en.wikipedia.org/wiki/Session_(computer_science)" office:target-frame-name="_blank" xlink:show="new" text:style-name="Internet_20_link" text:visited-style-name="Visited_20_Internet_20_Link"><text:span text:style-name="Emphasis"><text:span text:style-name="T61">session</text:span></text:span></text:a><text:span text:style-name="T11"> is a semi-permanent connection between two computers, such as a client computer running a web browser and a server running Rails. We’ll be using sessions to implement the common pattern of “signing in”, and in this context there are several different models for session behavior common on the web: “forgetting” the session on browser close, using an optional “remember me” checkbox for persistent sessions, and automatically remembering sessions until the user explicitly signs out.</text:span><text:bookmark text:name="_cha-8_footnote-ref-1"/><text:a xlink:type="simple" xlink:href="http://rails-4-0.railstutorial.org/book/sign_in_out#cha-8_footnote-1" text:style-name="Internet_20_link" text:visited-style-name="Visited_20_Internet_20_Link"><text:span text:style-name="T61">1</text:span></text:a><text:span text:style-name="T11"> We’ll opt for the final of these options: when users sign in, we will remember their signin status “forever”, clearing the session only when the user explicitly signs out. (We’ll see in </text:span><text:a xlink:type="simple" xlink:href="http://rails-4-0.railstutorial.org/book/sign_in_out#sec-remember_me" text:style-name="Internet_20_link" text:visited-style-name="Visited_20_Internet_20_Link"><text:span text:style-name="T61">Section 8.2.1</text:span></text:a><text:span text:style-name="T11"> just how long “forever” is.)</text:span></text:p>
      <text:p text:style-name="P33"><text:span text:style-name="T11">It’s convenient to model sessions as a RESTful resource: we’ll have a signin page for </text:span><text:span text:style-name="Emphasis"><text:span text:style-name="T11">new</text:span></text:span><text:span text:style-name="T11">sessions, signing in will </text:span><text:span text:style-name="Emphasis"><text:span text:style-name="T11">create</text:span></text:span><text:span text:style-name="T11"> a session, and signing out will </text:span><text:span text:style-name="Emphasis"><text:span text:style-name="T11">destroy</text:span></text:span><text:span text:style-name="T11"> it. Unlike the Users resource, which uses a database back-end (via the User model) to persist data, the Sessions resource will use a </text:span><text:a xlink:type="simple" xlink:href="http://en.wikipedia.org/wiki/HTTP_cookie" office:target-frame-name="_blank" xlink:show="new" text:style-name="Internet_20_link" text:visited-style-name="Visited_20_Internet_20_Link"><text:span text:style-name="Emphasis"><text:span text:style-name="T61">cookie</text:span></text:span></text:a><text:span text:style-name="T11">, which is a small piece of text placed on the user’s browser. Much of the work involved in signin comes from building this cookie-based authentication machinery. In this section and the next, we’ll prepare for this work by constructing a Sessions controller, a signin form, and the relevant controller actions. We’ll then complete user signin in </text:span><text:a xlink:type="simple" xlink:href="http://rails-4-0.railstutorial.org/book/sign_in_out#sec-signin_success" text:style-name="Internet_20_link" text:visited-style-name="Visited_20_Internet_20_Link"><text:span text:style-name="T61">Section 8.2</text:span></text:a><text:span text:style-name="T11"> by adding the necessary cookie-manipulation code.</text:span></text:p>
      <text:p text:style-name="P30"/>
      <text:p text:style-name="P155">Create the session controller : by using the given command we can create the session </text:p>
      <text:p text:style-name="P143">Cmd : rails generate controller Sessions.</text:p>
      <text:p text:style-name="P145"><text:span text:style-name="T308">Routes :</text:span><text:span text:style-name="T310"> To get the list of routes run the command </text:span></text:p>
      <text:p text:style-name="P143">Cmd : rake routes.</text:p>
      <text:p text:style-name="P143"/>
      <text:p text:style-name="P143">Authentication :</text:p>
      <text:p text:style-name="P122"><text:span text:style-name="T162">user </text:span><text:span text:style-name="T236">&amp;&amp;</text:span><text:span text:style-name="T162"> user</text:span><text:span text:style-name="T236">.</text:span><text:span text:style-name="T162">authenticate(params</text:span><text:span text:style-name="T236">[</text:span><text:span text:style-name="T263">:session</text:span><text:span text:style-name="T236">][</text:span><text:span text:style-name="T263">:password</text:span><text:span text:style-name="T236">]</text:span><text:span text:style-name="T162">)</text:span></text:p>
      <text:p text:style-name="P125"><text:span text:style-name="T308">here it will check for the user with email id is present in the data base and is having the password which is entered <text:s/></text:span><text:span text:style-name="T141">true &amp;&amp; true == true <text:s/>that means user is not null and his credentials are correct.</text:span></text:p>
      <text:p text:style-name="P126"/>
      <text:p text:style-name="P126">Note : if the sign in is failure then pass the error message as flash message from controller.</text:p>
      <text:p text:style-name="P126"/>
      <text:p text:style-name="P126">Note : if we use the flash message it will disappear if we refresh the page or if we move to another page. </text:p>
      <text:p text:style-name="P146"><text:span text:style-name="T164">the flash is set and gets displayed on the signin page (</text:span><text:a xlink:type="simple" xlink:href="#fig-failed_signin_flash" text:style-name="Internet_20_link" text:visited-style-name="Visited_20_Internet_20_Link"><text:span text:style-name="T132">Figure </text:span></text:a><text:a xlink:type="simple" xlink:href="#fig-failed_signin_flash" text:style-name="Internet_20_link" text:visited-style-name="Visited_20_Internet_20_Link"><text:span text:style-name="ref"><text:span text:style-name="T133">8.6</text:span></text:span></text:a><text:span text:style-name="T164">); if we then click on another page, such as the Home page, that’s the first request since the form submission, and the flash gets displayed again</text:span><text:span text:style-name="apple-converted-space"><text:span text:style-name="T164"> .</text:span></text:span></text:p>
      <text:p text:style-name="P149"><text:span text:style-name="k"><text:span text:style-name="T223">def</text:span></text:span><text:span text:style-name="T165"> </text:span><text:span text:style-name="nf"><text:span text:style-name="T279">create</text:span></text:span></text:p>
      <text:p text:style-name="P149"><text:span text:style-name="T165"><text:s text:c="4"/></text:span><text:span text:style-name="n"><text:span text:style-name="T166">user</text:span></text:span><text:span text:style-name="T165"> </text:span><text:span text:style-name="o"><text:span text:style-name="T237">=</text:span></text:span><text:span text:style-name="T165"> </text:span><text:span text:style-name="no"><text:span text:style-name="T300">User</text:span></text:span><text:span text:style-name="o"><text:span text:style-name="T237">.</text:span></text:span><text:span text:style-name="n"><text:span text:style-name="T166">find_by</text:span></text:span><text:span text:style-name="p"><text:span text:style-name="T166">(</text:span></text:span><text:span text:style-name="ss"><text:span text:style-name="T264">email</text:span></text:span><text:span text:style-name="p"><text:span text:style-name="T166">:</text:span></text:span><text:span text:style-name="T165"> </text:span><text:span text:style-name="n"><text:span text:style-name="T166">params</text:span></text:span><text:span text:style-name="o"><text:span text:style-name="T237">[</text:span></text:span><text:span text:style-name="ss"><text:span text:style-name="T264">:session</text:span></text:span><text:span text:style-name="o"><text:span text:style-name="T237">][</text:span></text:span><text:span text:style-name="ss"><text:span text:style-name="T264">:email</text:span></text:span><text:span text:style-name="o"><text:span text:style-name="T237">].</text:span></text:span><text:span text:style-name="n"><text:span text:style-name="T166">downcase</text:span></text:span><text:span text:style-name="p"><text:span text:style-name="T166">)</text:span></text:span></text:p>
      <text:p text:style-name="P149"><text:span text:style-name="T165"><text:s text:c="4"/></text:span><text:span text:style-name="k"><text:span text:style-name="T223">if</text:span></text:span><text:span text:style-name="T165"> </text:span><text:span text:style-name="n"><text:span text:style-name="T166">user</text:span></text:span><text:span text:style-name="T165"> </text:span><text:span text:style-name="o"><text:span text:style-name="T237">&amp;&amp;</text:span></text:span><text:span text:style-name="T165"> </text:span><text:span text:style-name="n"><text:span text:style-name="T166">user</text:span></text:span><text:span text:style-name="o"><text:span text:style-name="T237">.</text:span></text:span><text:span text:style-name="n"><text:span text:style-name="T166">authenticate</text:span></text:span><text:span text:style-name="p"><text:span text:style-name="T166">(</text:span></text:span><text:span text:style-name="n"><text:span text:style-name="T166">params</text:span></text:span><text:span text:style-name="o"><text:span text:style-name="T237">[</text:span></text:span><text:span text:style-name="ss"><text:span text:style-name="T264">:session</text:span></text:span><text:span text:style-name="o"><text:span text:style-name="T237">][</text:span></text:span><text:span text:style-name="ss"><text:span text:style-name="T264">:password</text:span></text:span><text:span text:style-name="o"><text:span text:style-name="T237">]</text:span></text:span><text:span text:style-name="p"><text:span text:style-name="T166">)</text:span></text:span></text:p>
      <text:p text:style-name="P149"><text:span text:style-name="T165"><text:s text:c="6"/></text:span><text:span text:style-name="c1"><text:span text:style-name="T286"># Sign the user in and redirect to the user's show page.</text:span></text:span></text:p>
      <text:p text:style-name="P149"><text:span text:style-name="T165"><text:s text:c="4"/></text:span><text:span text:style-name="k"><text:span text:style-name="T223">else</text:span></text:span></text:p>
      <text:p text:style-name="P149"><text:span text:style-name="T165"><text:s text:c="6"/></text:span><text:span text:style-name="n"><text:span text:style-name="T166">flash</text:span></text:span><text:span text:style-name="o"><text:span text:style-name="T237">.</text:span></text:span><text:span text:style-name="n"><text:span text:style-name="T166">now</text:span></text:span><text:span text:style-name="o"><text:span text:style-name="T237">[</text:span></text:span><text:span text:style-name="ss"><text:span text:style-name="T264">:error</text:span></text:span><text:span text:style-name="o"><text:span text:style-name="T237">]</text:span></text:span><text:span text:style-name="T165"> </text:span><text:span text:style-name="o"><text:span text:style-name="T237">=</text:span></text:span><text:span text:style-name="T165"> </text:span><text:span text:style-name="s1"><text:span text:style-name="T158">'Invalid email/password combination'</text:span></text:span></text:p>
      <text:p text:style-name="P149"><text:span text:style-name="T165"><text:s text:c="6"/></text:span><text:span text:style-name="n"><text:span text:style-name="T166">render</text:span></text:span><text:span text:style-name="T165"> </text:span><text:span text:style-name="s1"><text:span text:style-name="T158">'new'</text:span></text:span></text:p>
      <text:p text:style-name="P149"><text:span text:style-name="T165"><text:s text:c="4"/></text:span><text:span text:style-name="k"><text:span text:style-name="T223">end</text:span></text:span></text:p>
      <text:p text:style-name="P149"><text:span text:style-name="T165"><text:s text:c="2"/></text:span><text:span text:style-name="k"><text:span text:style-name="T223">end</text:span></text:span></text:p>
      <text:p text:style-name="P146"><text:span text:style-name="n"><text:span text:style-name="T169">flash</text:span></text:span><text:span text:style-name="o"><text:span text:style-name="T240">.</text:span></text:span><text:span text:style-name="n"><text:span text:style-name="T169">now:</text:span></text:span></text:p>
      <text:p text:style-name="P147">in the above thing instaed of using the flash message for showing the error in rendered page we have to use flash now because it will persist in that page and it will be disappeared in next request and this will not happen with flash</text:p>
      <text:p text:style-name="P144">Sessions controller : sessions controller comes with sessions helper,where we can write <text:tab/></text:p>
      <text:p text:style-name="P144">Methods which are available for controller and views</text:p>
      <text:p text:style-name="P130">Including the session helper in application controller so that it can be used in application level.</text:p>
      <text:p text:style-name="P149"><text:span text:style-name="k"><text:span text:style-name="T223">class</text:span></text:span><text:span text:style-name="T165"> </text:span><text:span text:style-name="nc"><text:span text:style-name="T279">ApplicationController</text:span></text:span><text:span text:style-name="T165"> </text:span><text:span text:style-name="o"><text:span text:style-name="T237">&lt;</text:span></text:span><text:span text:style-name="T165"> </text:span><text:span text:style-name="no"><text:span text:style-name="T300">ActionController</text:span></text:span><text:span text:style-name="o"><text:span text:style-name="T237">::</text:span></text:span><text:span text:style-name="no"><text:span text:style-name="T300">Base</text:span></text:span></text:p>
      <text:p text:style-name="P149"><text:span text:style-name="T165"><text:s text:c="2"/></text:span><text:span text:style-name="n"><text:span text:style-name="T166">protect_from_forgery</text:span></text:span><text:span text:style-name="T165"> </text:span><text:span text:style-name="ss"><text:span text:style-name="T264">with</text:span></text:span><text:span text:style-name="p"><text:span text:style-name="T166">:</text:span></text:span><text:span text:style-name="T165"> </text:span><text:span text:style-name="ss"><text:span text:style-name="T264">:exception</text:span></text:span></text:p>
      <text:p text:style-name="P149"><text:span text:style-name="T165"><text:s text:c="2"/></text:span><text:span text:style-name="kp"><text:span text:style-name="T223">include</text:span></text:span><text:span text:style-name="T165"> </text:span><text:span text:style-name="no"><text:span text:style-name="T300">SessionsHelper</text:span></text:span></text:p>
      <text:p text:style-name="P149"><text:span text:style-name="k"><text:span text:style-name="T223">end</text:span></text:span></text:p>
      <text:p text:style-name="P130"/>
      <text:p text:style-name="P130">by default all the helper methods are available to views but not to controller so to use them we have to include them in application controller as shown above.</text:p>
      <text:p text:style-name="P130">Tracking the session :</text:p>
      <text:p text:style-name="P125"><text:span text:style-name="T310"><text:s/>As http is a stateless protocol we have to use rails session function to remember the user </text:span><text:soft-page-break/><text:span text:style-name="T310">session from page to page this is done by using remember token.</text:span></text:p>
      <text:p text:style-name="P132">Session[:remember_token] = user.id</text:p>
      <text:p text:style-name="P136"><text:span text:style-name="T170">This</text:span><text:span text:style-name="apple-converted-space"><text:span text:style-name="T170"> </text:span></text:span><text:span text:style-name="HTML_20_Code"><text:span text:style-name="T142">session</text:span></text:span><text:span text:style-name="apple-converted-space"><text:span text:style-name="T170"> </text:span></text:span><text:span text:style-name="T170">object makes the user id available from page to page by storing it in a cookie that expires upon browser close.</text:span><text:span text:style-name="apple-converted-space"><text:span text:style-name="T170"> </text:span></text:span><text:span text:style-name="T170">On each page, the application could simply call</text:span></text:p>
      <text:p text:style-name="P149"><text:span text:style-name="no"><text:span text:style-name="T300">User</text:span></text:span><text:span text:style-name="o"><text:span text:style-name="T237">.</text:span></text:span><text:span text:style-name="n"><text:span text:style-name="T166">find</text:span></text:span><text:span text:style-name="p"><text:span text:style-name="T166">(</text:span></text:span><text:span text:style-name="n"><text:span text:style-name="T166">session</text:span></text:span><text:span text:style-name="o"><text:span text:style-name="T237">[</text:span></text:span><text:span text:style-name="ss"><text:span text:style-name="T264">:remember_token</text:span></text:span><text:span text:style-name="o"><text:span text:style-name="T237">]</text:span></text:span><text:span text:style-name="p"><text:span text:style-name="T166">)</text:span></text:span></text:p>
      <text:p text:style-name="P130"/>
      <text:p text:style-name="P125"><text:span text:style-name="Emphasis"><text:span text:style-name="T163">persistent</text:span></text:span><text:span text:style-name="apple-converted-space"><text:span text:style-name="T163"> </text:span></text:span><text:span text:style-name="T163">sessions</text:span><text:span text:style-name="T164">—that is, signin status that lasts even after browser close—we need to use a</text:span><text:span text:style-name="apple-converted-space"><text:span text:style-name="T164"> </text:span></text:span><text:span text:style-name="Emphasis"><text:span text:style-name="T164">permanent</text:span></text:span><text:span text:style-name="apple-converted-space"><text:span text:style-name="T164"> </text:span></text:span><text:span text:style-name="T164">identifier for the signed-in user.</text:span><text:span text:style-name="apple-converted-space"><text:span text:style-name="T164"> </text:span></text:span><text:span text:style-name="T164">To accomplish this, we’ll generate a unique, secure remember token for each user and store it as a</text:span><text:span text:style-name="apple-converted-space"><text:span text:style-name="T164"> </text:span></text:span><text:span text:style-name="Emphasis"><text:span text:style-name="T164">permanent</text:span></text:span><text:span text:style-name="apple-converted-space"><text:span text:style-name="T164"> </text:span></text:span><text:span text:style-name="T164">cookie rather than one that expires on browser close.</text:span><text:span text:style-name="T311"> </text:span></text:p>
      <text:p text:style-name="P133">The remember token is associated for user so it is added as parameter in user model.</text:p>
      <text:p text:style-name="P125"><text:span text:style-name="T311">So in order to generate the</text:span><text:span text:style-name="T309"> unique</text:span><text:span text:style-name="T311"> value use </text:span><text:span text:style-name="T309">secure random module</text:span><text:span text:style-name="T311"> methods which are the part of the ruby standard library.</text:span></text:p>
      <text:p text:style-name="P125"><text:span text:style-name="T309">Session remember</text:span><text:span text:style-name="T311"> ------------------------------------------------------------------- </text:span></text:p>
      <text:p text:style-name="P134"><text:span text:style-name="T164">Our plan is to store the base64 token on the browser, and then store its</text:span><text:span text:style-name="apple-converted-space"><text:span text:style-name="T164"> </text:span></text:span><text:span text:style-name="Emphasis"><text:span text:style-name="T164">hash digest</text:span></text:span><text:span text:style-name="apple-converted-space"><text:span text:style-name="T164"> </text:span></text:span><text:span text:style-name="T164">(the result of running it through a one-way</text:span><text:span text:style-name="apple-converted-space"><text:span text:style-name="T164"> </text:span></text:span><text:a xlink:type="simple" xlink:href="http://en.wikipedia.org/wiki/Cryptographic_hash_function" text:style-name="Internet_20_link" text:visited-style-name="Visited_20_Internet_20_Link"><text:span text:style-name="T132">cryptographic hash funtion</text:span></text:a><text:span text:style-name="T164">) in the database.</text:span><text:span text:style-name="apple-converted-space"><text:span text:style-name="T164"> </text:span></text:span><text:span text:style-name="T164">We can then sign users in automatically by retrieving the token from the cookie, calculating the hash digest, and then searching for a remember token matching the digest’s value.</text:span><text:span text:style-name="apple-converted-space"><text:span text:style-name="T164"> </text:span></text:span><text:span text:style-name="T164">The reason for storing only hashed tokens is so that, even if our entire database is compromised, the attacker still won’t be able to use the remember tokens to sign in.</text:span><text:span text:style-name="apple-converted-space"><text:span text:style-name="T164"> </text:span></text:span><text:span text:style-name="T164">To make our remember token even more secure, we’ll plan to change it every time a user creates a new session, which means that any</text:span><text:span text:style-name="apple-converted-space"><text:span text:style-name="T164"> </text:span></text:span><text:a xlink:type="simple" xlink:href="http://en.wikipedia.org/wiki/Session_hijacking" text:style-name="Internet_20_link" text:visited-style-name="Visited_20_Internet_20_Link"><text:span text:style-name="T132">hijacked sessions</text:span></text:a><text:span text:style-name="T164">—in which an attacker uses a stolen cookie to sign in as a particular user—will expire the next time a user signs in.</text:span><text:span text:style-name="apple-converted-space"><text:span text:style-name="T164"> </text:span></text:span><text:span text:style-name="T164">(Session hijacking was widely publicized by the</text:span><text:span text:style-name="apple-converted-space"><text:span text:style-name="T164"> </text:span></text:span><text:a xlink:type="simple" xlink:href="http://codebutler.com/firesheep" text:style-name="Internet_20_link" text:visited-style-name="Visited_20_Internet_20_Link"><text:span text:style-name="T132">Firesheep</text:span></text:a><text:span text:style-name="apple-converted-space"><text:span text:style-name="T164"> </text:span></text:span><text:span text:style-name="T164">application, which showed that remember tokens at many high-profile sites were visible when connected to public Wi-Fi networks.</text:span><text:span text:style-name="apple-converted-space"><text:span text:style-name="T164"> </text:span></text:span><text:span text:style-name="T164">The solution is to use site-wide SSL.</text:span></text:p>
      <text:p text:style-name="P127"/>
      <text:p text:style-name="P125"><text:span text:style-name="T164">So use call back functions for inserting the remember token at the time of the user creation.(</text:span><text:span text:style-name="T163">before_create</text:span><text:span text:style-name="T164">)</text:span></text:p>
      <text:p text:style-name="P149"><text:span text:style-name="n"><text:span text:style-name="T166">before_create</text:span></text:span><text:span text:style-name="T165"> </text:span><text:span text:style-name="ss"><text:span text:style-name="T264">:create_remember_token</text:span></text:span></text:p>
      <text:p text:style-name="P131"/>
      <text:p text:style-name="P131">create_remember_token is a method which is used in the model so it is declared as private and will be in hidden mode.</text:p>
      <text:p text:style-name="P149"><text:span text:style-name="k"><text:span text:style-name="T223">def</text:span></text:span><text:span text:style-name="T165"> </text:span><text:span text:style-name="nc"><text:span text:style-name="T279">User</text:span></text:span><text:span text:style-name="o"><text:span text:style-name="T237">.</text:span></text:span><text:span text:style-name="nf"><text:span text:style-name="T279">new_remember_token</text:span></text:span></text:p>
      <text:p text:style-name="P149"><text:span text:style-name="T165"><text:s text:c="4"/></text:span><text:span text:style-name="no"><text:span text:style-name="T300">SecureRandom</text:span></text:span><text:span text:style-name="o"><text:span text:style-name="T237">.</text:span></text:span><text:span text:style-name="n"><text:span text:style-name="T166">urlsafe_base64</text:span></text:span></text:p>
      <text:p text:style-name="P149"><text:span text:style-name="T165"><text:s text:c="2"/></text:span><text:span text:style-name="k"><text:span text:style-name="T223">end</text:span></text:span></text:p>
      <text:p text:style-name="P150"/>
      <text:p text:style-name="P149"><text:span text:style-name="T165"><text:s text:c="2"/></text:span><text:span text:style-name="k"><text:span text:style-name="T223">def</text:span></text:span><text:span text:style-name="T165"> </text:span><text:span text:style-name="nc"><text:span text:style-name="T279">User</text:span></text:span><text:span text:style-name="o"><text:span text:style-name="T237">.</text:span></text:span><text:span text:style-name="nf"><text:span text:style-name="T279">digest</text:span></text:span><text:span text:style-name="p"><text:span text:style-name="T166">(</text:span></text:span><text:span text:style-name="n"><text:span text:style-name="T166">token</text:span></text:span><text:span text:style-name="p"><text:span text:style-name="T166">)</text:span></text:span></text:p>
      <text:p text:style-name="P149"><text:span text:style-name="T165"><text:s text:c="4"/></text:span><text:span text:style-name="no"><text:span text:style-name="T300">Digest</text:span></text:span><text:span text:style-name="o"><text:span text:style-name="T237">::</text:span></text:span><text:span text:style-name="no"><text:span text:style-name="T300">SHA1</text:span></text:span><text:span text:style-name="o"><text:span text:style-name="T237">.</text:span></text:span><text:span text:style-name="n"><text:span text:style-name="T166">hexdigest</text:span></text:span><text:span text:style-name="p"><text:span text:style-name="T166">(</text:span></text:span><text:span text:style-name="n"><text:span text:style-name="T166">token</text:span></text:span><text:span text:style-name="o"><text:span text:style-name="T237">.</text:span></text:span><text:span text:style-name="n"><text:span text:style-name="T166">to_s</text:span></text:span><text:span text:style-name="p"><text:span text:style-name="T166">)</text:span></text:span></text:p>
      <text:p text:style-name="P149"><text:span text:style-name="T165"><text:s text:c="2"/></text:span><text:span text:style-name="k"><text:span text:style-name="T223">end</text:span></text:span></text:p>
      <text:p text:style-name="P150"/>
      <text:p text:style-name="P149"><text:span text:style-name="T165"><text:s text:c="2"/></text:span><text:span text:style-name="kp"><text:span text:style-name="T223">private</text:span></text:span></text:p>
      <text:p text:style-name="P150"/>
      <text:p text:style-name="P149"><text:span text:style-name="T165"><text:s text:c="4"/></text:span><text:span text:style-name="k"><text:span text:style-name="T223">def</text:span></text:span><text:span text:style-name="T165"> </text:span><text:span text:style-name="nf"><text:span text:style-name="T279">create_remember_token</text:span></text:span></text:p>
      <text:p text:style-name="P149"><text:soft-page-break/><text:span text:style-name="T165"><text:s text:c="6"/></text:span><text:span text:style-name="nb"><text:span text:style-name="T223">self</text:span></text:span><text:span text:style-name="o"><text:span text:style-name="T237">.</text:span></text:span><text:span text:style-name="n"><text:span text:style-name="T166">remember_token</text:span></text:span><text:span text:style-name="T165"> </text:span><text:span text:style-name="o"><text:span text:style-name="T237">=</text:span></text:span><text:span text:style-name="T165"> </text:span><text:span text:style-name="no"><text:span text:style-name="T300">User</text:span></text:span><text:span text:style-name="o"><text:span text:style-name="T237">.</text:span></text:span><text:span text:style-name="n"><text:span text:style-name="T166">digest</text:span></text:span><text:span text:style-name="p"><text:span text:style-name="T166">(</text:span></text:span><text:span text:style-name="no"><text:span text:style-name="T300">User</text:span></text:span><text:span text:style-name="o"><text:span text:style-name="T237">.</text:span></text:span><text:span text:style-name="n"><text:span text:style-name="T166">new_remember_token</text:span></text:span><text:span text:style-name="p"><text:span text:style-name="T166">)</text:span></text:span></text:p>
      <text:p text:style-name="P149"><text:span text:style-name="T165"><text:s text:c="4"/></text:span><text:span text:style-name="k"><text:span text:style-name="T223">end</text:span></text:span></text:p>
      <text:p text:style-name="P131">here we have used self.remember_token because it will create a local variable if you don’t mention self .</text:p>
      <text:p text:style-name="P125"><text:span text:style-name="HTML_20_Code"><text:span text:style-name="T144">self</text:span></text:span><text:span text:style-name="apple-converted-space"><text:span text:style-name="T164"> </text:span></text:span><text:span text:style-name="T164">ensures that assignment sets the user’s</text:span><text:span text:style-name="apple-converted-space"><text:span text:style-name="T164"> </text:span></text:span><text:span text:style-name="HTML_20_Code"><text:span text:style-name="T144">remember_token</text:span></text:span><text:span text:style-name="T164">, and as a result it will be written to the database along with the other attributes when the user is saved.</text:span></text:p>
      <text:p text:style-name="P127"/>
      <text:p text:style-name="P149"><text:span text:style-name="k"><text:span text:style-name="T223">module</text:span></text:span><text:span text:style-name="T165"> </text:span><text:span text:style-name="nn"><text:span text:style-name="T279">SessionsHelper</text:span></text:span></text:p>
      <text:p text:style-name="P150"/>
      <text:p text:style-name="P149"><text:span text:style-name="T165"><text:s text:c="2"/></text:span><text:span text:style-name="k"><text:span text:style-name="T223">def</text:span></text:span><text:span text:style-name="T165"> </text:span><text:span text:style-name="nf"><text:span text:style-name="T279">sign_in</text:span></text:span><text:span text:style-name="p"><text:span text:style-name="T166">(</text:span></text:span><text:span text:style-name="n"><text:span text:style-name="T166">user</text:span></text:span><text:span text:style-name="p"><text:span text:style-name="T166">)</text:span></text:span></text:p>
      <text:p text:style-name="P149"><text:span text:style-name="T165"><text:s text:c="4"/></text:span><text:span text:style-name="n"><text:span text:style-name="T166">remember_token</text:span></text:span><text:span text:style-name="T165"> </text:span><text:span text:style-name="o"><text:span text:style-name="T237">=</text:span></text:span><text:span text:style-name="T165"> </text:span><text:span text:style-name="no"><text:span text:style-name="T300">User</text:span></text:span><text:span text:style-name="o"><text:span text:style-name="T237">.</text:span></text:span><text:span text:style-name="n"><text:span text:style-name="T166">new_remember_token</text:span></text:span></text:p>
      <text:p text:style-name="P149"><text:span text:style-name="T165"><text:s text:c="4"/></text:span><text:span text:style-name="n"><text:span text:style-name="T166">cookies</text:span></text:span><text:span text:style-name="o"><text:span text:style-name="T237">.</text:span></text:span><text:span text:style-name="n"><text:span text:style-name="T166">permanent</text:span></text:span><text:span text:style-name="o"><text:span text:style-name="T237">[</text:span></text:span><text:span text:style-name="ss"><text:span text:style-name="T264">:remember_token</text:span></text:span><text:span text:style-name="o"><text:span text:style-name="T237">]</text:span></text:span><text:span text:style-name="T165"> </text:span><text:span text:style-name="o"><text:span text:style-name="T237">=</text:span></text:span><text:span text:style-name="T165"> </text:span><text:span text:style-name="n"><text:span text:style-name="T166">remember_token</text:span></text:span></text:p>
      <text:p text:style-name="P149"><text:span text:style-name="T165"><text:s text:c="4"/></text:span><text:span text:style-name="n"><text:span text:style-name="T166">user</text:span></text:span><text:span text:style-name="o"><text:span text:style-name="T237">.</text:span></text:span><text:span text:style-name="n"><text:span text:style-name="T166">update_attribute</text:span></text:span><text:span text:style-name="p"><text:span text:style-name="T166">(</text:span></text:span><text:span text:style-name="ss"><text:span text:style-name="T264">:remember_token</text:span></text:span><text:span text:style-name="p"><text:span text:style-name="T166">,</text:span></text:span><text:span text:style-name="T165"> </text:span><text:span text:style-name="no"><text:span text:style-name="T300">User</text:span></text:span><text:span text:style-name="o"><text:span text:style-name="T237">.</text:span></text:span><text:span text:style-name="n"><text:span text:style-name="T166">digest</text:span></text:span><text:span text:style-name="p"><text:span text:style-name="T166">(</text:span></text:span><text:span text:style-name="n"><text:span text:style-name="T166">remember_token</text:span></text:span><text:span text:style-name="p"><text:span text:style-name="T166">))</text:span></text:span></text:p>
      <text:p text:style-name="P149"><text:span text:style-name="T165"><text:s text:c="4"/></text:span><text:span text:style-name="nb"><text:span text:style-name="T223">self</text:span></text:span><text:span text:style-name="o"><text:span text:style-name="T237">.</text:span></text:span><text:span text:style-name="n"><text:span text:style-name="T166">current_user</text:span></text:span><text:span text:style-name="T165"> </text:span><text:span text:style-name="o"><text:span text:style-name="T237">=</text:span></text:span><text:span text:style-name="T165"> </text:span><text:span text:style-name="n"><text:span text:style-name="T166">user <text:s/>// this is converted as current_user =(user) current_user is the method and <text:s text:c="3"/>user is the parameter</text:span></text:span></text:p>
      <text:p text:style-name="P149"><text:span text:style-name="T165"><text:s text:c="2"/></text:span><text:span text:style-name="k"><text:span text:style-name="T223">end</text:span></text:span></text:p>
      <text:p text:style-name="P149"><text:span text:style-name="k"><text:span text:style-name="T223">end</text:span></text:span></text:p>
      <text:p text:style-name="P131">the above code creates the token by calling the method in user model and keepimg it in permanent cookies and updating the user remember_token attribute with the new value.</text:p>
      <text:p text:style-name="P131">Cookies : cookies saves the key value pair values. (hash values)</text:p>
      <text:p text:style-name="P149"><text:span text:style-name="n"><text:span text:style-name="T166">cookies</text:span></text:span><text:span text:style-name="o"><text:span text:style-name="T237">[</text:span></text:span><text:span text:style-name="ss"><text:span text:style-name="T264">:remember_token</text:span></text:span><text:span text:style-name="o"><text:span text:style-name="T237">]</text:span></text:span><text:span text:style-name="T165"> </text:span><text:span text:style-name="o"><text:span text:style-name="T237">=</text:span></text:span><text:span text:style-name="T165"> </text:span><text:span text:style-name="p"><text:span text:style-name="T166">{</text:span></text:span><text:span text:style-name="T165"> </text:span><text:span text:style-name="ss"><text:span text:style-name="T264">value</text:span></text:span><text:span text:style-name="p"><text:span text:style-name="T166">:</text:span></text:span><text:span text:style-name="T165"> <text:s text:c="2"/></text:span><text:span text:style-name="n"><text:span text:style-name="T166">remember_token</text:span></text:span><text:span text:style-name="p"><text:span text:style-name="T166">,</text:span></text:span><text:span text:style-name="T165"> </text:span><text:span text:style-name="ss"><text:span text:style-name="T264">expires</text:span></text:span><text:span text:style-name="p"><text:span text:style-name="T166">:</text:span></text:span><text:span text:style-name="T165"> </text:span><text:span text:style-name="mi"><text:span text:style-name="T237">20</text:span></text:span><text:span text:style-name="o"><text:span text:style-name="T237">.</text:span></text:span><text:span text:style-name="n"><text:span text:style-name="T166">years</text:span></text:span><text:span text:style-name="o"><text:span text:style-name="T237">.</text:span></text:span><text:span text:style-name="n"><text:span text:style-name="T166">from_now</text:span></text:span><text:span text:style-name="o"><text:span text:style-name="T237">.</text:span></text:span><text:span text:style-name="n"><text:span text:style-name="T166">utc</text:span></text:span><text:span text:style-name="T165"> </text:span><text:span text:style-name="p"><text:span text:style-name="T166">}</text:span></text:span></text:p>
      <text:p text:style-name="P125"><text:span text:style-name="T311">rails</text:span><text:span text:style-name="T172"> <text:s text:c="3"/></text:span><text:span text:style-name="n"><text:span text:style-name="T167">cookies</text:span></text:span><text:span text:style-name="o"><text:span text:style-name="T238">.</text:span></text:span><text:span text:style-name="n"><text:span text:style-name="T167">permanent</text:span></text:span><text:span text:style-name="o"><text:span text:style-name="T238">[</text:span></text:span><text:span text:style-name="ss"><text:span text:style-name="T265">:remember_token</text:span></text:span><text:span text:style-name="o"><text:span text:style-name="T238">] creates the cookie with expire of 20 years this is the facility given by rails.</text:span></text:span></text:p>
      <text:p text:style-name="P149"><text:span text:style-name="k"><text:span text:style-name="T223">def</text:span></text:span><text:span text:style-name="T165"> </text:span><text:span text:style-name="nf"><text:span text:style-name="T279">current_user</text:span></text:span></text:p>
      <text:p text:style-name="P149"><text:span text:style-name="T165"><text:s text:c="4"/></text:span><text:span text:style-name="n"><text:span text:style-name="T166">remember_token</text:span></text:span><text:span text:style-name="T165"> </text:span><text:span text:style-name="o"><text:span text:style-name="T237">=</text:span></text:span><text:span text:style-name="T165"> </text:span><text:span text:style-name="no"><text:span text:style-name="T300">User</text:span></text:span><text:span text:style-name="o"><text:span text:style-name="T237">.</text:span></text:span><text:span text:style-name="n"><text:span text:style-name="T166">digest</text:span></text:span><text:span text:style-name="p"><text:span text:style-name="T166">(</text:span></text:span><text:span text:style-name="n"><text:span text:style-name="T166">cookies</text:span></text:span><text:span text:style-name="o"><text:span text:style-name="T237">[</text:span></text:span><text:span text:style-name="ss"><text:span text:style-name="T264">:remember_token</text:span></text:span><text:span text:style-name="o"><text:span text:style-name="T237">]</text:span></text:span><text:span text:style-name="p"><text:span text:style-name="T166">)</text:span></text:span></text:p>
      <text:p text:style-name="P149"><text:span text:style-name="T165"><text:s text:c="4"/></text:span><text:span text:style-name="vi"><text:span text:style-name="T264">@current_user</text:span></text:span><text:span text:style-name="T165"> </text:span><text:span text:style-name="o"><text:span text:style-name="T237">||=</text:span></text:span><text:span text:style-name="T165"> </text:span><text:span text:style-name="no"><text:span text:style-name="T300">User</text:span></text:span><text:span text:style-name="o"><text:span text:style-name="T237">.</text:span></text:span><text:span text:style-name="n"><text:span text:style-name="T166">find_by</text:span></text:span><text:span text:style-name="p"><text:span text:style-name="T166">(</text:span></text:span><text:span text:style-name="ss"><text:span text:style-name="T264">remember_token</text:span></text:span><text:span text:style-name="p"><text:span text:style-name="T166">:</text:span></text:span><text:span text:style-name="T165"> </text:span><text:span text:style-name="n"><text:span text:style-name="T166">remember_token</text:span></text:span><text:span text:style-name="p"><text:span text:style-name="T166">)</text:span></text:span></text:p>
      <text:p text:style-name="P149"><text:span text:style-name="T165"><text:s text:c="2"/></text:span><text:span text:style-name="k"><text:span text:style-name="T223">end</text:span></text:span></text:p>
      <text:p text:style-name="P125"><text:span text:style-name="o"><text:span text:style-name="T238"/></text:span></text:p>
      <text:p text:style-name="P125"><text:span text:style-name="o"><text:span text:style-name="T238"/></text:span></text:p>
      <text:p text:style-name="P133">sign out :</text:p>
      <text:p text:style-name="P131"><text:s/>at the time of the sign out use destroy action in sessions controller. From destroy action call a method sign_out in session helper.</text:p>
      <text:p text:style-name="P131">In sign out test the data in the cookie is stolen or it can be used for further. If it is stolen create a new remember_token hash and save it in db of that user. </text:p>
      <text:p text:style-name="P124">In controller</text:p>
      <text:p text:style-name="P122"><text:span text:style-name="T224">def</text:span><text:span text:style-name="T173"> </text:span><text:span text:style-name="T280">destroy</text:span></text:p>
      <text:p text:style-name="P122"><text:span text:style-name="T173"><text:s text:c="4"/></text:span><text:span text:style-name="T168">sign_out</text:span></text:p>
      <text:p text:style-name="P122"><text:span text:style-name="T173"><text:s text:c="4"/></text:span><text:span text:style-name="T168">redirect_to</text:span><text:span text:style-name="T173"> </text:span><text:span text:style-name="T168">root_url</text:span></text:p>
      <text:p text:style-name="P122"><text:span text:style-name="T173"><text:s text:c="2"/></text:span><text:span text:style-name="T224">end</text:span></text:p>
      <text:p text:style-name="P124">in session helper</text:p>
      <text:p text:style-name="P122"><text:span text:style-name="T224">def</text:span><text:span text:style-name="T173"> </text:span><text:span text:style-name="T280">destroy</text:span></text:p>
      <text:p text:style-name="P122"><text:span text:style-name="T173"><text:s text:c="4"/></text:span><text:span text:style-name="T168">sign_out</text:span></text:p>
      <text:p text:style-name="P122"><text:span text:style-name="T173"><text:s text:c="4"/></text:span><text:span text:style-name="T168">redirect_to</text:span><text:span text:style-name="T173"> </text:span><text:span text:style-name="T168">root_url</text:span></text:p>
      <text:p text:style-name="P122"><text:span text:style-name="T173"><text:s text:c="2"/></text:span><text:span text:style-name="T224">end</text:span></text:p>
      <text:p text:style-name="P131"/>
      <text:p text:style-name="P125"><text:span text:style-name="T309">Cucumber :</text:span><text:span text:style-name="T311"> cucumber is the language used for writing the test code . and its syntax is just like English. Cucumber is a big role in rails tool kit . here in this tutorial we are using rspec with capybara . cucumber is installed through </text:span><text:span text:style-name="T309">cucumber-rails gem</text:span><text:span text:style-name="T311"> and a utility </text:span><text:soft-page-break/><text:span text:style-name="T311">gem </text:span><text:span text:style-name="T309">database_cleaner.</text:span></text:p>
      <text:p text:style-name="P151">To set up the application to use Cucumber, we next generate some necessary support files and directories:</text:p>
      <text:p text:style-name="P148"><text:span text:style-name="T209">$</text:span><text:span text:style-name="T173"> rails generate cucumber:install</text:span></text:p>
      <text:p text:style-name="P133">Cucumber features :</text:p>
      <text:p text:style-name="P125"><text:span text:style-name="T164">Cucumber features are descriptions of expected behavior using a plain-text language called</text:span><text:a xlink:type="simple" xlink:href="https://github.com/cucumber/gherkin" text:style-name="Internet_20_link" text:visited-style-name="Visited_20_Internet_20_Link"><text:span text:style-name="T132">Gherkin</text:span></text:a><text:span text:style-name="T164">.</text:span></text:p>
      <text:p text:style-name="P125"><text:span text:style-name="T164">Create a file in feature directory </text:span><text:span text:style-name="HTML_20_Code"><text:span text:style-name="T143">signing_in.feature</text:span></text:span><text:span text:style-name="T170">.</text:span></text:p>
      <text:p text:style-name="P128"/>
      <text:p text:style-name="P128"/>
      <text:p text:style-name="P128">Cucumber features to sign in user sign in page :</text:p>
      <text:p text:style-name="P122"><text:span text:style-name="T224">Feature:</text:span><text:span text:style-name="T280"> Signing in</text:span></text:p>
      <text:p text:style-name="P123"/>
      <text:p text:style-name="P122"><text:span text:style-name="T280"><text:s text:c="2"/></text:span><text:span text:style-name="T224">Scenario:</text:span><text:span text:style-name="T280"> Unsuccessful signin</text:span></text:p>
      <text:p text:style-name="P122"><text:span text:style-name="T224"><text:s text:c="4"/>Given </text:span><text:span text:style-name="T280">a user visits the signin page</text:span></text:p>
      <text:p text:style-name="P122"><text:span text:style-name="T280"><text:s text:c="4"/></text:span><text:span text:style-name="T224">When </text:span><text:span text:style-name="T280">they submit invalid signin information</text:span></text:p>
      <text:p text:style-name="P122"><text:span text:style-name="T280"><text:s text:c="4"/></text:span><text:span text:style-name="T224">Then </text:span><text:span text:style-name="T280">they should see an error message</text:span></text:p>
      <text:p text:style-name="P123"/>
      <text:p text:style-name="P122"><text:span text:style-name="T280"><text:s text:c="2"/></text:span><text:span text:style-name="T224">Scenario:</text:span><text:span text:style-name="T280"> Successful signin</text:span></text:p>
      <text:p text:style-name="P122"><text:span text:style-name="T224"><text:s text:c="4"/>Given </text:span><text:span text:style-name="T280">a user visits the signin page</text:span></text:p>
      <text:p text:style-name="P122"><text:span text:style-name="T280"><text:s text:c="6"/></text:span><text:span text:style-name="T224">And </text:span><text:span text:style-name="T280">the user has an account</text:span></text:p>
      <text:p text:style-name="P122"><text:span text:style-name="T280"><text:s text:c="4"/></text:span><text:span text:style-name="T224">When </text:span><text:span text:style-name="T280">the user submits valid signin information</text:span></text:p>
      <text:p text:style-name="P122"><text:span text:style-name="T280"><text:s text:c="4"/></text:span><text:span text:style-name="T224">Then </text:span><text:span text:style-name="T280">they should see their profile page</text:span></text:p>
      <text:p text:style-name="P122"><text:span text:style-name="T280"><text:s text:c="6"/></text:span><text:span text:style-name="T224">And </text:span><text:span text:style-name="T280">they should see a signout link</text:span></text:p>
      <text:p text:style-name="P128"/>
      <text:p text:style-name="P128"/>
      <text:p text:style-name="P148"><text:span text:style-name="T209">$</text:span><text:span text:style-name="T173"> bundle </text:span><text:span text:style-name="T224">exec </text:span><text:span text:style-name="T173">cucumber features/</text:span></text:p>
      <text:p text:style-name="P151">Compare this to</text:p>
      <text:p text:style-name="P148"><text:span text:style-name="T209">$</text:span><text:span text:style-name="T173"> bundle </text:span><text:span text:style-name="T224">exec </text:span><text:span text:style-name="T173">rspec spec/</text:span></text:p>
      <text:p text:style-name="P125"><text:span text:style-name="T171">Update and edit : </text:span><text:span text:style-name="T174">in order to make the update and edit functionality secure you have to check that the user is signed in before performing the edit and update action.</text:span></text:p>
      <text:p text:style-name="P122"><text:span text:style-name="T168">before_action</text:span><text:span text:style-name="T173"> </text:span><text:span text:style-name="T266">:signed_in_user</text:span><text:span text:style-name="T168">,</text:span><text:span text:style-name="T173"> </text:span><text:span text:style-name="T266">only</text:span><text:span text:style-name="T168">:</text:span><text:span text:style-name="T173"> </text:span><text:span text:style-name="T239">[</text:span><text:span text:style-name="T266">:edit</text:span><text:span text:style-name="T168">,</text:span><text:span text:style-name="T173"> </text:span><text:span text:style-name="T266">:update</text:span><text:span text:style-name="T239">]</text:span></text:p>
      <text:p text:style-name="P122"><text:span text:style-name="T168">before_action</text:span><text:span text:style-name="T173"> </text:span><text:span text:style-name="T266">:correct_user</text:span><text:span text:style-name="T168">,</text:span><text:span text:style-name="T173"> <text:s text:c="2"/></text:span><text:span text:style-name="T266">only</text:span><text:span text:style-name="T168">:</text:span><text:span text:style-name="T173"> </text:span><text:span text:style-name="T239">[</text:span><text:span text:style-name="T266">:edit</text:span><text:span text:style-name="T168">,</text:span><text:span text:style-name="T173"> </text:span><text:span text:style-name="T266">:update</text:span><text:span text:style-name="T239">]</text:span></text:p>
      <text:p text:style-name="P123"/>
      <text:p text:style-name="P122"><text:span text:style-name="T224">def</text:span><text:span text:style-name="T173"> </text:span><text:span text:style-name="T280">user_params</text:span></text:p>
      <text:p text:style-name="P122"><text:span text:style-name="T173"><text:s text:c="6"/></text:span><text:span text:style-name="T168">params</text:span><text:span text:style-name="T239">.</text:span><text:span text:style-name="T168">require(</text:span><text:span text:style-name="T266">:user</text:span><text:span text:style-name="T168">)</text:span><text:span text:style-name="T239">.</text:span><text:span text:style-name="T168">permit(</text:span><text:span text:style-name="T266">:name</text:span><text:span text:style-name="T168">,</text:span><text:span text:style-name="T173"> </text:span><text:span text:style-name="T266">:email</text:span><text:span text:style-name="T168">,</text:span><text:span text:style-name="T173"> </text:span><text:span text:style-name="T266">:password</text:span><text:span text:style-name="T168">,</text:span></text:p>
      <text:p text:style-name="P122"><text:span text:style-name="T173"><text:s text:c="35"/></text:span><text:span text:style-name="T266">:password_confirmation</text:span><text:span text:style-name="T168">)</text:span></text:p>
      <text:p text:style-name="P122"><text:span text:style-name="T173"><text:s text:c="4"/></text:span><text:span text:style-name="T224">end</text:span></text:p>
      <text:p text:style-name="P123"/>
      <text:p text:style-name="P122"><text:span text:style-name="T173"><text:s text:c="4"/></text:span><text:span text:style-name="T287"># Before filters</text:span></text:p>
      <text:p text:style-name="P123"/>
      <text:p text:style-name="P122"><text:span text:style-name="T173"><text:s text:c="4"/></text:span><text:span text:style-name="T224">def</text:span><text:span text:style-name="T173"> </text:span><text:span text:style-name="T280">signed_in_user</text:span></text:p>
      <text:p text:style-name="P122"><text:span text:style-name="T173"><text:s text:c="6"/></text:span><text:span text:style-name="T168">redirect_to</text:span><text:span text:style-name="T173"> </text:span><text:span text:style-name="T168">signin_url,</text:span><text:span text:style-name="T173"> </text:span><text:span text:style-name="T266">notice</text:span><text:span text:style-name="T168">:</text:span><text:span text:style-name="T173"> </text:span><text:span text:style-name="T159">"Please sign in."</text:span><text:span text:style-name="T173"> </text:span><text:span text:style-name="T224">unless</text:span><text:span text:style-name="T173"> </text:span><text:span text:style-name="T168">signed_in?</text:span></text:p>
      <text:p text:style-name="P122"><text:span text:style-name="T173"><text:s text:c="4"/></text:span><text:span text:style-name="T224">end</text:span></text:p>
      <text:p text:style-name="P122"><text:span text:style-name="T224">def</text:span><text:span text:style-name="T173"> </text:span><text:span text:style-name="T280">correct_user</text:span></text:p>
      <text:p text:style-name="P122"><text:span text:style-name="T173"><text:s text:c="6"/></text:span><text:span text:style-name="T266">@user</text:span><text:span text:style-name="T173"> </text:span><text:span text:style-name="T239">=</text:span><text:span text:style-name="T173"> </text:span><text:span text:style-name="T301">User</text:span><text:span text:style-name="T239">.</text:span><text:span text:style-name="T168">find(params</text:span><text:span text:style-name="T239">[</text:span><text:span text:style-name="T266">:id</text:span><text:span text:style-name="T239">]</text:span><text:span text:style-name="T168">)</text:span></text:p>
      <text:p text:style-name="P122"><text:soft-page-break/><text:span text:style-name="T173"><text:s text:c="6"/></text:span><text:span text:style-name="T168">redirect_to(root_url)</text:span><text:span text:style-name="T173"> </text:span><text:span text:style-name="T224">unless</text:span><text:span text:style-name="T173"> </text:span><text:span text:style-name="T168">current_user?(</text:span><text:span text:style-name="T266">@user</text:span><text:span text:style-name="T168">)</text:span></text:p>
      <text:p text:style-name="P122"><text:span text:style-name="T173"><text:s text:c="4"/></text:span><text:span text:style-name="T224">end</text:span></text:p>
      <text:p text:style-name="P123"/>
      <text:p text:style-name="P129">correct user method checks the signed in user is correct or not .</text:p>
      <text:p text:style-name="P125"><text:span text:style-name="T164">The</text:span><text:span text:style-name="apple-converted-space"><text:span text:style-name="T164"> </text:span></text:span><text:span text:style-name="HTML_20_Code"><text:span text:style-name="T144">correct_user</text:span></text:span><text:span text:style-name="apple-converted-space"><text:span text:style-name="T164"> </text:span></text:span><text:span text:style-name="T164">filter uses the</text:span><text:span text:style-name="apple-converted-space"><text:span text:style-name="T164"> </text:span></text:span><text:span text:style-name="HTML_20_Code"><text:span text:style-name="T144">current_user?</text:span></text:span><text:span text:style-name="apple-converted-space"><text:span text:style-name="T164"> </text:span></text:span><text:span text:style-name="T164">boolean method, which we define in the <text:s/></text:span></text:p>
      <text:p text:style-name="P122"><text:span text:style-name="T173"><text:s text:c="2"/></text:span><text:span text:style-name="T224">def</text:span><text:span text:style-name="T173"> </text:span><text:span text:style-name="T280">current_user?</text:span><text:span text:style-name="T168">(user)</text:span></text:p>
      <text:p text:style-name="P122"><text:span text:style-name="T173"><text:s text:c="4"/></text:span><text:span text:style-name="T168">user</text:span><text:span text:style-name="T173"> </text:span><text:span text:style-name="T239">==</text:span><text:span text:style-name="T173"> </text:span><text:span text:style-name="T168">current_user</text:span></text:p>
      <text:p text:style-name="P122"><text:span text:style-name="T173"><text:s text:c="2"/></text:span><text:span text:style-name="T224">end</text:span></text:p>
      <text:p text:style-name="P75"/>
      <text:p text:style-name="P76"/>
      <text:p text:style-name="P76"/>
      <text:p text:style-name="P76">Faker gem : <text:span text:style-name="T128">It is used to make soma sample users with semirealistic names and email.</text:span></text:p>
      <text:p text:style-name="P51"><text:span text:style-name="T198">task</text:span><text:span text:style-name="T128"> </text:span><text:span text:style-name="T257">populate</text:span><text:span text:style-name="T198">:</text:span><text:span text:style-name="T128"> </text:span><text:span text:style-name="T257">:environment</text:span><text:span text:style-name="T128"> </text:span><text:span text:style-name="T212">do</text:span></text:p>
      <text:p text:style-name="P74">this will populate the DB with sample users.</text:p>
      <text:p text:style-name="P76">Bundle exec rake <text:a xlink:type="simple" xlink:href="db:populate" text:style-name="Internet_20_link" text:visited-style-name="Visited_20_Internet_20_Link">db:populate</text:a>.</text:p>
      <text:p text:style-name="P76"/>
      <text:p text:style-name="P76">Pagination:</text:p>
      <text:p text:style-name="P74">Here large number of sample users are created and we can't display all of them in single page so use the concept called pagination. For this pagination we will use the rails pagination methods .</text:p>
      <text:p text:style-name="P81"><text:span text:style-name="T10">Use gem will_paginate gem and</text:span><text:span text:style-name="T10"> bootstrap-will_paginate, which configures will_paginate to use Bootstrap’s pagination styles.</text:span><text:span text:style-name="T119"> </text:span><text:span text:style-name="T10"><text:s/></text:span></text:p>
      <text:p text:style-name="P81"><text:span text:style-name="T10">To get pagination working, we need to add some code to the index view telling Rails to paginate the users, and we need to replace </text:span><text:span text:style-name="Source_20_Text"><text:span text:style-name="T79">User.all</text:span></text:span><text:span text:style-name="T10"> in the </text:span><text:span text:style-name="Source_20_Text"><text:span text:style-name="T79">index</text:span></text:span><text:span text:style-name="T10"> action with an object that knows about pagination. We’ll start by adding the special </text:span><text:span text:style-name="Source_20_Text"><text:span text:style-name="T79">will_paginate</text:span></text:span><text:span text:style-name="T10"> method in the view .</text:span></text:p>
      <text:p text:style-name="P74"/>
      <text:p text:style-name="P47"><text:span text:style-name="T121"><text:s text:c="3"/></text:span><text:span text:style-name="T254">@users</text:span><text:span text:style-name="T187"> </text:span><text:span text:style-name="T229">=</text:span><text:span text:style-name="T187"> </text:span><text:span text:style-name="T296">User</text:span><text:span text:style-name="T229">.</text:span><text:span text:style-name="T195">paginate(</text:span><text:span text:style-name="T254">page</text:span><text:span text:style-name="T195">:</text:span><text:span text:style-name="T187"> </text:span><text:span text:style-name="T195">params</text:span><text:span text:style-name="T229">[</text:span><text:span text:style-name="T254">:page</text:span><text:span text:style-name="T229">]</text:span><text:span text:style-name="T195">)</text:span></text:p>
      <text:p text:style-name="P74">replace the @user = User.all in index view because will paginate willnot recognize this.</text:p>
      <text:p text:style-name="P74">Paginate method will get the users based on the page parameter and for each page it will get 30 users from DB .</text:p>
      <text:p text:style-name="P74"/>
      <text:p text:style-name="P77">Partial refractoring:</text:p>
      <text:p text:style-name="P50"><text:span text:style-name="T218">&lt;h1&gt;</text:span><text:span text:style-name="T119">All users</text:span><text:span text:style-name="T218">&lt;/h1&gt;</text:span></text:p>
      <text:p text:style-name="P117"/>
      <text:p text:style-name="P49"><text:span text:style-name="T242">&lt;%=</text:span> <text:span text:style-name="T192">will_paginate</text:span> <text:span text:style-name="T242">%&gt;</text:span></text:p>
      <text:p text:style-name="P117"/>
      <text:p text:style-name="P49"><text:span text:style-name="T211">&lt;ul</text:span> <text:span text:style-name="T302">class=</text:span><text:span text:style-name="T146">"users"</text:span><text:span text:style-name="T211">&gt;</text:span></text:p>
      <text:p text:style-name="P46"><text:s text:c="2"/><text:span text:style-name="T244">&lt;%</text:span><text:span text:style-name="T186"> </text:span><text:span text:style-name="T253">@users</text:span><text:span text:style-name="T228">.</text:span><text:span text:style-name="T194">each</text:span><text:span text:style-name="T186"> </text:span><text:span text:style-name="T214">do</text:span><text:span text:style-name="T186"> </text:span><text:span text:style-name="T228">|</text:span><text:span text:style-name="T194">user</text:span><text:span text:style-name="T228">|</text:span><text:span text:style-name="T186"> </text:span><text:span text:style-name="T244">%&gt;</text:span></text:p>
      <text:p text:style-name="P46"><text:s text:c="4"/><text:span text:style-name="T244">&lt;%=</text:span><text:span text:style-name="T186"> </text:span><text:span text:style-name="T194">render</text:span><text:span text:style-name="T186"> </text:span><text:span text:style-name="T194">user</text:span><text:span text:style-name="T186"> </text:span><text:span text:style-name="T244">%&gt;</text:span></text:p>
      <text:p text:style-name="P46"><text:s text:c="2"/><text:span text:style-name="T244">&lt;%</text:span><text:span text:style-name="T186"> </text:span><text:span text:style-name="T214">end</text:span><text:span text:style-name="T186"> </text:span><text:span text:style-name="T244">%&gt;</text:span></text:p>
      <text:p text:style-name="P59">&lt;/ul&gt;</text:p>
      <text:p text:style-name="P117"/>
      <text:p text:style-name="P49"><text:span text:style-name="T242">&lt;%=</text:span> <text:span text:style-name="T192">will_paginate</text:span> <text:span text:style-name="T242">%&gt;</text:span></text:p>
      <text:p text:style-name="P74"/>
      <text:p text:style-name="P74"/>
      <text:p text:style-name="P74">user.html.erb</text:p>
      <text:p text:style-name="P39">&lt;li&gt;</text:p>
      <text:p text:style-name="P46"><text:s text:c="2"/><text:span text:style-name="T244">&lt;%=</text:span><text:span text:style-name="T186"> </text:span><text:span text:style-name="T194">gravatar_for</text:span><text:span text:style-name="T186"> </text:span><text:span text:style-name="T194">user,</text:span><text:span text:style-name="T186"> </text:span><text:span text:style-name="T253">size</text:span><text:span text:style-name="T194">:</text:span><text:span text:style-name="T186"> </text:span><text:span text:style-name="T228">52</text:span><text:span text:style-name="T186"> </text:span><text:span text:style-name="T244">%&gt;</text:span></text:p>
      <text:p text:style-name="P46"><text:s text:c="2"/><text:span text:style-name="T244">&lt;%=</text:span><text:span text:style-name="T186"> </text:span><text:span text:style-name="T194">link_to</text:span><text:span text:style-name="T186"> </text:span><text:span text:style-name="T194">user</text:span><text:span text:style-name="T228">.</text:span><text:span text:style-name="T194">name,</text:span><text:span text:style-name="T186"> </text:span><text:span text:style-name="T194">user</text:span><text:span text:style-name="T186"> </text:span><text:span text:style-name="T244">%&gt;</text:span></text:p>
      <text:p text:style-name="P59">&lt;/li&gt;</text:p>
      <text:p text:style-name="P74"><text:soft-page-break/><text:s text:c="2"/>or else we can render like this .</text:p>
      <text:p text:style-name="P76">&lt;%= render @user %&gt;</text:p>
      <text:p text:style-name="P76"/>
      <text:p text:style-name="P76">@user is the collection of user objects when we pass a collection rails will iterate automatically and reneders each one with the partial.</text:p>
      <text:p text:style-name="P76"/>
      <text:p text:style-name="P76">Deleting users:</text:p>
      <text:p text:style-name="P74">the last rest operation is deleting the users, by using the destroy action.</text:p>
      <text:p text:style-name="P74">Add admin attribute to the user table </text:p>
      <text:p text:style-name="P47"><text:span text:style-name="T121"><text:s/></text:span><text:span text:style-name="T215">def</text:span><text:span text:style-name="T187"> </text:span><text:span text:style-name="T271">destroy</text:span></text:p>
      <text:p text:style-name="P46"><text:s text:c="4"/><text:span text:style-name="T295">User</text:span><text:span text:style-name="T228">.</text:span><text:span text:style-name="T194">find(params</text:span><text:span text:style-name="T228">[</text:span><text:span text:style-name="T253">:id</text:span><text:span text:style-name="T228">]</text:span><text:span text:style-name="T194">)</text:span><text:span text:style-name="T228">.</text:span><text:span text:style-name="T194">destroy</text:span></text:p>
      <text:p text:style-name="P46"><text:s text:c="4"/><text:span text:style-name="T194">flash</text:span><text:span text:style-name="T228">[</text:span><text:span text:style-name="T253">:success</text:span><text:span text:style-name="T228">]</text:span><text:span text:style-name="T186"> </text:span><text:span text:style-name="T228">=</text:span><text:span text:style-name="T186"> </text:span><text:span text:style-name="T148">"User deleted."</text:span></text:p>
      <text:p text:style-name="P46"><text:s text:c="4"/><text:span text:style-name="T194">redirect_to</text:span><text:span text:style-name="T186"> </text:span><text:span text:style-name="T194">users_url</text:span></text:p>
      <text:p text:style-name="P46"><text:s text:c="2"/><text:span text:style-name="T214">end</text:span></text:p>
      <text:p text:style-name="P74">use before filter for action destroy to check that the user is admin or not.</text:p>
      <text:p text:style-name="P47"><text:span text:style-name="T121"><text:s/></text:span><text:span text:style-name="T195">before_action</text:span><text:span text:style-name="T187"> </text:span><text:span text:style-name="T254">:admin_user</text:span><text:span text:style-name="T195">,</text:span><text:span text:style-name="T187"> <text:s text:c="4"/></text:span><text:span text:style-name="T254">only</text:span><text:span text:style-name="T195">:</text:span><text:span text:style-name="T187"> </text:span><text:span text:style-name="T254">:destroy</text:span></text:p>
      <text:p text:style-name="P47"><text:span text:style-name="T121"><text:s/></text:span><text:span text:style-name="T215">private</text:span></text:p>
      <text:p text:style-name="P46"><text:s text:c="4"/><text:span text:style-name="T228">.</text:span></text:p>
      <text:p text:style-name="P46"><text:s text:c="4"/><text:span text:style-name="T228">.</text:span></text:p>
      <text:p text:style-name="P46"><text:s text:c="4"/><text:span text:style-name="T228">.</text:span></text:p>
      <text:p text:style-name="P46"><text:s text:c="4"/><text:span text:style-name="T214">def</text:span><text:span text:style-name="T186"> </text:span><text:span text:style-name="T270">admin_user</text:span></text:p>
      <text:p text:style-name="P46"><text:s text:c="6"/><text:span text:style-name="T194">redirect_to(root_url)</text:span><text:span text:style-name="T186"> </text:span><text:span text:style-name="T214">unless</text:span><text:span text:style-name="T186"> </text:span><text:span text:style-name="T194">current_user</text:span><text:span text:style-name="T228">.</text:span><text:span text:style-name="T194">admin?</text:span></text:p>
      <text:p text:style-name="P46"><text:s text:c="4"/><text:span text:style-name="T214">end</text:span></text:p>
      <text:p text:style-name="P74">this will redirect to root_url unless the current_user.admin is true.</text:p>
      <text:p text:style-name="P74"/>
      <text:p text:style-name="P81"><text:span text:style-name="T16">Microposts : </text:span><text:span text:style-name="T10">this is an model having two attributes they are comment and user_id for association with the user model. For association we use belongs_to and has_many.</text:span></text:p>
      <text:p text:style-name="P74"/>
      <text:p text:style-name="P50"><text:span text:style-name="T199">add_index</text:span><text:span text:style-name="T119"> </text:span><text:span text:style-name="T259">:microposts</text:span><text:span text:style-name="T199">,</text:span><text:span text:style-name="T119"> </text:span><text:span text:style-name="T231">[</text:span><text:span text:style-name="T259">:user_id</text:span><text:span text:style-name="T199">,</text:span><text:span text:style-name="T119"> </text:span><text:span text:style-name="T259">:created_at</text:span><text:span text:style-name="T231">]</text:span></text:p>
      <text:p text:style-name="P74">this code will add index to both user_id and created_at columns. Which means that active record uses both the indexes at the same time.</text:p>
      <text:p text:style-name="P74"/>
      <text:p text:style-name="P84"><text:span text:style-name="T13">First validation: </text:span><text:span text:style-name="T10">in microposts the main validation is that user_id should not be null and the relation is achieved by using active record association.</text:span></text:p>
      <text:p text:style-name="P74"/>
      <text:p text:style-name="P74"/>
      <text:p text:style-name="P80"><draw:frame draw:style-name="fr3" draw:name="graphics6" text:anchor-type="as-char" svg:width="6.1992in" svg:height="2.022in" draw:z-index="6"><draw:image xlink:href="https://softcover.s3.amazonaws.com/636/ruby_on_rails_tutorial/images/figures/micropost_belongs_to_user.png" xlink:type="simple" xlink:show="embed" xlink:actuate="onLoad"/></draw:frame></text:p>
      <text:section text:style-name="Sect1" text:name="_fig-micropost_belongs_to_user">
        <text:p text:style-name="P83"><text:span text:style-name="T47">Figure 10.2: The </text:span><text:span text:style-name="Source_20_Text"><text:span text:style-name="T87">belongs_to</text:span></text:span><text:span text:style-name="T47"> relationship between a micropost and its user.</text:span></text:p>
      </text:section>
      <text:section text:style-name="Sect1" text:name="_fig-user_has_many_microposts">
        <text:p text:style-name="P79"><text:soft-page-break/><draw:frame draw:style-name="fr3" draw:name="graphics7" text:anchor-type="as-char" svg:width="6.1366in" svg:height="3.3244in" draw:z-index="5"><draw:image xlink:href="https://softcover.s3.amazonaws.com/636/ruby_on_rails_tutorial/images/figures/user_has_many_microposts.png" xlink:type="simple" xlink:show="embed" xlink:actuate="onLoad"/><svg:title>images/figures/user_has_many_microposts</svg:title></draw:frame></text:p>
      </text:section>
      <text:p text:style-name="P74"/>
      <text:p text:style-name="P74"/>
      <text:p text:style-name="P74"/>
      <table:table table:name="Table2" table:style-name="Table2">
        <table:table-column table:style-name="Table2.A"/>
        <table:table-column table:style-name="Table2.B"/>
        <table:table-row>
          <table:table-cell table:style-name="Table2.A1" office:value-type="string">
            <text:p text:style-name="P115"><text:span text:style-name="Strong_20_Emphasis"><text:span text:style-name="T127">Method</text:span></text:span></text:p>
          </table:table-cell>
          <table:table-cell table:style-name="Table2.A1" office:value-type="string">
            <text:p text:style-name="P115"><text:span text:style-name="Strong_20_Emphasis"><text:span text:style-name="T127">Purpose</text:span></text:span></text:p>
          </table:table-cell>
        </table:table-row>
        <table:table-row>
          <table:table-cell table:style-name="Table2.A1" office:value-type="string">
            <text:p text:style-name="P115"><text:span text:style-name="Source_20_Text"><text:span text:style-name="T135">micropost.user</text:span></text:span></text:p>
          </table:table-cell>
          <table:table-cell table:style-name="Table2.A1" office:value-type="string">
            <text:p text:style-name="P95">Return the User object associated with the micropost.</text:p>
          </table:table-cell>
        </table:table-row>
        <table:table-row>
          <table:table-cell table:style-name="Table2.A1" office:value-type="string">
            <text:p text:style-name="P115"><text:span text:style-name="Source_20_Text"><text:span text:style-name="T135">user.microposts</text:span></text:span></text:p>
          </table:table-cell>
          <table:table-cell table:style-name="Table2.A1" office:value-type="string">
            <text:p text:style-name="P95">Return an array of the user’s microposts.</text:p>
          </table:table-cell>
        </table:table-row>
        <table:table-row>
          <table:table-cell table:style-name="Table2.A1" office:value-type="string">
            <text:p text:style-name="P115"><text:span text:style-name="Source_20_Text"><text:span text:style-name="T135">user.microposts.create(arg)</text:span></text:span></text:p>
          </table:table-cell>
          <table:table-cell table:style-name="Table2.A1" office:value-type="string">
            <text:p text:style-name="P96"><text:span text:style-name="T127">Create a micropost (</text:span><text:span text:style-name="Source_20_Text"><text:span text:style-name="T135">user_id = user.id</text:span></text:span><text:span text:style-name="T127">).</text:span></text:p>
          </table:table-cell>
        </table:table-row>
        <table:table-row>
          <table:table-cell table:style-name="Table2.A1" office:value-type="string">
            <text:p text:style-name="P115"><text:span text:style-name="Source_20_Text"><text:span text:style-name="T135">user.microposts.create!(arg)</text:span></text:span></text:p>
          </table:table-cell>
          <table:table-cell table:style-name="Table2.A1" office:value-type="string">
            <text:p text:style-name="P95">Create a micropost (exception on failure).</text:p>
          </table:table-cell>
        </table:table-row>
        <table:table-row>
          <table:table-cell table:style-name="Table2.A1" office:value-type="string">
            <text:p text:style-name="P115"><text:span text:style-name="Source_20_Text"><text:span text:style-name="T135">user.microposts.build(arg)</text:span></text:span></text:p>
          </table:table-cell>
          <table:table-cell table:style-name="Table2.A1" office:value-type="string">
            <text:p text:style-name="P115"><text:span text:style-name="T127">Return a new Micropost object (</text:span><text:span text:style-name="Source_20_Text"><text:span text:style-name="T135">user_id = user.id</text:span></text:span><text:span text:style-name="T127">).</text:span></text:p>
          </table:table-cell>
        </table:table-row>
      </table:table>
      <text:p text:style-name="P74">Instead of the below </text:p>
      <text:p text:style-name="P54"><text:span text:style-name="T298">Micropost</text:span><text:span text:style-name="T231">.</text:span><text:span text:style-name="T199">create</text:span></text:p>
      <text:p text:style-name="P53"><text:span text:style-name="T293">Micropost</text:span><text:span text:style-name="T226">.</text:span><text:span text:style-name="T192">create!</text:span></text:p>
      <text:p text:style-name="P53"><text:span text:style-name="T293">Micropost</text:span><text:span text:style-name="T226">.</text:span><text:span text:style-name="T192">new</text:span></text:p>
      <text:p text:style-name="P89">we have</text:p>
      <text:p text:style-name="P53"><text:span text:style-name="T192">user</text:span><text:span text:style-name="T226">.</text:span><text:span text:style-name="T192">microposts</text:span><text:span text:style-name="T226">.</text:span><text:span text:style-name="T192">create</text:span></text:p>
      <text:p text:style-name="P53"><text:span text:style-name="T192">user</text:span><text:span text:style-name="T226">.</text:span><text:span text:style-name="T192">microposts</text:span><text:span text:style-name="T226">.</text:span><text:span text:style-name="T192">create!</text:span></text:p>
      <text:p text:style-name="P53"><text:span text:style-name="T192">user</text:span><text:span text:style-name="T226">.</text:span><text:span text:style-name="T192">microposts</text:span><text:span text:style-name="T226">.</text:span><text:span text:style-name="T192">build</text:span></text:p>
      <text:p text:style-name="P54"><text:span text:style-name="T218">class</text:span><text:span text:style-name="T119"> </text:span><text:span text:style-name="T274">Micropost</text:span><text:span text:style-name="T119"> </text:span><text:span text:style-name="T231">&lt;</text:span><text:span text:style-name="T119"> </text:span><text:span text:style-name="T298">ActiveRecord</text:span><text:span text:style-name="T231">::</text:span><text:span text:style-name="T298">Base</text:span></text:p>
      <text:p text:style-name="P46"><text:s text:c="2"/><text:span text:style-name="T194">belongs_to</text:span><text:span text:style-name="T186"> </text:span><text:span text:style-name="T253">:user</text:span></text:p>
      <text:p text:style-name="P46"><text:s text:c="2"/><text:span text:style-name="T194">validates</text:span><text:span text:style-name="T186"> </text:span><text:span text:style-name="T253">:user_id</text:span><text:span text:style-name="T194">,</text:span><text:span text:style-name="T186"> </text:span><text:span text:style-name="T253">presence</text:span><text:span text:style-name="T194">:</text:span><text:span text:style-name="T186"> </text:span><text:span text:style-name="T214">true</text:span></text:p>
      <text:p text:style-name="P59">end</text:p>
      <text:p text:style-name="P74"/>
      <text:p text:style-name="P74">user has many micro posts:</text:p>
      <text:p text:style-name="P54"><text:span text:style-name="T218">class</text:span><text:span text:style-name="T119"> </text:span><text:span text:style-name="T274">User</text:span><text:span text:style-name="T119"> </text:span><text:span text:style-name="T231">&lt;</text:span><text:span text:style-name="T119"> </text:span><text:span text:style-name="T298">ActiveRecord</text:span><text:span text:style-name="T231">::</text:span><text:span text:style-name="T298">Base</text:span></text:p>
      <text:p text:style-name="P46"><text:s text:c="2"/><text:span text:style-name="T194">has_many</text:span><text:span text:style-name="T186"> </text:span><text:span text:style-name="T253">:microposts</text:span></text:p>
      <text:p text:style-name="P46"><text:s text:c="2"/><text:span text:style-name="T228">.</text:span></text:p>
      <text:p text:style-name="P46"><text:s text:c="2"/><text:span text:style-name="T228">.</text:span></text:p>
      <text:p text:style-name="P46"><text:s text:c="2"/><text:span text:style-name="T228">.</text:span></text:p>
      <text:p text:style-name="P59"><text:soft-page-break/>end</text:p>
      <text:p text:style-name="P74"/>
      <text:p text:style-name="P74">user.microposts : will get the array of microposts of that particular user. And we want the microposts in descending order that means the recent on at top.</text:p>
      <text:p text:style-name="P74">For getting micropost in descending order of created_at. Add a line in micropots model.</text:p>
      <text:p text:style-name="P74">default_scope -&gt;{order('created_at DESC')}.</text:p>
      <text:p text:style-name="P74"/>
      <text:p text:style-name="P76">Dependent destroy:</text:p>
      <text:p text:style-name="P74">that means when a user is destroyed then the microposts of that user should also be destroyed.</text:p>
      <text:p text:style-name="P84"><text:span text:style-name="T10">This is achieved by a </text:span><text:span text:style-name="T13">rails option dependent::destroy</text:span></text:p>
      <text:p text:style-name="P76">has_many: microposts , dependent :: destroy</text:p>
      <text:p text:style-name="P76"/>
      <text:p text:style-name="P87"/>
      <text:p text:style-name="P76"/>
      <text:p text:style-name="P54"><text:span text:style-name="T200">user</text:span><text:span text:style-name="T232">.</text:span><text:span text:style-name="T200">microposts</text:span><text:span text:style-name="T232">.</text:span><text:span text:style-name="T200">count <text:s/></text:span><text:span text:style-name="T117">: </text:span><text:span text:style-name="T119">this will return the count from the database based an the user_id</text:span></text:p>
      <text:p text:style-name="P76"/>
      <text:p text:style-name="P76">Adding the microposts to the user show page:</text:p>
      <text:p text:style-name="P54"><text:span text:style-name="T247">&lt;%</text:span><text:span text:style-name="T200"> provide(</text:span><text:span text:style-name="T260">:title</text:span><text:span text:style-name="T200">, </text:span><text:span text:style-name="T260">@user</text:span><text:span text:style-name="T232">.</text:span><text:span text:style-name="T200">name) </text:span><text:span text:style-name="T247">%&gt;</text:span></text:p>
      <text:p text:style-name="P49"><text:span text:style-name="T211">&lt;div</text:span> <text:span text:style-name="T302">class=</text:span><text:span text:style-name="T146">"row"</text:span><text:span text:style-name="T211">&gt;</text:span></text:p>
      <text:p text:style-name="P120"><text:s text:c="2"/><text:span text:style-name="T186">.</text:span></text:p>
      <text:p text:style-name="P120"><text:s text:c="2"/><text:span text:style-name="T186">.</text:span></text:p>
      <text:p text:style-name="P120"><text:s text:c="2"/><text:span text:style-name="T186">.</text:span></text:p>
      <text:p text:style-name="P46"><text:s text:c="2"/><text:span text:style-name="T214">&lt;aside&gt;</text:span></text:p>
      <text:p text:style-name="P120"><text:s text:c="4"/><text:span text:style-name="T186">.</text:span></text:p>
      <text:p text:style-name="P120"><text:s text:c="4"/><text:span text:style-name="T186">.</text:span></text:p>
      <text:p text:style-name="P120"><text:s text:c="4"/><text:span text:style-name="T186">.</text:span></text:p>
      <text:p text:style-name="P46"><text:s text:c="2"/><text:span text:style-name="T214">&lt;/aside&gt;</text:span></text:p>
      <text:p text:style-name="P46"><text:s text:c="2"/><text:span text:style-name="T214">&lt;div</text:span><text:span text:style-name="T186"> </text:span><text:span text:style-name="T303">class=</text:span><text:span text:style-name="T148">"span8"</text:span><text:span text:style-name="T214">&gt;</text:span></text:p>
      <text:p text:style-name="P46"><text:s text:c="4"/><text:span text:style-name="T244">&lt;%</text:span><text:span text:style-name="T186"> </text:span><text:span text:style-name="T214">if</text:span><text:span text:style-name="T186"> </text:span><text:span text:style-name="T253">@user</text:span><text:span text:style-name="T228">.</text:span><text:span text:style-name="T194">microposts</text:span><text:span text:style-name="T228">.</text:span><text:span text:style-name="T194">any?</text:span><text:span text:style-name="T186"> </text:span><text:span text:style-name="T244">%&gt;</text:span></text:p>
      <text:p text:style-name="P46"><text:s text:c="6"/><text:span text:style-name="T214">&lt;h3&gt;</text:span><text:span text:style-name="T186">Microposts (</text:span><text:span text:style-name="T244">&lt;%=</text:span><text:span text:style-name="T186"> </text:span><text:span text:style-name="T253">@user</text:span><text:span text:style-name="T228">.</text:span><text:span text:style-name="T194">microposts</text:span><text:span text:style-name="T228">.</text:span><text:span text:style-name="T194">count</text:span><text:span text:style-name="T186"> </text:span><text:span text:style-name="T244">%&gt;</text:span><text:span text:style-name="T186">)</text:span><text:span text:style-name="T214">&lt;/h3&gt;</text:span></text:p>
      <text:p text:style-name="P46"><text:s text:c="6"/><text:span text:style-name="T214">&lt;ol</text:span><text:span text:style-name="T186"> </text:span><text:span text:style-name="T303">class=</text:span><text:span text:style-name="T148">"microposts"</text:span><text:span text:style-name="T214">&gt;</text:span></text:p>
      <text:p text:style-name="P46"><text:s text:c="8"/><text:span text:style-name="T244">&lt;%=</text:span><text:span text:style-name="T186"> </text:span><text:span text:style-name="T194">render</text:span><text:span text:style-name="T186"> </text:span><text:span text:style-name="T253">@microposts</text:span><text:span text:style-name="T186"> </text:span><text:span text:style-name="T244">%&gt;</text:span></text:p>
      <text:p text:style-name="P46"><text:s text:c="6"/><text:span text:style-name="T214">&lt;/ol&gt;</text:span></text:p>
      <text:p text:style-name="P46"><text:s text:c="6"/><text:span text:style-name="T244">&lt;%=</text:span><text:span text:style-name="T186"> </text:span><text:span text:style-name="T194">will_paginate</text:span><text:span text:style-name="T186"> </text:span><text:span text:style-name="T253">@microposts</text:span><text:span text:style-name="T186"> </text:span><text:span text:style-name="T244">%&gt;</text:span></text:p>
      <text:p text:style-name="P46"><text:s text:c="4"/><text:span text:style-name="T244">&lt;%</text:span><text:span text:style-name="T186"> </text:span><text:span text:style-name="T214">end</text:span><text:span text:style-name="T186"> </text:span><text:span text:style-name="T244">%&gt;</text:span></text:p>
      <text:p text:style-name="P46"><text:s text:c="2"/><text:span text:style-name="T214">&lt;/div&gt;</text:span></text:p>
      <text:p text:style-name="P59">&lt;/div&gt;</text:p>
      <text:p text:style-name="P58"/>
      <text:p text:style-name="P39">@user.microposts.any? <text:s text:c="2"/>Returns boolean based on the microposts of that user .</text:p>
      <text:p text:style-name="P68"><text:span text:style-name="T58">And here we are using </text:span><text:span text:style-name="T59">partial refraction. </text:span><text:span text:style-name="T103">&lt;%=</text:span><text:span text:style-name="T50"> </text:span><text:span text:style-name="T41">render</text:span><text:span text:style-name="T50"> </text:span><text:span text:style-name="T70">@microposts</text:span><text:span text:style-name="T50"> </text:span><text:span text:style-name="T103">%&gt;</text:span></text:p>
      <text:p text:style-name="P66"/>
      <text:p text:style-name="P66"/>
      <text:p text:style-name="P68"><text:span text:style-name="T59">previously we have used &lt;%= well_pagination %&gt; <text:s/>but in this view we have used </text:span><text:span text:style-name="T103">&lt;%=</text:span><text:span text:style-name="T50"> </text:span><text:span text:style-name="T41">will_paginate</text:span><text:span text:style-name="T50"> </text:span><text:span text:style-name="T70">@microposts</text:span><text:span text:style-name="T50"> </text:span><text:span text:style-name="T103">%&gt; </text:span><text:span text:style-name="T58">there in index page we had @user variable but here we are in user control and we are trying to acces the microposts for this we have to add @microposts variable in show action.</text:span></text:p>
      <text:p text:style-name="P44"><text:span text:style-name="T183"><text:s text:c="2"/></text:span><text:span text:style-name="T216">def</text:span><text:span text:style-name="T188"> </text:span><text:span text:style-name="T272">show</text:span></text:p>
      <text:p text:style-name="P46"><text:s text:c="4"/><text:span text:style-name="T253">@user</text:span><text:span text:style-name="T186"> </text:span><text:span text:style-name="T228">=</text:span><text:span text:style-name="T186"> </text:span><text:span text:style-name="T295">User</text:span><text:span text:style-name="T228">.</text:span><text:span text:style-name="T194">find(params</text:span><text:span text:style-name="T228">[</text:span><text:span text:style-name="T253">:id</text:span><text:span text:style-name="T228">]</text:span><text:span text:style-name="T194">)</text:span></text:p>
      <text:p text:style-name="P46"><text:s text:c="4"/><text:span text:style-name="T253">@microposts</text:span><text:span text:style-name="T186"> </text:span><text:span text:style-name="T228">=</text:span><text:span text:style-name="T186"> </text:span><text:span text:style-name="T253">@user</text:span><text:span text:style-name="T228">.</text:span><text:span text:style-name="T194">microposts</text:span><text:span text:style-name="T228">.</text:span><text:span text:style-name="T194">paginate(</text:span><text:span text:style-name="T253">page</text:span><text:span text:style-name="T194">:</text:span><text:span text:style-name="T186"> </text:span><text:span text:style-name="T194">params</text:span><text:span text:style-name="T228">[</text:span><text:span text:style-name="T253">:page</text:span><text:span text:style-name="T228">]</text:span><text:span text:style-name="T194">)</text:span></text:p>
      <text:p text:style-name="P46"><text:s text:c="2"/><text:span text:style-name="T214">end</text:span></text:p>
      <text:p text:style-name="P46"><text:soft-page-break/><text:s text:c="2"/><text:span text:style-name="T228">.</text:span></text:p>
      <text:p text:style-name="P68"><text:span text:style-name="T58">Notice here how clever </text:span><text:span text:style-name="Source_20_Text"><text:span text:style-name="T80">paginate</text:span></text:span><text:span text:style-name="T58"> is—it even works through the microposts association, reaching into the microposts table and pulling out the desired page of microposts .</text:span></text:p>
      <text:p text:style-name="P39"/>
      <text:p text:style-name="P37">Creating and destroying microposts: </text:p>
      <text:p text:style-name="P39">for rest ful we have to make the micropost as a resource and we have to mention the actions it can perform.</text:p>
      <text:p text:style-name="P55"><text:span text:style-name="T200">resources</text:span><text:span text:style-name="T181"> </text:span><text:span text:style-name="T260">:microposts</text:span><text:span text:style-name="T200">,</text:span><text:span text:style-name="T181"> </text:span><text:span text:style-name="T260">only</text:span><text:span text:style-name="T200">:</text:span><text:span text:style-name="T181"> </text:span><text:span text:style-name="T232">[</text:span><text:span text:style-name="T260">:create</text:span><text:span text:style-name="T200">,</text:span><text:span text:style-name="T181"> </text:span><text:span text:style-name="T260">:destroy</text:span><text:span text:style-name="T232">] <text:s text:c="7"/>in routes file.</text:span></text:p>
      <text:p text:style-name="P39"/>
      <text:p text:style-name="P39">Use filters in micropost controller for checking that the user is logged in before performing the action create and destroy </text:p>
      <text:p text:style-name="P55"><text:span text:style-name="T200">before_action</text:span><text:span text:style-name="T181"> </text:span><text:span text:style-name="T260">:signed_in_user</text:span></text:p>
      <text:p text:style-name="P55"><text:span text:style-name="T219">class</text:span><text:span text:style-name="T181"> </text:span><text:span text:style-name="T275">MicropostsController</text:span><text:span text:style-name="T181"> </text:span><text:span text:style-name="T232">&lt;</text:span><text:span text:style-name="T181"> </text:span><text:span text:style-name="T299">ApplicationController</text:span></text:p>
      <text:p text:style-name="P46"><text:s text:c="2"/><text:span text:style-name="T194">before_action</text:span><text:span text:style-name="T186"> </text:span><text:span text:style-name="T253">:signed_in_user</text:span></text:p>
      <text:p text:style-name="P117"/>
      <text:p text:style-name="P46"><text:s text:c="2"/><text:span text:style-name="T214">def</text:span><text:span text:style-name="T186"> </text:span><text:span text:style-name="T270">create</text:span></text:p>
      <text:p text:style-name="P46"><text:s text:c="4"/><text:span text:style-name="T253">@micropost</text:span><text:span text:style-name="T186"> </text:span><text:span text:style-name="T228">=</text:span><text:span text:style-name="T186"> </text:span><text:span text:style-name="T194">current_user</text:span><text:span text:style-name="T228">.</text:span><text:span text:style-name="T194">microposts</text:span><text:span text:style-name="T228">.</text:span><text:span text:style-name="T194">build(micropost_params)</text:span></text:p>
      <text:p text:style-name="P46"><text:s text:c="4"/><text:span text:style-name="T214">if</text:span><text:span text:style-name="T186"> </text:span><text:span text:style-name="T253">@micropost</text:span><text:span text:style-name="T228">.</text:span><text:span text:style-name="T194">save</text:span></text:p>
      <text:p text:style-name="P46"><text:s text:c="6"/><text:span text:style-name="T194">flash</text:span><text:span text:style-name="T228">[</text:span><text:span text:style-name="T253">:success</text:span><text:span text:style-name="T228">]</text:span><text:span text:style-name="T186"> </text:span><text:span text:style-name="T228">=</text:span><text:span text:style-name="T186"> </text:span><text:span text:style-name="T148">"Micropost created!"</text:span></text:p>
      <text:p text:style-name="P46"><text:s text:c="6"/><text:span text:style-name="T194">redirect_to</text:span><text:span text:style-name="T186"> </text:span><text:span text:style-name="T194">root_url</text:span></text:p>
      <text:p text:style-name="P46"><text:s text:c="4"/><text:span text:style-name="T214">else</text:span></text:p>
      <text:p text:style-name="P46"><text:s text:c="6"/><text:span text:style-name="T194">render</text:span><text:span text:style-name="T186"> </text:span><text:span text:style-name="T148">'static_pages/home'</text:span></text:p>
      <text:p text:style-name="P46"><text:s text:c="4"/><text:span text:style-name="T214">end</text:span></text:p>
      <text:p text:style-name="P46"><text:s text:c="2"/><text:span text:style-name="T214">end</text:span></text:p>
      <text:p text:style-name="P117"/>
      <text:p text:style-name="P46"><text:s text:c="2"/><text:span text:style-name="T214">def</text:span><text:span text:style-name="T186"> </text:span><text:span text:style-name="T270">destroy</text:span></text:p>
      <text:p text:style-name="P46"><text:s text:c="2"/><text:span text:style-name="T214">end</text:span></text:p>
      <text:p text:style-name="P117"/>
      <text:p text:style-name="P46"><text:s text:c="2"/><text:span text:style-name="T214">private</text:span></text:p>
      <text:p text:style-name="P117"/>
      <text:p text:style-name="P46"><text:s text:c="4"/><text:span text:style-name="T214">def</text:span><text:span text:style-name="T186"> </text:span><text:span text:style-name="T270">micropost_params</text:span></text:p>
      <text:p text:style-name="P46"><text:s text:c="6"/><text:span text:style-name="T194">params</text:span><text:span text:style-name="T228">.</text:span><text:span text:style-name="T194">require(</text:span><text:span text:style-name="T253">:micropost</text:span><text:span text:style-name="T194">)</text:span><text:span text:style-name="T228">.</text:span><text:span text:style-name="T194">permit(</text:span><text:span text:style-name="T253">:content</text:span><text:span text:style-name="T194">)</text:span></text:p>
      <text:p text:style-name="P46"><text:s text:c="4"/><text:span text:style-name="T214">end</text:span></text:p>
      <text:p text:style-name="P59">end</text:p>
      <text:p text:style-name="P39"/>
      <text:p text:style-name="P39"/>
      <text:p text:style-name="P39"/>
      <text:p text:style-name="P37">Adding the microposts <text:s/>from home page :</text:p>
      <text:p text:style-name="P39">we have to show the div block for adding the microposts in home page based on the condition that user is signed in or not.</text:p>
      <text:p text:style-name="P39"><text:s/></text:p>
      <text:p text:style-name="P55"><text:span text:style-name="T247">&lt;%</text:span><text:span text:style-name="T181"> </text:span><text:span text:style-name="T219">if</text:span><text:span text:style-name="T181"> </text:span><text:span text:style-name="T200">signed_in?</text:span><text:span text:style-name="T181"> </text:span><text:span text:style-name="T247">%&gt;</text:span></text:p>
      <text:p text:style-name="P46"><text:s text:c="2"/><text:span text:style-name="T214">&lt;div</text:span><text:span text:style-name="T186"> </text:span><text:span text:style-name="T303">class=</text:span><text:span text:style-name="T148">"row"</text:span><text:span text:style-name="T214">&gt;</text:span></text:p>
      <text:p text:style-name="P46"><text:s text:c="4"/><text:span text:style-name="T214">&lt;aside</text:span><text:span text:style-name="T186"> </text:span><text:span text:style-name="T303">class=</text:span><text:span text:style-name="T148">"span4"</text:span><text:span text:style-name="T214">&gt;</text:span></text:p>
      <text:p text:style-name="P46"><text:s text:c="6"/><text:span text:style-name="T214">&lt;section&gt;</text:span></text:p>
      <text:p text:style-name="P46"><text:s text:c="8"/><text:span text:style-name="T244">&lt;%=</text:span><text:span text:style-name="T186"> </text:span><text:span text:style-name="T194">render</text:span><text:span text:style-name="T186"> </text:span><text:span text:style-name="T148">'shared/user_info'</text:span><text:span text:style-name="T186"> </text:span><text:span text:style-name="T244">%&gt;</text:span></text:p>
      <text:p text:style-name="P46"><text:s text:c="6"/><text:span text:style-name="T214">&lt;/section&gt;</text:span></text:p>
      <text:p text:style-name="P46"><text:s text:c="6"/><text:span text:style-name="T214">&lt;section&gt;</text:span></text:p>
      <text:p text:style-name="P46"><text:s text:c="8"/><text:span text:style-name="T244">&lt;%=</text:span><text:span text:style-name="T186"> </text:span><text:span text:style-name="T194">render</text:span><text:span text:style-name="T186"> </text:span><text:span text:style-name="T148">'shared/micropost_form'</text:span><text:span text:style-name="T186"> </text:span><text:span text:style-name="T244">%&gt;</text:span></text:p>
      <text:p text:style-name="P46"><text:soft-page-break/><text:s text:c="6"/><text:span text:style-name="T214">&lt;/section&gt;</text:span></text:p>
      <text:p text:style-name="P46"><text:s text:c="4"/><text:span text:style-name="T214">&lt;/aside&gt;</text:span></text:p>
      <text:p text:style-name="P46"><text:s text:c="2"/><text:span text:style-name="T214">&lt;/div&gt;</text:span></text:p>
      <text:p text:style-name="P49"><text:span text:style-name="T242">&lt;%</text:span> <text:span text:style-name="T211">else</text:span> <text:span text:style-name="T242">%&gt;</text:span></text:p>
      <text:p text:style-name="P46"><text:s text:c="2"/><text:span text:style-name="T214">&lt;div</text:span><text:span text:style-name="T186"> </text:span><text:span text:style-name="T303">class=</text:span><text:span text:style-name="T148">"center hero-unit"</text:span><text:span text:style-name="T214">&gt;</text:span></text:p>
      <text:p text:style-name="P46"><text:s text:c="4"/><text:span text:style-name="T214">&lt;h1&gt;</text:span><text:span text:style-name="T186">Welcome to the Sample App</text:span><text:span text:style-name="T214">&lt;/h1&gt;</text:span></text:p>
      <text:p text:style-name="P117"/>
      <text:p text:style-name="P46"><text:s text:c="4"/><text:span text:style-name="T214">&lt;h2&gt;</text:span></text:p>
      <text:p text:style-name="P120"><text:s text:c="6"/><text:span text:style-name="T186">This is the home page for the</text:span></text:p>
      <text:p text:style-name="P46"><text:s text:c="6"/><text:span text:style-name="T214">&lt;a</text:span><text:span text:style-name="T186"> </text:span><text:span text:style-name="T303">href=</text:span><text:span text:style-name="T148">"http://railstutorial.org/"</text:span><text:span text:style-name="T214">&gt;</text:span><text:span text:style-name="T186">Ruby on Rails Tutorial</text:span><text:span text:style-name="T214">&lt;/a&gt;</text:span></text:p>
      <text:p text:style-name="P120"><text:s text:c="6"/><text:span text:style-name="T186">sample application.</text:span></text:p>
      <text:p text:style-name="P46"><text:s text:c="4"/><text:span text:style-name="T214">&lt;/h2&gt;</text:span></text:p>
      <text:p text:style-name="P117"/>
      <text:p text:style-name="P46"><text:s text:c="4"/><text:span text:style-name="T244">&lt;%=</text:span><text:span text:style-name="T186"> </text:span><text:span text:style-name="T194">link_to</text:span><text:span text:style-name="T186"> </text:span><text:span text:style-name="T148">"Sign up now!"</text:span><text:span text:style-name="T194">,</text:span><text:span text:style-name="T186"> </text:span><text:span text:style-name="T194">signup_path,</text:span></text:p>
      <text:p text:style-name="P46"><text:s text:c="32"/><text:span text:style-name="T253">class</text:span><text:span text:style-name="T194">:</text:span><text:span text:style-name="T186"> </text:span><text:span text:style-name="T148">"btn btn-large btn-primary"</text:span><text:span text:style-name="T186"> </text:span><text:span text:style-name="T244">%&gt;</text:span></text:p>
      <text:p text:style-name="P46"><text:s text:c="2"/><text:span text:style-name="T214">&lt;/div&gt;</text:span></text:p>
      <text:p text:style-name="P117"/>
      <text:p text:style-name="P46"><text:s text:c="2"/><text:span text:style-name="T244">&lt;%=</text:span><text:span text:style-name="T186"> </text:span><text:span text:style-name="T194">link_to</text:span><text:span text:style-name="T186"> </text:span><text:span text:style-name="T194">image_tag(</text:span><text:span text:style-name="T148">"rails.png"</text:span><text:span text:style-name="T194">,</text:span><text:span text:style-name="T186"> </text:span><text:span text:style-name="T253">alt</text:span><text:span text:style-name="T194">:</text:span><text:span text:style-name="T186"> </text:span><text:span text:style-name="T148">"Rails"</text:span><text:span text:style-name="T194">),</text:span><text:span text:style-name="T186"> </text:span><text:span text:style-name="T148">'http://rubyonrails.org/'</text:span><text:span text:style-name="T186"> </text:span><text:span text:style-name="T244">%&gt;</text:span></text:p>
      <text:p text:style-name="P49"><text:span text:style-name="T242">&lt;%</text:span> <text:span text:style-name="T211">end</text:span> <text:span text:style-name="T242">%&gt;</text:span></text:p>
      <text:p text:style-name="P39"/>
      <text:p text:style-name="P39"/>
      <text:p text:style-name="P39">Note : we have used partials to show the error messages at the time of creating new users and here in creating the micropost we are using the same partial for showing errors so it should be independent from the @ user and @micropost for this we have to create a variable object and pass the form object.</text:p>
      <text:p text:style-name="P55"><text:span text:style-name="T247">&lt;%=</text:span><text:span text:style-name="T181"> </text:span><text:span text:style-name="T200">render</text:span><text:span text:style-name="T181"> </text:span><text:span text:style-name="T153">'shared/error_messages'</text:span><text:span text:style-name="T200">,</text:span><text:span text:style-name="T181"> </text:span><text:span text:style-name="T260">object</text:span><text:span text:style-name="T200">:</text:span><text:span text:style-name="T181"> </text:span><text:span text:style-name="T200">f</text:span><text:span text:style-name="T232">.</text:span><text:span text:style-name="T200">object</text:span><text:span text:style-name="T181"> </text:span><text:span text:style-name="T247">%&gt;</text:span></text:p>
      <text:p text:style-name="P39"/>
      <text:p text:style-name="P67"><text:span text:style-name="T58">Feed: </text:span><text:span text:style-name="T57">In user profile page we have to show the microposts created by the current user.</text:span></text:p>
      <text:p text:style-name="P39">For this we are adding a method in user model for getting the microposts created by that user </text:p>
      <text:p text:style-name="P54"><text:span text:style-name="T218">class</text:span><text:span text:style-name="T182"> </text:span><text:span text:style-name="T274">User</text:span><text:span text:style-name="T182"> </text:span><text:span text:style-name="T231">&lt;</text:span><text:span text:style-name="T182"> </text:span><text:span text:style-name="T298">ActiveRecord</text:span><text:span text:style-name="T231">::</text:span><text:span text:style-name="T298">Base</text:span></text:p>
      <text:p text:style-name="P46"><text:s text:c="2"/><text:span text:style-name="T228">.</text:span></text:p>
      <text:p text:style-name="P39"/>
      <text:p text:style-name="P45"><text:span text:style-name="T184"><text:s/></text:span><text:span text:style-name="T217">def</text:span><text:span text:style-name="T190"> </text:span><text:span text:style-name="T273">feed</text:span></text:p>
      <text:p text:style-name="P46"><text:s text:c="4"/><text:span text:style-name="T283"># This is preliminary. See "Following users" for the full implementation.</text:span></text:p>
      <text:p text:style-name="P46"><text:s text:c="4"/><text:span text:style-name="T295">Micropost</text:span><text:span text:style-name="T228">.</text:span><text:span text:style-name="T194">where(</text:span><text:span text:style-name="T148">"user_id = ?"</text:span><text:span text:style-name="T194">,</text:span><text:span text:style-name="T186"> </text:span><text:span text:style-name="T214">id</text:span><text:span text:style-name="T194">)</text:span></text:p>
      <text:p text:style-name="P46"><text:s text:c="2"/><text:span text:style-name="T214">end</text:span></text:p>
      <text:p text:style-name="P59">end</text:p>
      <text:p text:style-name="P59">here we are using ? At the place of parameter id this is used to avoid sql injection.</text:p>
      <text:p text:style-name="P55"><text:span text:style-name="T219">def</text:span><text:span text:style-name="T181"> </text:span><text:span text:style-name="T275">home</text:span></text:p>
      <text:p text:style-name="P46"><text:s text:c="4"/><text:span text:style-name="T214">if</text:span><text:span text:style-name="T186"> </text:span><text:span text:style-name="T194">signed_in?</text:span></text:p>
      <text:p text:style-name="P46"><text:s text:c="6"/><text:span text:style-name="T253">@micropost</text:span><text:span text:style-name="T186"> <text:s/></text:span><text:span text:style-name="T228">=</text:span><text:span text:style-name="T186"> </text:span><text:span text:style-name="T194">current_user</text:span><text:span text:style-name="T228">.</text:span><text:span text:style-name="T194">microposts</text:span><text:span text:style-name="T228">.</text:span><text:span text:style-name="T194">build</text:span></text:p>
      <text:p text:style-name="P46"><text:s text:c="6"/><text:span text:style-name="T253">@feed_items</text:span><text:span text:style-name="T186"> </text:span><text:span text:style-name="T228">=</text:span><text:span text:style-name="T186"> </text:span><text:span text:style-name="T194">current_user</text:span><text:span text:style-name="T228">.</text:span><text:span text:style-name="T194">feed</text:span><text:span text:style-name="T228">.</text:span><text:span text:style-name="T194">paginate(</text:span><text:span text:style-name="T253">page</text:span><text:span text:style-name="T194">:</text:span><text:span text:style-name="T186"> </text:span><text:span text:style-name="T194">params</text:span><text:span text:style-name="T228">[</text:span><text:span text:style-name="T253">:page</text:span><text:span text:style-name="T228">]</text:span><text:span text:style-name="T194">)</text:span></text:p>
      <text:p text:style-name="P46"><text:s text:c="4"/><text:span text:style-name="T214">end</text:span></text:p>
      <text:p text:style-name="P46"><text:s text:c="2"/><text:span text:style-name="T214">end</text:span></text:p>
      <text:p text:style-name="P55"><text:span text:style-name="T247">&lt;%</text:span><text:span text:style-name="T181"> </text:span><text:span text:style-name="T219">if</text:span><text:span text:style-name="T181"> </text:span><text:span text:style-name="T260">@feed_items</text:span><text:span text:style-name="T232">.</text:span><text:span text:style-name="T200">any?</text:span><text:span text:style-name="T181"> </text:span><text:span text:style-name="T247">%&gt;</text:span></text:p>
      <text:p text:style-name="P46"><text:s text:c="2"/><text:span text:style-name="T214">&lt;ol</text:span><text:span text:style-name="T186"> </text:span><text:span text:style-name="T303">class=</text:span><text:span text:style-name="T148">"microposts"</text:span><text:span text:style-name="T214">&gt;</text:span></text:p>
      <text:p text:style-name="P46"><text:s text:c="4"/><text:span text:style-name="T244">&lt;%=</text:span><text:span text:style-name="T186"> </text:span><text:span text:style-name="T194">render</text:span><text:span text:style-name="T186"> </text:span><text:span text:style-name="T253">partial</text:span><text:span text:style-name="T194">:</text:span><text:span text:style-name="T186"> </text:span><text:span text:style-name="T148">'shared/feed_item'</text:span><text:span text:style-name="T194">,</text:span><text:span text:style-name="T186"> </text:span><text:span text:style-name="T253">collection</text:span><text:span text:style-name="T194">:</text:span><text:span text:style-name="T186"> </text:span><text:span text:style-name="T253">@feed_items</text:span><text:span text:style-name="T186"> </text:span><text:span text:style-name="T244">%&gt;</text:span></text:p>
      <text:p text:style-name="P46"><text:s text:c="2"/><text:span text:style-name="T214">&lt;/ol&gt;</text:span></text:p>
      <text:p text:style-name="P46"><text:s text:c="2"/><text:span text:style-name="T244">&lt;%=</text:span><text:span text:style-name="T186"> </text:span><text:span text:style-name="T194">will_paginate</text:span><text:span text:style-name="T186"> </text:span><text:span text:style-name="T253">@feed_items</text:span><text:span text:style-name="T186"> </text:span><text:span text:style-name="T244">%&gt;</text:span></text:p>
      <text:p text:style-name="P49"><text:span text:style-name="T242">&lt;%</text:span> <text:span text:style-name="T211">end</text:span> <text:span text:style-name="T242">%&gt;</text:span></text:p>
      <text:p text:style-name="P39"><text:soft-page-break/></text:p>
      <text:p text:style-name="P39"/>
      <text:p text:style-name="P68"><text:span text:style-name="T58">checking that @feed_items have rows by </text:span><text:span text:style-name="T91">if</text:span><text:span text:style-name="T51"> </text:span><text:span text:style-name="T68">@feed_items</text:span><text:span text:style-name="T75">.</text:span><text:span text:style-name="T46">any? </text:span></text:p>
      <text:p text:style-name="P39">To render to a particular partial by passing the collection use </text:p>
      <text:p text:style-name="P44"><text:span text:style-name="T245">&lt;%=</text:span><text:span text:style-name="T188"> </text:span><text:span text:style-name="T196">render</text:span><text:span text:style-name="T188"> </text:span><text:span text:style-name="T255">partial</text:span><text:span text:style-name="T196">:</text:span><text:span text:style-name="T188"> </text:span><text:span text:style-name="T149">'shared/feed_item'</text:span><text:span text:style-name="T196">,</text:span><text:span text:style-name="T188"> </text:span><text:span text:style-name="T255">collection</text:span><text:span text:style-name="T196">:</text:span><text:span text:style-name="T188"> </text:span><text:span text:style-name="T255">@feed_items</text:span><text:span text:style-name="T188"> </text:span><text:span text:style-name="T245">%&gt;</text:span></text:p>
      <text:p text:style-name="P39"/>
      <text:p text:style-name="P39"/>
      <text:p text:style-name="P43"><text:span text:style-name="T177">Destroying microposts :</text:span><text:span text:style-name="T175">before providing the link_to delete we have to check that the current user is the creator for the micropost .</text:span></text:p>
      <text:p text:style-name="P37">Micropost partial</text:p>
      <text:p text:style-name="P60">&lt;li&gt;</text:p>
      <text:p text:style-name="P46"><text:s text:c="2"/><text:span text:style-name="T214">&lt;span</text:span><text:span text:style-name="T186"> </text:span><text:span text:style-name="T303">class=</text:span><text:span text:style-name="T148">"content"</text:span><text:span text:style-name="T214">&gt;</text:span><text:span text:style-name="T244">&lt;%=</text:span><text:span text:style-name="T186"> </text:span><text:span text:style-name="T194">micropost</text:span><text:span text:style-name="T228">.</text:span><text:span text:style-name="T194">content</text:span><text:span text:style-name="T186"> </text:span><text:span text:style-name="T244">%&gt;</text:span><text:span text:style-name="T214">&lt;/span&gt;</text:span></text:p>
      <text:p text:style-name="P46"><text:s text:c="2"/><text:span text:style-name="T214">&lt;span</text:span><text:span text:style-name="T186"> </text:span><text:span text:style-name="T303">class=</text:span><text:span text:style-name="T148">"timestamp"</text:span><text:span text:style-name="T214">&gt;</text:span></text:p>
      <text:p text:style-name="P46"><text:s text:c="4"/><text:span text:style-name="T186">Posted </text:span><text:span text:style-name="T244">&lt;%=</text:span><text:span text:style-name="T186"> </text:span><text:span text:style-name="T194">time_ago_in_words(micropost</text:span><text:span text:style-name="T228">.</text:span><text:span text:style-name="T194">created_at)</text:span><text:span text:style-name="T186"> </text:span><text:span text:style-name="T244">%&gt;</text:span><text:span text:style-name="T186"> ago.</text:span></text:p>
      <text:p text:style-name="P46"><text:s text:c="2"/><text:span text:style-name="T214">&lt;/span&gt;</text:span></text:p>
      <text:p text:style-name="P46"><text:s text:c="2"/><text:span text:style-name="T244">&lt;%</text:span><text:span text:style-name="T186"> </text:span><text:span text:style-name="T214">if</text:span><text:span text:style-name="T186"> </text:span><text:span text:style-name="T194">current_user?(micropost</text:span><text:span text:style-name="T228">.</text:span><text:span text:style-name="T194">user)</text:span><text:span text:style-name="T186"> </text:span><text:span text:style-name="T244">%&gt;</text:span></text:p>
      <text:p text:style-name="P46"><text:s text:c="4"/><text:span text:style-name="T244">&lt;%=</text:span><text:span text:style-name="T186"> </text:span><text:span text:style-name="T194">link_to</text:span><text:span text:style-name="T186"> </text:span><text:span text:style-name="T148">"delete"</text:span><text:span text:style-name="T194">,</text:span><text:span text:style-name="T186"> </text:span><text:span text:style-name="T194">micropost,</text:span><text:span text:style-name="T186"> </text:span><text:span text:style-name="T214">method</text:span><text:span text:style-name="T194">:</text:span><text:span text:style-name="T186"> </text:span><text:span text:style-name="T253">:delete</text:span><text:span text:style-name="T194">,</text:span></text:p>
      <text:p text:style-name="P46"><text:s text:c="37"/><text:span text:style-name="T253">data</text:span><text:span text:style-name="T194">:</text:span><text:span text:style-name="T186"> </text:span><text:span text:style-name="T194">{</text:span><text:span text:style-name="T186"> </text:span><text:span text:style-name="T253">confirm</text:span><text:span text:style-name="T194">:</text:span><text:span text:style-name="T186"> </text:span><text:span text:style-name="T148">"You sure?"</text:span><text:span text:style-name="T186"> </text:span><text:span text:style-name="T194">},</text:span></text:p>
      <text:p text:style-name="P46"><text:s text:c="37"/><text:span text:style-name="T253">title</text:span><text:span text:style-name="T194">:</text:span><text:span text:style-name="T186"> </text:span><text:span text:style-name="T194">micropost</text:span><text:span text:style-name="T228">.</text:span><text:span text:style-name="T194">content</text:span><text:span text:style-name="T186"> </text:span><text:span text:style-name="T244">%&gt;</text:span></text:p>
      <text:p text:style-name="P46"><text:s text:c="2"/><text:span text:style-name="T244">&lt;%</text:span><text:span text:style-name="T186"> </text:span><text:span text:style-name="T214">end</text:span><text:span text:style-name="T186"> </text:span><text:span text:style-name="T244">%&gt;</text:span></text:p>
      <text:p text:style-name="P59">&lt;/li&gt;</text:p>
      <text:p text:style-name="P39"/>
      <text:p text:style-name="P39"/>
      <text:p text:style-name="P39">while deleting the microposts we have filter that the user is correct user and does he have any microposts with his user id.</text:p>
      <text:p text:style-name="P52"><text:span text:style-name="T211">class</text:span> <text:span text:style-name="T268">MicropostsController</text:span> <text:span text:style-name="T226">&lt;</text:span> <text:span text:style-name="T293">ApplicationController</text:span></text:p>
      <text:p text:style-name="P46"><text:s text:c="2"/><text:span text:style-name="T194">before_action</text:span><text:span text:style-name="T186"> </text:span><text:span text:style-name="T253">:signed_in_user</text:span><text:span text:style-name="T194">,</text:span><text:span text:style-name="T186"> </text:span><text:span text:style-name="T253">only</text:span><text:span text:style-name="T194">:</text:span><text:span text:style-name="T186"> </text:span><text:span text:style-name="T228">[</text:span><text:span text:style-name="T253">:create</text:span><text:span text:style-name="T194">,</text:span><text:span text:style-name="T186"> </text:span><text:span text:style-name="T253">:destroy</text:span><text:span text:style-name="T228">]</text:span></text:p>
      <text:p text:style-name="P46"><text:s text:c="2"/><text:span text:style-name="T194">before_action</text:span><text:span text:style-name="T186"> </text:span><text:span text:style-name="T253">:correct_user</text:span><text:span text:style-name="T194">,</text:span><text:span text:style-name="T186"> <text:s text:c="2"/></text:span><text:span text:style-name="T253">only</text:span><text:span text:style-name="T194">:</text:span><text:span text:style-name="T186"> </text:span><text:span text:style-name="T253">:destroy <text:s text:c="3"/>///filter for checking that user is correct</text:span></text:p>
      <text:p text:style-name="P46"><text:s text:c="2"/><text:span text:style-name="T228">.</text:span></text:p>
      <text:p text:style-name="P46"><text:s text:c="2"/><text:span text:style-name="T228">.</text:span></text:p>
      <text:p text:style-name="P46"><text:s text:c="2"/><text:span text:style-name="T228">.</text:span></text:p>
      <text:p text:style-name="P46"><text:s text:c="2"/><text:span text:style-name="T214">def</text:span><text:span text:style-name="T186"> </text:span><text:span text:style-name="T270">destroy</text:span></text:p>
      <text:p text:style-name="P46"><text:s text:c="4"/><text:span text:style-name="T253">@micropost</text:span><text:span text:style-name="T228">.</text:span><text:span text:style-name="T194">destroy</text:span></text:p>
      <text:p text:style-name="P46"><text:s text:c="4"/><text:span text:style-name="T194">redirect_to</text:span><text:span text:style-name="T186"> </text:span><text:span text:style-name="T194">root_url</text:span></text:p>
      <text:p text:style-name="P46"><text:s text:c="2"/><text:span text:style-name="T214">end</text:span></text:p>
      <text:p text:style-name="P117"/>
      <text:p text:style-name="P46"><text:s text:c="2"/><text:span text:style-name="T214">private</text:span></text:p>
      <text:p text:style-name="P117"/>
      <text:p text:style-name="P46"><text:s text:c="4"/><text:span text:style-name="T214">def</text:span><text:span text:style-name="T186"> </text:span><text:span text:style-name="T270">micropost_params</text:span></text:p>
      <text:p text:style-name="P46"><text:s text:c="6"/><text:span text:style-name="T194">params</text:span><text:span text:style-name="T228">.</text:span><text:span text:style-name="T194">require(</text:span><text:span text:style-name="T253">:micropost</text:span><text:span text:style-name="T194">)</text:span><text:span text:style-name="T228">.</text:span><text:span text:style-name="T194">permit(</text:span><text:span text:style-name="T253">:content</text:span><text:span text:style-name="T194">)</text:span></text:p>
      <text:p text:style-name="P46"><text:s text:c="4"/><text:span text:style-name="T214">end</text:span></text:p>
      <text:p text:style-name="P117"/>
      <text:p text:style-name="P46"><text:s text:c="4"/><text:span text:style-name="T214">def</text:span><text:span text:style-name="T186"> </text:span><text:span text:style-name="T270">correct_user</text:span></text:p>
      <text:p text:style-name="P46"><text:s text:c="6"/><text:span text:style-name="T253">@micropost</text:span><text:span text:style-name="T186"> </text:span><text:span text:style-name="T228">=</text:span><text:span text:style-name="T186"> </text:span><text:span text:style-name="T194">current_user</text:span><text:span text:style-name="T228">.</text:span><text:span text:style-name="T194">microposts</text:span><text:span text:style-name="T228">.</text:span><text:span text:style-name="T194">find_by(</text:span><text:span text:style-name="T214">id</text:span><text:span text:style-name="T194">:</text:span><text:span text:style-name="T186"> </text:span><text:span text:style-name="T194">params</text:span><text:span text:style-name="T228">[</text:span><text:span text:style-name="T253">:id</text:span><text:span text:style-name="T228">]</text:span><text:span text:style-name="T194">)</text:span></text:p>
      <text:p text:style-name="P46"><text:s text:c="6"/><text:span text:style-name="T194">redirect_to</text:span><text:span text:style-name="T186"> </text:span><text:span text:style-name="T194">root_url</text:span><text:span text:style-name="T186"> </text:span><text:span text:style-name="T214">if</text:span><text:span text:style-name="T186"> </text:span><text:span text:style-name="T253">@micropost</text:span><text:span text:style-name="T228">.</text:span><text:span text:style-name="T194">nil?</text:span></text:p>
      <text:p text:style-name="P46"><text:s text:c="4"/><text:span text:style-name="T214">end</text:span></text:p>
      <text:p text:style-name="P59">end</text:p>
      <text:p text:style-name="P39"/>
      <text:p text:style-name="P39"/>
      <text:p text:style-name="P42"><text:span text:style-name="T175">Follwers and following : <text:s/></text:span><text:span text:style-name="T179"><text:s/>here we are giving an functionlity to become the follower of an user. </text:span><text:soft-page-break/><text:span text:style-name="T179">That means a user has several followers and you will follow several users .</text:span></text:p>
      <text:p text:style-name="P39">For maintaining the realtion ship we are using another model followed_users.</text:p>
      <text:p text:style-name="P42"><text:span text:style-name="T179"><draw:frame draw:style-name="fr3" draw:name="graphics8" text:anchor-type="as-char" svg:width="6.1472in" svg:height="1.939in" draw:z-index="7"><draw:image xlink:href="https://softcover.s3.amazonaws.com/636/ruby_on_rails_tutorial/images/figures/naive_user_has_many_followed_users.png" xlink:type="simple" xlink:show="embed" xlink:actuate="onLoad"/></draw:frame></text:span><text:span text:style-name="T179"> </text:span></text:p>
      <text:p text:style-name="P39"/>
      <text:p text:style-name="P39">follower_id tells you that whoose follower you are and followed_id tells you of the followes who are following the user.</text:p>
      <text:p text:style-name="P39"/>
      <text:p text:style-name="P39">To maintain the realtion ship between the user followers and following we will add a model for relation ship with attributes follower_id and followed_id.</text:p>
      <text:p text:style-name="P39">Creating the model for realtion ship</text:p>
      <text:p text:style-name="P37">rails generate model Relationship follower_id :integer followed_id : integer</text:p>
      <text:p text:style-name="P39"/>
      <text:p text:style-name="P39">Note : since we fetch the records based on the follower_id and followed_id we have to create the index for efficiency.</text:p>
      <text:p text:style-name="P39"/>
      <text:p text:style-name="P37">Implementing the realtion ship has_many:</text:p>
      <text:p text:style-name="P52"><text:span text:style-name="T211">class</text:span> <text:span text:style-name="T268">User</text:span> <text:span text:style-name="T226">&lt;</text:span> <text:span text:style-name="T293">ActiveRecord</text:span><text:span text:style-name="T226">::</text:span><text:span text:style-name="T293">Base</text:span></text:p>
      <text:p text:style-name="P46"><text:s text:c="2"/><text:span text:style-name="T194">has_many</text:span><text:span text:style-name="T186"> </text:span><text:span text:style-name="T253">:microposts</text:span><text:span text:style-name="T194">,</text:span><text:span text:style-name="T186"> </text:span><text:span text:style-name="T253">dependent</text:span><text:span text:style-name="T194">:</text:span><text:span text:style-name="T186"> </text:span><text:span text:style-name="T253">:destroy</text:span></text:p>
      <text:p text:style-name="P46"><text:s text:c="2"/><text:span text:style-name="T194">has_many</text:span><text:span text:style-name="T186"> </text:span><text:span text:style-name="T253">:relationships</text:span><text:span text:style-name="T194">,</text:span><text:span text:style-name="T186"> </text:span><text:span text:style-name="T253">foreign_key</text:span><text:span text:style-name="T194">:</text:span><text:span text:style-name="T186"> </text:span><text:span text:style-name="T148">"follower_id"</text:span><text:span text:style-name="T194">,</text:span><text:span text:style-name="T186"> </text:span><text:span text:style-name="T253">dependent</text:span><text:span text:style-name="T194">:</text:span><text:span text:style-name="T186"> </text:span><text:span text:style-name="T253">:destroy</text:span></text:p>
      <text:p text:style-name="P46"><text:s text:c="2"/><text:span text:style-name="T228">.</text:span></text:p>
      <text:p text:style-name="P46"><text:s text:c="2"/><text:span text:style-name="T228">.</text:span></text:p>
      <text:p text:style-name="P46"><text:s text:c="2"/><text:span text:style-name="T228">.</text:span></text:p>
      <text:p text:style-name="P59">end</text:p>
      <text:p text:style-name="P39"/>
      <text:p text:style-name="P39">in the above follower_id is the foreign key which is responsible for relation ship.</text:p>
      <text:p text:style-name="P39">Since destroying the user should destroy his relation ships for this we have added dependent::destroy option.</text:p>
      <text:p text:style-name="P39"/>
      <text:p text:style-name="P39"/>
      <text:p text:style-name="P43"><text:soft-page-break/><text:span text:style-name="T175"><draw:frame draw:style-name="fr3" draw:name="graphics9" text:anchor-type="as-char" svg:width="6.3866in" svg:height="3.9181in" draw:z-index="8"><draw:image xlink:href="https://softcover.s3.amazonaws.com/636/ruby_on_rails_tutorial/images/figures/user_has_many_followed_users.png" xlink:type="simple" xlink:show="embed" xlink:actuate="onLoad"/></draw:frame></text:span><text:span text:style-name="T175"> </text:span></text:p>
      <text:p text:style-name="P39"/>
      <text:p text:style-name="P43"><text:span text:style-name="T175"><text:s text:c="2"/></text:span><text:span text:style-name="T194">has_many</text:span><text:span text:style-name="T186"> </text:span><text:span text:style-name="T253">:followed_users</text:span><text:span text:style-name="T194">,</text:span><text:span text:style-name="T186"> </text:span><text:span text:style-name="T253">through</text:span><text:span text:style-name="T194">:</text:span><text:span text:style-name="T186"> </text:span><text:span text:style-name="T253">:relationships</text:span><text:span text:style-name="T194">,</text:span><text:span text:style-name="T186"> </text:span><text:span text:style-name="T253">source</text:span><text:span text:style-name="T194">:</text:span><text:span text:style-name="T186"> </text:span><text:span text:style-name="T253">:followed</text:span></text:p>
      <text:p text:style-name="P39">add the above line in user model this states that user has_many follwed_user(who will follow the user) here followed_user is another table.</text:p>
      <text:p text:style-name="P39"/>
      <text:p text:style-name="P52"><text:span text:style-name="T211">class</text:span> <text:span text:style-name="T268">User</text:span> <text:span text:style-name="T226">&lt;</text:span> <text:span text:style-name="T293">ActiveRecord</text:span><text:span text:style-name="T226">::</text:span><text:span text:style-name="T293">Base</text:span></text:p>
      <text:p text:style-name="P46"><text:s text:c="2"/><text:span text:style-name="T228">.</text:span></text:p>
      <text:p text:style-name="P46"><text:s text:c="2"/><text:span text:style-name="T228">.</text:span></text:p>
      <text:p text:style-name="P46"><text:s text:c="2"/><text:span text:style-name="T228">.</text:span></text:p>
      <text:p text:style-name="P46"><text:s text:c="2"/><text:span text:style-name="T214">def</text:span><text:span text:style-name="T186"> </text:span><text:span text:style-name="T270">following?</text:span><text:span text:style-name="T194">(other_user)</text:span></text:p>
      <text:p text:style-name="P46"><text:s text:c="4"/><text:span text:style-name="T194">relationships</text:span><text:span text:style-name="T228">.</text:span><text:span text:style-name="T194">find_by(</text:span><text:span text:style-name="T253">followed_id</text:span><text:span text:style-name="T194">:</text:span><text:span text:style-name="T186"> </text:span><text:span text:style-name="T194">other_user</text:span><text:span text:style-name="T228">.</text:span><text:span text:style-name="T194">id)</text:span></text:p>
      <text:p text:style-name="P46"><text:s text:c="2"/><text:span text:style-name="T214">end</text:span></text:p>
      <text:p text:style-name="P117"/>
      <text:p text:style-name="P46"><text:s text:c="2"/><text:span text:style-name="T214">def</text:span><text:span text:style-name="T186"> </text:span><text:span text:style-name="T270">follow!</text:span><text:span text:style-name="T194">(other_user)</text:span></text:p>
      <text:p text:style-name="P46"><text:s text:c="4"/><text:span text:style-name="T194">relationships</text:span><text:span text:style-name="T228">.</text:span><text:span text:style-name="T194">create!(</text:span><text:span text:style-name="T253">followed_id</text:span><text:span text:style-name="T194">:</text:span><text:span text:style-name="T186"> </text:span><text:span text:style-name="T194">other_user</text:span><text:span text:style-name="T228">.</text:span><text:span text:style-name="T194">id)</text:span></text:p>
      <text:p text:style-name="P46"><text:s text:c="2"/><text:span text:style-name="T214">end</text:span></text:p>
      <text:p text:style-name="P117"/>
      <text:p text:style-name="P46"><text:s text:c="2"/><text:span text:style-name="T214">def</text:span><text:span text:style-name="T186"> </text:span><text:span text:style-name="T270">unfollow!</text:span><text:span text:style-name="T194">(other_user)</text:span></text:p>
      <text:p text:style-name="P46"><text:s text:c="4"/><text:span text:style-name="T194">relationships</text:span><text:span text:style-name="T228">.</text:span><text:span text:style-name="T194">find_by(</text:span><text:span text:style-name="T253">followed_id</text:span><text:span text:style-name="T194">:</text:span><text:span text:style-name="T186"> </text:span><text:span text:style-name="T194">other_user</text:span><text:span text:style-name="T228">.</text:span><text:span text:style-name="T194">id)</text:span><text:span text:style-name="T228">.</text:span><text:span text:style-name="T194">destroy</text:span></text:p>
      <text:p text:style-name="P46"><text:s text:c="2"/><text:span text:style-name="T214">end</text:span></text:p>
      <text:p text:style-name="P46"><text:s text:c="2"/><text:span text:style-name="T228">.</text:span></text:p>
      <text:p text:style-name="P46"><text:s text:c="2"/><text:span text:style-name="T228">.</text:span></text:p>
      <text:p text:style-name="P46"><text:s text:c="2"/><text:span text:style-name="T228">.</text:span></text:p>
      <text:p text:style-name="P59">end</text:p>
      <text:p text:style-name="P39">following method is used to get the user list that you are following.</text:p>
      <text:p text:style-name="P39">Follow method is used to create the follower for an user</text:p>
      <text:p text:style-name="P39"/>
      <text:p text:style-name="P39">unfollow is used to destroy.</text:p>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Resource routing :</text:p>
      <text:p text:style-name="P39">in rescource routing there is no need to write seperate routes for index, new, create, show,destroy,update etc the html verbs will match with the specific url .</text:p>
      <text:p text:style-name="P43"><text:span text:style-name="T312"> a resourceful route provides a mapping between HTTP verbs and URLs to controller actions. By convention, each action also maps to a specific CRUD operation in a database. </text:span><text:span text:style-name="T175"> </text:span></text:p>
      <text:p text:style-name="P39"/>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85">HTTP Verb</text:p>
            </table:table-cell>
            <table:table-cell table:style-name="Table3.A1" office:value-type="string">
              <text:p text:style-name="P85">Path</text:p>
            </table:table-cell>
            <table:table-cell table:style-name="Table3.A1" office:value-type="string">
              <text:p text:style-name="P85">Controller#Action</text:p>
            </table:table-cell>
            <table:table-cell table:style-name="Table3.A1" office:value-type="string">
              <text:p text:style-name="P85">Used for</text:p>
            </table:table-cell>
          </table:table-row>
        </table:table-header-rows>
        <table:table-row table:style-name="Table3.1">
          <table:table-cell table:style-name="Table3.A2" office:value-type="string">
            <text:p text:style-name="P86">GET</text:p>
          </table:table-cell>
          <table:table-cell table:style-name="Table3.A2" office:value-type="string">
            <text:p text:style-name="P86">/photos</text:p>
          </table:table-cell>
          <table:table-cell table:style-name="Table3.A2" office:value-type="string">
            <text:p text:style-name="P86">photos#index</text:p>
          </table:table-cell>
          <table:table-cell table:style-name="Table3.A2" office:value-type="string">
            <text:p text:style-name="P86">display a list of all photos</text:p>
          </table:table-cell>
        </table:table-row>
        <table:table-row table:style-name="Table3.1">
          <table:table-cell table:style-name="Table3.A2" office:value-type="string">
            <text:p text:style-name="P86">GET</text:p>
          </table:table-cell>
          <table:table-cell table:style-name="Table3.A2" office:value-type="string">
            <text:p text:style-name="P86">/photos/new</text:p>
          </table:table-cell>
          <table:table-cell table:style-name="Table3.A2" office:value-type="string">
            <text:p text:style-name="P86">photos#new</text:p>
          </table:table-cell>
          <table:table-cell table:style-name="Table3.A2" office:value-type="string">
            <text:p text:style-name="P86">return an HTML form for creating a new photo</text:p>
          </table:table-cell>
        </table:table-row>
        <table:table-row table:style-name="Table3.1">
          <table:table-cell table:style-name="Table3.A2" office:value-type="string">
            <text:p text:style-name="P86">POST</text:p>
          </table:table-cell>
          <table:table-cell table:style-name="Table3.A2" office:value-type="string">
            <text:p text:style-name="P86">/photos</text:p>
          </table:table-cell>
          <table:table-cell table:style-name="Table3.A2" office:value-type="string">
            <text:p text:style-name="P86">photos#create</text:p>
          </table:table-cell>
          <table:table-cell table:style-name="Table3.A2" office:value-type="string">
            <text:p text:style-name="P86">create a new photo</text:p>
          </table:table-cell>
        </table:table-row>
        <table:table-row table:style-name="Table3.1">
          <table:table-cell table:style-name="Table3.A2" office:value-type="string">
            <text:p text:style-name="P86">GET</text:p>
          </table:table-cell>
          <table:table-cell table:style-name="Table3.A2" office:value-type="string">
            <text:p text:style-name="P86">/photos/:id</text:p>
          </table:table-cell>
          <table:table-cell table:style-name="Table3.A2" office:value-type="string">
            <text:p text:style-name="P86">photos#show</text:p>
          </table:table-cell>
          <table:table-cell table:style-name="Table3.A2" office:value-type="string">
            <text:p text:style-name="P86">display a specific photo</text:p>
          </table:table-cell>
        </table:table-row>
        <table:table-row table:style-name="Table3.1">
          <table:table-cell table:style-name="Table3.A2" office:value-type="string">
            <text:p text:style-name="P86">GET</text:p>
          </table:table-cell>
          <table:table-cell table:style-name="Table3.A2" office:value-type="string">
            <text:p text:style-name="P86">/photos/:id/edit</text:p>
          </table:table-cell>
          <table:table-cell table:style-name="Table3.A2" office:value-type="string">
            <text:p text:style-name="P86">photos#edit</text:p>
          </table:table-cell>
          <table:table-cell table:style-name="Table3.A2" office:value-type="string">
            <text:p text:style-name="P86">return an HTML form for editing a photo</text:p>
          </table:table-cell>
        </table:table-row>
        <table:table-row table:style-name="Table3.1">
          <table:table-cell table:style-name="Table3.A2" office:value-type="string">
            <text:p text:style-name="P86">PATCH/PUT</text:p>
          </table:table-cell>
          <table:table-cell table:style-name="Table3.A2" office:value-type="string">
            <text:p text:style-name="P86">/photos/:id</text:p>
          </table:table-cell>
          <table:table-cell table:style-name="Table3.A2" office:value-type="string">
            <text:p text:style-name="P86">photos#update</text:p>
          </table:table-cell>
          <table:table-cell table:style-name="Table3.A2" office:value-type="string">
            <text:p text:style-name="P86">update a specific photo</text:p>
          </table:table-cell>
        </table:table-row>
        <table:table-row table:style-name="Table3.1">
          <table:table-cell table:style-name="Table3.A2" office:value-type="string">
            <text:p text:style-name="P86">DELETE</text:p>
          </table:table-cell>
          <table:table-cell table:style-name="Table3.A2" office:value-type="string">
            <text:p text:style-name="P86">/photos/:id</text:p>
          </table:table-cell>
          <table:table-cell table:style-name="Table3.A2" office:value-type="string">
            <text:p text:style-name="P86">photos#destroy</text:p>
          </table:table-cell>
          <table:table-cell table:style-name="Table3.A2" office:value-type="string">
            <text:p text:style-name="P135">delete a specific photo</text:p>
          </table:table-cell>
        </table:table-row>
      </table:table>
      <text:p text:style-name="P39"/>
      <text:p text:style-name="P39"><text:span text:style-name="T3">Nested Routing:</text:span> some times we have to nest a resource inside another resource . Eg lessons are placed under courses.</text:p>
      <text:p text:style-name="P39">Resources :courses do</text:p>
      <text:p text:style-name="P39">resources :lessons</text:p>
      <text:p text:style-name="P39">end </text:p>
      <text:p text:style-name="P39"><text:span text:style-name="T318">http://example.com/courses/1/lessons/3</text:span> </text:p>
      <text:p text:style-name="P39"/>
      <text:p text:style-name="P37"><text:soft-page-break/>Member and collection routes :</text:p>
      <text:p text:style-name="P37"/>
      <text:p text:style-name="P39">some times we can add non restful resources to your rest ful resource.</text:p>
      <text:p text:style-name="P39">Resources :courses do</text:p>
      <text:p text:style-name="P39"><text:tab/>:member</text:p>
      <text:p text:style-name="P39"><text:tab/><text:tab/>get :preview</text:p>
      <text:p text:style-name="P39"><text:tab/>end</text:p>
      <text:p text:style-name="P39">end</text:p>
      <text:p text:style-name="P39"/>
      <text:p text:style-name="P39">this will route to the action preview in resources.</text:p>
      <text:p text:style-name="P39"/>
      <text:p text:style-name="P39"><text:span text:style-name="T3">Cmd:</text:span> rake routes will show <text:s/>the routings with in the application .</text:p>
      <text:p text:style-name="P37"/>
      <text:p text:style-name="P37">Redirect routes :</text:p>
      <text:p text:style-name="P39">we can redirect a request received to a route to another route. By using redirect method.</text:p>
      <text:p text:style-name="P69"><text:span text:style-name="T10">Get /courses/:coursename" =&gt; redirect('</text:span><text:span text:style-name="Source_20_Text"><text:span text:style-name="T111">/courses/%{course_name}/lessons</text:span></text:span><text:span text:style-name="T106">'</text:span><text:span text:style-name="T10">), :as =&gt; "course"</text:span></text:p>
      <text:p text:style-name="P39"/>
      <text:p text:style-name="P69"><text:span text:style-name="T106">Well, that got interesting fast. The basic principle here is to just use the</text:span><text:span text:style-name="Source_20_Text"><text:span text:style-name="T105">#redirect</text:span></text:span><text:span text:style-name="T106"> method to send one route to another route.</text:span><text:span text:style-name="T10"> </text:span></text:p>
      <text:p text:style-name="P39"/>
      <text:p text:style-name="P37">Nesting layouts and passing information :</text:p>
      <text:p text:style-name="P37"><text:tab/><text:tab/><text:span text:style-name="T128">we can render a view inside another view this concept is called partials, we can pass the parameters to the view which is going to be rendered by using #content_for method.</text:span></text:p>
      <text:p text:style-name="P37"><text:span text:style-name="Source_20_Text"><text:span text:style-name="T313"><text:s/></text:span></text:span><text:span text:style-name="Source_20_Text"><text:span text:style-name="T313">&lt;% content_for :stylesheets do %&gt;</text:span></text:span></text:p>
      <text:p text:style-name="P152"><text:span text:style-name="Source_20_Text"><text:span text:style-name="T110"><text:s text:c="6"/></text:span></text:span><text:span text:style-name="Source_20_Text"><text:span text:style-name="T107">#navbar {display: none}</text:span></text:span></text:p>
      <text:p text:style-name="P152"><text:span text:style-name="Source_20_Text"><text:span text:style-name="T110"><text:s text:c="4"/></text:span></text:span><text:span text:style-name="Source_20_Text"><text:span text:style-name="T107">&lt;% end %&gt;</text:span></text:span></text:p>
      <text:p text:style-name="P142"><text:span text:style-name="Source_20_Text"><text:span text:style-name="T110"><text:s text:c="4"/></text:span></text:span><text:span text:style-name="Source_20_Text"><text:span text:style-name="T107">&lt;%= render :template =&gt; "layouts/application" %&gt;</text:span></text:span></text:p>
      <text:p text:style-name="P37"><text:span text:style-name="Source_20_Text"><text:span text:style-name="T313">Then your </text:span></text:span><text:span text:style-name="Source_20_Text"><text:span text:style-name="T319">application.html.erb</text:span></text:span><text:span text:style-name="Source_20_Text"><text:span text:style-name="T313"> layout needs to be set up to catch that content and use it, for instance by adding this </text:span></text:span><text:span text:style-name="Source_20_Text"><text:span text:style-name="T319">#yield</text:span></text:span><text:span text:style-name="Source_20_Text"><text:span text:style-name="T313"> line: </text:span></text:span></text:p>
      <text:p text:style-name="P37"><text:span text:style-name="Source_20_Text"><text:span text:style-name="T313"><text:s text:c="2"/></text:span></text:span><text:span text:style-name="Source_20_Text"><text:span text:style-name="T313">...</text:span></text:span></text:p>
      <text:p text:style-name="P152"><text:span text:style-name="Source_20_Text"><text:span text:style-name="T110"><text:s text:c="4"/></text:span></text:span><text:span text:style-name="Source_20_Text"><text:span text:style-name="T107">&lt;head&gt;</text:span></text:span></text:p>
      <text:p text:style-name="P152"><text:span text:style-name="Source_20_Text"><text:span text:style-name="T110"><text:s text:c="6"/></text:span></text:span><text:span text:style-name="Source_20_Text"><text:span text:style-name="T107">...</text:span></text:span></text:p>
      <text:p text:style-name="P152"><text:span text:style-name="Source_20_Text"><text:span text:style-name="T110"><text:s text:c="6"/></text:span></text:span><text:span text:style-name="Source_20_Text"><text:span text:style-name="T107">&lt;style&gt;&lt;%= yield :stylesheets %&gt;&lt;/style&gt;</text:span></text:span></text:p>
      <text:p text:style-name="P152"><text:span text:style-name="Source_20_Text"><text:span text:style-name="T110"><text:s text:c="4"/></text:span></text:span><text:span text:style-name="Source_20_Text"><text:span text:style-name="T107">&lt;/head&gt;</text:span></text:span></text:p>
      <text:p text:style-name="P152"><text:span text:style-name="Source_20_Text"><text:span text:style-name="T110"><text:s text:c="4"/></text:span></text:span><text:span text:style-name="Source_20_Text"><text:span text:style-name="T107">...</text:span></text:span></text:p>
      <text:p text:style-name="P152"><text:span text:style-name="Source_20_Text"><text:span text:style-name="T110"><text:s text:c="4"/></text:span></text:span><text:span text:style-name="Source_20_Text"><text:span text:style-name="T107">render :template =&gt; "static_pages.html.erb"</text:span></text:span></text:p>
      <text:p text:style-name="P142"><text:span text:style-name="Source_20_Text"><text:span text:style-name="T110"><text:s text:c="4"/></text:span></text:span><text:span text:style-name="Source_20_Text"><text:span text:style-name="T107">...</text:span></text:span></text:p>
      <text:p text:style-name="P37"><text:span text:style-name="Source_20_Text"><text:span text:style-name="T313">When you </text:span></text:span><text:span text:style-name="Source_20_Text"><text:span text:style-name="T319">#yield</text:span></text:span><text:span text:style-name="Source_20_Text"><text:span text:style-name="T313"> to a particular content block, in this case </text:span></text:span><text:span text:style-name="Source_20_Text"><text:span text:style-name="T319">:stylesheets</text:span></text:span><text:span text:style-name="Source_20_Text"><text:span text:style-name="T313">, it will essentially drop the code from inside of that </text:span></text:span><text:span text:style-name="Source_20_Text"><text:span text:style-name="T319">content_for</text:span></text:span><text:span text:style-name="Source_20_Text"><text:span text:style-name="T313">'s block to where the </text:span></text:span><text:span text:style-name="Source_20_Text"><text:span text:style-name="T319">#yield</text:span></text:span><text:span text:style-name="Source_20_Text"><text:span text:style-name="T313"> method was. So in the above example, we effectively added some CSS styling to the application layout by first rendering a special </text:span></text:span><text:span text:style-name="Source_20_Text"><text:span text:style-name="T319">static_pages.html.erb</text:span></text:span><text:span text:style-name="Source_20_Text"><text:span text:style-name="T313"> layout and then passing the styles to the main</text:span></text:span><text:span text:style-name="Source_20_Text"><text:span text:style-name="T319">application.html.erb</text:span></text:span><text:span text:style-name="Source_20_Text"><text:span text:style-name="T313"> layout using </text:span></text:span><text:span text:style-name="Source_20_Text"><text:span text:style-name="T319">#content_for</text:span></text:span><text:span text:style-name="Source_20_Text"><text:span text:style-name="T313">. </text:span></text:span></text:p>
      <text:p text:style-name="P37"><text:span text:style-name="Source_20_Text"><text:span text:style-name="T314"/></text:span></text:p>
      <text:p text:style-name="P37"><text:span text:style-name="Source_20_Text"><text:span text:style-name="T314"/></text:span></text:p>
      <text:p text:style-name="P37"><text:span text:style-name="Source_20_Text"><text:span text:style-name="T314"/></text:span></text:p>
      <text:p text:style-name="P37"><text:span text:style-name="Source_20_Text"><text:span text:style-name="T314"/></text:span></text:p>
      <text:p text:style-name="P37"><text:soft-page-break/><text:span text:style-name="Source_20_Text"><text:span text:style-name="T316">Ruby reading data from a file:</text:span></text:span></text:p>
      <text:p text:style-name="P37"><text:span text:style-name="Source_20_Text"><text:span text:style-name="T313">text = File .open("path",'r') <text:s text:c="2"/>for writing 'w'</text:span></text:span></text:p>
      <text:p text:style-name="P37"><text:span text:style-name="Source_20_Text"><text:span text:style-name="T313">text.read <text:s text:c="2"/># to read the data from the file . </text:span></text:span></text:p>
      <text:p text:style-name="P37"><text:span text:style-name="Source_20_Text"><text:span text:style-name="T316">Methods in File :</text:span></text:span></text:p>
      <text:p text:style-name="P31"><text:span text:style-name="Source_20_Text"><text:span text:style-name="Teletype"><text:span text:style-name="T320">close</text:span></text:span></text:span><text:span text:style-name="Source_20_Text"><text:span text:style-name="T313"> -- Closes the file. Like </text:span></text:span><text:span text:style-name="Source_20_Text"><text:span text:style-name="Teletype"><text:span text:style-name="T320">File-&gt;Save..</text:span></text:span></text:span><text:span text:style-name="Source_20_Text"><text:span text:style-name="T313"> in your editor.</text:span></text:span></text:p>
      <text:list xml:id="list3499868583736683534" text:style-name="L3">
        <text:list-item>
          <text:p text:style-name="P157"><text:span text:style-name="Teletype"><text:span text:style-name="T112">read</text:span></text:span><text:span text:style-name="T113"> -- Reads the contents of the file. You can assign the result to a variable.</text:span></text:p>
        </text:list-item>
        <text:list-item>
          <text:p text:style-name="P157"><text:span text:style-name="Teletype"><text:span text:style-name="T112">readline</text:span></text:span><text:span text:style-name="T113"> -- Reads just one line of a text file.</text:span></text:p>
        </text:list-item>
        <text:list-item>
          <text:p text:style-name="P157"><text:span text:style-name="Teletype"><text:span text:style-name="T112">truncate</text:span></text:span><text:span text:style-name="T113"> -- Empties the file. Watch out if you care about the file.</text:span></text:p>
        </text:list-item>
        <text:list-item>
          <text:p text:style-name="P158"><text:span text:style-name="Teletype"><text:span text:style-name="T112">write('stuff')</text:span></text:span><text:span text:style-name="T113"> -- Writes "stuff" to the file.</text:span></text:p>
        </text:list-item>
      </text:list>
      <text:p text:style-name="P37"><text:span text:style-name="Source_20_Text"><text:span text:style-name="T313"/></text:span></text:p>
      <text:p text:style-name="P37"><text:span text:style-name="Source_20_Text"><text:span text:style-name="T316">Rails deployment steps: </text:span></text:span></text:p>
      <text:p text:style-name="P37"><text:span text:style-name="Source_20_Text"><text:span text:style-name="T313">1. create a account in heroku.</text:span></text:span></text:p>
      <text:p text:style-name="P69"><text:span text:style-name="Source_20_Text"><text:span text:style-name="T108">2. install </text:span></text:span><text:span text:style-name="Source_20_Text"><text:span text:style-name="T109">heroku </text:span></text:span><text:span text:style-name="Source_20_Text"><text:span text:style-name="T315">Toolbelt</text:span></text:span><text:span text:style-name="Source_20_Text"><text:span text:style-name="T108"> in your local system.</text:span></text:span></text:p>
      <text:p text:style-name="P37"><text:span text:style-name="Source_20_Text"><text:span text:style-name="T313">3. add gems pg and rails_12factor in production group.</text:span></text:span></text:p>
      <text:p text:style-name="P37"><text:span text:style-name="Source_20_Text"><text:span text:style-name="T313">4. add sqllite gem in development and test group. Because heroku doesn't accept sqllite..</text:span></text:span></text:p>
      <text:p text:style-name="P37"><text:span text:style-name="Source_20_Text"><text:span text:style-name="T313">5. run bundle install –without production</text:span></text:span></text:p>
      <text:p text:style-name="P37"><text:span text:style-name="Source_20_Text"><text:span text:style-name="T313">6. add files and commit to the local repository .</text:span></text:span></text:p>
      <text:p text:style-name="P37"><text:span text:style-name="Source_20_Text"><text:span text:style-name="T313">7. run heroku login and login with credentials.</text:span></text:span></text:p>
      <text:p text:style-name="P37"><text:span text:style-name="Source_20_Text"><text:span text:style-name="T313">8. run heroku create.</text:span></text:span></text:p>
      <text:p text:style-name="P37"><text:span text:style-name="Source_20_Text"><text:span text:style-name="T313">9. run git push heroku master.</text:span></text:span></text:p>
      <text:p text:style-name="P37"><text:span text:style-name="Source_20_Text"><text:span text:style-name="T313">10. run heroku run rake </text:span></text:span><text:a xlink:type="simple" xlink:href="db:migrate" text:style-name="Internet_20_link" text:visited-style-name="Visited_20_Internet_20_Link"><text:span text:style-name="Source_20_Text">db:migrate</text:span></text:a><text:span text:style-name="Source_20_Text"><text:span text:style-name="T313">.</text:span></text:span></text:p>
      <text:p text:style-name="P37"><text:span text:style-name="Source_20_Text"><text:span text:style-name="T313">11. run heroku open.</text:span></text:span></text:p>
      <text:p text:style-name="P37"><text:span text:style-name="Source_20_Text"><text:span text:style-name="T313"/></text:span></text:p>
      <text:p text:style-name="P37"><text:span text:style-name="Source_20_Text"><text:span text:style-name="T316">Social authentication :</text:span></text:span></text:p>
      <text:p text:style-name="P37"><text:span text:style-name="Source_20_Text"><text:span text:style-name="T313">1. create app in google development website(</text:span></text:span><text:a xlink:type="simple" xlink:href="https://console.developers.google.com/" text:style-name="Internet_20_link" text:visited-style-name="Visited_20_Internet_20_Link"><text:span text:style-name="Source_20_Text">https://console.developers.google.com</text:span></text:a><text:span text:style-name="Source_20_Text"><text:span text:style-name="T313">) and give the appname, address as :"</text:span></text:span><text:a xlink:type="simple" xlink:href="http://localhost3000/" text:style-name="Internet_20_link" text:visited-style-name="Visited_20_Internet_20_Link"><text:span text:style-name="Source_20_Text">http://localhost3000</text:span></text:a><text:span text:style-name="Source_20_Text"><text:span text:style-name="T313">" for local host and callback address as "</text:span></text:span><text:a xlink:type="simple" xlink:href="http://localhost3000/auth/:provider/callback" text:style-name="Internet_20_link" text:visited-style-name="Visited_20_Internet_20_Link"><text:span text:style-name="Source_20_Text">http://localhost3000/auth/:provider/callback</text:span></text:a><text:span text:style-name="Source_20_Text"><text:span text:style-name="T313">" .</text:span></text:span></text:p>
      <text:p text:style-name="P37"><text:span text:style-name="Source_20_Text"><text:span text:style-name="T313">For twitter.com </text:span></text:span><text:a xlink:type="simple" xlink:href="http://www.localhost:3000/" text:style-name="Internet_20_link" text:visited-style-name="Visited_20_Internet_20_Link"><text:span text:style-name="Source_20_Text">http://www.localhost:3000</text:span></text:a><text:span text:style-name="Source_20_Text"><text:span text:style-name="T313"> <text:s text:c="2"/>callback http://www.localhost:3000/auth/:provider/callback</text:span></text:span></text:p>
      <text:p text:style-name="P37"><text:span text:style-name="Source_20_Text"><text:span text:style-name="T313"/></text:span></text:p>
      <text:p text:style-name="P37"><text:span text:style-name="Source_20_Text"><text:span text:style-name="T313">2. install gems <text:s/>gem 'omniauth'</text:span></text:span></text:p>
      <text:p text:style-name="P37"><text:span text:style-name="Source_20_Text"><text:span text:style-name="T313">gem 'omniauth-facebook'</text:span></text:span></text:p>
      <text:p text:style-name="P37"><text:span text:style-name="Source_20_Text"><text:span text:style-name="T313">gem "omniauth-google-oauth2"</text:span></text:span></text:p>
      <text:p text:style-name="P37"><text:span text:style-name="Source_20_Text"><text:span text:style-name="T313">gem "omniauth-twitter"</text:span></text:span></text:p>
      <text:p text:style-name="P37"><text:span text:style-name="Source_20_Text"><text:span text:style-name="T313"/></text:span></text:p>
      <text:p text:style-name="P37"><text:span text:style-name="Source_20_Text"><text:span text:style-name="T313">3. add a omniauth.rb file in config. Initializers with given data below</text:span></text:span></text:p>
      <text:p text:style-name="P37"><text:span text:style-name="Source_20_Text"><text:span text:style-name="T313">Rails.application.config.middleware.use OmniAuth::Builder do</text:span></text:span></text:p>
      <text:p text:style-name="P37"><text:span text:style-name="Source_20_Text"><text:span text:style-name="T313"><text:s text:c="2"/>provider :facebook, '885005344881945', '7eb2f020b4ceec0710d14300be5944b7'</text:span></text:span></text:p>
      <text:p text:style-name="P37"><text:span text:style-name="Source_20_Text"><text:span text:style-name="T313"><text:s text:c="2"/>provider :google_oauth2, '692259914951-ria54238qj7h5khn28pf6mhetctdp3mi.apps.googleusercontent.com', '0dSZvSAWBis5AFk1A7bQv40s'</text:span></text:span></text:p>
      <text:p text:style-name="P37"><text:span text:style-name="Source_20_Text"><text:span text:style-name="T313"><text:s text:c="2"/>provider :twitter, 'EnFB1kT4uHrtHv7ydEcqQqJFE','cNKAQzLd3d0GTHY7rluJBCS3OtovLKknJAdUt4688oVS2s76J6'</text:span></text:span></text:p>
      <text:p text:style-name="P37"><text:span text:style-name="Source_20_Text"><text:span text:style-name="T313">end</text:span></text:span></text:p>
      <text:p text:style-name="P37"><text:span text:style-name="Source_20_Text"><text:span text:style-name="T313"/></text:span></text:p>
      <text:p text:style-name="P37"><text:soft-page-break/><text:span text:style-name="Source_20_Text"><text:span text:style-name="T313">with id and secret token.</text:span></text:span></text:p>
      <text:p text:style-name="P37"><text:span text:style-name="Source_20_Text"><text:span text:style-name="T313"/></text:span></text:p>
      <text:p text:style-name="P37"><text:span text:style-name="Source_20_Text"><text:span text:style-name="T313">4. write the code to insert the user in call back action which is mentioned.</text:span></text:span></text:p>
      <text:p text:style-name="P37"><text:span text:style-name="Source_20_Text"><text:span text:style-name="T313"/></text:span></text:p>
      <text:p text:style-name="P37"><text:span text:style-name="Source_20_Text"><text:span text:style-name="T313"><text:s text:c="2"/>match 'auth/:provider/callback', to: 'users#socialcreate', via: 'get'</text:span></text:span></text:p>
      <text:p text:style-name="P37"><text:span text:style-name="Source_20_Text"><text:span text:style-name="T313">here social create is the action.</text:span></text:span></text:p>
      <text:p text:style-name="P37"><text:span text:style-name="Source_20_Text"><text:span text:style-name="T313"/></text:span></text:p>
      <text:p text:style-name="P37"><text:span text:style-name="Source_20_Text"><text:span text:style-name="T313">5. create a new model as authorizations with userid, provider, p_id columns. And write </text:span></text:span></text:p>
      <text:p text:style-name="P37"><text:span text:style-name="Source_20_Text"><text:span text:style-name="T313">has-many :authorizations in user model and belongs-to :user in authorizations model.</text:span></text:span></text:p>
      <text:p text:style-name="P37"><text:span text:style-name="Source_20_Text"><text:span text:style-name="T316">def socialcreate</text:span></text:span></text:p>
      <text:p text:style-name="P37"><text:span text:style-name="Source_20_Text"><text:span text:style-name="T316"><text:s text:c="4"/>auth_hash = request.env['omniauth.auth']</text:span></text:span></text:p>
      <text:p text:style-name="P37"><text:span text:style-name="Source_20_Text"><text:span text:style-name="T316"><text:s text:c="4"/>userfacebookmail =""</text:span></text:span></text:p>
      <text:p text:style-name="P37"><text:span text:style-name="Source_20_Text"><text:span text:style-name="T316"><text:s text:c="4"/>message=""</text:span></text:span></text:p>
      <text:p text:style-name="P37"><text:span text:style-name="Source_20_Text"><text:span text:style-name="T317"/></text:span></text:p>
      <text:p text:style-name="P37"><text:span text:style-name="Source_20_Text"><text:span text:style-name="T316"><text:s text:c="3"/>@authorization = Authorization.find_by_provider_and_uid(auth_hash["provider"], auth_hash["uid"])</text:span></text:span></text:p>
      <text:p text:style-name="P37"><text:span text:style-name="Source_20_Text"><text:span text:style-name="T316"><text:s text:c="4"/>if @authorization</text:span></text:span></text:p>
      <text:p text:style-name="P37"><text:span text:style-name="Source_20_Text"><text:span text:style-name="T316"><text:s text:c="8"/># render :text =&gt; "Welcome back #{@authorization.user.name}! You have already signed up."</text:span></text:span></text:p>
      <text:p text:style-name="P37"><text:span text:style-name="Source_20_Text"><text:span text:style-name="T316"><text:s text:c="8"/>user = User.find_by(id: @authorization.user_id)</text:span></text:span></text:p>
      <text:p text:style-name="P37"><text:span text:style-name="Source_20_Text"><text:span text:style-name="T316"><text:s text:c="8"/>sign_in user</text:span></text:span></text:p>
      <text:p text:style-name="P37"><text:span text:style-name="Source_20_Text"><text:span text:style-name="T316"><text:s text:c="8"/>redirect_back_or user</text:span></text:span></text:p>
      <text:p text:style-name="P37"><text:span text:style-name="Source_20_Text"><text:span text:style-name="T316"><text:s text:c="4"/>else</text:span></text:span></text:p>
      <text:p text:style-name="P37"><text:span text:style-name="Source_20_Text"><text:span text:style-name="T316"><text:s text:c="6"/>if auth_hash["provider"] == "google_oauth2"</text:span></text:span></text:p>
      <text:p text:style-name="P37"><text:span text:style-name="Source_20_Text"><text:span text:style-name="T316"><text:s text:c="7"/>userfacebookmail = auth_hash[:info][:email]</text:span></text:span></text:p>
      <text:p text:style-name="P37"><text:span text:style-name="Source_20_Text"><text:span text:style-name="T316"><text:s text:c="7"/>message = "You are registered. Signin with your google account"</text:span></text:span></text:p>
      <text:p text:style-name="P37"><text:span text:style-name="Source_20_Text"><text:span text:style-name="T316"><text:s text:c="5"/>else if auth_hash["provider"] == "facebook"</text:span></text:span></text:p>
      <text:p text:style-name="P37"><text:span text:style-name="Source_20_Text"><text:span text:style-name="T316"><text:s text:c="7"/>userfacebookmail = auth_hash[:info][:name] +'@'+'facebook.com'</text:span></text:span></text:p>
      <text:p text:style-name="P37"><text:span text:style-name="Source_20_Text"><text:span text:style-name="T316"><text:s text:c="7"/>message = "You are registered. Signin with your facebook account"</text:span></text:span></text:p>
      <text:p text:style-name="P37"><text:span text:style-name="Source_20_Text"><text:span text:style-name="T316"><text:s text:c="5"/>else if auth_hash["provider"] == "twitter"</text:span></text:span></text:p>
      <text:p text:style-name="P37"><text:span text:style-name="Source_20_Text"><text:span text:style-name="T316"><text:s text:c="8"/>userfacebookmail = auth_hash[:info][:name] +'@'+'twitter.com'</text:span></text:span></text:p>
      <text:p text:style-name="P37"><text:span text:style-name="Source_20_Text"><text:span text:style-name="T316"><text:s text:c="7"/>message = "You are registered. Signin with your twitter account"</text:span></text:span></text:p>
      <text:p text:style-name="P37"><text:span text:style-name="Source_20_Text"><text:span text:style-name="T316"><text:s text:c="5"/>end</text:span></text:span></text:p>
      <text:p text:style-name="P37"><text:span text:style-name="Source_20_Text"><text:span text:style-name="T316"><text:s text:c="5"/>end <text:s/></text:span></text:span></text:p>
      <text:p text:style-name="P37"><text:span text:style-name="Source_20_Text"><text:span text:style-name="T316"><text:s text:c="5"/>end</text:span></text:span></text:p>
      <text:p text:style-name="P37"><text:span text:style-name="Source_20_Text"><text:span text:style-name="T316"><text:s text:c="7"/>@user = User.new(:name =&gt; auth_hash[:info][:name], :email =&gt; userfacebookmail, :password =&gt; userfacebookmail)</text:span></text:span></text:p>
      <text:p text:style-name="P37"><text:span text:style-name="Source_20_Text"><text:span text:style-name="T316"><text:s text:c="7"/>@user.authorizations.build :provider =&gt; auth_hash["provider"], :uid =&gt; auth_hash["uid"]</text:span></text:span></text:p>
      <text:p text:style-name="P37"><text:span text:style-name="Source_20_Text"><text:span text:style-name="T316"><text:s text:c="7"/>@user.save</text:span></text:span></text:p>
      <text:p text:style-name="P37"><text:span text:style-name="Source_20_Text"><text:span text:style-name="T316"><text:s text:c="7"/>user = @user</text:span></text:span></text:p>
      <text:p text:style-name="P37"><text:span text:style-name="Source_20_Text"><text:span text:style-name="T316"><text:s text:c="7"/>sign_in user</text:span></text:span></text:p>
      <text:p text:style-name="P37"><text:span text:style-name="Source_20_Text"><text:span text:style-name="T316"><text:s text:c="7"/>flash[:message] = message</text:span></text:span></text:p>
      <text:p text:style-name="P37"><text:span text:style-name="Source_20_Text"><text:span text:style-name="T316"><text:s text:c="7"/># redirect_to @user</text:span></text:span></text:p>
      <text:p text:style-name="P37"><text:span text:style-name="Source_20_Text"><text:span text:style-name="T316"><text:s text:c="6"/></text:span></text:span></text:p>
      <text:p text:style-name="P37"><text:span text:style-name="Source_20_Text"><text:span text:style-name="T316"><text:s text:c="7"/>redirect_back_or user</text:span></text:span></text:p>
      <text:p text:style-name="P37"><text:span text:style-name="Source_20_Text"><text:span text:style-name="T317"/></text:span></text:p>
      <text:p text:style-name="P37"><text:span text:style-name="Source_20_Text"><text:span text:style-name="T316"><text:s/></text:span></text:span></text:p>
      <text:p text:style-name="P37"><text:soft-page-break/><text:span text:style-name="Source_20_Text"><text:span text:style-name="T316"><text:s text:c="4"/>end</text:span></text:span></text:p>
      <text:p text:style-name="P37"><text:span text:style-name="Source_20_Text"><text:span text:style-name="T316"><text:s text:c="2"/>end</text:span></text:span></text:p>
      <text:p text:style-name="P37"><text:span text:style-name="Source_20_Text"><text:span text:style-name="T316"/></text:span></text:p>
      <text:p text:style-name="P37"><text:span text:style-name="Source_20_Text"><text:span text:style-name="T316"/></text:span></text:p>
      <text:p text:style-name="P37"><text:span text:style-name="Source_20_Text"><text:span text:style-name="T321">http://localhost:3000/auth/google_oauth2/callback</text:span></text:span><text:span text:style-name="Source_20_Text"><text:span text:style-name="T316"> </text:span></text:span></text:p>
      <text:p text:style-name="P37"><text:span text:style-name="Source_20_Text"><text:span text:style-name="T316"/></text:span></text:p>
      <text:p text:style-name="P37"><text:span text:style-name="Source_20_Text"><text:span text:style-name="T316"/></text:span></text:p>
      <text:p text:style-name="P37"><text:span text:style-name="Source_20_Text"><text:span text:style-name="T316"><text:s/>&lt;li class="section"&gt;Documents</text:span></text:span></text:p>
      <text:p text:style-name="P37"><text:span text:style-name="Source_20_Text"><text:span text:style-name="T316"><text:s text:c="8"/>&lt;ul&gt;</text:span></text:span></text:p>
      <text:p text:style-name="P37"><text:span text:style-name="Source_20_Text"><text:span text:style-name="T316"><text:s text:c="8"/>&lt;li style="list-style-type: square"&gt;Changes</text:span></text:span></text:p>
      <text:p text:style-name="P37"><text:span text:style-name="Source_20_Text"><text:span text:style-name="T316"><text:s text:c="8"/>&lt;ul &gt;</text:span></text:span></text:p>
      <text:p text:style-name="P37"><text:span text:style-name="Source_20_Text"><text:span text:style-name="T316"><text:s text:c="12"/>&lt;li class="changes"&gt; Check out functionality is abandoned, this is replaced with double click on row. By double clicking on row will do the job.&lt;/li&gt;</text:span></text:span></text:p>
      <text:p text:style-name="P37"><text:span text:style-name="Source_20_Text"><text:span text:style-name="T316"><text:s text:c="12"/>&lt;li class="changes"&gt; Double clicking on the row will open the document for reading and editing.&lt;/li&gt;</text:span></text:span></text:p>
      <text:p text:style-name="P37"><text:span text:style-name="Source_20_Text"><text:span text:style-name="T316"><text:s text:c="12"/>&lt;li class="changes"&gt; Check in functionality is changed with &lt;b&gt;Save&lt;/b&gt;.&lt;/li&gt;</text:span></text:span></text:p>
      <text:p text:style-name="P37"><text:span text:style-name="Source_20_Text"><text:span text:style-name="T316"><text:s text:c="12"/>&lt;li class="changes"&gt; Undoing of document is changed to &lt;b&gt;Do not Save&lt;/b&gt;&lt;/li&gt;</text:span></text:span></text:p>
      <text:p text:style-name="P37"><text:span text:style-name="Source_20_Text"><text:span text:style-name="T316"><text:s text:c="8"/>&lt;/ul&gt;</text:span></text:span></text:p>
      <text:p text:style-name="P37"><text:span text:style-name="Source_20_Text"><text:span text:style-name="T316"><text:s text:c="8"/>&lt;/li&gt;</text:span></text:span></text:p>
      <text:p text:style-name="P37"><text:span text:style-name="Source_20_Text"><text:span text:style-name="T316"><text:s text:c="8"/>&lt;li style="list-style-type: square"&gt;New Implementations</text:span></text:span></text:p>
      <text:p text:style-name="P37"><text:span text:style-name="Source_20_Text"><text:span text:style-name="T316"><text:s text:c="8"/>&lt;ul&gt;</text:span></text:span></text:p>
      <text:p text:style-name="P37"><text:span text:style-name="Source_20_Text"><text:span text:style-name="T316"><text:s text:c="12"/>&lt;li class="changes"&gt; All the checked out files can be seen at one place, beside the estimates. A new tab stating &lt;b&gt;Opened Documents&lt;/b&gt; is introduced below the projects.&lt;/li&gt;</text:span></text:span></text:p>
      <text:p text:style-name="P37"><text:span text:style-name="Source_20_Text"><text:span text:style-name="T316"><text:s text:c="12"/>&lt;li class="changes"&gt; User can Save or Do not Save the document changes from two screen. i.e. while closing the screen or by simply using the &lt;b&gt;Open Document&lt;/b&gt; tab beside the estimates from main screen.&lt;/li&gt;</text:span></text:span></text:p>
      <text:p text:style-name="P37"><text:span text:style-name="Source_20_Text"><text:span text:style-name="T316"><text:s text:c="8"/>&lt;/ul&gt;</text:span></text:span></text:p>
      <text:p text:style-name="P37"><text:span text:style-name="Source_20_Text"><text:span text:style-name="T316"><text:s text:c="8"/>&lt;/li&gt;</text:span></text:span></text:p>
      <text:p text:style-name="P37"><text:span text:style-name="Source_20_Text"><text:span text:style-name="T316"><text:s text:c="8"/>&lt;li style="list-style-type: square"&gt;Known Issues</text:span></text:span></text:p>
      <text:p text:style-name="P37"><text:span text:style-name="Source_20_Text"><text:span text:style-name="T316"><text:s text:c="8"/>&lt;ul&gt;</text:span></text:span></text:p>
      <text:p text:style-name="P37"><text:span text:style-name="Source_20_Text"><text:span text:style-name="T316"><text:s text:c="12"/>&lt;li class="changes"&gt; Do not use Save/Do not Save functionalities on any other screen except main screen. This control should not be visible on any other screen. Next build will make the &lt;b&gt;Open Document&lt;/b&gt; available only on main screen.&lt;/li&gt;</text:span></text:span></text:p>
      <text:p text:style-name="P37"><text:span text:style-name="Source_20_Text"><text:span text:style-name="T316"><text:s text:c="8"/>&lt;/ul&gt;</text:span></text:span></text:p>
      <text:p text:style-name="P37"><text:span text:style-name="Source_20_Text"><text:span text:style-name="T316"><text:s text:c="8"/>&lt;/li&gt;</text:span></text:span></text:p>
      <text:p text:style-name="P37"><text:span text:style-name="Source_20_Text"><text:span text:style-name="T316"><text:s text:c="8"/>&lt;/ul&gt;</text:span></text:span></text:p>
      <text:p text:style-name="P37"><text:span text:style-name="Source_20_Text"><text:span text:style-name="T316"><text:s text:c="4"/>&lt;/li&gt;</text:span></text:span></text:p>
      <text:p text:style-name="P37"><text:span text:style-name="Source_20_Text"><text:span text:style-name="T316"/></text:span></text:p>
      <text:p text:style-name="P37"><text:span text:style-name="Source_20_Text"><text:span text:style-name="T316"/></text:span></text:p>
      <text:p text:style-name="P31"><text:span text:style-name="Source_20_Text"><text:span text:style-name="T322">http://meteorabc.meteor.com/</text:span></text:span></text:p>
      <text:p text:style-name="P37"><text:span text:style-name="Source_20_Text"><text:span text:style-name="T3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Andale Mono', monospace"/>
    <style:font-face style:name="Georgia" svg:font-family="Georgia, serif"/>
    <style:font-face style:name="Monaco" svg:font-family="Monaco, Menlo, Consolas, 'Courier New', monospace"/>
    <style:font-face style:name="OpenSymbol" svg:font-family="OpenSymbol"/>
    <style:font-face style:name="PT Serif" svg:font-family="'PT Serif', Georgia, Times, 'Times New Roman', serif"/>
    <style:font-face style:name="Roboto" svg:font-family="Roboto, sans-serif"/>
    <style:font-face style:name="Tahoma1" svg:font-family="Tahoma"/>
    <style:font-face style:name="inherit" svg:font-family="inherit"/>
    <style:font-face style:name="monospace" svg:font-family="monospace"/>
    <style:font-face style:name="Courier New" svg:font-family="'Courier New'" style:font-family-generic="modern" style:font-pitch="fixed"/>
    <style:font-face style:name="MS PGothic" svg:font-family="'MS PGothic'"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Georgia1" svg:font-family="Georgia"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PMincho" svg:font-family="'MS P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name-asian="Times New Roman1" style:font-size-asian="10pt" style:font-name-complex="Courier New2" style:font-size-complex="10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ef" style:family="text" style:parent-style-name="Default_20_Paragraph_20_Font"/>
    <style:style style:name="apple-converted-space" style:family="text" style:parent-style-name="Default_20_Paragraph_20_Font"/>
    <style:style style:name="k" style:family="text" style:parent-style-name="Default_20_Paragraph_20_Font"/>
    <style:style style:name="nf" style:family="text" style:parent-style-name="Default_20_Paragraph_20_Font"/>
    <style:style style:name="n" style:family="text" style:parent-style-name="Default_20_Paragraph_20_Font"/>
    <style:style style:name="o" style:family="text" style:parent-style-name="Default_20_Paragraph_20_Font"/>
    <style:style style:name="no" style:family="text" style:parent-style-name="Default_20_Paragraph_20_Font"/>
    <style:style style:name="p" style:family="text" style:parent-style-name="Default_20_Paragraph_20_Font"/>
    <style:style style:name="ss" style:family="text" style:parent-style-name="Default_20_Paragraph_20_Font"/>
    <style:style style:name="c1" style:family="text" style:parent-style-name="Default_20_Paragraph_20_Font"/>
    <style:style style:name="s1" style:family="text" style:parent-style-name="Default_20_Paragraph_20_Font"/>
    <style:style style:name="nc" style:family="text" style:parent-style-name="Default_20_Paragraph_20_Font"/>
    <style:style style:name="kp" style:family="text" style:parent-style-name="Default_20_Paragraph_20_Font"/>
    <style:style style:name="HTML_20_Code" style:display-name="HTML Code" style:family="text" style:parent-style-name="Default_20_Paragraph_20_Font">
      <style:text-properties style:font-name="Courier New1" fo:font-size="10pt" style:font-name-asian="Times New Roman1" style:font-size-asian="10pt" style:font-name-complex="Courier New2" style:font-size-complex="10pt"/>
    </style:style>
    <style:style style:name="nb" style:family="text" style:parent-style-name="Default_20_Paragraph_20_Font"/>
    <style:style style:name="nn" style:family="text" style:parent-style-name="Default_20_Paragraph_20_Font"/>
    <style:style style:name="mi" style:family="text" style:parent-style-name="Default_20_Paragraph_20_Font"/>
    <style:style style:name="vi" style:family="text" style:parent-style-name="Default_20_Paragraph_20_Font"/>
    <style:style style:name="Teletype"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4898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8M38S</meta:editing-duration>
    <meta:editing-cycles>23</meta:editing-cycles>
    <meta:generator>OpenOffice/4.1.1$Win32 OpenOffice.org_project/411m6$Build-9775</meta:generator>
    <dc:date>2015-10-21T12:23:13.06</dc:date>
    <meta:document-statistic meta:table-count="3" meta:image-count="9" meta:object-count="0" meta:page-count="48" meta:paragraph-count="1380" meta:word-count="12086" meta:character-count="80544"/>
    <meta:user-defined meta:name="Info 1"/>
    <meta:user-defined meta:name="Info 2"/>
    <meta:user-defined meta:name="Info 3"/>
    <meta:user-defined meta:name="Info 4"/>
  </office:meta>
</office:document-meta>
</file>